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DEJS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04.796" calcext:value-type="float">
            <text:p>104,796</text:p>
          </table:table-cell>
          <table:table-cell table:number-columns-repeated="2"/>
          <table:table-cell office:value-type="float" office:value="74.914" calcext:value-type="float">
            <text:p>74,914</text:p>
          </table:table-cell>
          <table:table-cell table:number-columns-repeated="2"/>
          <table:table-cell office:value-type="float" office:value="4197.886" calcext:value-type="float">
            <text:p>4197,886</text:p>
          </table:table-cell>
          <table:table-cell office:value-type="float" office:value="999.140552" calcext:value-type="float">
            <text:p>999,140552</text:p>
          </table:table-cell>
          <table:table-cell table:number-columns-repeated="5"/>
          <table:table-cell table:formula="of:=['NODEJS-128MB'.N7]-['NODEJS-128MB'.$L7]" office:value-type="float" office:value="-0.00513855913978495" calcext:value-type="float">
            <text:p>-0,0051385591</text:p>
          </table:table-cell>
          <table:table-cell table:formula="of:=['NODEJS-128MB'.O7]-['NODEJS-128MB'.$L7]" office:value-type="float" office:value="0.037452440860215" calcext:value-type="float">
            <text:p>0,0374524409</text:p>
          </table:table-cell>
        </table:table-row>
        <table:table-row table:style-name="ro1">
          <table:table-cell office:value-type="float" office:value="1533.732" calcext:value-type="float">
            <text:p>1533,732</text:p>
          </table:table-cell>
          <table:table-cell table:number-columns-repeated="2"/>
          <table:table-cell office:value-type="float" office:value="78.007" calcext:value-type="float">
            <text:p>78,007</text:p>
          </table:table-cell>
          <table:table-cell table:number-columns-repeated="2"/>
          <table:table-cell office:value-type="float" office:value="4178.806" calcext:value-type="float">
            <text:p>4178,806</text:p>
          </table:table-cell>
          <table:table-cell office:value-type="float" office:value="998.550268" calcext:value-type="float">
            <text:p>998,550268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4.726" calcext:value-type="float">
            <text:p>74,726</text:p>
          </table:table-cell>
          <table:table-cell table:number-columns-repeated="2"/>
          <table:table-cell office:value-type="float" office:value="76.403" calcext:value-type="float">
            <text:p>76,403</text:p>
          </table:table-cell>
          <table:table-cell table:number-columns-repeated="2"/>
          <table:table-cell office:value-type="float" office:value="4177.213" calcext:value-type="float">
            <text:p>4177,213</text:p>
          </table:table-cell>
          <table:table-cell office:value-type="float" office:value="998.443758" calcext:value-type="float">
            <text:p>998,4437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128MB'.$B$5:.$B$104])" office:value-type="float" office:value="0.024238559139785" calcext:value-type="float">
            <text:p>0,0242385591</text:p>
          </table:table-cell>
          <table:table-cell table:formula="of:=STDEV(['NODEJS-128MB'.$B$5:.$B$104])" office:value-type="float" office:value="0.00469040610891777" calcext:value-type="float">
            <text:p>0,0046904061</text:p>
          </table:table-cell>
          <table:table-cell table:formula="of:=MIN(['NODEJS-128MB'.$B$5:.$B$104])" office:value-type="float" office:value="0.0191" calcext:value-type="float">
            <text:p>0,0191</text:p>
          </table:table-cell>
          <table:table-cell table:formula="of:=MAX(['NODEJS-128MB'.$B$5:.$B$104])" office:value-type="float" office:value="0.061691" calcext:value-type="float">
            <text:p>0,061691</text:p>
          </table:table-cell>
        </table:table-row>
        <table:table-row table:style-name="ro1">
          <table:table-cell office:value-type="float" office:value="65.429" calcext:value-type="float">
            <text:p>65,429</text:p>
          </table:table-cell>
          <table:table-cell table:number-columns-repeated="2"/>
          <table:table-cell office:value-type="float" office:value="72.129" calcext:value-type="float">
            <text:p>72,129</text:p>
          </table:table-cell>
          <table:table-cell table:number-columns-repeated="2"/>
          <table:table-cell office:value-type="float" office:value="4346.023" calcext:value-type="float">
            <text:p>4346,023</text:p>
          </table:table-cell>
          <table:table-cell office:value-type="float" office:value="982.877353" calcext:value-type="float">
            <text:p>982,87735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128MB'.$E$5:.$E$104])" office:value-type="float" office:value="1.94129242222222" calcext:value-type="float">
            <text:p>1,9412924222</text:p>
          </table:table-cell>
          <table:table-cell table:formula="of:=STDEV(['NODEJS-128MB'.$E$5:.$E$104])" office:value-type="float" office:value="0.0550117441032404" calcext:value-type="float">
            <text:p>0,0550117441</text:p>
          </table:table-cell>
          <table:table-cell table:formula="of:=MIN(['NODEJS-128MB'.$E$5:.$E$104])" office:value-type="float" office:value="1.820882" calcext:value-type="float">
            <text:p>1,820882</text:p>
          </table:table-cell>
          <table:table-cell table:formula="of:=MAX(['NODEJS-128MB'.$E$5:.$E$104])" office:value-type="float" office:value="2.081924" calcext:value-type="float">
            <text:p>2,081924</text:p>
          </table:table-cell>
        </table:table-row>
        <table:table-row table:style-name="ro1">
          <table:table-cell office:value-type="float" office:value="129.204" calcext:value-type="float">
            <text:p>129,204</text:p>
          </table:table-cell>
          <table:table-cell table:number-columns-repeated="2"/>
          <table:table-cell office:value-type="float" office:value="70.995" calcext:value-type="float">
            <text:p>70,995</text:p>
          </table:table-cell>
          <table:table-cell table:number-columns-repeated="2"/>
          <table:table-cell office:value-type="float" office:value="6614.749" calcext:value-type="float">
            <text:p>6614,749</text:p>
          </table:table-cell>
          <table:table-cell office:value-type="float" office:value="979.745813" calcext:value-type="float">
            <text:p>979,74581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128MB'.$H$5:.$H$79])" office:value-type="float" office:value="905.210011373333" calcext:value-type="float">
            <text:p>905,2100113733</text:p>
          </table:table-cell>
          <table:table-cell table:formula="of:=STDEV(['NODEJS-128MB'.$H$5:.$H$79])" office:value-type="float" office:value="47.065966031519" calcext:value-type="float">
            <text:p>47,0659660315</text:p>
          </table:table-cell>
          <table:table-cell table:formula="of:=MIN(['NODEJS-128MB'.$H$5:.$H$79])" office:value-type="float" office:value="821.193459" calcext:value-type="float">
            <text:p>821,193459</text:p>
          </table:table-cell>
          <table:table-cell table:formula="of:=MAX(['NODEJS-128MB'.$H$5:.$H$79])" office:value-type="float" office:value="999.140552" calcext:value-type="float">
            <text:p>999,140552</text:p>
          </table:table-cell>
        </table:table-row>
        <table:table-row table:style-name="ro1">
          <table:table-cell office:value-type="float" office:value="382.109" calcext:value-type="float">
            <text:p>382,109</text:p>
          </table:table-cell>
          <table:table-cell table:number-columns-repeated="2"/>
          <table:table-cell office:value-type="float" office:value="66.312" calcext:value-type="float">
            <text:p>66,312</text:p>
          </table:table-cell>
          <table:table-cell table:number-columns-repeated="2"/>
          <table:table-cell office:value-type="float" office:value="4177.813" calcext:value-type="float">
            <text:p>4177,813</text:p>
          </table:table-cell>
          <table:table-cell office:value-type="float" office:value="978.409105" calcext:value-type="float">
            <text:p>978,409105</text:p>
          </table:table-cell>
          <table:table-cell table:number-columns-repeated="7"/>
        </table:table-row>
        <table:table-row table:style-name="ro1">
          <table:table-cell office:value-type="float" office:value="66.323" calcext:value-type="float">
            <text:p>66,323</text:p>
          </table:table-cell>
          <table:table-cell table:number-columns-repeated="2"/>
          <table:table-cell office:value-type="float" office:value="69.796" calcext:value-type="float">
            <text:p>69,796</text:p>
          </table:table-cell>
          <table:table-cell table:number-columns-repeated="2"/>
          <table:table-cell office:value-type="float" office:value="4151.12" calcext:value-type="float">
            <text:p>4151,12</text:p>
          </table:table-cell>
          <table:table-cell office:value-type="float" office:value="978.174689" calcext:value-type="float">
            <text:p>978,174689</text:p>
          </table:table-cell>
          <table:table-cell table:number-columns-repeated="7"/>
        </table:table-row>
        <table:table-row table:style-name="ro1">
          <table:table-cell office:value-type="float" office:value="70.652" calcext:value-type="float">
            <text:p>70,652</text:p>
          </table:table-cell>
          <table:table-cell office:value-type="float" office:value="0.061691" calcext:value-type="float">
            <text:p>0,061691</text:p>
          </table:table-cell>
          <table:table-cell/>
          <table:table-cell office:value-type="float" office:value="67.593" calcext:value-type="float">
            <text:p>67,593</text:p>
          </table:table-cell>
          <table:table-cell table:number-columns-repeated="2"/>
          <table:table-cell office:value-type="float" office:value="4226.925" calcext:value-type="float">
            <text:p>4226,925</text:p>
          </table:table-cell>
          <table:table-cell office:value-type="float" office:value="977.734937" calcext:value-type="float">
            <text:p>977,734937</text:p>
          </table:table-cell>
          <table:table-cell table:number-columns-repeated="4"/>
          <table:table-cell office:value-type="float" office:value="4201.106" calcext:value-type="float">
            <text:p>4201,106</text:p>
          </table:table-cell>
          <table:table-cell table:number-columns-repeated="2"/>
        </table:table-row>
        <table:table-row table:style-name="ro1">
          <table:table-cell office:value-type="float" office:value="104.777" calcext:value-type="float">
            <text:p>104,777</text:p>
          </table:table-cell>
          <table:table-cell office:value-type="float" office:value="0.035544" calcext:value-type="float">
            <text:p>0,035544</text:p>
          </table:table-cell>
          <table:table-cell/>
          <table:table-cell office:value-type="float" office:value="69.891" calcext:value-type="float">
            <text:p>69,891</text:p>
          </table:table-cell>
          <table:table-cell table:number-columns-repeated="2"/>
          <table:table-cell office:value-type="float" office:value="4174.672" calcext:value-type="float">
            <text:p>4174,672</text:p>
          </table:table-cell>
          <table:table-cell office:value-type="float" office:value="977.718986" calcext:value-type="float">
            <text:p>977,718986</text:p>
          </table:table-cell>
          <table:table-cell table:number-columns-repeated="4"/>
          <table:table-cell office:value-type="float" office:value="4180.54" calcext:value-type="float">
            <text:p>4180,54</text:p>
          </table:table-cell>
          <table:table-cell table:number-columns-repeated="2"/>
        </table:table-row>
        <table:table-row table:style-name="ro1">
          <table:table-cell office:value-type="float" office:value="56.226" calcext:value-type="float">
            <text:p>56,226</text:p>
          </table:table-cell>
          <table:table-cell office:value-type="float" office:value="0.034923" calcext:value-type="float">
            <text:p>0,034923</text:p>
          </table:table-cell>
          <table:table-cell/>
          <table:table-cell office:value-type="float" office:value="60.087" calcext:value-type="float">
            <text:p>60,087</text:p>
          </table:table-cell>
          <table:table-cell table:number-columns-repeated="2"/>
          <table:table-cell office:value-type="float" office:value="4174.937" calcext:value-type="float">
            <text:p>4174,937</text:p>
          </table:table-cell>
          <table:table-cell office:value-type="float" office:value="977.168281" calcext:value-type="float">
            <text:p>977,168281</text:p>
          </table:table-cell>
          <table:table-cell table:number-columns-repeated="4"/>
          <table:table-cell office:value-type="float" office:value="4198.826" calcext:value-type="float">
            <text:p>4198,826</text:p>
          </table:table-cell>
          <table:table-cell table:number-columns-repeated="2"/>
        </table:table-row>
        <table:table-row table:style-name="ro1">
          <table:table-cell office:value-type="float" office:value="78.567" calcext:value-type="float">
            <text:p>78,567</text:p>
          </table:table-cell>
          <table:table-cell office:value-type="float" office:value="0.034051" calcext:value-type="float">
            <text:p>0,034051</text:p>
          </table:table-cell>
          <table:table-cell/>
          <table:table-cell office:value-type="float" office:value="85.48" calcext:value-type="float">
            <text:p>85,48</text:p>
          </table:table-cell>
          <table:table-cell office:value-type="float" office:value="2.081924" calcext:value-type="float">
            <text:p>2,081924</text:p>
          </table:table-cell>
          <table:table-cell/>
          <table:table-cell office:value-type="float" office:value="4178.144" calcext:value-type="float">
            <text:p>4178,144</text:p>
          </table:table-cell>
          <table:table-cell office:value-type="float" office:value="977.1538" calcext:value-type="float">
            <text:p>977,1538</text:p>
          </table:table-cell>
          <table:table-cell table:number-columns-repeated="4"/>
          <table:table-cell office:value-type="float" office:value="4217.129" calcext:value-type="float">
            <text:p>4217,129</text:p>
          </table:table-cell>
          <table:table-cell table:number-columns-repeated="2"/>
        </table:table-row>
        <table:table-row table:style-name="ro1">
          <table:table-cell office:value-type="float" office:value="76.931" calcext:value-type="float">
            <text:p>76,931</text:p>
          </table:table-cell>
          <table:table-cell office:value-type="float" office:value="0.031939" calcext:value-type="float">
            <text:p>0,031939</text:p>
          </table:table-cell>
          <table:table-cell/>
          <table:table-cell office:value-type="float" office:value="70.809" calcext:value-type="float">
            <text:p>70,809</text:p>
          </table:table-cell>
          <table:table-cell office:value-type="float" office:value="2.06457" calcext:value-type="float">
            <text:p>2,06457</text:p>
          </table:table-cell>
          <table:table-cell/>
          <table:table-cell office:value-type="float" office:value="4162.333" calcext:value-type="float">
            <text:p>4162,333</text:p>
          </table:table-cell>
          <table:table-cell office:value-type="float" office:value="977.054379" calcext:value-type="float">
            <text:p>977,054379</text:p>
          </table:table-cell>
          <table:table-cell table:number-columns-repeated="4"/>
          <table:table-cell office:value-type="float" office:value="4198.587" calcext:value-type="float">
            <text:p>4198,587</text:p>
          </table:table-cell>
          <table:table-cell table:number-columns-repeated="2"/>
        </table:table-row>
        <table:table-row table:style-name="ro1">
          <table:table-cell office:value-type="float" office:value="167.611" calcext:value-type="float">
            <text:p>167,611</text:p>
          </table:table-cell>
          <table:table-cell office:value-type="float" office:value="0.029161" calcext:value-type="float">
            <text:p>0,029161</text:p>
          </table:table-cell>
          <table:table-cell/>
          <table:table-cell office:value-type="float" office:value="247.554" calcext:value-type="float">
            <text:p>247,554</text:p>
          </table:table-cell>
          <table:table-cell office:value-type="float" office:value="2.063051" calcext:value-type="float">
            <text:p>2,063051</text:p>
          </table:table-cell>
          <table:table-cell/>
          <table:table-cell office:value-type="float" office:value="4200.706" calcext:value-type="float">
            <text:p>4200,706</text:p>
          </table:table-cell>
          <table:table-cell office:value-type="float" office:value="960.002985" calcext:value-type="float">
            <text:p>960,002985</text:p>
          </table:table-cell>
          <table:table-cell table:number-columns-repeated="4"/>
          <table:table-cell office:value-type="float" office:value="4159.752" calcext:value-type="float">
            <text:p>4159,752</text:p>
          </table:table-cell>
          <table:table-cell table:number-columns-repeated="2"/>
        </table:table-row>
        <table:table-row table:style-name="ro1">
          <table:table-cell office:value-type="float" office:value="176.515" calcext:value-type="float">
            <text:p>176,515</text:p>
          </table:table-cell>
          <table:table-cell office:value-type="float" office:value="0.026014" calcext:value-type="float">
            <text:p>0,026014</text:p>
          </table:table-cell>
          <table:table-cell/>
          <table:table-cell office:value-type="float" office:value="54.396" calcext:value-type="float">
            <text:p>54,396</text:p>
          </table:table-cell>
          <table:table-cell office:value-type="float" office:value="2.059799" calcext:value-type="float">
            <text:p>2,059799</text:p>
          </table:table-cell>
          <table:table-cell/>
          <table:table-cell office:value-type="float" office:value="4453.724" calcext:value-type="float">
            <text:p>4453,724</text:p>
          </table:table-cell>
          <table:table-cell office:value-type="float" office:value="959.503572" calcext:value-type="float">
            <text:p>959,503572</text:p>
          </table:table-cell>
          <table:table-cell table:number-columns-repeated="4"/>
          <table:table-cell office:value-type="float" office:value="4139.795" calcext:value-type="float">
            <text:p>4139,795</text:p>
          </table:table-cell>
          <table:table-cell table:number-columns-repeated="2"/>
        </table:table-row>
        <table:table-row table:style-name="ro1">
          <table:table-cell office:value-type="float" office:value="154.373" calcext:value-type="float">
            <text:p>154,373</text:p>
          </table:table-cell>
          <table:table-cell office:value-type="float" office:value="0.025355" calcext:value-type="float">
            <text:p>0,025355</text:p>
          </table:table-cell>
          <table:table-cell/>
          <table:table-cell office:value-type="float" office:value="53.612" calcext:value-type="float">
            <text:p>53,612</text:p>
          </table:table-cell>
          <table:table-cell office:value-type="float" office:value="2.042234" calcext:value-type="float">
            <text:p>2,042234</text:p>
          </table:table-cell>
          <table:table-cell/>
          <table:table-cell office:value-type="float" office:value="4245.222" calcext:value-type="float">
            <text:p>4245,222</text:p>
          </table:table-cell>
          <table:table-cell office:value-type="float" office:value="940.677863" calcext:value-type="float">
            <text:p>940,677863</text:p>
          </table:table-cell>
          <table:table-cell table:number-columns-repeated="4"/>
          <table:table-cell office:value-type="float" office:value="4120.977" calcext:value-type="float">
            <text:p>4120,977</text:p>
          </table:table-cell>
          <table:table-cell office:value-type="float" office:value="921.819568" calcext:value-type="float">
            <text:p>921,819568</text:p>
          </table:table-cell>
          <table:table-cell/>
        </table:table-row>
        <table:table-row table:style-name="ro1">
          <table:table-cell office:value-type="float" office:value="155.247" calcext:value-type="float">
            <text:p>155,247</text:p>
          </table:table-cell>
          <table:table-cell office:value-type="float" office:value="0.025071" calcext:value-type="float">
            <text:p>0,025071</text:p>
          </table:table-cell>
          <table:table-cell/>
          <table:table-cell office:value-type="float" office:value="55.231" calcext:value-type="float">
            <text:p>55,231</text:p>
          </table:table-cell>
          <table:table-cell office:value-type="float" office:value="2.032988" calcext:value-type="float">
            <text:p>2,032988</text:p>
          </table:table-cell>
          <table:table-cell/>
          <table:table-cell office:value-type="float" office:value="4161.972" calcext:value-type="float">
            <text:p>4161,972</text:p>
          </table:table-cell>
          <table:table-cell office:value-type="float" office:value="940.616501" calcext:value-type="float">
            <text:p>940,616501</text:p>
          </table:table-cell>
          <table:table-cell table:number-columns-repeated="4"/>
          <table:table-cell office:value-type="float" office:value="4140.927" calcext:value-type="float">
            <text:p>4140,927</text:p>
          </table:table-cell>
          <table:table-cell office:value-type="float" office:value="921.435071" calcext:value-type="float">
            <text:p>921,435071</text:p>
          </table:table-cell>
          <table:table-cell/>
        </table:table-row>
        <table:table-row table:style-name="ro1">
          <table:table-cell office:value-type="float" office:value="66.732" calcext:value-type="float">
            <text:p>66,732</text:p>
          </table:table-cell>
          <table:table-cell office:value-type="float" office:value="0.024948" calcext:value-type="float">
            <text:p>0,024948</text:p>
          </table:table-cell>
          <table:table-cell/>
          <table:table-cell office:value-type="float" office:value="52.244" calcext:value-type="float">
            <text:p>52,244</text:p>
          </table:table-cell>
          <table:table-cell office:value-type="float" office:value="2.030126" calcext:value-type="float">
            <text:p>2,030126</text:p>
          </table:table-cell>
          <table:table-cell/>
          <table:table-cell office:value-type="float" office:value="4175.169" calcext:value-type="float">
            <text:p>4175,169</text:p>
          </table:table-cell>
          <table:table-cell office:value-type="float" office:value="940.53707" calcext:value-type="float">
            <text:p>940,53707</text:p>
          </table:table-cell>
          <table:table-cell table:number-columns-repeated="4"/>
          <table:table-cell office:value-type="float" office:value="4100.068" calcext:value-type="float">
            <text:p>4100,068</text:p>
          </table:table-cell>
          <table:table-cell office:value-type="float" office:value="920.118159" calcext:value-type="float">
            <text:p>920,118159</text:p>
          </table:table-cell>
          <table:table-cell/>
        </table:table-row>
        <table:table-row table:style-name="ro1">
          <table:table-cell office:value-type="float" office:value="51.067" calcext:value-type="float">
            <text:p>51,067</text:p>
          </table:table-cell>
          <table:table-cell office:value-type="float" office:value="0.02474" calcext:value-type="float">
            <text:p>0,02474</text:p>
          </table:table-cell>
          <table:table-cell/>
          <table:table-cell office:value-type="float" office:value="58.134" calcext:value-type="float">
            <text:p>58,134</text:p>
          </table:table-cell>
          <table:table-cell office:value-type="float" office:value="2.025639" calcext:value-type="float">
            <text:p>2,025639</text:p>
          </table:table-cell>
          <table:table-cell/>
          <table:table-cell office:value-type="float" office:value="7315.098" calcext:value-type="float">
            <text:p>7315,098</text:p>
          </table:table-cell>
          <table:table-cell office:value-type="float" office:value="939.501125" calcext:value-type="float">
            <text:p>939,501125</text:p>
          </table:table-cell>
          <table:table-cell table:number-columns-repeated="4"/>
          <table:table-cell office:value-type="float" office:value="4868.796" calcext:value-type="float">
            <text:p>4868,796</text:p>
          </table:table-cell>
          <table:table-cell office:value-type="float" office:value="919.222031" calcext:value-type="float">
            <text:p>919,222031</text:p>
          </table:table-cell>
          <table:table-cell/>
        </table:table-row>
        <table:table-row table:style-name="ro1">
          <table:table-cell office:value-type="float" office:value="75.945" calcext:value-type="float">
            <text:p>75,945</text:p>
          </table:table-cell>
          <table:table-cell office:value-type="float" office:value="0.024709" calcext:value-type="float">
            <text:p>0,024709</text:p>
          </table:table-cell>
          <table:table-cell/>
          <table:table-cell office:value-type="float" office:value="58.798" calcext:value-type="float">
            <text:p>58,798</text:p>
          </table:table-cell>
          <table:table-cell office:value-type="float" office:value="2.023839" calcext:value-type="float">
            <text:p>2,023839</text:p>
          </table:table-cell>
          <table:table-cell/>
          <table:table-cell office:value-type="float" office:value="4271.245" calcext:value-type="float">
            <text:p>4271,245</text:p>
          </table:table-cell>
          <table:table-cell office:value-type="float" office:value="939.401431" calcext:value-type="float">
            <text:p>939,401431</text:p>
          </table:table-cell>
          <table:table-cell table:number-columns-repeated="4"/>
          <table:table-cell office:value-type="float" office:value="4138.135" calcext:value-type="float">
            <text:p>4138,135</text:p>
          </table:table-cell>
          <table:table-cell office:value-type="float" office:value="918.341225" calcext:value-type="float">
            <text:p>918,341225</text:p>
          </table:table-cell>
          <table:table-cell/>
        </table:table-row>
        <table:table-row table:style-name="ro1">
          <table:table-cell office:value-type="float" office:value="60.883" calcext:value-type="float">
            <text:p>60,883</text:p>
          </table:table-cell>
          <table:table-cell office:value-type="float" office:value="0.024699" calcext:value-type="float">
            <text:p>0,024699</text:p>
          </table:table-cell>
          <table:table-cell/>
          <table:table-cell office:value-type="float" office:value="57.578" calcext:value-type="float">
            <text:p>57,578</text:p>
          </table:table-cell>
          <table:table-cell office:value-type="float" office:value="2.023177" calcext:value-type="float">
            <text:p>2,023177</text:p>
          </table:table-cell>
          <table:table-cell/>
          <table:table-cell office:value-type="float" office:value="4119.613" calcext:value-type="float">
            <text:p>4119,613</text:p>
          </table:table-cell>
          <table:table-cell office:value-type="float" office:value="938.032083" calcext:value-type="float">
            <text:p>938,032083</text:p>
          </table:table-cell>
          <table:table-cell table:number-columns-repeated="4"/>
          <table:table-cell office:value-type="float" office:value="4099.684" calcext:value-type="float">
            <text:p>4099,684</text:p>
          </table:table-cell>
          <table:table-cell office:value-type="float" office:value="899.687057" calcext:value-type="float">
            <text:p>899,687057</text:p>
          </table:table-cell>
          <table:table-cell/>
        </table:table-row>
        <table:table-row table:style-name="ro1">
          <table:table-cell office:value-type="float" office:value="82.529" calcext:value-type="float">
            <text:p>82,529</text:p>
          </table:table-cell>
          <table:table-cell office:value-type="float" office:value="0.024631" calcext:value-type="float">
            <text:p>0,024631</text:p>
          </table:table-cell>
          <table:table-cell/>
          <table:table-cell office:value-type="float" office:value="56.67" calcext:value-type="float">
            <text:p>56,67</text:p>
          </table:table-cell>
          <table:table-cell office:value-type="float" office:value="2.021697" calcext:value-type="float">
            <text:p>2,021697</text:p>
          </table:table-cell>
          <table:table-cell/>
          <table:table-cell office:value-type="float" office:value="4138.173" calcext:value-type="float">
            <text:p>4138,173</text:p>
          </table:table-cell>
          <table:table-cell office:value-type="float" office:value="937.697142" calcext:value-type="float">
            <text:p>937,697142</text:p>
          </table:table-cell>
          <table:table-cell table:number-columns-repeated="4"/>
          <table:table-cell office:value-type="float" office:value="4079.804" calcext:value-type="float">
            <text:p>4079,804</text:p>
          </table:table-cell>
          <table:table-cell office:value-type="float" office:value="899.499793" calcext:value-type="float">
            <text:p>899,499793</text:p>
          </table:table-cell>
          <table:table-cell/>
        </table:table-row>
        <table:table-row table:style-name="ro1">
          <table:table-cell office:value-type="float" office:value="58.326" calcext:value-type="float">
            <text:p>58,326</text:p>
          </table:table-cell>
          <table:table-cell office:value-type="float" office:value="0.024614" calcext:value-type="float">
            <text:p>0,024614</text:p>
          </table:table-cell>
          <table:table-cell/>
          <table:table-cell office:value-type="float" office:value="54.902" calcext:value-type="float">
            <text:p>54,902</text:p>
          </table:table-cell>
          <table:table-cell office:value-type="float" office:value="2.021647" calcext:value-type="float">
            <text:p>2,021647</text:p>
          </table:table-cell>
          <table:table-cell/>
          <table:table-cell office:value-type="float" office:value="4300.703" calcext:value-type="float">
            <text:p>4300,703</text:p>
          </table:table-cell>
          <table:table-cell office:value-type="float" office:value="924.7519" calcext:value-type="float">
            <text:p>924,7519</text:p>
          </table:table-cell>
          <table:table-cell table:number-columns-repeated="4"/>
          <table:table-cell office:value-type="float" office:value="4136.796" calcext:value-type="float">
            <text:p>4136,796</text:p>
          </table:table-cell>
          <table:table-cell office:value-type="float" office:value="899.195005" calcext:value-type="float">
            <text:p>899,195005</text:p>
          </table:table-cell>
          <table:table-cell/>
        </table:table-row>
        <table:table-row table:style-name="ro1">
          <table:table-cell office:value-type="float" office:value="177.332" calcext:value-type="float">
            <text:p>177,332</text:p>
          </table:table-cell>
          <table:table-cell office:value-type="float" office:value="0.024513" calcext:value-type="float">
            <text:p>0,024513</text:p>
          </table:table-cell>
          <table:table-cell/>
          <table:table-cell office:value-type="float" office:value="52.57" calcext:value-type="float">
            <text:p>52,57</text:p>
          </table:table-cell>
          <table:table-cell office:value-type="float" office:value="2.015487" calcext:value-type="float">
            <text:p>2,015487</text:p>
          </table:table-cell>
          <table:table-cell/>
          <table:table-cell office:value-type="float" office:value="4137.083" calcext:value-type="float">
            <text:p>4137,083</text:p>
          </table:table-cell>
          <table:table-cell office:value-type="float" office:value="919.91617" calcext:value-type="float">
            <text:p>919,91617</text:p>
          </table:table-cell>
          <table:table-cell table:number-columns-repeated="4"/>
          <table:table-cell office:value-type="float" office:value="5499.756" calcext:value-type="float">
            <text:p>5499,756</text:p>
          </table:table-cell>
          <table:table-cell office:value-type="float" office:value="898.497621" calcext:value-type="float">
            <text:p>898,497621</text:p>
          </table:table-cell>
          <table:table-cell/>
        </table:table-row>
        <table:table-row table:style-name="ro1">
          <table:table-cell office:value-type="float" office:value="50.396" calcext:value-type="float">
            <text:p>50,396</text:p>
          </table:table-cell>
          <table:table-cell office:value-type="float" office:value="0.024508" calcext:value-type="float">
            <text:p>0,024508</text:p>
          </table:table-cell>
          <table:table-cell/>
          <table:table-cell office:value-type="float" office:value="62.004" calcext:value-type="float">
            <text:p>62,004</text:p>
          </table:table-cell>
          <table:table-cell office:value-type="float" office:value="2.006098" calcext:value-type="float">
            <text:p>2,006098</text:p>
          </table:table-cell>
          <table:table-cell/>
          <table:table-cell office:value-type="float" office:value="4235.15" calcext:value-type="float">
            <text:p>4235,15</text:p>
          </table:table-cell>
          <table:table-cell office:value-type="float" office:value="919.751089" calcext:value-type="float">
            <text:p>919,751089</text:p>
          </table:table-cell>
          <table:table-cell table:number-columns-repeated="4"/>
          <table:table-cell office:value-type="float" office:value="4100.623" calcext:value-type="float">
            <text:p>4100,623</text:p>
          </table:table-cell>
          <table:table-cell office:value-type="float" office:value="898.239242" calcext:value-type="float">
            <text:p>898,239242</text:p>
          </table:table-cell>
          <table:table-cell/>
        </table:table-row>
        <table:table-row table:style-name="ro1">
          <table:table-cell office:value-type="float" office:value="176.698" calcext:value-type="float">
            <text:p>176,698</text:p>
          </table:table-cell>
          <table:table-cell office:value-type="float" office:value="0.024496" calcext:value-type="float">
            <text:p>0,024496</text:p>
          </table:table-cell>
          <table:table-cell/>
          <table:table-cell office:value-type="float" office:value="58.316" calcext:value-type="float">
            <text:p>58,316</text:p>
          </table:table-cell>
          <table:table-cell office:value-type="float" office:value="2.002621" calcext:value-type="float">
            <text:p>2,002621</text:p>
          </table:table-cell>
          <table:table-cell/>
          <table:table-cell office:value-type="float" office:value="4183.192" calcext:value-type="float">
            <text:p>4183,192</text:p>
          </table:table-cell>
          <table:table-cell office:value-type="float" office:value="919.627336" calcext:value-type="float">
            <text:p>919,627336</text:p>
          </table:table-cell>
          <table:table-cell table:number-columns-repeated="4"/>
          <table:table-cell office:value-type="float" office:value="4118.127" calcext:value-type="float">
            <text:p>4118,127</text:p>
          </table:table-cell>
          <table:table-cell office:value-type="float" office:value="897.667199" calcext:value-type="float">
            <text:p>897,667199</text:p>
          </table:table-cell>
          <table:table-cell/>
        </table:table-row>
        <table:table-row table:style-name="ro1">
          <table:table-cell office:value-type="float" office:value="56.839" calcext:value-type="float">
            <text:p>56,839</text:p>
          </table:table-cell>
          <table:table-cell office:value-type="float" office:value="0.024492" calcext:value-type="float">
            <text:p>0,024492</text:p>
          </table:table-cell>
          <table:table-cell/>
          <table:table-cell office:value-type="float" office:value="78.048" calcext:value-type="float">
            <text:p>78,048</text:p>
          </table:table-cell>
          <table:table-cell office:value-type="float" office:value="1.994646" calcext:value-type="float">
            <text:p>1,994646</text:p>
          </table:table-cell>
          <table:table-cell/>
          <table:table-cell office:value-type="float" office:value="4101.095" calcext:value-type="float">
            <text:p>4101,095</text:p>
          </table:table-cell>
          <table:table-cell office:value-type="float" office:value="919.58913" calcext:value-type="float">
            <text:p>919,58913</text:p>
          </table:table-cell>
          <table:table-cell table:number-columns-repeated="4"/>
          <table:table-cell office:value-type="float" office:value="4176.831" calcext:value-type="float">
            <text:p>4176,831</text:p>
          </table:table-cell>
          <table:table-cell office:value-type="float" office:value="897.047868" calcext:value-type="float">
            <text:p>897,047868</text:p>
          </table:table-cell>
          <table:table-cell/>
        </table:table-row>
        <table:table-row table:style-name="ro1">
          <table:table-cell office:value-type="float" office:value="97.258" calcext:value-type="float">
            <text:p>97,258</text:p>
          </table:table-cell>
          <table:table-cell office:value-type="float" office:value="0.024478" calcext:value-type="float">
            <text:p>0,024478</text:p>
          </table:table-cell>
          <table:table-cell/>
          <table:table-cell office:value-type="float" office:value="60.795" calcext:value-type="float">
            <text:p>60,795</text:p>
          </table:table-cell>
          <table:table-cell office:value-type="float" office:value="1.983994" calcext:value-type="float">
            <text:p>1,983994</text:p>
          </table:table-cell>
          <table:table-cell/>
          <table:table-cell office:value-type="float" office:value="4137.863" calcext:value-type="float">
            <text:p>4137,863</text:p>
          </table:table-cell>
          <table:table-cell office:value-type="float" office:value="919.447232" calcext:value-type="float">
            <text:p>919,447232</text:p>
          </table:table-cell>
          <table:table-cell table:number-columns-repeated="4"/>
          <table:table-cell office:value-type="float" office:value="4100.134" calcext:value-type="float">
            <text:p>4100,134</text:p>
          </table:table-cell>
          <table:table-cell office:value-type="float" office:value="896.797357" calcext:value-type="float">
            <text:p>896,797357</text:p>
          </table:table-cell>
          <table:table-cell/>
        </table:table-row>
        <table:table-row table:style-name="ro1">
          <table:table-cell office:value-type="float" office:value="188.189" calcext:value-type="float">
            <text:p>188,189</text:p>
          </table:table-cell>
          <table:table-cell office:value-type="float" office:value="0.02446" calcext:value-type="float">
            <text:p>0,02446</text:p>
          </table:table-cell>
          <table:table-cell/>
          <table:table-cell office:value-type="float" office:value="61.72" calcext:value-type="float">
            <text:p>61,72</text:p>
          </table:table-cell>
          <table:table-cell office:value-type="float" office:value="1.983489" calcext:value-type="float">
            <text:p>1,983489</text:p>
          </table:table-cell>
          <table:table-cell/>
          <table:table-cell office:value-type="float" office:value="4222.897" calcext:value-type="float">
            <text:p>4222,897</text:p>
          </table:table-cell>
          <table:table-cell office:value-type="float" office:value="919.302077" calcext:value-type="float">
            <text:p>919,302077</text:p>
          </table:table-cell>
          <table:table-cell table:number-columns-repeated="4"/>
          <table:table-cell office:value-type="float" office:value="4079.987" calcext:value-type="float">
            <text:p>4079,987</text:p>
          </table:table-cell>
          <table:table-cell office:value-type="float" office:value="896.598749" calcext:value-type="float">
            <text:p>896,598749</text:p>
          </table:table-cell>
          <table:table-cell/>
        </table:table-row>
        <table:table-row table:style-name="ro1">
          <table:table-cell office:value-type="float" office:value="91.172" calcext:value-type="float">
            <text:p>91,172</text:p>
          </table:table-cell>
          <table:table-cell office:value-type="float" office:value="0.024439" calcext:value-type="float">
            <text:p>0,024439</text:p>
          </table:table-cell>
          <table:table-cell/>
          <table:table-cell office:value-type="float" office:value="67.058" calcext:value-type="float">
            <text:p>67,058</text:p>
          </table:table-cell>
          <table:table-cell office:value-type="float" office:value="1.982638" calcext:value-type="float">
            <text:p>1,982638</text:p>
          </table:table-cell>
          <table:table-cell/>
          <table:table-cell office:value-type="float" office:value="4081.948" calcext:value-type="float">
            <text:p>4081,948</text:p>
          </table:table-cell>
          <table:table-cell office:value-type="float" office:value="919.113352" calcext:value-type="float">
            <text:p>919,113352</text:p>
          </table:table-cell>
          <table:table-cell table:number-columns-repeated="4"/>
          <table:table-cell office:value-type="float" office:value="4079.337" calcext:value-type="float">
            <text:p>4079,337</text:p>
          </table:table-cell>
          <table:table-cell office:value-type="float" office:value="879.747088" calcext:value-type="float">
            <text:p>879,747088</text:p>
          </table:table-cell>
          <table:table-cell/>
        </table:table-row>
        <table:table-row table:style-name="ro1">
          <table:table-cell office:value-type="float" office:value="75.859" calcext:value-type="float">
            <text:p>75,859</text:p>
          </table:table-cell>
          <table:table-cell office:value-type="float" office:value="0.024424" calcext:value-type="float">
            <text:p>0,024424</text:p>
          </table:table-cell>
          <table:table-cell/>
          <table:table-cell office:value-type="float" office:value="59.09" calcext:value-type="float">
            <text:p>59,09</text:p>
          </table:table-cell>
          <table:table-cell office:value-type="float" office:value="1.982037" calcext:value-type="float">
            <text:p>1,982037</text:p>
          </table:table-cell>
          <table:table-cell/>
          <table:table-cell office:value-type="float" office:value="4121.37" calcext:value-type="float">
            <text:p>4121,37</text:p>
          </table:table-cell>
          <table:table-cell office:value-type="float" office:value="918.910012" calcext:value-type="float">
            <text:p>918,910012</text:p>
          </table:table-cell>
          <table:table-cell table:number-columns-repeated="4"/>
          <table:table-cell office:value-type="float" office:value="4078.384" calcext:value-type="float">
            <text:p>4078,384</text:p>
          </table:table-cell>
          <table:table-cell office:value-type="float" office:value="878.541602" calcext:value-type="float">
            <text:p>878,541602</text:p>
          </table:table-cell>
          <table:table-cell/>
        </table:table-row>
        <table:table-row table:style-name="ro1">
          <table:table-cell office:value-type="float" office:value="62.027" calcext:value-type="float">
            <text:p>62,027</text:p>
          </table:table-cell>
          <table:table-cell office:value-type="float" office:value="0.02442" calcext:value-type="float">
            <text:p>0,02442</text:p>
          </table:table-cell>
          <table:table-cell/>
          <table:table-cell office:value-type="float" office:value="50.927" calcext:value-type="float">
            <text:p>50,927</text:p>
          </table:table-cell>
          <table:table-cell office:value-type="float" office:value="1.97692" calcext:value-type="float">
            <text:p>1,97692</text:p>
          </table:table-cell>
          <table:table-cell/>
          <table:table-cell office:value-type="float" office:value="4142.625" calcext:value-type="float">
            <text:p>4142,625</text:p>
          </table:table-cell>
          <table:table-cell office:value-type="float" office:value="918.857452" calcext:value-type="float">
            <text:p>918,857452</text:p>
          </table:table-cell>
          <table:table-cell table:number-columns-repeated="4"/>
          <table:table-cell office:value-type="float" office:value="4078.582" calcext:value-type="float">
            <text:p>4078,582</text:p>
          </table:table-cell>
          <table:table-cell office:value-type="float" office:value="877.790271" calcext:value-type="float">
            <text:p>877,790271</text:p>
          </table:table-cell>
          <table:table-cell/>
        </table:table-row>
        <table:table-row table:style-name="ro1">
          <table:table-cell office:value-type="float" office:value="126.569" calcext:value-type="float">
            <text:p>126,569</text:p>
          </table:table-cell>
          <table:table-cell office:value-type="float" office:value="0.024397" calcext:value-type="float">
            <text:p>0,024397</text:p>
          </table:table-cell>
          <table:table-cell/>
          <table:table-cell office:value-type="float" office:value="79.972" calcext:value-type="float">
            <text:p>79,972</text:p>
          </table:table-cell>
          <table:table-cell office:value-type="float" office:value="1.972383" calcext:value-type="float">
            <text:p>1,972383</text:p>
          </table:table-cell>
          <table:table-cell/>
          <table:table-cell office:value-type="float" office:value="4327.805" calcext:value-type="float">
            <text:p>4327,805</text:p>
          </table:table-cell>
          <table:table-cell office:value-type="float" office:value="918.666238" calcext:value-type="float">
            <text:p>918,666238</text:p>
          </table:table-cell>
          <table:table-cell table:number-columns-repeated="4"/>
          <table:table-cell office:value-type="float" office:value="4074.551" calcext:value-type="float">
            <text:p>4074,551</text:p>
          </table:table-cell>
          <table:table-cell office:value-type="float" office:value="877.084518" calcext:value-type="float">
            <text:p>877,084518</text:p>
          </table:table-cell>
          <table:table-cell/>
        </table:table-row>
        <table:table-row table:style-name="ro1">
          <table:table-cell office:value-type="float" office:value="133.679" calcext:value-type="float">
            <text:p>133,679</text:p>
          </table:table-cell>
          <table:table-cell office:value-type="float" office:value="0.024339" calcext:value-type="float">
            <text:p>0,024339</text:p>
          </table:table-cell>
          <table:table-cell/>
          <table:table-cell office:value-type="float" office:value="58.081" calcext:value-type="float">
            <text:p>58,081</text:p>
          </table:table-cell>
          <table:table-cell office:value-type="float" office:value="1.971681" calcext:value-type="float">
            <text:p>1,971681</text:p>
          </table:table-cell>
          <table:table-cell/>
          <table:table-cell office:value-type="float" office:value="4092.99" calcext:value-type="float">
            <text:p>4092,99</text:p>
          </table:table-cell>
          <table:table-cell office:value-type="float" office:value="917.923303" calcext:value-type="float">
            <text:p>917,923303</text:p>
          </table:table-cell>
          <table:table-cell table:number-columns-repeated="4"/>
          <table:table-cell office:value-type="float" office:value="4057.574" calcext:value-type="float">
            <text:p>4057,574</text:p>
          </table:table-cell>
          <table:table-cell office:value-type="float" office:value="876.784079" calcext:value-type="float">
            <text:p>876,784079</text:p>
          </table:table-cell>
          <table:table-cell/>
        </table:table-row>
        <table:table-row table:style-name="ro1">
          <table:table-cell office:value-type="float" office:value="67.237" calcext:value-type="float">
            <text:p>67,237</text:p>
          </table:table-cell>
          <table:table-cell office:value-type="float" office:value="0.024339" calcext:value-type="float">
            <text:p>0,024339</text:p>
          </table:table-cell>
          <table:table-cell/>
          <table:table-cell office:value-type="float" office:value="66.964" calcext:value-type="float">
            <text:p>66,964</text:p>
          </table:table-cell>
          <table:table-cell office:value-type="float" office:value="1.971615" calcext:value-type="float">
            <text:p>1,971615</text:p>
          </table:table-cell>
          <table:table-cell/>
          <table:table-cell office:value-type="float" office:value="4098.539" calcext:value-type="float">
            <text:p>4098,539</text:p>
          </table:table-cell>
          <table:table-cell office:value-type="float" office:value="917.118695" calcext:value-type="float">
            <text:p>917,118695</text:p>
          </table:table-cell>
          <table:table-cell table:number-columns-repeated="4"/>
          <table:table-cell office:value-type="float" office:value="4059.387" calcext:value-type="float">
            <text:p>4059,387</text:p>
          </table:table-cell>
          <table:table-cell office:value-type="float" office:value="860.477043" calcext:value-type="float">
            <text:p>860,477043</text:p>
          </table:table-cell>
          <table:table-cell/>
        </table:table-row>
        <table:table-row table:style-name="ro1">
          <table:table-cell office:value-type="float" office:value="92.083" calcext:value-type="float">
            <text:p>92,083</text:p>
          </table:table-cell>
          <table:table-cell office:value-type="float" office:value="0.024309" calcext:value-type="float">
            <text:p>0,024309</text:p>
          </table:table-cell>
          <table:table-cell/>
          <table:table-cell office:value-type="float" office:value="57.541" calcext:value-type="float">
            <text:p>57,541</text:p>
          </table:table-cell>
          <table:table-cell office:value-type="float" office:value="1.963914" calcext:value-type="float">
            <text:p>1,963914</text:p>
          </table:table-cell>
          <table:table-cell/>
          <table:table-cell office:value-type="float" office:value="4102.024" calcext:value-type="float">
            <text:p>4102,024</text:p>
          </table:table-cell>
          <table:table-cell office:value-type="float" office:value="900.925282" calcext:value-type="float">
            <text:p>900,925282</text:p>
          </table:table-cell>
          <table:table-cell table:number-columns-repeated="4"/>
          <table:table-cell office:value-type="float" office:value="4060.102" calcext:value-type="float">
            <text:p>4060,102</text:p>
          </table:table-cell>
          <table:table-cell office:value-type="float" office:value="860.427195" calcext:value-type="float">
            <text:p>860,427195</text:p>
          </table:table-cell>
          <table:table-cell/>
        </table:table-row>
        <table:table-row table:style-name="ro1">
          <table:table-cell office:value-type="float" office:value="101.069" calcext:value-type="float">
            <text:p>101,069</text:p>
          </table:table-cell>
          <table:table-cell office:value-type="float" office:value="0.024266" calcext:value-type="float">
            <text:p>0,024266</text:p>
          </table:table-cell>
          <table:table-cell/>
          <table:table-cell office:value-type="float" office:value="57.76" calcext:value-type="float">
            <text:p>57,76</text:p>
          </table:table-cell>
          <table:table-cell office:value-type="float" office:value="1.963713" calcext:value-type="float">
            <text:p>1,963713</text:p>
          </table:table-cell>
          <table:table-cell/>
          <table:table-cell office:value-type="float" office:value="4137.006" calcext:value-type="float">
            <text:p>4137,006</text:p>
          </table:table-cell>
          <table:table-cell office:value-type="float" office:value="900.645944" calcext:value-type="float">
            <text:p>900,645944</text:p>
          </table:table-cell>
          <table:table-cell table:number-columns-repeated="4"/>
          <table:table-cell office:value-type="float" office:value="4099.349" calcext:value-type="float">
            <text:p>4099,349</text:p>
          </table:table-cell>
          <table:table-cell office:value-type="float" office:value="860.052713" calcext:value-type="float">
            <text:p>860,052713</text:p>
          </table:table-cell>
          <table:table-cell/>
        </table:table-row>
        <table:table-row table:style-name="ro1">
          <table:table-cell office:value-type="float" office:value="70.927" calcext:value-type="float">
            <text:p>70,927</text:p>
          </table:table-cell>
          <table:table-cell office:value-type="float" office:value="0.024216" calcext:value-type="float">
            <text:p>0,024216</text:p>
          </table:table-cell>
          <table:table-cell/>
          <table:table-cell office:value-type="float" office:value="53.363" calcext:value-type="float">
            <text:p>53,363</text:p>
          </table:table-cell>
          <table:table-cell office:value-type="float" office:value="1.962153" calcext:value-type="float">
            <text:p>1,962153</text:p>
          </table:table-cell>
          <table:table-cell/>
          <table:table-cell office:value-type="float" office:value="4343.381" calcext:value-type="float">
            <text:p>4343,381</text:p>
          </table:table-cell>
          <table:table-cell office:value-type="float" office:value="899.83579" calcext:value-type="float">
            <text:p>899,83579</text:p>
          </table:table-cell>
          <table:table-cell table:number-columns-repeated="4"/>
          <table:table-cell office:value-type="float" office:value="4078.666" calcext:value-type="float">
            <text:p>4078,666</text:p>
          </table:table-cell>
          <table:table-cell office:value-type="float" office:value="859.968042" calcext:value-type="float">
            <text:p>859,968042</text:p>
          </table:table-cell>
          <table:table-cell/>
        </table:table-row>
        <table:table-row table:style-name="ro1">
          <table:table-cell office:value-type="float" office:value="92.168" calcext:value-type="float">
            <text:p>92,168</text:p>
          </table:table-cell>
          <table:table-cell office:value-type="float" office:value="0.024178" calcext:value-type="float">
            <text:p>0,024178</text:p>
          </table:table-cell>
          <table:table-cell/>
          <table:table-cell office:value-type="float" office:value="54.963" calcext:value-type="float">
            <text:p>54,963</text:p>
          </table:table-cell>
          <table:table-cell office:value-type="float" office:value="1.962033" calcext:value-type="float">
            <text:p>1,962033</text:p>
          </table:table-cell>
          <table:table-cell/>
          <table:table-cell office:value-type="float" office:value="4169.537" calcext:value-type="float">
            <text:p>4169,537</text:p>
          </table:table-cell>
          <table:table-cell office:value-type="float" office:value="899.615932" calcext:value-type="float">
            <text:p>899,615932</text:p>
          </table:table-cell>
          <table:table-cell table:number-columns-repeated="4"/>
          <table:table-cell office:value-type="float" office:value="4043.354" calcext:value-type="float">
            <text:p>4043,354</text:p>
          </table:table-cell>
          <table:table-cell office:value-type="float" office:value="859.919796" calcext:value-type="float">
            <text:p>859,919796</text:p>
          </table:table-cell>
          <table:table-cell/>
        </table:table-row>
        <table:table-row table:style-name="ro1">
          <table:table-cell office:value-type="float" office:value="55.497" calcext:value-type="float">
            <text:p>55,497</text:p>
          </table:table-cell>
          <table:table-cell office:value-type="float" office:value="0.024079" calcext:value-type="float">
            <text:p>0,024079</text:p>
          </table:table-cell>
          <table:table-cell/>
          <table:table-cell office:value-type="float" office:value="59.532" calcext:value-type="float">
            <text:p>59,532</text:p>
          </table:table-cell>
          <table:table-cell office:value-type="float" office:value="1.960917" calcext:value-type="float">
            <text:p>1,960917</text:p>
          </table:table-cell>
          <table:table-cell/>
          <table:table-cell office:value-type="float" office:value="4132.491" calcext:value-type="float">
            <text:p>4132,491</text:p>
          </table:table-cell>
          <table:table-cell office:value-type="float" office:value="899.388103" calcext:value-type="float">
            <text:p>899,388103</text:p>
          </table:table-cell>
          <table:table-cell table:number-columns-repeated="4"/>
          <table:table-cell office:value-type="float" office:value="4058.989" calcext:value-type="float">
            <text:p>4058,989</text:p>
          </table:table-cell>
          <table:table-cell office:value-type="float" office:value="858.617108" calcext:value-type="float">
            <text:p>858,617108</text:p>
          </table:table-cell>
          <table:table-cell/>
        </table:table-row>
        <table:table-row table:style-name="ro1">
          <table:table-cell office:value-type="float" office:value="122.299" calcext:value-type="float">
            <text:p>122,299</text:p>
          </table:table-cell>
          <table:table-cell office:value-type="float" office:value="0.024026" calcext:value-type="float">
            <text:p>0,024026</text:p>
          </table:table-cell>
          <table:table-cell/>
          <table:table-cell office:value-type="float" office:value="60.922" calcext:value-type="float">
            <text:p>60,922</text:p>
          </table:table-cell>
          <table:table-cell office:value-type="float" office:value="1.960895" calcext:value-type="float">
            <text:p>1,960895</text:p>
          </table:table-cell>
          <table:table-cell/>
          <table:table-cell office:value-type="float" office:value="4102.616" calcext:value-type="float">
            <text:p>4102,616</text:p>
          </table:table-cell>
          <table:table-cell office:value-type="float" office:value="899.361114" calcext:value-type="float">
            <text:p>899,361114</text:p>
          </table:table-cell>
          <table:table-cell table:number-columns-repeated="4"/>
          <table:table-cell office:value-type="float" office:value="4077.791" calcext:value-type="float">
            <text:p>4077,791</text:p>
          </table:table-cell>
          <table:table-cell office:value-type="float" office:value="858.094423" calcext:value-type="float">
            <text:p>858,094423</text:p>
          </table:table-cell>
          <table:table-cell/>
        </table:table-row>
        <table:table-row table:style-name="ro1">
          <table:table-cell office:value-type="float" office:value="71.203" calcext:value-type="float">
            <text:p>71,203</text:p>
          </table:table-cell>
          <table:table-cell office:value-type="float" office:value="0.02395" calcext:value-type="float">
            <text:p>0,02395</text:p>
          </table:table-cell>
          <table:table-cell/>
          <table:table-cell office:value-type="float" office:value="54.216" calcext:value-type="float">
            <text:p>54,216</text:p>
          </table:table-cell>
          <table:table-cell office:value-type="float" office:value="1.960768" calcext:value-type="float">
            <text:p>1,960768</text:p>
          </table:table-cell>
          <table:table-cell/>
          <table:table-cell office:value-type="float" office:value="4390.768" calcext:value-type="float">
            <text:p>4390,768</text:p>
          </table:table-cell>
          <table:table-cell office:value-type="float" office:value="899.194809" calcext:value-type="float">
            <text:p>899,194809</text:p>
          </table:table-cell>
          <table:table-cell table:number-columns-repeated="4"/>
          <table:table-cell office:value-type="float" office:value="4059.252" calcext:value-type="float">
            <text:p>4059,252</text:p>
          </table:table-cell>
          <table:table-cell office:value-type="float" office:value="857.805519" calcext:value-type="float">
            <text:p>857,805519</text:p>
          </table:table-cell>
          <table:table-cell/>
        </table:table-row>
        <table:table-row table:style-name="ro1">
          <table:table-cell office:value-type="float" office:value="114.946" calcext:value-type="float">
            <text:p>114,946</text:p>
          </table:table-cell>
          <table:table-cell office:value-type="float" office:value="0.023941" calcext:value-type="float">
            <text:p>0,023941</text:p>
          </table:table-cell>
          <table:table-cell/>
          <table:table-cell office:value-type="float" office:value="62.888" calcext:value-type="float">
            <text:p>62,888</text:p>
          </table:table-cell>
          <table:table-cell office:value-type="float" office:value="1.959801" calcext:value-type="float">
            <text:p>1,959801</text:p>
          </table:table-cell>
          <table:table-cell/>
          <table:table-cell office:value-type="float" office:value="4080.772" calcext:value-type="float">
            <text:p>4080,772</text:p>
          </table:table-cell>
          <table:table-cell office:value-type="float" office:value="899.120268" calcext:value-type="float">
            <text:p>899,120268</text:p>
          </table:table-cell>
          <table:table-cell table:number-columns-repeated="4"/>
          <table:table-cell office:value-type="float" office:value="4058.945" calcext:value-type="float">
            <text:p>4058,945</text:p>
          </table:table-cell>
          <table:table-cell office:value-type="float" office:value="857.673" calcext:value-type="float">
            <text:p>857,673</text:p>
          </table:table-cell>
          <table:table-cell/>
        </table:table-row>
        <table:table-row table:style-name="ro1">
          <table:table-cell office:value-type="float" office:value="59.162" calcext:value-type="float">
            <text:p>59,162</text:p>
          </table:table-cell>
          <table:table-cell office:value-type="float" office:value="0.023918" calcext:value-type="float">
            <text:p>0,023918</text:p>
          </table:table-cell>
          <table:table-cell/>
          <table:table-cell office:value-type="float" office:value="56.653" calcext:value-type="float">
            <text:p>56,653</text:p>
          </table:table-cell>
          <table:table-cell office:value-type="float" office:value="1.953608" calcext:value-type="float">
            <text:p>1,953608</text:p>
          </table:table-cell>
          <table:table-cell/>
          <table:table-cell office:value-type="float" office:value="4166.181" calcext:value-type="float">
            <text:p>4166,181</text:p>
          </table:table-cell>
          <table:table-cell office:value-type="float" office:value="882.687848" calcext:value-type="float">
            <text:p>882,687848</text:p>
          </table:table-cell>
          <table:table-cell table:number-columns-repeated="4"/>
          <table:table-cell office:value-type="float" office:value="4039.065" calcext:value-type="float">
            <text:p>4039,065</text:p>
          </table:table-cell>
          <table:table-cell office:value-type="float" office:value="856.976761" calcext:value-type="float">
            <text:p>856,976761</text:p>
          </table:table-cell>
          <table:table-cell/>
        </table:table-row>
        <table:table-row table:style-name="ro1">
          <table:table-cell office:value-type="float" office:value="54.804" calcext:value-type="float">
            <text:p>54,804</text:p>
          </table:table-cell>
          <table:table-cell office:value-type="float" office:value="0.023874" calcext:value-type="float">
            <text:p>0,023874</text:p>
          </table:table-cell>
          <table:table-cell/>
          <table:table-cell office:value-type="float" office:value="53.811" calcext:value-type="float">
            <text:p>53,811</text:p>
          </table:table-cell>
          <table:table-cell office:value-type="float" office:value="1.951687" calcext:value-type="float">
            <text:p>1,951687</text:p>
          </table:table-cell>
          <table:table-cell/>
          <table:table-cell office:value-type="float" office:value="4093.848" calcext:value-type="float">
            <text:p>4093,848</text:p>
          </table:table-cell>
          <table:table-cell office:value-type="float" office:value="882.008008" calcext:value-type="float">
            <text:p>882,008008</text:p>
          </table:table-cell>
          <table:table-cell table:number-columns-repeated="4"/>
          <table:table-cell office:value-type="float" office:value="4100.441" calcext:value-type="float">
            <text:p>4100,441</text:p>
          </table:table-cell>
          <table:table-cell office:value-type="float" office:value="841.152971" calcext:value-type="float">
            <text:p>841,152971</text:p>
          </table:table-cell>
          <table:table-cell/>
        </table:table-row>
        <table:table-row table:style-name="ro1">
          <table:table-cell office:value-type="float" office:value="67.475" calcext:value-type="float">
            <text:p>67,475</text:p>
          </table:table-cell>
          <table:table-cell office:value-type="float" office:value="0.023871" calcext:value-type="float">
            <text:p>0,023871</text:p>
          </table:table-cell>
          <table:table-cell/>
          <table:table-cell office:value-type="float" office:value="59.809" calcext:value-type="float">
            <text:p>59,809</text:p>
          </table:table-cell>
          <table:table-cell office:value-type="float" office:value="1.951342" calcext:value-type="float">
            <text:p>1,951342</text:p>
          </table:table-cell>
          <table:table-cell/>
          <table:table-cell office:value-type="float" office:value="4141.698" calcext:value-type="float">
            <text:p>4141,698</text:p>
          </table:table-cell>
          <table:table-cell office:value-type="float" office:value="881.312469" calcext:value-type="float">
            <text:p>881,312469</text:p>
          </table:table-cell>
          <table:table-cell table:number-columns-repeated="4"/>
          <table:table-cell office:value-type="float" office:value="4078.484" calcext:value-type="float">
            <text:p>4078,484</text:p>
          </table:table-cell>
          <table:table-cell office:value-type="float" office:value="840.422904" calcext:value-type="float">
            <text:p>840,422904</text:p>
          </table:table-cell>
          <table:table-cell/>
        </table:table-row>
        <table:table-row table:style-name="ro1">
          <table:table-cell office:value-type="float" office:value="119.536" calcext:value-type="float">
            <text:p>119,536</text:p>
          </table:table-cell>
          <table:table-cell office:value-type="float" office:value="0.023795" calcext:value-type="float">
            <text:p>0,023795</text:p>
          </table:table-cell>
          <table:table-cell/>
          <table:table-cell office:value-type="float" office:value="52.085" calcext:value-type="float">
            <text:p>52,085</text:p>
          </table:table-cell>
          <table:table-cell office:value-type="float" office:value="1.949933" calcext:value-type="float">
            <text:p>1,949933</text:p>
          </table:table-cell>
          <table:table-cell/>
          <table:table-cell office:value-type="float" office:value="4546.484" calcext:value-type="float">
            <text:p>4546,484</text:p>
          </table:table-cell>
          <table:table-cell office:value-type="float" office:value="880.74893" calcext:value-type="float">
            <text:p>880,74893</text:p>
          </table:table-cell>
          <table:table-cell table:number-columns-repeated="4"/>
          <table:table-cell office:value-type="float" office:value="4060.887" calcext:value-type="float">
            <text:p>4060,887</text:p>
          </table:table-cell>
          <table:table-cell office:value-type="float" office:value="840.418098" calcext:value-type="float">
            <text:p>840,418098</text:p>
          </table:table-cell>
          <table:table-cell/>
        </table:table-row>
        <table:table-row table:style-name="ro1">
          <table:table-cell office:value-type="float" office:value="60.845" calcext:value-type="float">
            <text:p>60,845</text:p>
          </table:table-cell>
          <table:table-cell office:value-type="float" office:value="0.023792" calcext:value-type="float">
            <text:p>0,023792</text:p>
          </table:table-cell>
          <table:table-cell/>
          <table:table-cell office:value-type="float" office:value="61.795" calcext:value-type="float">
            <text:p>61,795</text:p>
          </table:table-cell>
          <table:table-cell office:value-type="float" office:value="1.948325" calcext:value-type="float">
            <text:p>1,948325</text:p>
          </table:table-cell>
          <table:table-cell/>
          <table:table-cell office:value-type="float" office:value="4061.395" calcext:value-type="float">
            <text:p>4061,395</text:p>
          </table:table-cell>
          <table:table-cell office:value-type="float" office:value="880.746398" calcext:value-type="float">
            <text:p>880,746398</text:p>
          </table:table-cell>
          <table:table-cell table:number-columns-repeated="4"/>
          <table:table-cell office:value-type="float" office:value="4098.11" calcext:value-type="float">
            <text:p>4098,11</text:p>
          </table:table-cell>
          <table:table-cell office:value-type="float" office:value="840.356172" calcext:value-type="float">
            <text:p>840,356172</text:p>
          </table:table-cell>
          <table:table-cell/>
        </table:table-row>
        <table:table-row table:style-name="ro1">
          <table:table-cell office:value-type="float" office:value="233.425" calcext:value-type="float">
            <text:p>233,425</text:p>
          </table:table-cell>
          <table:table-cell office:value-type="float" office:value="0.023775" calcext:value-type="float">
            <text:p>0,023775</text:p>
          </table:table-cell>
          <table:table-cell/>
          <table:table-cell office:value-type="float" office:value="80.773" calcext:value-type="float">
            <text:p>80,773</text:p>
          </table:table-cell>
          <table:table-cell office:value-type="float" office:value="1.945342" calcext:value-type="float">
            <text:p>1,945342</text:p>
          </table:table-cell>
          <table:table-cell/>
          <table:table-cell office:value-type="float" office:value="4084.079" calcext:value-type="float">
            <text:p>4084,079</text:p>
          </table:table-cell>
          <table:table-cell office:value-type="float" office:value="880.20626" calcext:value-type="float">
            <text:p>880,20626</text:p>
          </table:table-cell>
          <table:table-cell table:number-columns-repeated="4"/>
          <table:table-cell office:value-type="float" office:value="4078.014" calcext:value-type="float">
            <text:p>4078,014</text:p>
          </table:table-cell>
          <table:table-cell office:value-type="float" office:value="840.312535" calcext:value-type="float">
            <text:p>840,312535</text:p>
          </table:table-cell>
          <table:table-cell/>
        </table:table-row>
        <table:table-row table:style-name="ro1">
          <table:table-cell office:value-type="float" office:value="290.752" calcext:value-type="float">
            <text:p>290,752</text:p>
          </table:table-cell>
          <table:table-cell office:value-type="float" office:value="0.02374" calcext:value-type="float">
            <text:p>0,02374</text:p>
          </table:table-cell>
          <table:table-cell/>
          <table:table-cell office:value-type="float" office:value="54.501" calcext:value-type="float">
            <text:p>54,501</text:p>
          </table:table-cell>
          <table:table-cell office:value-type="float" office:value="1.943968" calcext:value-type="float">
            <text:p>1,943968</text:p>
          </table:table-cell>
          <table:table-cell/>
          <table:table-cell office:value-type="float" office:value="5057.959" calcext:value-type="float">
            <text:p>5057,959</text:p>
          </table:table-cell>
          <table:table-cell office:value-type="float" office:value="879.85576" calcext:value-type="float">
            <text:p>879,85576</text:p>
          </table:table-cell>
          <table:table-cell table:number-columns-repeated="4"/>
          <table:table-cell office:value-type="float" office:value="4058.089" calcext:value-type="float">
            <text:p>4058,089</text:p>
          </table:table-cell>
          <table:table-cell office:value-type="float" office:value="840.133852" calcext:value-type="float">
            <text:p>840,133852</text:p>
          </table:table-cell>
          <table:table-cell/>
        </table:table-row>
        <table:table-row table:style-name="ro1">
          <table:table-cell office:value-type="float" office:value="111.095" calcext:value-type="float">
            <text:p>111,095</text:p>
          </table:table-cell>
          <table:table-cell office:value-type="float" office:value="0.023721" calcext:value-type="float">
            <text:p>0,023721</text:p>
          </table:table-cell>
          <table:table-cell/>
          <table:table-cell office:value-type="float" office:value="58.646" calcext:value-type="float">
            <text:p>58,646</text:p>
          </table:table-cell>
          <table:table-cell office:value-type="float" office:value="1.94086" calcext:value-type="float">
            <text:p>1,94086</text:p>
          </table:table-cell>
          <table:table-cell/>
          <table:table-cell office:value-type="float" office:value="4046.128" calcext:value-type="float">
            <text:p>4046,128</text:p>
          </table:table-cell>
          <table:table-cell office:value-type="float" office:value="879.659676" calcext:value-type="float">
            <text:p>879,659676</text:p>
          </table:table-cell>
          <table:table-cell table:number-columns-repeated="4"/>
          <table:table-cell office:value-type="float" office:value="4059.637" calcext:value-type="float">
            <text:p>4059,637</text:p>
          </table:table-cell>
          <table:table-cell office:value-type="float" office:value="840.006725" calcext:value-type="float">
            <text:p>840,006725</text:p>
          </table:table-cell>
          <table:table-cell/>
        </table:table-row>
        <table:table-row table:style-name="ro1">
          <table:table-cell office:value-type="float" office:value="94.944" calcext:value-type="float">
            <text:p>94,944</text:p>
          </table:table-cell>
          <table:table-cell office:value-type="float" office:value="0.023685" calcext:value-type="float">
            <text:p>0,023685</text:p>
          </table:table-cell>
          <table:table-cell/>
          <table:table-cell office:value-type="float" office:value="54.487" calcext:value-type="float">
            <text:p>54,487</text:p>
          </table:table-cell>
          <table:table-cell office:value-type="float" office:value="1.93974" calcext:value-type="float">
            <text:p>1,93974</text:p>
          </table:table-cell>
          <table:table-cell/>
          <table:table-cell office:value-type="float" office:value="4108.643" calcext:value-type="float">
            <text:p>4108,643</text:p>
          </table:table-cell>
          <table:table-cell office:value-type="float" office:value="879.071308" calcext:value-type="float">
            <text:p>879,071308</text:p>
          </table:table-cell>
          <table:table-cell table:number-columns-repeated="4"/>
          <table:table-cell office:value-type="float" office:value="4057.562" calcext:value-type="float">
            <text:p>4057,562</text:p>
          </table:table-cell>
          <table:table-cell office:value-type="float" office:value="839.995456" calcext:value-type="float">
            <text:p>839,995456</text:p>
          </table:table-cell>
          <table:table-cell/>
        </table:table-row>
        <table:table-row table:style-name="ro1">
          <table:table-cell office:value-type="float" office:value="59.812" calcext:value-type="float">
            <text:p>59,812</text:p>
          </table:table-cell>
          <table:table-cell office:value-type="float" office:value="0.023678" calcext:value-type="float">
            <text:p>0,023678</text:p>
          </table:table-cell>
          <table:table-cell/>
          <table:table-cell office:value-type="float" office:value="53.623" calcext:value-type="float">
            <text:p>53,623</text:p>
          </table:table-cell>
          <table:table-cell office:value-type="float" office:value="1.938027" calcext:value-type="float">
            <text:p>1,938027</text:p>
          </table:table-cell>
          <table:table-cell/>
          <table:table-cell office:value-type="float" office:value="4109.991" calcext:value-type="float">
            <text:p>4109,991</text:p>
          </table:table-cell>
          <table:table-cell office:value-type="float" office:value="878.78893" calcext:value-type="float">
            <text:p>878,78893</text:p>
          </table:table-cell>
          <table:table-cell table:number-columns-repeated="4"/>
          <table:table-cell office:value-type="float" office:value="4042.52" calcext:value-type="float">
            <text:p>4042,52</text:p>
          </table:table-cell>
          <table:table-cell office:value-type="float" office:value="839.844155" calcext:value-type="float">
            <text:p>839,844155</text:p>
          </table:table-cell>
          <table:table-cell/>
        </table:table-row>
        <table:table-row table:style-name="ro1">
          <table:table-cell office:value-type="float" office:value="59.312" calcext:value-type="float">
            <text:p>59,312</text:p>
          </table:table-cell>
          <table:table-cell office:value-type="float" office:value="0.023624" calcext:value-type="float">
            <text:p>0,023624</text:p>
          </table:table-cell>
          <table:table-cell/>
          <table:table-cell office:value-type="float" office:value="56.51" calcext:value-type="float">
            <text:p>56,51</text:p>
          </table:table-cell>
          <table:table-cell office:value-type="float" office:value="1.93759" calcext:value-type="float">
            <text:p>1,93759</text:p>
          </table:table-cell>
          <table:table-cell/>
          <table:table-cell office:value-type="float" office:value="4110.972" calcext:value-type="float">
            <text:p>4110,972</text:p>
          </table:table-cell>
          <table:table-cell office:value-type="float" office:value="878.293579" calcext:value-type="float">
            <text:p>878,293579</text:p>
          </table:table-cell>
          <table:table-cell table:number-columns-repeated="4"/>
          <table:table-cell office:value-type="float" office:value="4060.136" calcext:value-type="float">
            <text:p>4060,136</text:p>
          </table:table-cell>
          <table:table-cell office:value-type="float" office:value="839.625327" calcext:value-type="float">
            <text:p>839,625327</text:p>
          </table:table-cell>
          <table:table-cell/>
        </table:table-row>
        <table:table-row table:style-name="ro1">
          <table:table-cell office:value-type="float" office:value="192.366" calcext:value-type="float">
            <text:p>192,366</text:p>
          </table:table-cell>
          <table:table-cell office:value-type="float" office:value="0.023607" calcext:value-type="float">
            <text:p>0,023607</text:p>
          </table:table-cell>
          <table:table-cell/>
          <table:table-cell office:value-type="float" office:value="58.615" calcext:value-type="float">
            <text:p>58,615</text:p>
          </table:table-cell>
          <table:table-cell office:value-type="float" office:value="1.934487" calcext:value-type="float">
            <text:p>1,934487</text:p>
          </table:table-cell>
          <table:table-cell/>
          <table:table-cell office:value-type="float" office:value="4112.353" calcext:value-type="float">
            <text:p>4112,353</text:p>
          </table:table-cell>
          <table:table-cell office:value-type="float" office:value="877.154842" calcext:value-type="float">
            <text:p>877,154842</text:p>
          </table:table-cell>
          <table:table-cell table:number-columns-repeated="4"/>
          <table:table-cell office:value-type="float" office:value="4021.083" calcext:value-type="float">
            <text:p>4021,083</text:p>
          </table:table-cell>
          <table:table-cell office:value-type="float" office:value="839.566106" calcext:value-type="float">
            <text:p>839,566106</text:p>
          </table:table-cell>
          <table:table-cell/>
        </table:table-row>
        <table:table-row table:style-name="ro1">
          <table:table-cell office:value-type="float" office:value="61.67" calcext:value-type="float">
            <text:p>61,67</text:p>
          </table:table-cell>
          <table:table-cell office:value-type="float" office:value="0.023465" calcext:value-type="float">
            <text:p>0,023465</text:p>
          </table:table-cell>
          <table:table-cell/>
          <table:table-cell office:value-type="float" office:value="55.407" calcext:value-type="float">
            <text:p>55,407</text:p>
          </table:table-cell>
          <table:table-cell office:value-type="float" office:value="1.933936" calcext:value-type="float">
            <text:p>1,933936</text:p>
          </table:table-cell>
          <table:table-cell/>
          <table:table-cell office:value-type="float" office:value="4170.831" calcext:value-type="float">
            <text:p>4170,831</text:p>
          </table:table-cell>
          <table:table-cell office:value-type="float" office:value="862.020112" calcext:value-type="float">
            <text:p>862,020112</text:p>
          </table:table-cell>
          <table:table-cell table:number-columns-repeated="4"/>
          <table:table-cell office:value-type="float" office:value="4040.724" calcext:value-type="float">
            <text:p>4040,724</text:p>
          </table:table-cell>
          <table:table-cell office:value-type="float" office:value="839.563856" calcext:value-type="float">
            <text:p>839,563856</text:p>
          </table:table-cell>
          <table:table-cell/>
        </table:table-row>
        <table:table-row table:style-name="ro1">
          <table:table-cell office:value-type="float" office:value="81.858" calcext:value-type="float">
            <text:p>81,858</text:p>
          </table:table-cell>
          <table:table-cell office:value-type="float" office:value="0.023442" calcext:value-type="float">
            <text:p>0,023442</text:p>
          </table:table-cell>
          <table:table-cell/>
          <table:table-cell office:value-type="float" office:value="66.858" calcext:value-type="float">
            <text:p>66,858</text:p>
          </table:table-cell>
          <table:table-cell office:value-type="float" office:value="1.932595" calcext:value-type="float">
            <text:p>1,932595</text:p>
          </table:table-cell>
          <table:table-cell/>
          <table:table-cell office:value-type="float" office:value="4221.766" calcext:value-type="float">
            <text:p>4221,766</text:p>
          </table:table-cell>
          <table:table-cell office:value-type="float" office:value="861.806197" calcext:value-type="float">
            <text:p>861,806197</text:p>
          </table:table-cell>
          <table:table-cell table:number-columns-repeated="4"/>
          <table:table-cell office:value-type="float" office:value="4039.156" calcext:value-type="float">
            <text:p>4039,156</text:p>
          </table:table-cell>
          <table:table-cell office:value-type="float" office:value="839.536392" calcext:value-type="float">
            <text:p>839,536392</text:p>
          </table:table-cell>
          <table:table-cell/>
        </table:table-row>
        <table:table-row table:style-name="ro1">
          <table:table-cell office:value-type="float" office:value="57.134" calcext:value-type="float">
            <text:p>57,134</text:p>
          </table:table-cell>
          <table:table-cell office:value-type="float" office:value="0.0234" calcext:value-type="float">
            <text:p>0,0234</text:p>
          </table:table-cell>
          <table:table-cell/>
          <table:table-cell office:value-type="float" office:value="64.76" calcext:value-type="float">
            <text:p>64,76</text:p>
          </table:table-cell>
          <table:table-cell office:value-type="float" office:value="1.931934" calcext:value-type="float">
            <text:p>1,931934</text:p>
          </table:table-cell>
          <table:table-cell/>
          <table:table-cell office:value-type="float" office:value="4350.275" calcext:value-type="float">
            <text:p>4350,275</text:p>
          </table:table-cell>
          <table:table-cell office:value-type="float" office:value="861.797991" calcext:value-type="float">
            <text:p>861,797991</text:p>
          </table:table-cell>
          <table:table-cell table:number-columns-repeated="4"/>
          <table:table-cell office:value-type="float" office:value="4043.626" calcext:value-type="float">
            <text:p>4043,626</text:p>
          </table:table-cell>
          <table:table-cell office:value-type="float" office:value="839.500898" calcext:value-type="float">
            <text:p>839,500898</text:p>
          </table:table-cell>
          <table:table-cell/>
        </table:table-row>
        <table:table-row table:style-name="ro1">
          <table:table-cell office:value-type="float" office:value="57.164" calcext:value-type="float">
            <text:p>57,164</text:p>
          </table:table-cell>
          <table:table-cell office:value-type="float" office:value="0.023391" calcext:value-type="float">
            <text:p>0,023391</text:p>
          </table:table-cell>
          <table:table-cell/>
          <table:table-cell office:value-type="float" office:value="55.418" calcext:value-type="float">
            <text:p>55,418</text:p>
          </table:table-cell>
          <table:table-cell office:value-type="float" office:value="1.928683" calcext:value-type="float">
            <text:p>1,928683</text:p>
          </table:table-cell>
          <table:table-cell/>
          <table:table-cell office:value-type="float" office:value="4178.23" calcext:value-type="float">
            <text:p>4178,23</text:p>
          </table:table-cell>
          <table:table-cell office:value-type="float" office:value="861.737099" calcext:value-type="float">
            <text:p>861,737099</text:p>
          </table:table-cell>
          <table:table-cell table:number-columns-repeated="4"/>
          <table:table-cell office:value-type="float" office:value="4058.737" calcext:value-type="float">
            <text:p>4058,737</text:p>
          </table:table-cell>
          <table:table-cell office:value-type="float" office:value="839.081192" calcext:value-type="float">
            <text:p>839,081192</text:p>
          </table:table-cell>
          <table:table-cell/>
        </table:table-row>
        <table:table-row table:style-name="ro1">
          <table:table-cell office:value-type="float" office:value="49.874" calcext:value-type="float">
            <text:p>49,874</text:p>
          </table:table-cell>
          <table:table-cell office:value-type="float" office:value="0.02339" calcext:value-type="float">
            <text:p>0,02339</text:p>
          </table:table-cell>
          <table:table-cell/>
          <table:table-cell office:value-type="float" office:value="78.797" calcext:value-type="float">
            <text:p>78,797</text:p>
          </table:table-cell>
          <table:table-cell office:value-type="float" office:value="1.927808" calcext:value-type="float">
            <text:p>1,927808</text:p>
          </table:table-cell>
          <table:table-cell/>
          <table:table-cell office:value-type="float" office:value="4118.948" calcext:value-type="float">
            <text:p>4118,948</text:p>
          </table:table-cell>
          <table:table-cell office:value-type="float" office:value="861.620524" calcext:value-type="float">
            <text:p>861,620524</text:p>
          </table:table-cell>
          <table:table-cell table:number-columns-repeated="4"/>
          <table:table-cell office:value-type="float" office:value="4040.965" calcext:value-type="float">
            <text:p>4040,965</text:p>
          </table:table-cell>
          <table:table-cell office:value-type="float" office:value="838.991098" calcext:value-type="float">
            <text:p>838,991098</text:p>
          </table:table-cell>
          <table:table-cell/>
        </table:table-row>
        <table:table-row table:style-name="ro1">
          <table:table-cell office:value-type="float" office:value="130.474" calcext:value-type="float">
            <text:p>130,474</text:p>
          </table:table-cell>
          <table:table-cell office:value-type="float" office:value="0.023358" calcext:value-type="float">
            <text:p>0,023358</text:p>
          </table:table-cell>
          <table:table-cell/>
          <table:table-cell office:value-type="float" office:value="58.715" calcext:value-type="float">
            <text:p>58,715</text:p>
          </table:table-cell>
          <table:table-cell office:value-type="float" office:value="1.925968" calcext:value-type="float">
            <text:p>1,925968</text:p>
          </table:table-cell>
          <table:table-cell/>
          <table:table-cell office:value-type="float" office:value="4063.602" calcext:value-type="float">
            <text:p>4063,602</text:p>
          </table:table-cell>
          <table:table-cell office:value-type="float" office:value="860.894987" calcext:value-type="float">
            <text:p>860,894987</text:p>
          </table:table-cell>
          <table:table-cell table:number-columns-repeated="4"/>
          <table:table-cell office:value-type="float" office:value="4040.945" calcext:value-type="float">
            <text:p>4040,945</text:p>
          </table:table-cell>
          <table:table-cell office:value-type="float" office:value="838.87559" calcext:value-type="float">
            <text:p>838,87559</text:p>
          </table:table-cell>
          <table:table-cell/>
        </table:table-row>
        <table:table-row table:style-name="ro1">
          <table:table-cell office:value-type="float" office:value="57.663" calcext:value-type="float">
            <text:p>57,663</text:p>
          </table:table-cell>
          <table:table-cell office:value-type="float" office:value="0.023334" calcext:value-type="float">
            <text:p>0,023334</text:p>
          </table:table-cell>
          <table:table-cell/>
          <table:table-cell office:value-type="float" office:value="68.97" calcext:value-type="float">
            <text:p>68,97</text:p>
          </table:table-cell>
          <table:table-cell office:value-type="float" office:value="1.925918" calcext:value-type="float">
            <text:p>1,925918</text:p>
          </table:table-cell>
          <table:table-cell/>
          <table:table-cell office:value-type="float" office:value="4085.603" calcext:value-type="float">
            <text:p>4085,603</text:p>
          </table:table-cell>
          <table:table-cell office:value-type="float" office:value="860.765091" calcext:value-type="float">
            <text:p>860,765091</text:p>
          </table:table-cell>
          <table:table-cell table:number-columns-repeated="4"/>
          <table:table-cell office:value-type="float" office:value="4040.577" calcext:value-type="float">
            <text:p>4040,577</text:p>
          </table:table-cell>
          <table:table-cell office:value-type="float" office:value="838.82381" calcext:value-type="float">
            <text:p>838,82381</text:p>
          </table:table-cell>
          <table:table-cell/>
        </table:table-row>
        <table:table-row table:style-name="ro1">
          <table:table-cell office:value-type="float" office:value="58.598" calcext:value-type="float">
            <text:p>58,598</text:p>
          </table:table-cell>
          <table:table-cell office:value-type="float" office:value="0.023274" calcext:value-type="float">
            <text:p>0,023274</text:p>
          </table:table-cell>
          <table:table-cell/>
          <table:table-cell office:value-type="float" office:value="62.47" calcext:value-type="float">
            <text:p>62,47</text:p>
          </table:table-cell>
          <table:table-cell office:value-type="float" office:value="1.925642" calcext:value-type="float">
            <text:p>1,925642</text:p>
          </table:table-cell>
          <table:table-cell/>
          <table:table-cell office:value-type="float" office:value="4107.028" calcext:value-type="float">
            <text:p>4107,028</text:p>
          </table:table-cell>
          <table:table-cell office:value-type="float" office:value="860.637938" calcext:value-type="float">
            <text:p>860,637938</text:p>
          </table:table-cell>
          <table:table-cell table:number-columns-repeated="4"/>
          <table:table-cell office:value-type="float" office:value="4022.629" calcext:value-type="float">
            <text:p>4022,629</text:p>
          </table:table-cell>
          <table:table-cell office:value-type="float" office:value="838.531238" calcext:value-type="float">
            <text:p>838,531238</text:p>
          </table:table-cell>
          <table:table-cell/>
        </table:table-row>
        <table:table-row table:style-name="ro1">
          <table:table-cell office:value-type="float" office:value="113.63" calcext:value-type="float">
            <text:p>113,63</text:p>
          </table:table-cell>
          <table:table-cell office:value-type="float" office:value="0.02322" calcext:value-type="float">
            <text:p>0,02322</text:p>
          </table:table-cell>
          <table:table-cell/>
          <table:table-cell office:value-type="float" office:value="68.676" calcext:value-type="float">
            <text:p>68,676</text:p>
          </table:table-cell>
          <table:table-cell office:value-type="float" office:value="1.924094" calcext:value-type="float">
            <text:p>1,924094</text:p>
          </table:table-cell>
          <table:table-cell/>
          <table:table-cell office:value-type="float" office:value="4080.401" calcext:value-type="float">
            <text:p>4080,401</text:p>
          </table:table-cell>
          <table:table-cell office:value-type="float" office:value="860.37409" calcext:value-type="float">
            <text:p>860,37409</text:p>
          </table:table-cell>
          <table:table-cell table:number-columns-repeated="4"/>
          <table:table-cell office:value-type="float" office:value="4018.882" calcext:value-type="float">
            <text:p>4018,882</text:p>
          </table:table-cell>
          <table:table-cell office:value-type="float" office:value="838.527033" calcext:value-type="float">
            <text:p>838,527033</text:p>
          </table:table-cell>
          <table:table-cell/>
        </table:table-row>
        <table:table-row table:style-name="ro1">
          <table:table-cell office:value-type="float" office:value="48.767" calcext:value-type="float">
            <text:p>48,767</text:p>
          </table:table-cell>
          <table:table-cell office:value-type="float" office:value="0.023202" calcext:value-type="float">
            <text:p>0,023202</text:p>
          </table:table-cell>
          <table:table-cell/>
          <table:table-cell office:value-type="float" office:value="52.501" calcext:value-type="float">
            <text:p>52,501</text:p>
          </table:table-cell>
          <table:table-cell office:value-type="float" office:value="1.923703" calcext:value-type="float">
            <text:p>1,923703</text:p>
          </table:table-cell>
          <table:table-cell/>
          <table:table-cell office:value-type="float" office:value="4090.659" calcext:value-type="float">
            <text:p>4090,659</text:p>
          </table:table-cell>
          <table:table-cell office:value-type="float" office:value="860.07052" calcext:value-type="float">
            <text:p>860,07052</text:p>
          </table:table-cell>
          <table:table-cell table:number-columns-repeated="4"/>
          <table:table-cell office:value-type="float" office:value="4041.773" calcext:value-type="float">
            <text:p>4041,773</text:p>
          </table:table-cell>
          <table:table-cell office:value-type="float" office:value="838.450601" calcext:value-type="float">
            <text:p>838,450601</text:p>
          </table:table-cell>
          <table:table-cell/>
        </table:table-row>
        <table:table-row table:style-name="ro1">
          <table:table-cell office:value-type="float" office:value="52.486" calcext:value-type="float">
            <text:p>52,486</text:p>
          </table:table-cell>
          <table:table-cell office:value-type="float" office:value="0.022978" calcext:value-type="float">
            <text:p>0,022978</text:p>
          </table:table-cell>
          <table:table-cell/>
          <table:table-cell office:value-type="float" office:value="57.012" calcext:value-type="float">
            <text:p>57,012</text:p>
          </table:table-cell>
          <table:table-cell office:value-type="float" office:value="1.920564" calcext:value-type="float">
            <text:p>1,920564</text:p>
          </table:table-cell>
          <table:table-cell/>
          <table:table-cell office:value-type="float" office:value="4046.678" calcext:value-type="float">
            <text:p>4046,678</text:p>
          </table:table-cell>
          <table:table-cell office:value-type="float" office:value="859.769188" calcext:value-type="float">
            <text:p>859,769188</text:p>
          </table:table-cell>
          <table:table-cell table:number-columns-repeated="4"/>
          <table:table-cell office:value-type="float" office:value="4017.35" calcext:value-type="float">
            <text:p>4017,35</text:p>
          </table:table-cell>
          <table:table-cell office:value-type="float" office:value="837.014244" calcext:value-type="float">
            <text:p>837,014244</text:p>
          </table:table-cell>
          <table:table-cell/>
        </table:table-row>
        <table:table-row table:style-name="ro1">
          <table:table-cell office:value-type="float" office:value="54.785" calcext:value-type="float">
            <text:p>54,785</text:p>
          </table:table-cell>
          <table:table-cell office:value-type="float" office:value="0.022956" calcext:value-type="float">
            <text:p>0,022956</text:p>
          </table:table-cell>
          <table:table-cell/>
          <table:table-cell office:value-type="float" office:value="58.854" calcext:value-type="float">
            <text:p>58,854</text:p>
          </table:table-cell>
          <table:table-cell office:value-type="float" office:value="1.920489" calcext:value-type="float">
            <text:p>1,920489</text:p>
          </table:table-cell>
          <table:table-cell/>
          <table:table-cell office:value-type="float" office:value="4078.85" calcext:value-type="float">
            <text:p>4078,85</text:p>
          </table:table-cell>
          <table:table-cell office:value-type="float" office:value="859.441819" calcext:value-type="float">
            <text:p>859,441819</text:p>
          </table:table-cell>
          <table:table-cell table:number-columns-repeated="4"/>
          <table:table-cell office:value-type="float" office:value="4057.871" calcext:value-type="float">
            <text:p>4057,871</text:p>
          </table:table-cell>
          <table:table-cell office:value-type="float" office:value="819.871484" calcext:value-type="float">
            <text:p>819,871484</text:p>
          </table:table-cell>
          <table:table-cell/>
        </table:table-row>
        <table:table-row table:style-name="ro1">
          <table:table-cell office:value-type="float" office:value="52.455" calcext:value-type="float">
            <text:p>52,455</text:p>
          </table:table-cell>
          <table:table-cell office:value-type="float" office:value="0.022939" calcext:value-type="float">
            <text:p>0,022939</text:p>
          </table:table-cell>
          <table:table-cell/>
          <table:table-cell office:value-type="float" office:value="53.298" calcext:value-type="float">
            <text:p>53,298</text:p>
          </table:table-cell>
          <table:table-cell office:value-type="float" office:value="1.919975" calcext:value-type="float">
            <text:p>1,919975</text:p>
          </table:table-cell>
          <table:table-cell/>
          <table:table-cell office:value-type="float" office:value="4081.063" calcext:value-type="float">
            <text:p>4081,063</text:p>
          </table:table-cell>
          <table:table-cell office:value-type="float" office:value="858.828304" calcext:value-type="float">
            <text:p>858,828304</text:p>
          </table:table-cell>
          <table:table-cell table:number-columns-repeated="4"/>
          <table:table-cell office:value-type="float" office:value="4057.905" calcext:value-type="float">
            <text:p>4057,905</text:p>
          </table:table-cell>
          <table:table-cell office:value-type="float" office:value="819.675235" calcext:value-type="float">
            <text:p>819,675235</text:p>
          </table:table-cell>
          <table:table-cell/>
        </table:table-row>
        <table:table-row table:style-name="ro1">
          <table:table-cell office:value-type="float" office:value="89.125" calcext:value-type="float">
            <text:p>89,125</text:p>
          </table:table-cell>
          <table:table-cell office:value-type="float" office:value="0.022926" calcext:value-type="float">
            <text:p>0,022926</text:p>
          </table:table-cell>
          <table:table-cell/>
          <table:table-cell office:value-type="float" office:value="63.232" calcext:value-type="float">
            <text:p>63,232</text:p>
          </table:table-cell>
          <table:table-cell office:value-type="float" office:value="1.919392" calcext:value-type="float">
            <text:p>1,919392</text:p>
          </table:table-cell>
          <table:table-cell/>
          <table:table-cell office:value-type="float" office:value="4053.237" calcext:value-type="float">
            <text:p>4053,237</text:p>
          </table:table-cell>
          <table:table-cell office:value-type="float" office:value="857.211393" calcext:value-type="float">
            <text:p>857,211393</text:p>
          </table:table-cell>
          <table:table-cell table:number-columns-repeated="4"/>
          <table:table-cell office:value-type="float" office:value="4036.654" calcext:value-type="float">
            <text:p>4036,654</text:p>
          </table:table-cell>
          <table:table-cell office:value-type="float" office:value="818.532435" calcext:value-type="float">
            <text:p>818,532435</text:p>
          </table:table-cell>
          <table:table-cell/>
        </table:table-row>
        <table:table-row table:style-name="ro1">
          <table:table-cell office:value-type="float" office:value="59.984" calcext:value-type="float">
            <text:p>59,984</text:p>
          </table:table-cell>
          <table:table-cell office:value-type="float" office:value="0.022845" calcext:value-type="float">
            <text:p>0,022845</text:p>
          </table:table-cell>
          <table:table-cell/>
          <table:table-cell office:value-type="float" office:value="64.659" calcext:value-type="float">
            <text:p>64,659</text:p>
          </table:table-cell>
          <table:table-cell office:value-type="float" office:value="1.918649" calcext:value-type="float">
            <text:p>1,918649</text:p>
          </table:table-cell>
          <table:table-cell/>
          <table:table-cell office:value-type="float" office:value="4068.114" calcext:value-type="float">
            <text:p>4068,114</text:p>
          </table:table-cell>
          <table:table-cell office:value-type="float" office:value="842.177656" calcext:value-type="float">
            <text:p>842,177656</text:p>
          </table:table-cell>
          <table:table-cell table:number-columns-repeated="4"/>
          <table:table-cell office:value-type="float" office:value="4039.352" calcext:value-type="float">
            <text:p>4039,352</text:p>
          </table:table-cell>
          <table:table-cell office:value-type="float" office:value="802.791718" calcext:value-type="float">
            <text:p>802,791718</text:p>
          </table:table-cell>
          <table:table-cell/>
        </table:table-row>
        <table:table-row table:style-name="ro1">
          <table:table-cell office:value-type="float" office:value="65.005" calcext:value-type="float">
            <text:p>65,005</text:p>
          </table:table-cell>
          <table:table-cell office:value-type="float" office:value="0.022814" calcext:value-type="float">
            <text:p>0,022814</text:p>
          </table:table-cell>
          <table:table-cell/>
          <table:table-cell office:value-type="float" office:value="58.083" calcext:value-type="float">
            <text:p>58,083</text:p>
          </table:table-cell>
          <table:table-cell office:value-type="float" office:value="1.91083" calcext:value-type="float">
            <text:p>1,91083</text:p>
          </table:table-cell>
          <table:table-cell/>
          <table:table-cell office:value-type="float" office:value="4250.412" calcext:value-type="float">
            <text:p>4250,412</text:p>
          </table:table-cell>
          <table:table-cell office:value-type="float" office:value="842.097387" calcext:value-type="float">
            <text:p>842,097387</text:p>
          </table:table-cell>
          <table:table-cell table:number-columns-repeated="4"/>
          <table:table-cell office:value-type="float" office:value="4077.631" calcext:value-type="float">
            <text:p>4077,631</text:p>
          </table:table-cell>
          <table:table-cell office:value-type="float" office:value="802.567325" calcext:value-type="float">
            <text:p>802,567325</text:p>
          </table:table-cell>
          <table:table-cell/>
        </table:table-row>
        <table:table-row table:style-name="ro1">
          <table:table-cell office:value-type="float" office:value="58.591" calcext:value-type="float">
            <text:p>58,591</text:p>
          </table:table-cell>
          <table:table-cell office:value-type="float" office:value="0.022799" calcext:value-type="float">
            <text:p>0,022799</text:p>
          </table:table-cell>
          <table:table-cell/>
          <table:table-cell office:value-type="float" office:value="59.744" calcext:value-type="float">
            <text:p>59,744</text:p>
          </table:table-cell>
          <table:table-cell office:value-type="float" office:value="1.910369" calcext:value-type="float">
            <text:p>1,910369</text:p>
          </table:table-cell>
          <table:table-cell/>
          <table:table-cell office:value-type="float" office:value="4095.916" calcext:value-type="float">
            <text:p>4095,916</text:p>
          </table:table-cell>
          <table:table-cell office:value-type="float" office:value="841.030793" calcext:value-type="float">
            <text:p>841,030793</text:p>
          </table:table-cell>
          <table:table-cell table:number-columns-repeated="4"/>
          <table:table-cell office:value-type="float" office:value="4018.446" calcext:value-type="float">
            <text:p>4018,446</text:p>
          </table:table-cell>
          <table:table-cell office:value-type="float" office:value="802.55344" calcext:value-type="float">
            <text:p>802,55344</text:p>
          </table:table-cell>
          <table:table-cell/>
        </table:table-row>
        <table:table-row table:style-name="ro1">
          <table:table-cell office:value-type="float" office:value="53.216" calcext:value-type="float">
            <text:p>53,216</text:p>
          </table:table-cell>
          <table:table-cell office:value-type="float" office:value="0.022775" calcext:value-type="float">
            <text:p>0,022775</text:p>
          </table:table-cell>
          <table:table-cell/>
          <table:table-cell office:value-type="float" office:value="56.838" calcext:value-type="float">
            <text:p>56,838</text:p>
          </table:table-cell>
          <table:table-cell office:value-type="float" office:value="1.910129" calcext:value-type="float">
            <text:p>1,910129</text:p>
          </table:table-cell>
          <table:table-cell/>
          <table:table-cell office:value-type="float" office:value="4099.86" calcext:value-type="float">
            <text:p>4099,86</text:p>
          </table:table-cell>
          <table:table-cell office:value-type="float" office:value="839.909882" calcext:value-type="float">
            <text:p>839,909882</text:p>
          </table:table-cell>
          <table:table-cell table:number-columns-repeated="4"/>
          <table:table-cell office:value-type="float" office:value="4020.634" calcext:value-type="float">
            <text:p>4020,634</text:p>
          </table:table-cell>
          <table:table-cell office:value-type="float" office:value="801.551978" calcext:value-type="float">
            <text:p>801,551978</text:p>
          </table:table-cell>
          <table:table-cell/>
        </table:table-row>
        <table:table-row table:style-name="ro1">
          <table:table-cell office:value-type="float" office:value="203.797" calcext:value-type="float">
            <text:p>203,797</text:p>
          </table:table-cell>
          <table:table-cell office:value-type="float" office:value="0.022774" calcext:value-type="float">
            <text:p>0,022774</text:p>
          </table:table-cell>
          <table:table-cell/>
          <table:table-cell office:value-type="float" office:value="55.241" calcext:value-type="float">
            <text:p>55,241</text:p>
          </table:table-cell>
          <table:table-cell office:value-type="float" office:value="1.909839" calcext:value-type="float">
            <text:p>1,909839</text:p>
          </table:table-cell>
          <table:table-cell/>
          <table:table-cell office:value-type="float" office:value="4037.657" calcext:value-type="float">
            <text:p>4037,657</text:p>
          </table:table-cell>
          <table:table-cell office:value-type="float" office:value="824.647418" calcext:value-type="float">
            <text:p>824,647418</text:p>
          </table:table-cell>
          <table:table-cell table:number-columns-repeated="4"/>
          <table:table-cell office:value-type="float" office:value="4020.871" calcext:value-type="float">
            <text:p>4020,871</text:p>
          </table:table-cell>
          <table:table-cell office:value-type="float" office:value="801.399584" calcext:value-type="float">
            <text:p>801,399584</text:p>
          </table:table-cell>
          <table:table-cell/>
        </table:table-row>
        <table:table-row table:style-name="ro1">
          <table:table-cell office:value-type="float" office:value="59.558" calcext:value-type="float">
            <text:p>59,558</text:p>
          </table:table-cell>
          <table:table-cell office:value-type="float" office:value="0.022658" calcext:value-type="float">
            <text:p>0,022658</text:p>
          </table:table-cell>
          <table:table-cell/>
          <table:table-cell office:value-type="float" office:value="63.27" calcext:value-type="float">
            <text:p>63,27</text:p>
          </table:table-cell>
          <table:table-cell office:value-type="float" office:value="1.908073" calcext:value-type="float">
            <text:p>1,908073</text:p>
          </table:table-cell>
          <table:table-cell/>
          <table:table-cell office:value-type="float" office:value="4117.873" calcext:value-type="float">
            <text:p>4117,873</text:p>
          </table:table-cell>
          <table:table-cell office:value-type="float" office:value="822.982076" calcext:value-type="float">
            <text:p>822,982076</text:p>
          </table:table-cell>
          <table:table-cell table:number-columns-repeated="4"/>
          <table:table-cell office:value-type="float" office:value="4002.673" calcext:value-type="float">
            <text:p>4002,673</text:p>
          </table:table-cell>
          <table:table-cell office:value-type="float" office:value="801.295891" calcext:value-type="float">
            <text:p>801,295891</text:p>
          </table:table-cell>
          <table:table-cell/>
        </table:table-row>
        <table:table-row table:style-name="ro1">
          <table:table-cell office:value-type="float" office:value="106.253" calcext:value-type="float">
            <text:p>106,253</text:p>
          </table:table-cell>
          <table:table-cell office:value-type="float" office:value="0.022639" calcext:value-type="float">
            <text:p>0,022639</text:p>
          </table:table-cell>
          <table:table-cell/>
          <table:table-cell office:value-type="float" office:value="52.643" calcext:value-type="float">
            <text:p>52,643</text:p>
          </table:table-cell>
          <table:table-cell office:value-type="float" office:value="1.906159" calcext:value-type="float">
            <text:p>1,906159</text:p>
          </table:table-cell>
          <table:table-cell/>
          <table:table-cell office:value-type="float" office:value="4020.214" calcext:value-type="float">
            <text:p>4020,214</text:p>
          </table:table-cell>
          <table:table-cell office:value-type="float" office:value="821.193459" calcext:value-type="float">
            <text:p>821,193459</text:p>
          </table:table-cell>
          <table:table-cell office:value-type="string" calcext:value-type="string">
            <text:p>←</text:p>
          </table:table-cell>
          <table:table-cell table:number-columns-repeated="3"/>
          <table:table-cell office:value-type="float" office:value="4019.92" calcext:value-type="float">
            <text:p>4019,92</text:p>
          </table:table-cell>
          <table:table-cell office:value-type="float" office:value="801.260924" calcext:value-type="float">
            <text:p>801,260924</text:p>
          </table:table-cell>
          <table:table-cell/>
        </table:table-row>
        <table:table-row table:style-name="ro1">
          <table:table-cell office:value-type="float" office:value="154.676" calcext:value-type="float">
            <text:p>154,676</text:p>
          </table:table-cell>
          <table:table-cell office:value-type="float" office:value="0.022624" calcext:value-type="float">
            <text:p>0,022624</text:p>
          </table:table-cell>
          <table:table-cell/>
          <table:table-cell office:value-type="float" office:value="60.623" calcext:value-type="float">
            <text:p>60,623</text:p>
          </table:table-cell>
          <table:table-cell office:value-type="float" office:value="1.903892" calcext:value-type="float">
            <text:p>1,903892</text:p>
          </table:table-cell>
          <table:table-cell/>
          <table:table-cell office:value-type="float" office:value="4032.859" calcext:value-type="float">
            <text:p>4032,859</text:p>
          </table:table-cell>
          <table:table-cell office:value-type="float" office:value="802.599171" calcext:value-type="float">
            <text:p>802,599171</text:p>
          </table:table-cell>
          <table:table-cell table:number-columns-repeated="4"/>
          <table:table-cell office:value-type="float" office:value="4039.735" calcext:value-type="float">
            <text:p>4039,735</text:p>
          </table:table-cell>
          <table:table-cell office:value-type="float" office:value="800.916548" calcext:value-type="float">
            <text:p>800,916548</text:p>
          </table:table-cell>
          <table:table-cell/>
        </table:table-row>
        <table:table-row table:style-name="ro1">
          <table:table-cell office:value-type="float" office:value="289.019" calcext:value-type="float">
            <text:p>289,019</text:p>
          </table:table-cell>
          <table:table-cell office:value-type="float" office:value="0.022615" calcext:value-type="float">
            <text:p>0,022615</text:p>
          </table:table-cell>
          <table:table-cell/>
          <table:table-cell office:value-type="float" office:value="59.544" calcext:value-type="float">
            <text:p>59,544</text:p>
          </table:table-cell>
          <table:table-cell office:value-type="float" office:value="1.903098" calcext:value-type="float">
            <text:p>1,903098</text:p>
          </table:table-cell>
          <table:table-cell/>
          <table:table-cell office:value-type="float" office:value="4638.387" calcext:value-type="float">
            <text:p>4638,387</text:p>
          </table:table-cell>
          <table:table-cell office:value-type="float" office:value="802.112293" calcext:value-type="float">
            <text:p>802,112293</text:p>
          </table:table-cell>
          <table:table-cell table:number-columns-repeated="4"/>
          <table:table-cell office:value-type="float" office:value="4037.556" calcext:value-type="float">
            <text:p>4037,556</text:p>
          </table:table-cell>
          <table:table-cell office:value-type="float" office:value="800.682301" calcext:value-type="float">
            <text:p>800,682301</text:p>
          </table:table-cell>
          <table:table-cell/>
        </table:table-row>
        <table:table-row table:style-name="ro1">
          <table:table-cell office:value-type="float" office:value="89.985" calcext:value-type="float">
            <text:p>89,985</text:p>
          </table:table-cell>
          <table:table-cell office:value-type="float" office:value="0.022611" calcext:value-type="float">
            <text:p>0,022611</text:p>
          </table:table-cell>
          <table:table-cell/>
          <table:table-cell office:value-type="float" office:value="58.548" calcext:value-type="float">
            <text:p>58,548</text:p>
          </table:table-cell>
          <table:table-cell office:value-type="float" office:value="1.901085" calcext:value-type="float">
            <text:p>1,901085</text:p>
          </table:table-cell>
          <table:table-cell/>
          <table:table-cell office:value-type="float" office:value="4659.056" calcext:value-type="float">
            <text:p>4659,056</text:p>
          </table:table-cell>
          <table:table-cell office:value-type="float" office:value="802.008368" calcext:value-type="float">
            <text:p>802,008368</text:p>
          </table:table-cell>
          <table:table-cell table:number-columns-repeated="4"/>
          <table:table-cell office:value-type="float" office:value="3981.718" calcext:value-type="float">
            <text:p>3981,718</text:p>
          </table:table-cell>
          <table:table-cell office:value-type="float" office:value="799.630676" calcext:value-type="float">
            <text:p>799,630676</text:p>
          </table:table-cell>
          <table:table-cell/>
        </table:table-row>
        <table:table-row table:style-name="ro1">
          <table:table-cell office:value-type="float" office:value="56.309" calcext:value-type="float">
            <text:p>56,309</text:p>
          </table:table-cell>
          <table:table-cell office:value-type="float" office:value="0.02247" calcext:value-type="float">
            <text:p>0,02247</text:p>
          </table:table-cell>
          <table:table-cell/>
          <table:table-cell office:value-type="float" office:value="55.171" calcext:value-type="float">
            <text:p>55,171</text:p>
          </table:table-cell>
          <table:table-cell office:value-type="float" office:value="1.898236" calcext:value-type="float">
            <text:p>1,898236</text:p>
          </table:table-cell>
          <table:table-cell/>
          <table:table-cell office:value-type="float" office:value="4055.028" calcext:value-type="float">
            <text:p>4055,028</text:p>
          </table:table-cell>
          <table:table-cell office:value-type="float" office:value="801.955062" calcext:value-type="float">
            <text:p>801,955062</text:p>
          </table:table-cell>
          <table:table-cell table:number-columns-repeated="4"/>
          <table:table-cell office:value-type="float" office:value="3977.49" calcext:value-type="float">
            <text:p>3977,49</text:p>
          </table:table-cell>
          <table:table-cell office:value-type="float" office:value="798.198776" calcext:value-type="float">
            <text:p>798,198776</text:p>
          </table:table-cell>
          <table:table-cell/>
        </table:table-row>
        <table:table-row table:style-name="ro1">
          <table:table-cell office:value-type="float" office:value="57.474" calcext:value-type="float">
            <text:p>57,474</text:p>
          </table:table-cell>
          <table:table-cell office:value-type="float" office:value="0.022456" calcext:value-type="float">
            <text:p>0,022456</text:p>
          </table:table-cell>
          <table:table-cell/>
          <table:table-cell office:value-type="float" office:value="52.75" calcext:value-type="float">
            <text:p>52,75</text:p>
          </table:table-cell>
          <table:table-cell office:value-type="float" office:value="1.897024" calcext:value-type="float">
            <text:p>1,897024</text:p>
          </table:table-cell>
          <table:table-cell/>
          <table:table-cell office:value-type="float" office:value="4038.918" calcext:value-type="float">
            <text:p>4038,918</text:p>
          </table:table-cell>
          <table:table-cell office:value-type="float" office:value="761.352241" calcext:value-type="float">
            <text:p>761,352241</text:p>
          </table:table-cell>
          <table:table-cell table:number-columns-repeated="4"/>
          <table:table-cell office:value-type="float" office:value="4017.804" calcext:value-type="float">
            <text:p>4017,804</text:p>
          </table:table-cell>
          <table:table-cell office:value-type="float" office:value="798.181353" calcext:value-type="float">
            <text:p>798,181353</text:p>
          </table:table-cell>
          <table:table-cell/>
        </table:table-row>
        <table:table-row table:style-name="ro1">
          <table:table-cell office:value-type="float" office:value="56.651" calcext:value-type="float">
            <text:p>56,651</text:p>
          </table:table-cell>
          <table:table-cell office:value-type="float" office:value="0.0224" calcext:value-type="float">
            <text:p>0,0224</text:p>
          </table:table-cell>
          <table:table-cell/>
          <table:table-cell office:value-type="float" office:value="58.366" calcext:value-type="float">
            <text:p>58,366</text:p>
          </table:table-cell>
          <table:table-cell office:value-type="float" office:value="1.896507" calcext:value-type="float">
            <text:p>1,896507</text:p>
          </table:table-cell>
          <table:table-cell/>
          <table:table-cell office:value-type="float" office:value="4359.53" calcext:value-type="float">
            <text:p>4359,53</text:p>
          </table:table-cell>
          <table:table-cell office:value-type="float" office:value="158.304387" calcext:value-type="float">
            <text:p>158,304387</text:p>
          </table:table-cell>
          <table:table-cell table:number-columns-repeated="4"/>
          <table:table-cell office:value-type="float" office:value="4002.485" calcext:value-type="float">
            <text:p>4002,485</text:p>
          </table:table-cell>
          <table:table-cell office:value-type="float" office:value="783.038352" calcext:value-type="float">
            <text:p>783,038352</text:p>
          </table:table-cell>
          <table:table-cell/>
        </table:table-row>
        <table:table-row table:style-name="ro1">
          <table:table-cell office:value-type="float" office:value="165.795" calcext:value-type="float">
            <text:p>165,795</text:p>
          </table:table-cell>
          <table:table-cell office:value-type="float" office:value="0.022343" calcext:value-type="float">
            <text:p>0,022343</text:p>
          </table:table-cell>
          <table:table-cell/>
          <table:table-cell office:value-type="float" office:value="67.761" calcext:value-type="float">
            <text:p>67,761</text:p>
          </table:table-cell>
          <table:table-cell office:value-type="float" office:value="1.896247" calcext:value-type="float">
            <text:p>1,896247</text:p>
          </table:table-cell>
          <table:table-cell/>
          <table:table-cell office:value-type="float" office:value="4514.741" calcext:value-type="float">
            <text:p>4514,741</text:p>
          </table:table-cell>
          <table:table-cell office:value-type="float" office:value="137.71392" calcext:value-type="float">
            <text:p>137,71392</text:p>
          </table:table-cell>
          <table:table-cell table:number-columns-repeated="4"/>
          <table:table-cell office:value-type="float" office:value="4022.594" calcext:value-type="float">
            <text:p>4022,594</text:p>
          </table:table-cell>
          <table:table-cell office:value-type="float" office:value="782.846853" calcext:value-type="float">
            <text:p>782,846853</text:p>
          </table:table-cell>
          <table:table-cell/>
        </table:table-row>
        <table:table-row table:style-name="ro1">
          <table:table-cell office:value-type="float" office:value="227.393" calcext:value-type="float">
            <text:p>227,393</text:p>
          </table:table-cell>
          <table:table-cell office:value-type="float" office:value="0.02233" calcext:value-type="float">
            <text:p>0,02233</text:p>
          </table:table-cell>
          <table:table-cell/>
          <table:table-cell office:value-type="float" office:value="57.841" calcext:value-type="float">
            <text:p>57,841</text:p>
          </table:table-cell>
          <table:table-cell office:value-type="float" office:value="1.894557" calcext:value-type="float">
            <text:p>1,894557</text:p>
          </table:table-cell>
          <table:table-cell/>
          <table:table-cell office:value-type="float" office:value="4320.867" calcext:value-type="float">
            <text:p>4320,867</text:p>
          </table:table-cell>
          <table:table-cell office:value-type="float" office:value="118.965002" calcext:value-type="float">
            <text:p>118,965002</text:p>
          </table:table-cell>
          <table:table-cell table:number-columns-repeated="4"/>
          <table:table-cell office:value-type="float" office:value="4020.25" calcext:value-type="float">
            <text:p>4020,25</text:p>
          </table:table-cell>
          <table:table-cell office:value-type="float" office:value="782.646558" calcext:value-type="float">
            <text:p>782,646558</text:p>
          </table:table-cell>
          <table:table-cell/>
        </table:table-row>
        <table:table-row table:style-name="ro1">
          <table:table-cell office:value-type="float" office:value="55.397" calcext:value-type="float">
            <text:p>55,397</text:p>
          </table:table-cell>
          <table:table-cell office:value-type="float" office:value="0.022295" calcext:value-type="float">
            <text:p>0,022295</text:p>
          </table:table-cell>
          <table:table-cell/>
          <table:table-cell office:value-type="float" office:value="123.02" calcext:value-type="float">
            <text:p>123,02</text:p>
          </table:table-cell>
          <table:table-cell office:value-type="float" office:value="1.893888" calcext:value-type="float">
            <text:p>1,893888</text:p>
          </table:table-cell>
          <table:table-cell/>
          <table:table-cell office:value-type="float" office:value="4301.766" calcext:value-type="float">
            <text:p>4301,766</text:p>
          </table:table-cell>
          <table:table-cell office:value-type="float" office:value="118.612476" calcext:value-type="float">
            <text:p>118,612476</text:p>
          </table:table-cell>
          <table:table-cell table:number-columns-repeated="4"/>
          <table:table-cell office:value-type="float" office:value="4021.683" calcext:value-type="float">
            <text:p>4021,683</text:p>
          </table:table-cell>
          <table:table-cell office:value-type="float" office:value="782.345564" calcext:value-type="float">
            <text:p>782,345564</text:p>
          </table:table-cell>
          <table:table-cell/>
        </table:table-row>
        <table:table-row table:style-name="ro1">
          <table:table-cell office:value-type="float" office:value="68.222" calcext:value-type="float">
            <text:p>68,222</text:p>
          </table:table-cell>
          <table:table-cell office:value-type="float" office:value="0.022282" calcext:value-type="float">
            <text:p>0,022282</text:p>
          </table:table-cell>
          <table:table-cell/>
          <table:table-cell office:value-type="float" office:value="73.331" calcext:value-type="float">
            <text:p>73,331</text:p>
          </table:table-cell>
          <table:table-cell office:value-type="float" office:value="1.893131" calcext:value-type="float">
            <text:p>1,893131</text:p>
          </table:table-cell>
          <table:table-cell/>
          <table:table-cell office:value-type="float" office:value="4277.864" calcext:value-type="float">
            <text:p>4277,864</text:p>
          </table:table-cell>
          <table:table-cell office:value-type="float" office:value="99.105372" calcext:value-type="float">
            <text:p>99,105372</text:p>
          </table:table-cell>
          <table:table-cell table:number-columns-repeated="4"/>
          <table:table-cell office:value-type="float" office:value="4003.484" calcext:value-type="float">
            <text:p>4003,484</text:p>
          </table:table-cell>
          <table:table-cell office:value-type="float" office:value="782.243179" calcext:value-type="float">
            <text:p>782,243179</text:p>
          </table:table-cell>
          <table:table-cell/>
        </table:table-row>
        <table:table-row table:style-name="ro1">
          <table:table-cell office:value-type="float" office:value="54.849" calcext:value-type="float">
            <text:p>54,849</text:p>
          </table:table-cell>
          <table:table-cell office:value-type="float" office:value="0.022251" calcext:value-type="float">
            <text:p>0,022251</text:p>
          </table:table-cell>
          <table:table-cell/>
          <table:table-cell office:value-type="float" office:value="59.622" calcext:value-type="float">
            <text:p>59,622</text:p>
          </table:table-cell>
          <table:table-cell office:value-type="float" office:value="1.892599" calcext:value-type="float">
            <text:p>1,892599</text:p>
          </table:table-cell>
          <table:table-cell/>
          <table:table-cell office:value-type="float" office:value="4495.25" calcext:value-type="float">
            <text:p>4495,25</text:p>
          </table:table-cell>
          <table:table-cell office:value-type="float" office:value="79.904818" calcext:value-type="float">
            <text:p>79,904818</text:p>
          </table:table-cell>
          <table:table-cell table:number-columns-repeated="4"/>
          <table:table-cell office:value-type="float" office:value="3983.188" calcext:value-type="float">
            <text:p>3983,188</text:p>
          </table:table-cell>
          <table:table-cell office:value-type="float" office:value="781.521708" calcext:value-type="float">
            <text:p>781,521708</text:p>
          </table:table-cell>
          <table:table-cell/>
        </table:table-row>
        <table:table-row table:style-name="ro1">
          <table:table-cell office:value-type="float" office:value="178.443" calcext:value-type="float">
            <text:p>178,443</text:p>
          </table:table-cell>
          <table:table-cell office:value-type="float" office:value="0.022122" calcext:value-type="float">
            <text:p>0,022122</text:p>
          </table:table-cell>
          <table:table-cell/>
          <table:table-cell office:value-type="float" office:value="61.472" calcext:value-type="float">
            <text:p>61,472</text:p>
          </table:table-cell>
          <table:table-cell office:value-type="float" office:value="1.891837" calcext:value-type="float">
            <text:p>1,891837</text:p>
          </table:table-cell>
          <table:table-cell/>
          <table:table-cell office:value-type="float" office:value="4279.368" calcext:value-type="float">
            <text:p>4279,368</text:p>
          </table:table-cell>
          <table:table-cell office:value-type="float" office:value="79.721933" calcext:value-type="float">
            <text:p>79,721933</text:p>
          </table:table-cell>
          <table:table-cell table:number-columns-repeated="4"/>
          <table:table-cell office:value-type="float" office:value="4005.053" calcext:value-type="float">
            <text:p>4005,053</text:p>
          </table:table-cell>
          <table:table-cell office:value-type="float" office:value="781.502105" calcext:value-type="float">
            <text:p>781,502105</text:p>
          </table:table-cell>
          <table:table-cell/>
        </table:table-row>
        <table:table-row table:style-name="ro1">
          <table:table-cell office:value-type="float" office:value="52.369" calcext:value-type="float">
            <text:p>52,369</text:p>
          </table:table-cell>
          <table:table-cell office:value-type="float" office:value="0.022116" calcext:value-type="float">
            <text:p>0,022116</text:p>
          </table:table-cell>
          <table:table-cell/>
          <table:table-cell office:value-type="float" office:value="53.01" calcext:value-type="float">
            <text:p>53,01</text:p>
          </table:table-cell>
          <table:table-cell office:value-type="float" office:value="1.891088" calcext:value-type="float">
            <text:p>1,891088</text:p>
          </table:table-cell>
          <table:table-cell/>
          <table:table-cell office:value-type="float" office:value="4348.493" calcext:value-type="float">
            <text:p>4348,493</text:p>
          </table:table-cell>
          <table:table-cell office:value-type="float" office:value="61.455629" calcext:value-type="float">
            <text:p>61,455629</text:p>
          </table:table-cell>
          <table:table-cell table:number-columns-repeated="4"/>
          <table:table-cell office:value-type="float" office:value="4000.343" calcext:value-type="float">
            <text:p>4000,343</text:p>
          </table:table-cell>
          <table:table-cell office:value-type="float" office:value="781.418098" calcext:value-type="float">
            <text:p>781,418098</text:p>
          </table:table-cell>
          <table:table-cell/>
        </table:table-row>
        <table:table-row table:style-name="ro1">
          <table:table-cell office:value-type="float" office:value="58.766" calcext:value-type="float">
            <text:p>58,766</text:p>
          </table:table-cell>
          <table:table-cell office:value-type="float" office:value="0.022029" calcext:value-type="float">
            <text:p>0,022029</text:p>
          </table:table-cell>
          <table:table-cell/>
          <table:table-cell office:value-type="float" office:value="68.249" calcext:value-type="float">
            <text:p>68,249</text:p>
          </table:table-cell>
          <table:table-cell office:value-type="float" office:value="1.890202" calcext:value-type="float">
            <text:p>1,890202</text:p>
          </table:table-cell>
          <table:table-cell/>
          <table:table-cell office:value-type="float" office:value="4286.135" calcext:value-type="float">
            <text:p>4286,135</text:p>
          </table:table-cell>
          <table:table-cell office:value-type="float" office:value="59.908662" calcext:value-type="float">
            <text:p>59,908662</text:p>
          </table:table-cell>
          <table:table-cell table:number-columns-repeated="4"/>
          <table:table-cell office:value-type="float" office:value="4039.678" calcext:value-type="float">
            <text:p>4039,678</text:p>
          </table:table-cell>
          <table:table-cell office:value-type="float" office:value="781.39771" calcext:value-type="float">
            <text:p>781,39771</text:p>
          </table:table-cell>
          <table:table-cell/>
        </table:table-row>
        <table:table-row table:style-name="ro1">
          <table:table-cell office:value-type="float" office:value="70.927" calcext:value-type="float">
            <text:p>70,927</text:p>
          </table:table-cell>
          <table:table-cell office:value-type="float" office:value="0.021979" calcext:value-type="float">
            <text:p>0,021979</text:p>
          </table:table-cell>
          <table:table-cell/>
          <table:table-cell office:value-type="float" office:value="57.472" calcext:value-type="float">
            <text:p>57,472</text:p>
          </table:table-cell>
          <table:table-cell office:value-type="float" office:value="1.889955" calcext:value-type="float">
            <text:p>1,889955</text:p>
          </table:table-cell>
          <table:table-cell/>
          <table:table-cell office:value-type="float" office:value="4316.158" calcext:value-type="float">
            <text:p>4316,158</text:p>
          </table:table-cell>
          <table:table-cell office:value-type="float" office:value="59.778617" calcext:value-type="float">
            <text:p>59,778617</text:p>
          </table:table-cell>
          <table:table-cell table:number-columns-repeated="4"/>
          <table:table-cell office:value-type="float" office:value="4001.87" calcext:value-type="float">
            <text:p>4001,87</text:p>
          </table:table-cell>
          <table:table-cell office:value-type="float" office:value="781.288402" calcext:value-type="float">
            <text:p>781,288402</text:p>
          </table:table-cell>
          <table:table-cell/>
        </table:table-row>
        <table:table-row table:style-name="ro1">
          <table:table-cell office:value-type="float" office:value="61.153" calcext:value-type="float">
            <text:p>61,153</text:p>
          </table:table-cell>
          <table:table-cell office:value-type="float" office:value="0.021914" calcext:value-type="float">
            <text:p>0,021914</text:p>
          </table:table-cell>
          <table:table-cell/>
          <table:table-cell office:value-type="float" office:value="54.045" calcext:value-type="float">
            <text:p>54,045</text:p>
          </table:table-cell>
          <table:table-cell office:value-type="float" office:value="1.889278" calcext:value-type="float">
            <text:p>1,889278</text:p>
          </table:table-cell>
          <table:table-cell/>
          <table:table-cell office:value-type="float" office:value="4257.588" calcext:value-type="float">
            <text:p>4257,588</text:p>
          </table:table-cell>
          <table:table-cell office:value-type="float" office:value="59.655318" calcext:value-type="float">
            <text:p>59,655318</text:p>
          </table:table-cell>
          <table:table-cell table:number-columns-repeated="4"/>
          <table:table-cell office:value-type="float" office:value="4261.612" calcext:value-type="float">
            <text:p>4261,612</text:p>
          </table:table-cell>
          <table:table-cell office:value-type="float" office:value="781.283439" calcext:value-type="float">
            <text:p>781,283439</text:p>
          </table:table-cell>
          <table:table-cell/>
        </table:table-row>
        <table:table-row table:style-name="ro1">
          <table:table-cell office:value-type="float" office:value="98.323" calcext:value-type="float">
            <text:p>98,323</text:p>
          </table:table-cell>
          <table:table-cell office:value-type="float" office:value="0.021907" calcext:value-type="float">
            <text:p>0,021907</text:p>
          </table:table-cell>
          <table:table-cell/>
          <table:table-cell office:value-type="float" office:value="73.094" calcext:value-type="float">
            <text:p>73,094</text:p>
          </table:table-cell>
          <table:table-cell office:value-type="float" office:value="1.870986" calcext:value-type="float">
            <text:p>1,870986</text:p>
          </table:table-cell>
          <table:table-cell/>
          <table:table-cell office:value-type="float" office:value="4364.338" calcext:value-type="float">
            <text:p>4364,338</text:p>
          </table:table-cell>
          <table:table-cell office:value-type="float" office:value="59.553932" calcext:value-type="float">
            <text:p>59,553932</text:p>
          </table:table-cell>
          <table:table-cell table:number-columns-repeated="4"/>
          <table:table-cell office:value-type="float" office:value="4022.115" calcext:value-type="float">
            <text:p>4022,115</text:p>
          </table:table-cell>
          <table:table-cell office:value-type="float" office:value="781.170596" calcext:value-type="float">
            <text:p>781,170596</text:p>
          </table:table-cell>
          <table:table-cell/>
        </table:table-row>
        <table:table-row table:style-name="ro1">
          <table:table-cell office:value-type="float" office:value="56.482" calcext:value-type="float">
            <text:p>56,482</text:p>
          </table:table-cell>
          <table:table-cell office:value-type="float" office:value="0.021745" calcext:value-type="float">
            <text:p>0,021745</text:p>
          </table:table-cell>
          <table:table-cell/>
          <table:table-cell office:value-type="float" office:value="55.699" calcext:value-type="float">
            <text:p>55,699</text:p>
          </table:table-cell>
          <table:table-cell office:value-type="float" office:value="1.869333" calcext:value-type="float">
            <text:p>1,869333</text:p>
          </table:table-cell>
          <table:table-cell/>
          <table:table-cell office:value-type="float" office:value="4229.065" calcext:value-type="float">
            <text:p>4229,065</text:p>
          </table:table-cell>
          <table:table-cell office:value-type="float" office:value="58.628043" calcext:value-type="float">
            <text:p>58,628043</text:p>
          </table:table-cell>
          <table:table-cell table:number-columns-repeated="4"/>
          <table:table-cell office:value-type="float" office:value="4041.352" calcext:value-type="float">
            <text:p>4041,352</text:p>
          </table:table-cell>
          <table:table-cell office:value-type="float" office:value="780.498492" calcext:value-type="float">
            <text:p>780,498492</text:p>
          </table:table-cell>
          <table:table-cell/>
        </table:table-row>
        <table:table-row table:style-name="ro1">
          <table:table-cell office:value-type="float" office:value="92.221" calcext:value-type="float">
            <text:p>92,221</text:p>
          </table:table-cell>
          <table:table-cell office:value-type="float" office:value="0.021617" calcext:value-type="float">
            <text:p>0,021617</text:p>
          </table:table-cell>
          <table:table-cell/>
          <table:table-cell office:value-type="float" office:value="59.871" calcext:value-type="float">
            <text:p>59,871</text:p>
          </table:table-cell>
          <table:table-cell office:value-type="float" office:value="1.869232" calcext:value-type="float">
            <text:p>1,869232</text:p>
          </table:table-cell>
          <table:table-cell/>
          <table:table-cell office:value-type="float" office:value="4221.196" calcext:value-type="float">
            <text:p>4221,196</text:p>
          </table:table-cell>
          <table:table-cell office:value-type="float" office:value="58.329329" calcext:value-type="float">
            <text:p>58,329329</text:p>
          </table:table-cell>
          <table:table-cell table:number-columns-repeated="4"/>
          <table:table-cell office:value-type="float" office:value="3999.444" calcext:value-type="float">
            <text:p>3999,444</text:p>
          </table:table-cell>
          <table:table-cell office:value-type="float" office:value="780.24168" calcext:value-type="float">
            <text:p>780,24168</text:p>
          </table:table-cell>
          <table:table-cell/>
        </table:table-row>
        <table:table-row table:style-name="ro1">
          <table:table-cell office:value-type="float" office:value="103.741" calcext:value-type="float">
            <text:p>103,741</text:p>
          </table:table-cell>
          <table:table-cell office:value-type="float" office:value="0.021517" calcext:value-type="float">
            <text:p>0,021517</text:p>
          </table:table-cell>
          <table:table-cell/>
          <table:table-cell office:value-type="float" office:value="59.849" calcext:value-type="float">
            <text:p>59,849</text:p>
          </table:table-cell>
          <table:table-cell office:value-type="float" office:value="1.866062" calcext:value-type="float">
            <text:p>1,866062</text:p>
          </table:table-cell>
          <table:table-cell/>
          <table:table-cell office:value-type="float" office:value="4305.529" calcext:value-type="float">
            <text:p>4305,529</text:p>
          </table:table-cell>
          <table:table-cell office:value-type="float" office:value="41.546442" calcext:value-type="float">
            <text:p>41,546442</text:p>
          </table:table-cell>
          <table:table-cell table:number-columns-repeated="4"/>
          <table:table-cell office:value-type="float" office:value="4000.07" calcext:value-type="float">
            <text:p>4000,07</text:p>
          </table:table-cell>
          <table:table-cell office:value-type="float" office:value="779.762769" calcext:value-type="float">
            <text:p>779,762769</text:p>
          </table:table-cell>
          <table:table-cell/>
        </table:table-row>
        <table:table-row table:style-name="ro1">
          <table:table-cell office:value-type="float" office:value="50.895" calcext:value-type="float">
            <text:p>50,895</text:p>
          </table:table-cell>
          <table:table-cell office:value-type="float" office:value="0.021381" calcext:value-type="float">
            <text:p>0,021381</text:p>
          </table:table-cell>
          <table:table-cell/>
          <table:table-cell office:value-type="float" office:value="60.106" calcext:value-type="float">
            <text:p>60,106</text:p>
          </table:table-cell>
          <table:table-cell office:value-type="float" office:value="1.86132" calcext:value-type="float">
            <text:p>1,86132</text:p>
          </table:table-cell>
          <table:table-cell/>
          <table:table-cell office:value-type="float" office:value="4249.753" calcext:value-type="float">
            <text:p>4249,753</text:p>
          </table:table-cell>
          <table:table-cell office:value-type="float" office:value="41.50909" calcext:value-type="float">
            <text:p>41,50909</text:p>
          </table:table-cell>
          <table:table-cell table:number-columns-repeated="4"/>
          <table:table-cell office:value-type="float" office:value="3960.387" calcext:value-type="float">
            <text:p>3960,387</text:p>
          </table:table-cell>
          <table:table-cell office:value-type="float" office:value="779.364201" calcext:value-type="float">
            <text:p>779,364201</text:p>
          </table:table-cell>
          <table:table-cell/>
        </table:table-row>
        <table:table-row table:style-name="ro1">
          <table:table-cell office:value-type="float" office:value="51.467" calcext:value-type="float">
            <text:p>51,467</text:p>
          </table:table-cell>
          <table:table-cell office:value-type="float" office:value="0.020914" calcext:value-type="float">
            <text:p>0,020914</text:p>
          </table:table-cell>
          <table:table-cell/>
          <table:table-cell office:value-type="float" office:value="64.636" calcext:value-type="float">
            <text:p>64,636</text:p>
          </table:table-cell>
          <table:table-cell office:value-type="float" office:value="1.856795" calcext:value-type="float">
            <text:p>1,856795</text:p>
          </table:table-cell>
          <table:table-cell/>
          <table:table-cell office:value-type="float" office:value="4247.261" calcext:value-type="float">
            <text:p>4247,261</text:p>
          </table:table-cell>
          <table:table-cell office:value-type="float" office:value="39.38784" calcext:value-type="float">
            <text:p>39,38784</text:p>
          </table:table-cell>
          <table:table-cell table:number-columns-repeated="4"/>
          <table:table-cell office:value-type="float" office:value="4036.866" calcext:value-type="float">
            <text:p>4036,866</text:p>
          </table:table-cell>
          <table:table-cell office:value-type="float" office:value="779.256689" calcext:value-type="float">
            <text:p>779,256689</text:p>
          </table:table-cell>
          <table:table-cell/>
        </table:table-row>
        <table:table-row table:style-name="ro1">
          <table:table-cell office:value-type="float" office:value="239.854" calcext:value-type="float">
            <text:p>239,854</text:p>
          </table:table-cell>
          <table:table-cell office:value-type="float" office:value="0.02076" calcext:value-type="float">
            <text:p>0,02076</text:p>
          </table:table-cell>
          <table:table-cell/>
          <table:table-cell office:value-type="float" office:value="60.188" calcext:value-type="float">
            <text:p>60,188</text:p>
          </table:table-cell>
          <table:table-cell office:value-type="float" office:value="1.846042" calcext:value-type="float">
            <text:p>1,846042</text:p>
          </table:table-cell>
          <table:table-cell/>
          <table:table-cell office:value-type="float" office:value="4695.717" calcext:value-type="float">
            <text:p>4695,717</text:p>
          </table:table-cell>
          <table:table-cell office:value-type="float" office:value="22.600869" calcext:value-type="float">
            <text:p>22,600869</text:p>
          </table:table-cell>
          <table:table-cell table:number-columns-repeated="4"/>
          <table:table-cell office:value-type="float" office:value="3980.082" calcext:value-type="float">
            <text:p>3980,082</text:p>
          </table:table-cell>
          <table:table-cell office:value-type="float" office:value="779.146356" calcext:value-type="float">
            <text:p>779,146356</text:p>
          </table:table-cell>
          <table:table-cell/>
        </table:table-row>
        <table:table-row table:style-name="ro1">
          <table:table-cell office:value-type="float" office:value="63.636" calcext:value-type="float">
            <text:p>63,636</text:p>
          </table:table-cell>
          <table:table-cell office:value-type="float" office:value="0.020389" calcext:value-type="float">
            <text:p>0,020389</text:p>
          </table:table-cell>
          <table:table-cell/>
          <table:table-cell office:value-type="float" office:value="51.607" calcext:value-type="float">
            <text:p>51,607</text:p>
          </table:table-cell>
          <table:table-cell office:value-type="float" office:value="1.83489" calcext:value-type="float">
            <text:p>1,83489</text:p>
          </table:table-cell>
          <table:table-cell/>
          <table:table-cell office:value-type="float" office:value="4621.826" calcext:value-type="float">
            <text:p>4621,826</text:p>
          </table:table-cell>
          <table:table-cell office:value-type="float" office:value="21.541101" calcext:value-type="float">
            <text:p>21,541101</text:p>
          </table:table-cell>
          <table:table-cell table:number-columns-repeated="4"/>
          <table:table-cell office:value-type="float" office:value="3982.08" calcext:value-type="float">
            <text:p>3982,08</text:p>
          </table:table-cell>
          <table:table-cell office:value-type="float" office:value="779.129872" calcext:value-type="float">
            <text:p>779,129872</text:p>
          </table:table-cell>
          <table:table-cell/>
        </table:table-row>
        <table:table-row table:style-name="ro1">
          <table:table-cell office:value-type="float" office:value="130.87" calcext:value-type="float">
            <text:p>130,87</text:p>
          </table:table-cell>
          <table:table-cell office:value-type="float" office:value="0.0191" calcext:value-type="float">
            <text:p>0,0191</text:p>
          </table:table-cell>
          <table:table-cell/>
          <table:table-cell office:value-type="float" office:value="60.465" calcext:value-type="float">
            <text:p>60,465</text:p>
          </table:table-cell>
          <table:table-cell office:value-type="float" office:value="1.820882" calcext:value-type="float">
            <text:p>1,820882</text:p>
          </table:table-cell>
          <table:table-cell/>
          <table:table-cell office:value-type="float" office:value="4339.125" calcext:value-type="float">
            <text:p>4339,125</text:p>
          </table:table-cell>
          <table:table-cell office:value-type="float" office:value="18.72495" calcext:value-type="float">
            <text:p>18,72495</text:p>
          </table:table-cell>
          <table:table-cell table:number-columns-repeated="4"/>
          <table:table-cell office:value-type="float" office:value="3963.215" calcext:value-type="float">
            <text:p>3963,215</text:p>
          </table:table-cell>
          <table:table-cell office:value-type="float" office:value="777.866427" calcext:value-type="float">
            <text:p>777,86642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4000.166" calcext:value-type="float">
            <text:p>4000,166</text:p>
          </table:table-cell>
          <table:table-cell office:value-type="float" office:value="761.641099" calcext:value-type="float">
            <text:p>761,64109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4279.136" calcext:value-type="float">
            <text:p>4279,136</text:p>
          </table:table-cell>
          <table:table-cell office:value-type="float" office:value="742.745916" calcext:value-type="float">
            <text:p>742,74591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4199.562" calcext:value-type="float">
            <text:p>4199,56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239.404" calcext:value-type="float">
            <text:p>4239,404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197.39" calcext:value-type="float">
            <text:p>4197,3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260.128" calcext:value-type="float">
            <text:p>4260,128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182.195" calcext:value-type="float">
            <text:p>4182,195</text:p>
          </table:table-cell>
          <table:table-cell table:number-columns-repeated="2"/>
        </table:table-row>
      </table:table>
      <table:table table:name="NODEJS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636.391" calcext:value-type="float">
            <text:p>3636,391</text:p>
          </table:table-cell>
          <table:table-cell table:number-columns-repeated="2"/>
          <table:table-cell office:value-type="float" office:value="198.977" calcext:value-type="float">
            <text:p>198,977</text:p>
          </table:table-cell>
          <table:table-cell table:number-columns-repeated="2"/>
          <table:table-cell office:value-type="float" office:value="2105.829" calcext:value-type="float">
            <text:p>2105,829</text:p>
          </table:table-cell>
          <table:table-cell office:value-type="float" office:value="997.430746" calcext:value-type="float">
            <text:p>997,430746</text:p>
          </table:table-cell>
          <table:table-cell table:number-columns-repeated="5"/>
          <table:table-cell table:formula="of:=['NODEJS-256MB'.N7]-['NODEJS-256MB'.$L7]" office:value-type="float" office:value="-0.00299801041666667" calcext:value-type="float">
            <text:p>-0,0029980104</text:p>
          </table:table-cell>
          <table:table-cell table:formula="of:=['NODEJS-256MB'.O7]-['NODEJS-256MB'.$L7]" office:value-type="float" office:value="0.00252798958333333" calcext:value-type="float">
            <text:p>0,0025279896</text:p>
          </table:table-cell>
        </table:table-row>
        <table:table-row table:style-name="ro1">
          <table:table-cell office:value-type="float" office:value="314.471" calcext:value-type="float">
            <text:p>314,471</text:p>
          </table:table-cell>
          <table:table-cell table:number-columns-repeated="2"/>
          <table:table-cell office:value-type="float" office:value="189.077" calcext:value-type="float">
            <text:p>189,077</text:p>
          </table:table-cell>
          <table:table-cell table:number-columns-repeated="2"/>
          <table:table-cell office:value-type="float" office:value="2162.719" calcext:value-type="float">
            <text:p>2162,719</text:p>
          </table:table-cell>
          <table:table-cell office:value-type="float" office:value="980.734832" calcext:value-type="float">
            <text:p>980,734832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12.903" calcext:value-type="float">
            <text:p>112,903</text:p>
          </table:table-cell>
          <table:table-cell table:number-columns-repeated="2"/>
          <table:table-cell office:value-type="float" office:value="94.313" calcext:value-type="float">
            <text:p>94,313</text:p>
          </table:table-cell>
          <table:table-cell table:number-columns-repeated="2"/>
          <table:table-cell office:value-type="float" office:value="2103.732" calcext:value-type="float">
            <text:p>2103,732</text:p>
          </table:table-cell>
          <table:table-cell office:value-type="float" office:value="979.107321" calcext:value-type="float">
            <text:p>979,10732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256MB'.$B$5:.$B$104])" office:value-type="float" office:value="0.0236520104166667" calcext:value-type="float">
            <text:p>0,0236520104</text:p>
          </table:table-cell>
          <table:table-cell table:formula="of:=STDEV(['NODEJS-256MB'.$B$5:.$B$104])" office:value-type="float" office:value="0.00120837549492385" calcext:value-type="float">
            <text:p>0,0012083755</text:p>
          </table:table-cell>
          <table:table-cell table:formula="of:=MIN(['NODEJS-256MB'.$B$5:.$B$104])" office:value-type="float" office:value="0.020654" calcext:value-type="float">
            <text:p>0,020654</text:p>
          </table:table-cell>
          <table:table-cell table:formula="of:=MAX(['NODEJS-256MB'.$B$5:.$B$104])" office:value-type="float" office:value="0.02618" calcext:value-type="float">
            <text:p>0,02618</text:p>
          </table:table-cell>
        </table:table-row>
        <table:table-row table:style-name="ro1">
          <table:table-cell office:value-type="float" office:value="184.602" calcext:value-type="float">
            <text:p>184,602</text:p>
          </table:table-cell>
          <table:table-cell table:number-columns-repeated="2"/>
          <table:table-cell office:value-type="float" office:value="290.839" calcext:value-type="float">
            <text:p>290,839</text:p>
          </table:table-cell>
          <table:table-cell table:number-columns-repeated="2"/>
          <table:table-cell office:value-type="float" office:value="2101.368" calcext:value-type="float">
            <text:p>2101,368</text:p>
          </table:table-cell>
          <table:table-cell office:value-type="float" office:value="977.370135" calcext:value-type="float">
            <text:p>977,37013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256MB'.$E$5:.$E$104])" office:value-type="float" office:value="1.92635643617021" calcext:value-type="float">
            <text:p>1,9263564362</text:p>
          </table:table-cell>
          <table:table-cell table:formula="of:=STDEV(['NODEJS-256MB'.$E$5:.$E$104])" office:value-type="float" office:value="0.047748739008415" calcext:value-type="float">
            <text:p>0,047748739</text:p>
          </table:table-cell>
          <table:table-cell table:formula="of:=MIN(['NODEJS-256MB'.$E$5:.$E$104])" office:value-type="float" office:value="1.757183" calcext:value-type="float">
            <text:p>1,757183</text:p>
          </table:table-cell>
          <table:table-cell table:formula="of:=MAX(['NODEJS-256MB'.$E$5:.$E$104])" office:value-type="float" office:value="2.120627" calcext:value-type="float">
            <text:p>2,120627</text:p>
          </table:table-cell>
        </table:table-row>
        <table:table-row table:style-name="ro1">
          <table:table-cell office:value-type="float" office:value="71.072" calcext:value-type="float">
            <text:p>71,072</text:p>
          </table:table-cell>
          <table:table-cell office:value-type="float" office:value="0.02618" calcext:value-type="float">
            <text:p>0,02618</text:p>
          </table:table-cell>
          <table:table-cell/>
          <table:table-cell office:value-type="float" office:value="107.699" calcext:value-type="float">
            <text:p>107,699</text:p>
          </table:table-cell>
          <table:table-cell table:number-columns-repeated="2"/>
          <table:table-cell office:value-type="float" office:value="2105.691" calcext:value-type="float">
            <text:p>2105,691</text:p>
          </table:table-cell>
          <table:table-cell office:value-type="float" office:value="977.334748" calcext:value-type="float">
            <text:p>977,33474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56MB'.$H$5:.$H$60])" office:value-type="float" office:value="951.147803660714" calcext:value-type="float">
            <text:p>951,1478036607</text:p>
          </table:table-cell>
          <table:table-cell table:formula="of:=STDEV(['NODEJS-256MB'.$H$5:.$H$60])" office:value-type="float" office:value="18.3931566933678" calcext:value-type="float">
            <text:p>18,3931566934</text:p>
          </table:table-cell>
          <table:table-cell table:formula="of:=MIN(['NODEJS-256MB'.$H$5:.$H$60])" office:value-type="float" office:value="921.092037" calcext:value-type="float">
            <text:p>921,092037</text:p>
          </table:table-cell>
          <table:table-cell table:formula="of:=MAX(['NODEJS-256MB'.$H$5:.$H$60])" office:value-type="float" office:value="997.430746" calcext:value-type="float">
            <text:p>997,430746</text:p>
          </table:table-cell>
        </table:table-row>
        <table:table-row table:style-name="ro1">
          <table:table-cell office:value-type="float" office:value="119.512" calcext:value-type="float">
            <text:p>119,512</text:p>
          </table:table-cell>
          <table:table-cell office:value-type="float" office:value="0.026088" calcext:value-type="float">
            <text:p>0,026088</text:p>
          </table:table-cell>
          <table:table-cell/>
          <table:table-cell office:value-type="float" office:value="401.331" calcext:value-type="float">
            <text:p>401,331</text:p>
          </table:table-cell>
          <table:table-cell table:number-columns-repeated="2"/>
          <table:table-cell office:value-type="float" office:value="2357.608" calcext:value-type="float">
            <text:p>2357,608</text:p>
          </table:table-cell>
          <table:table-cell office:value-type="float" office:value="977.203219" calcext:value-type="float">
            <text:p>977,203219</text:p>
          </table:table-cell>
          <table:table-cell table:number-columns-repeated="7"/>
        </table:table-row>
        <table:table-row table:style-name="ro1">
          <table:table-cell office:value-type="float" office:value="132.123" calcext:value-type="float">
            <text:p>132,123</text:p>
          </table:table-cell>
          <table:table-cell office:value-type="float" office:value="0.025627" calcext:value-type="float">
            <text:p>0,025627</text:p>
          </table:table-cell>
          <table:table-cell/>
          <table:table-cell office:value-type="float" office:value="184.245" calcext:value-type="float">
            <text:p>184,245</text:p>
          </table:table-cell>
          <table:table-cell office:value-type="float" office:value="2.120627" calcext:value-type="float">
            <text:p>2,120627</text:p>
          </table:table-cell>
          <table:table-cell/>
          <table:table-cell office:value-type="float" office:value="2105.24" calcext:value-type="float">
            <text:p>2105,24</text:p>
          </table:table-cell>
          <table:table-cell office:value-type="float" office:value="976.72161" calcext:value-type="float">
            <text:p>976,72161</text:p>
          </table:table-cell>
          <table:table-cell table:number-columns-repeated="7"/>
        </table:table-row>
        <table:table-row table:style-name="ro1">
          <table:table-cell office:value-type="float" office:value="250.123" calcext:value-type="float">
            <text:p>250,123</text:p>
          </table:table-cell>
          <table:table-cell office:value-type="float" office:value="0.025608" calcext:value-type="float">
            <text:p>0,025608</text:p>
          </table:table-cell>
          <table:table-cell/>
          <table:table-cell office:value-type="float" office:value="275.331" calcext:value-type="float">
            <text:p>275,331</text:p>
          </table:table-cell>
          <table:table-cell office:value-type="float" office:value="2.011582" calcext:value-type="float">
            <text:p>2,011582</text:p>
          </table:table-cell>
          <table:table-cell/>
          <table:table-cell office:value-type="float" office:value="2115.454" calcext:value-type="float">
            <text:p>2115,454</text:p>
          </table:table-cell>
          <table:table-cell office:value-type="float" office:value="976.618001" calcext:value-type="float">
            <text:p>976,618001</text:p>
          </table:table-cell>
          <table:table-cell table:number-columns-repeated="7"/>
        </table:table-row>
        <table:table-row table:style-name="ro1">
          <table:table-cell office:value-type="float" office:value="68.663" calcext:value-type="float">
            <text:p>68,663</text:p>
          </table:table-cell>
          <table:table-cell office:value-type="float" office:value="0.025594" calcext:value-type="float">
            <text:p>0,025594</text:p>
          </table:table-cell>
          <table:table-cell/>
          <table:table-cell office:value-type="float" office:value="108.209" calcext:value-type="float">
            <text:p>108,209</text:p>
          </table:table-cell>
          <table:table-cell office:value-type="float" office:value="2.010564" calcext:value-type="float">
            <text:p>2,010564</text:p>
          </table:table-cell>
          <table:table-cell/>
          <table:table-cell office:value-type="float" office:value="2881.84" calcext:value-type="float">
            <text:p>2881,84</text:p>
          </table:table-cell>
          <table:table-cell office:value-type="float" office:value="963.039024" calcext:value-type="float">
            <text:p>963,039024</text:p>
          </table:table-cell>
          <table:table-cell table:number-columns-repeated="7"/>
        </table:table-row>
        <table:table-row table:style-name="ro1">
          <table:table-cell office:value-type="float" office:value="117.577" calcext:value-type="float">
            <text:p>117,577</text:p>
          </table:table-cell>
          <table:table-cell office:value-type="float" office:value="0.025533" calcext:value-type="float">
            <text:p>0,025533</text:p>
          </table:table-cell>
          <table:table-cell/>
          <table:table-cell office:value-type="float" office:value="111.023" calcext:value-type="float">
            <text:p>111,023</text:p>
          </table:table-cell>
          <table:table-cell office:value-type="float" office:value="1.997976" calcext:value-type="float">
            <text:p>1,997976</text:p>
          </table:table-cell>
          <table:table-cell/>
          <table:table-cell office:value-type="float" office:value="2123.809" calcext:value-type="float">
            <text:p>2123,809</text:p>
          </table:table-cell>
          <table:table-cell office:value-type="float" office:value="962.467598" calcext:value-type="float">
            <text:p>962,467598</text:p>
          </table:table-cell>
          <table:table-cell table:number-columns-repeated="7"/>
        </table:table-row>
        <table:table-row table:style-name="ro1">
          <table:table-cell office:value-type="float" office:value="128.937" calcext:value-type="float">
            <text:p>128,937</text:p>
          </table:table-cell>
          <table:table-cell office:value-type="float" office:value="0.025455" calcext:value-type="float">
            <text:p>0,025455</text:p>
          </table:table-cell>
          <table:table-cell/>
          <table:table-cell office:value-type="float" office:value="138.393" calcext:value-type="float">
            <text:p>138,393</text:p>
          </table:table-cell>
          <table:table-cell office:value-type="float" office:value="1.996336" calcext:value-type="float">
            <text:p>1,996336</text:p>
          </table:table-cell>
          <table:table-cell/>
          <table:table-cell office:value-type="float" office:value="2131.736" calcext:value-type="float">
            <text:p>2131,736</text:p>
          </table:table-cell>
          <table:table-cell office:value-type="float" office:value="962.300228" calcext:value-type="float">
            <text:p>962,300228</text:p>
          </table:table-cell>
          <table:table-cell table:number-columns-repeated="7"/>
        </table:table-row>
        <table:table-row table:style-name="ro1">
          <table:table-cell office:value-type="float" office:value="62.216" calcext:value-type="float">
            <text:p>62,216</text:p>
          </table:table-cell>
          <table:table-cell office:value-type="float" office:value="0.025361" calcext:value-type="float">
            <text:p>0,025361</text:p>
          </table:table-cell>
          <table:table-cell/>
          <table:table-cell office:value-type="float" office:value="99.755" calcext:value-type="float">
            <text:p>99,755</text:p>
          </table:table-cell>
          <table:table-cell office:value-type="float" office:value="1.990866" calcext:value-type="float">
            <text:p>1,990866</text:p>
          </table:table-cell>
          <table:table-cell/>
          <table:table-cell office:value-type="float" office:value="2340.868" calcext:value-type="float">
            <text:p>2340,868</text:p>
          </table:table-cell>
          <table:table-cell office:value-type="float" office:value="961.529639" calcext:value-type="float">
            <text:p>961,529639</text:p>
          </table:table-cell>
          <table:table-cell table:number-columns-repeated="7"/>
        </table:table-row>
        <table:table-row table:style-name="ro1">
          <table:table-cell office:value-type="float" office:value="1313.138" calcext:value-type="float">
            <text:p>1313,138</text:p>
          </table:table-cell>
          <table:table-cell office:value-type="float" office:value="0.025352" calcext:value-type="float">
            <text:p>0,025352</text:p>
          </table:table-cell>
          <table:table-cell/>
          <table:table-cell office:value-type="float" office:value="341.572" calcext:value-type="float">
            <text:p>341,572</text:p>
          </table:table-cell>
          <table:table-cell office:value-type="float" office:value="1.990044" calcext:value-type="float">
            <text:p>1,990044</text:p>
          </table:table-cell>
          <table:table-cell/>
          <table:table-cell office:value-type="float" office:value="2366.502" calcext:value-type="float">
            <text:p>2366,502</text:p>
          </table:table-cell>
          <table:table-cell office:value-type="float" office:value="960.925343" calcext:value-type="float">
            <text:p>960,925343</text:p>
          </table:table-cell>
          <table:table-cell table:number-columns-repeated="7"/>
        </table:table-row>
        <table:table-row table:style-name="ro1">
          <table:table-cell office:value-type="float" office:value="96.897" calcext:value-type="float">
            <text:p>96,897</text:p>
          </table:table-cell>
          <table:table-cell office:value-type="float" office:value="0.025151" calcext:value-type="float">
            <text:p>0,025151</text:p>
          </table:table-cell>
          <table:table-cell/>
          <table:table-cell office:value-type="float" office:value="84.222" calcext:value-type="float">
            <text:p>84,222</text:p>
          </table:table-cell>
          <table:table-cell office:value-type="float" office:value="1.98808" calcext:value-type="float">
            <text:p>1,98808</text:p>
          </table:table-cell>
          <table:table-cell/>
          <table:table-cell office:value-type="float" office:value="2118.674" calcext:value-type="float">
            <text:p>2118,674</text:p>
          </table:table-cell>
          <table:table-cell office:value-type="float" office:value="960.92226" calcext:value-type="float">
            <text:p>960,92226</text:p>
          </table:table-cell>
          <table:table-cell table:number-columns-repeated="7"/>
        </table:table-row>
        <table:table-row table:style-name="ro1">
          <table:table-cell office:value-type="float" office:value="65.831" calcext:value-type="float">
            <text:p>65,831</text:p>
          </table:table-cell>
          <table:table-cell office:value-type="float" office:value="0.025143" calcext:value-type="float">
            <text:p>0,025143</text:p>
          </table:table-cell>
          <table:table-cell/>
          <table:table-cell office:value-type="float" office:value="537.287" calcext:value-type="float">
            <text:p>537,287</text:p>
          </table:table-cell>
          <table:table-cell office:value-type="float" office:value="1.98323" calcext:value-type="float">
            <text:p>1,98323</text:p>
          </table:table-cell>
          <table:table-cell/>
          <table:table-cell office:value-type="float" office:value="2095.175" calcext:value-type="float">
            <text:p>2095,175</text:p>
          </table:table-cell>
          <table:table-cell office:value-type="float" office:value="960.823844" calcext:value-type="float">
            <text:p>960,823844</text:p>
          </table:table-cell>
          <table:table-cell table:number-columns-repeated="7"/>
        </table:table-row>
        <table:table-row table:style-name="ro1">
          <table:table-cell office:value-type="float" office:value="168.652" calcext:value-type="float">
            <text:p>168,652</text:p>
          </table:table-cell>
          <table:table-cell office:value-type="float" office:value="0.025136" calcext:value-type="float">
            <text:p>0,025136</text:p>
          </table:table-cell>
          <table:table-cell/>
          <table:table-cell office:value-type="float" office:value="54.792" calcext:value-type="float">
            <text:p>54,792</text:p>
          </table:table-cell>
          <table:table-cell office:value-type="float" office:value="1.977388" calcext:value-type="float">
            <text:p>1,977388</text:p>
          </table:table-cell>
          <table:table-cell/>
          <table:table-cell office:value-type="float" office:value="2857.88" calcext:value-type="float">
            <text:p>2857,88</text:p>
          </table:table-cell>
          <table:table-cell office:value-type="float" office:value="960.074826" calcext:value-type="float">
            <text:p>960,074826</text:p>
          </table:table-cell>
          <table:table-cell table:number-columns-repeated="7"/>
        </table:table-row>
        <table:table-row table:style-name="ro1">
          <table:table-cell office:value-type="float" office:value="493.716" calcext:value-type="float">
            <text:p>493,716</text:p>
          </table:table-cell>
          <table:table-cell office:value-type="float" office:value="0.025095" calcext:value-type="float">
            <text:p>0,025095</text:p>
          </table:table-cell>
          <table:table-cell/>
          <table:table-cell office:value-type="float" office:value="144.245" calcext:value-type="float">
            <text:p>144,245</text:p>
          </table:table-cell>
          <table:table-cell office:value-type="float" office:value="1.974537" calcext:value-type="float">
            <text:p>1,974537</text:p>
          </table:table-cell>
          <table:table-cell/>
          <table:table-cell office:value-type="float" office:value="2072.513" calcext:value-type="float">
            <text:p>2072,513</text:p>
          </table:table-cell>
          <table:table-cell office:value-type="float" office:value="959.946798" calcext:value-type="float">
            <text:p>959,946798</text:p>
          </table:table-cell>
          <table:table-cell table:number-columns-repeated="7"/>
        </table:table-row>
        <table:table-row table:style-name="ro1">
          <table:table-cell office:value-type="float" office:value="235.69" calcext:value-type="float">
            <text:p>235,69</text:p>
          </table:table-cell>
          <table:table-cell office:value-type="float" office:value="0.025054" calcext:value-type="float">
            <text:p>0,025054</text:p>
          </table:table-cell>
          <table:table-cell/>
          <table:table-cell office:value-type="float" office:value="296.463" calcext:value-type="float">
            <text:p>296,463</text:p>
          </table:table-cell>
          <table:table-cell office:value-type="float" office:value="1.974382" calcext:value-type="float">
            <text:p>1,974382</text:p>
          </table:table-cell>
          <table:table-cell/>
          <table:table-cell office:value-type="float" office:value="2074.705" calcext:value-type="float">
            <text:p>2074,705</text:p>
          </table:table-cell>
          <table:table-cell office:value-type="float" office:value="959.616985" calcext:value-type="float">
            <text:p>959,616985</text:p>
          </table:table-cell>
          <table:table-cell table:number-columns-repeated="7"/>
        </table:table-row>
        <table:table-row table:style-name="ro1">
          <table:table-cell office:value-type="float" office:value="142.38" calcext:value-type="float">
            <text:p>142,38</text:p>
          </table:table-cell>
          <table:table-cell office:value-type="float" office:value="0.025044" calcext:value-type="float">
            <text:p>0,025044</text:p>
          </table:table-cell>
          <table:table-cell/>
          <table:table-cell office:value-type="float" office:value="94.404" calcext:value-type="float">
            <text:p>94,404</text:p>
          </table:table-cell>
          <table:table-cell office:value-type="float" office:value="1.97295" calcext:value-type="float">
            <text:p>1,97295</text:p>
          </table:table-cell>
          <table:table-cell/>
          <table:table-cell office:value-type="float" office:value="2119.954" calcext:value-type="float">
            <text:p>2119,954</text:p>
          </table:table-cell>
          <table:table-cell office:value-type="float" office:value="959.537307" calcext:value-type="float">
            <text:p>959,537307</text:p>
          </table:table-cell>
          <table:table-cell table:number-columns-repeated="7"/>
        </table:table-row>
        <table:table-row table:style-name="ro1">
          <table:table-cell office:value-type="float" office:value="54.803" calcext:value-type="float">
            <text:p>54,803</text:p>
          </table:table-cell>
          <table:table-cell office:value-type="float" office:value="0.025022" calcext:value-type="float">
            <text:p>0,025022</text:p>
          </table:table-cell>
          <table:table-cell/>
          <table:table-cell office:value-type="float" office:value="150.128" calcext:value-type="float">
            <text:p>150,128</text:p>
          </table:table-cell>
          <table:table-cell office:value-type="float" office:value="1.972604" calcext:value-type="float">
            <text:p>1,972604</text:p>
          </table:table-cell>
          <table:table-cell/>
          <table:table-cell office:value-type="float" office:value="6630.698" calcext:value-type="float">
            <text:p>6630,698</text:p>
          </table:table-cell>
          <table:table-cell office:value-type="float" office:value="959.055907" calcext:value-type="float">
            <text:p>959,055907</text:p>
          </table:table-cell>
          <table:table-cell table:number-columns-repeated="7"/>
        </table:table-row>
        <table:table-row table:style-name="ro1">
          <table:table-cell office:value-type="float" office:value="109.969" calcext:value-type="float">
            <text:p>109,969</text:p>
          </table:table-cell>
          <table:table-cell office:value-type="float" office:value="0.02502" calcext:value-type="float">
            <text:p>0,02502</text:p>
          </table:table-cell>
          <table:table-cell/>
          <table:table-cell office:value-type="float" office:value="177.465" calcext:value-type="float">
            <text:p>177,465</text:p>
          </table:table-cell>
          <table:table-cell office:value-type="float" office:value="1.972312" calcext:value-type="float">
            <text:p>1,972312</text:p>
          </table:table-cell>
          <table:table-cell/>
          <table:table-cell office:value-type="float" office:value="2077.47" calcext:value-type="float">
            <text:p>2077,47</text:p>
          </table:table-cell>
          <table:table-cell office:value-type="float" office:value="958.922007" calcext:value-type="float">
            <text:p>958,922007</text:p>
          </table:table-cell>
          <table:table-cell table:number-columns-repeated="7"/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0.024962" calcext:value-type="float">
            <text:p>0,024962</text:p>
          </table:table-cell>
          <table:table-cell/>
          <table:table-cell office:value-type="float" office:value="104.422" calcext:value-type="float">
            <text:p>104,422</text:p>
          </table:table-cell>
          <table:table-cell office:value-type="float" office:value="1.968977" calcext:value-type="float">
            <text:p>1,968977</text:p>
          </table:table-cell>
          <table:table-cell/>
          <table:table-cell office:value-type="float" office:value="2070.05" calcext:value-type="float">
            <text:p>2070,05</text:p>
          </table:table-cell>
          <table:table-cell office:value-type="float" office:value="958.921634" calcext:value-type="float">
            <text:p>958,921634</text:p>
          </table:table-cell>
          <table:table-cell table:number-columns-repeated="7"/>
        </table:table-row>
        <table:table-row table:style-name="ro1">
          <table:table-cell office:value-type="float" office:value="59.206" calcext:value-type="float">
            <text:p>59,206</text:p>
          </table:table-cell>
          <table:table-cell office:value-type="float" office:value="0.024902" calcext:value-type="float">
            <text:p>0,024902</text:p>
          </table:table-cell>
          <table:table-cell/>
          <table:table-cell office:value-type="float" office:value="116.99" calcext:value-type="float">
            <text:p>116,99</text:p>
          </table:table-cell>
          <table:table-cell office:value-type="float" office:value="1.966988" calcext:value-type="float">
            <text:p>1,966988</text:p>
          </table:table-cell>
          <table:table-cell/>
          <table:table-cell office:value-type="float" office:value="2098.451" calcext:value-type="float">
            <text:p>2098,451</text:p>
          </table:table-cell>
          <table:table-cell office:value-type="float" office:value="958.915387" calcext:value-type="float">
            <text:p>958,915387</text:p>
          </table:table-cell>
          <table:table-cell table:number-columns-repeated="7"/>
        </table:table-row>
        <table:table-row table:style-name="ro1">
          <table:table-cell office:value-type="float" office:value="118.358" calcext:value-type="float">
            <text:p>118,358</text:p>
          </table:table-cell>
          <table:table-cell office:value-type="float" office:value="0.02485" calcext:value-type="float">
            <text:p>0,02485</text:p>
          </table:table-cell>
          <table:table-cell/>
          <table:table-cell office:value-type="float" office:value="97.988" calcext:value-type="float">
            <text:p>97,988</text:p>
          </table:table-cell>
          <table:table-cell office:value-type="float" office:value="1.963513" calcext:value-type="float">
            <text:p>1,963513</text:p>
          </table:table-cell>
          <table:table-cell/>
          <table:table-cell office:value-type="float" office:value="2086.323" calcext:value-type="float">
            <text:p>2086,323</text:p>
          </table:table-cell>
          <table:table-cell office:value-type="float" office:value="958.493253" calcext:value-type="float">
            <text:p>958,493253</text:p>
          </table:table-cell>
          <table:table-cell table:number-columns-repeated="7"/>
        </table:table-row>
        <table:table-row table:style-name="ro1">
          <table:table-cell office:value-type="float" office:value="118.212" calcext:value-type="float">
            <text:p>118,212</text:p>
          </table:table-cell>
          <table:table-cell office:value-type="float" office:value="0.024848" calcext:value-type="float">
            <text:p>0,024848</text:p>
          </table:table-cell>
          <table:table-cell/>
          <table:table-cell office:value-type="float" office:value="205.982" calcext:value-type="float">
            <text:p>205,982</text:p>
          </table:table-cell>
          <table:table-cell office:value-type="float" office:value="1.959578" calcext:value-type="float">
            <text:p>1,959578</text:p>
          </table:table-cell>
          <table:table-cell/>
          <table:table-cell office:value-type="float" office:value="2078.971" calcext:value-type="float">
            <text:p>2078,971</text:p>
          </table:table-cell>
          <table:table-cell office:value-type="float" office:value="958.346116" calcext:value-type="float">
            <text:p>958,346116</text:p>
          </table:table-cell>
          <table:table-cell table:number-columns-repeated="7"/>
        </table:table-row>
        <table:table-row table:style-name="ro1">
          <table:table-cell office:value-type="float" office:value="93.555" calcext:value-type="float">
            <text:p>93,555</text:p>
          </table:table-cell>
          <table:table-cell office:value-type="float" office:value="0.024835" calcext:value-type="float">
            <text:p>0,024835</text:p>
          </table:table-cell>
          <table:table-cell/>
          <table:table-cell office:value-type="float" office:value="2503.108" calcext:value-type="float">
            <text:p>2503,108</text:p>
          </table:table-cell>
          <table:table-cell office:value-type="float" office:value="1.955099" calcext:value-type="float">
            <text:p>1,955099</text:p>
          </table:table-cell>
          <table:table-cell/>
          <table:table-cell office:value-type="float" office:value="2197.958" calcext:value-type="float">
            <text:p>2197,958</text:p>
          </table:table-cell>
          <table:table-cell office:value-type="float" office:value="958.284052" calcext:value-type="float">
            <text:p>958,284052</text:p>
          </table:table-cell>
          <table:table-cell table:number-columns-repeated="7"/>
        </table:table-row>
        <table:table-row table:style-name="ro1">
          <table:table-cell office:value-type="float" office:value="148.031" calcext:value-type="float">
            <text:p>148,031</text:p>
          </table:table-cell>
          <table:table-cell office:value-type="float" office:value="0.024826" calcext:value-type="float">
            <text:p>0,024826</text:p>
          </table:table-cell>
          <table:table-cell/>
          <table:table-cell office:value-type="float" office:value="160.71" calcext:value-type="float">
            <text:p>160,71</text:p>
          </table:table-cell>
          <table:table-cell office:value-type="float" office:value="1.95392" calcext:value-type="float">
            <text:p>1,95392</text:p>
          </table:table-cell>
          <table:table-cell/>
          <table:table-cell office:value-type="float" office:value="2082.604" calcext:value-type="float">
            <text:p>2082,604</text:p>
          </table:table-cell>
          <table:table-cell office:value-type="float" office:value="958.269571" calcext:value-type="float">
            <text:p>958,269571</text:p>
          </table:table-cell>
          <table:table-cell table:number-columns-repeated="7"/>
        </table:table-row>
        <table:table-row table:style-name="ro1">
          <table:table-cell office:value-type="float" office:value="564.925" calcext:value-type="float">
            <text:p>564,925</text:p>
          </table:table-cell>
          <table:table-cell office:value-type="float" office:value="0.024743" calcext:value-type="float">
            <text:p>0,024743</text:p>
          </table:table-cell>
          <table:table-cell/>
          <table:table-cell office:value-type="float" office:value="439.465" calcext:value-type="float">
            <text:p>439,465</text:p>
          </table:table-cell>
          <table:table-cell office:value-type="float" office:value="1.949653" calcext:value-type="float">
            <text:p>1,949653</text:p>
          </table:table-cell>
          <table:table-cell/>
          <table:table-cell office:value-type="float" office:value="2098.775" calcext:value-type="float">
            <text:p>2098,775</text:p>
          </table:table-cell>
          <table:table-cell office:value-type="float" office:value="958.028956" calcext:value-type="float">
            <text:p>958,028956</text:p>
          </table:table-cell>
          <table:table-cell table:number-columns-repeated="7"/>
        </table:table-row>
        <table:table-row table:style-name="ro1">
          <table:table-cell office:value-type="float" office:value="88.776" calcext:value-type="float">
            <text:p>88,776</text:p>
          </table:table-cell>
          <table:table-cell office:value-type="float" office:value="0.024702" calcext:value-type="float">
            <text:p>0,024702</text:p>
          </table:table-cell>
          <table:table-cell/>
          <table:table-cell office:value-type="float" office:value="56.979" calcext:value-type="float">
            <text:p>56,979</text:p>
          </table:table-cell>
          <table:table-cell office:value-type="float" office:value="1.949231" calcext:value-type="float">
            <text:p>1,949231</text:p>
          </table:table-cell>
          <table:table-cell/>
          <table:table-cell office:value-type="float" office:value="2313.97" calcext:value-type="float">
            <text:p>2313,97</text:p>
          </table:table-cell>
          <table:table-cell office:value-type="float" office:value="957.98287" calcext:value-type="float">
            <text:p>957,98287</text:p>
          </table:table-cell>
          <table:table-cell table:number-columns-repeated="7"/>
        </table:table-row>
        <table:table-row table:style-name="ro1">
          <table:table-cell office:value-type="float" office:value="94.146" calcext:value-type="float">
            <text:p>94,146</text:p>
          </table:table-cell>
          <table:table-cell office:value-type="float" office:value="0.024389" calcext:value-type="float">
            <text:p>0,024389</text:p>
          </table:table-cell>
          <table:table-cell/>
          <table:table-cell office:value-type="float" office:value="881.522" calcext:value-type="float">
            <text:p>881,522</text:p>
          </table:table-cell>
          <table:table-cell office:value-type="float" office:value="1.949201" calcext:value-type="float">
            <text:p>1,949201</text:p>
          </table:table-cell>
          <table:table-cell/>
          <table:table-cell office:value-type="float" office:value="2067.844" calcext:value-type="float">
            <text:p>2067,844</text:p>
          </table:table-cell>
          <table:table-cell office:value-type="float" office:value="957.452378" calcext:value-type="float">
            <text:p>957,452378</text:p>
          </table:table-cell>
          <table:table-cell table:number-columns-repeated="7"/>
        </table:table-row>
        <table:table-row table:style-name="ro1">
          <table:table-cell office:value-type="float" office:value="98.411" calcext:value-type="float">
            <text:p>98,411</text:p>
          </table:table-cell>
          <table:table-cell office:value-type="float" office:value="0.024352" calcext:value-type="float">
            <text:p>0,024352</text:p>
          </table:table-cell>
          <table:table-cell/>
          <table:table-cell office:value-type="float" office:value="79.877" calcext:value-type="float">
            <text:p>79,877</text:p>
          </table:table-cell>
          <table:table-cell office:value-type="float" office:value="1.949052" calcext:value-type="float">
            <text:p>1,949052</text:p>
          </table:table-cell>
          <table:table-cell/>
          <table:table-cell office:value-type="float" office:value="2075.656" calcext:value-type="float">
            <text:p>2075,656</text:p>
          </table:table-cell>
          <table:table-cell office:value-type="float" office:value="957.353606" calcext:value-type="float">
            <text:p>957,353606</text:p>
          </table:table-cell>
          <table:table-cell table:number-columns-repeated="7"/>
        </table:table-row>
        <table:table-row table:style-name="ro1">
          <table:table-cell office:value-type="float" office:value="204.907" calcext:value-type="float">
            <text:p>204,907</text:p>
          </table:table-cell>
          <table:table-cell office:value-type="float" office:value="0.024338" calcext:value-type="float">
            <text:p>0,024338</text:p>
          </table:table-cell>
          <table:table-cell/>
          <table:table-cell office:value-type="float" office:value="611.753" calcext:value-type="float">
            <text:p>611,753</text:p>
          </table:table-cell>
          <table:table-cell office:value-type="float" office:value="1.948438" calcext:value-type="float">
            <text:p>1,948438</text:p>
          </table:table-cell>
          <table:table-cell/>
          <table:table-cell office:value-type="float" office:value="3080.205" calcext:value-type="float">
            <text:p>3080,205</text:p>
          </table:table-cell>
          <table:table-cell office:value-type="float" office:value="957.115305" calcext:value-type="float">
            <text:p>957,115305</text:p>
          </table:table-cell>
          <table:table-cell table:number-columns-repeated="7"/>
        </table:table-row>
        <table:table-row table:style-name="ro1">
          <table:table-cell office:value-type="float" office:value="58.583" calcext:value-type="float">
            <text:p>58,583</text:p>
          </table:table-cell>
          <table:table-cell office:value-type="float" office:value="0.024263" calcext:value-type="float">
            <text:p>0,024263</text:p>
          </table:table-cell>
          <table:table-cell/>
          <table:table-cell office:value-type="float" office:value="136.308" calcext:value-type="float">
            <text:p>136,308</text:p>
          </table:table-cell>
          <table:table-cell office:value-type="float" office:value="1.948242" calcext:value-type="float">
            <text:p>1,948242</text:p>
          </table:table-cell>
          <table:table-cell/>
          <table:table-cell office:value-type="float" office:value="2062.395" calcext:value-type="float">
            <text:p>2062,395</text:p>
          </table:table-cell>
          <table:table-cell office:value-type="float" office:value="942.465017" calcext:value-type="float">
            <text:p>942,465017</text:p>
          </table:table-cell>
          <table:table-cell table:number-columns-repeated="7"/>
        </table:table-row>
        <table:table-row table:style-name="ro1">
          <table:table-cell office:value-type="float" office:value="103.497" calcext:value-type="float">
            <text:p>103,497</text:p>
          </table:table-cell>
          <table:table-cell office:value-type="float" office:value="0.024244" calcext:value-type="float">
            <text:p>0,024244</text:p>
          </table:table-cell>
          <table:table-cell/>
          <table:table-cell office:value-type="float" office:value="392.776" calcext:value-type="float">
            <text:p>392,776</text:p>
          </table:table-cell>
          <table:table-cell office:value-type="float" office:value="1.9454" calcext:value-type="float">
            <text:p>1,9454</text:p>
          </table:table-cell>
          <table:table-cell/>
          <table:table-cell office:value-type="float" office:value="2057.853" calcext:value-type="float">
            <text:p>2057,853</text:p>
          </table:table-cell>
          <table:table-cell office:value-type="float" office:value="942.132371" calcext:value-type="float">
            <text:p>942,132371</text:p>
          </table:table-cell>
          <table:table-cell table:number-columns-repeated="7"/>
        </table:table-row>
        <table:table-row table:style-name="ro1">
          <table:table-cell office:value-type="float" office:value="55.84" calcext:value-type="float">
            <text:p>55,84</text:p>
          </table:table-cell>
          <table:table-cell office:value-type="float" office:value="0.024226" calcext:value-type="float">
            <text:p>0,024226</text:p>
          </table:table-cell>
          <table:table-cell/>
          <table:table-cell office:value-type="float" office:value="990.594" calcext:value-type="float">
            <text:p>990,594</text:p>
          </table:table-cell>
          <table:table-cell office:value-type="float" office:value="1.944332" calcext:value-type="float">
            <text:p>1,944332</text:p>
          </table:table-cell>
          <table:table-cell/>
          <table:table-cell office:value-type="float" office:value="2091.513" calcext:value-type="float">
            <text:p>2091,513</text:p>
          </table:table-cell>
          <table:table-cell office:value-type="float" office:value="941.421555" calcext:value-type="float">
            <text:p>941,421555</text:p>
          </table:table-cell>
          <table:table-cell table:number-columns-repeated="7"/>
        </table:table-row>
        <table:table-row table:style-name="ro1">
          <table:table-cell office:value-type="float" office:value="74.82" calcext:value-type="float">
            <text:p>74,82</text:p>
          </table:table-cell>
          <table:table-cell office:value-type="float" office:value="0.024151" calcext:value-type="float">
            <text:p>0,024151</text:p>
          </table:table-cell>
          <table:table-cell/>
          <table:table-cell office:value-type="float" office:value="108.218" calcext:value-type="float">
            <text:p>108,218</text:p>
          </table:table-cell>
          <table:table-cell office:value-type="float" office:value="1.944255" calcext:value-type="float">
            <text:p>1,944255</text:p>
          </table:table-cell>
          <table:table-cell/>
          <table:table-cell office:value-type="float" office:value="2287.434" calcext:value-type="float">
            <text:p>2287,434</text:p>
          </table:table-cell>
          <table:table-cell office:value-type="float" office:value="940.446866" calcext:value-type="float">
            <text:p>940,446866</text:p>
          </table:table-cell>
          <table:table-cell table:number-columns-repeated="7"/>
        </table:table-row>
        <table:table-row table:style-name="ro1">
          <table:table-cell office:value-type="float" office:value="499.118" calcext:value-type="float">
            <text:p>499,118</text:p>
          </table:table-cell>
          <table:table-cell office:value-type="float" office:value="0.024128" calcext:value-type="float">
            <text:p>0,024128</text:p>
          </table:table-cell>
          <table:table-cell/>
          <table:table-cell office:value-type="float" office:value="105.213" calcext:value-type="float">
            <text:p>105,213</text:p>
          </table:table-cell>
          <table:table-cell office:value-type="float" office:value="1.941663" calcext:value-type="float">
            <text:p>1,941663</text:p>
          </table:table-cell>
          <table:table-cell/>
          <table:table-cell office:value-type="float" office:value="2057.115" calcext:value-type="float">
            <text:p>2057,115</text:p>
          </table:table-cell>
          <table:table-cell office:value-type="float" office:value="940.32624" calcext:value-type="float">
            <text:p>940,32624</text:p>
          </table:table-cell>
          <table:table-cell table:number-columns-repeated="7"/>
        </table:table-row>
        <table:table-row table:style-name="ro1">
          <table:table-cell office:value-type="float" office:value="125.96" calcext:value-type="float">
            <text:p>125,96</text:p>
          </table:table-cell>
          <table:table-cell office:value-type="float" office:value="0.024123" calcext:value-type="float">
            <text:p>0,024123</text:p>
          </table:table-cell>
          <table:table-cell/>
          <table:table-cell office:value-type="float" office:value="514.167" calcext:value-type="float">
            <text:p>514,167</text:p>
          </table:table-cell>
          <table:table-cell office:value-type="float" office:value="1.941023" calcext:value-type="float">
            <text:p>1,941023</text:p>
          </table:table-cell>
          <table:table-cell/>
          <table:table-cell office:value-type="float" office:value="2065.659" calcext:value-type="float">
            <text:p>2065,659</text:p>
          </table:table-cell>
          <table:table-cell office:value-type="float" office:value="940.065606" calcext:value-type="float">
            <text:p>940,065606</text:p>
          </table:table-cell>
          <table:table-cell table:number-columns-repeated="7"/>
        </table:table-row>
        <table:table-row table:style-name="ro1">
          <table:table-cell office:value-type="float" office:value="83.018" calcext:value-type="float">
            <text:p>83,018</text:p>
          </table:table-cell>
          <table:table-cell office:value-type="float" office:value="0.024102" calcext:value-type="float">
            <text:p>0,024102</text:p>
          </table:table-cell>
          <table:table-cell/>
          <table:table-cell office:value-type="float" office:value="312.012" calcext:value-type="float">
            <text:p>312,012</text:p>
          </table:table-cell>
          <table:table-cell office:value-type="float" office:value="1.940907" calcext:value-type="float">
            <text:p>1,940907</text:p>
          </table:table-cell>
          <table:table-cell/>
          <table:table-cell office:value-type="float" office:value="2098.827" calcext:value-type="float">
            <text:p>2098,827</text:p>
          </table:table-cell>
          <table:table-cell office:value-type="float" office:value="939.78954" calcext:value-type="float">
            <text:p>939,78954</text:p>
          </table:table-cell>
          <table:table-cell table:number-columns-repeated="7"/>
        </table:table-row>
        <table:table-row table:style-name="ro1">
          <table:table-cell office:value-type="float" office:value="153.501" calcext:value-type="float">
            <text:p>153,501</text:p>
          </table:table-cell>
          <table:table-cell office:value-type="float" office:value="0.024074" calcext:value-type="float">
            <text:p>0,024074</text:p>
          </table:table-cell>
          <table:table-cell/>
          <table:table-cell office:value-type="float" office:value="71.982" calcext:value-type="float">
            <text:p>71,982</text:p>
          </table:table-cell>
          <table:table-cell office:value-type="float" office:value="1.940795" calcext:value-type="float">
            <text:p>1,940795</text:p>
          </table:table-cell>
          <table:table-cell/>
          <table:table-cell office:value-type="float" office:value="2954.753" calcext:value-type="float">
            <text:p>2954,753</text:p>
          </table:table-cell>
          <table:table-cell office:value-type="float" office:value="939.785993" calcext:value-type="float">
            <text:p>939,785993</text:p>
          </table:table-cell>
          <table:table-cell table:number-columns-repeated="7"/>
        </table:table-row>
        <table:table-row table:style-name="ro1">
          <table:table-cell office:value-type="float" office:value="137.879" calcext:value-type="float">
            <text:p>137,879</text:p>
          </table:table-cell>
          <table:table-cell office:value-type="float" office:value="0.024017" calcext:value-type="float">
            <text:p>0,024017</text:p>
          </table:table-cell>
          <table:table-cell/>
          <table:table-cell office:value-type="float" office:value="99.124" calcext:value-type="float">
            <text:p>99,124</text:p>
          </table:table-cell>
          <table:table-cell office:value-type="float" office:value="1.938161" calcext:value-type="float">
            <text:p>1,938161</text:p>
          </table:table-cell>
          <table:table-cell/>
          <table:table-cell office:value-type="float" office:value="2059.893" calcext:value-type="float">
            <text:p>2059,893</text:p>
          </table:table-cell>
          <table:table-cell office:value-type="float" office:value="939.634539" calcext:value-type="float">
            <text:p>939,634539</text:p>
          </table:table-cell>
          <table:table-cell table:number-columns-repeated="7"/>
        </table:table-row>
        <table:table-row table:style-name="ro1">
          <table:table-cell office:value-type="float" office:value="185.57" calcext:value-type="float">
            <text:p>185,57</text:p>
          </table:table-cell>
          <table:table-cell office:value-type="float" office:value="0.024015" calcext:value-type="float">
            <text:p>0,024015</text:p>
          </table:table-cell>
          <table:table-cell/>
          <table:table-cell office:value-type="float" office:value="105.259" calcext:value-type="float">
            <text:p>105,259</text:p>
          </table:table-cell>
          <table:table-cell office:value-type="float" office:value="1.937258" calcext:value-type="float">
            <text:p>1,937258</text:p>
          </table:table-cell>
          <table:table-cell/>
          <table:table-cell office:value-type="float" office:value="2082.059" calcext:value-type="float">
            <text:p>2082,059</text:p>
          </table:table-cell>
          <table:table-cell office:value-type="float" office:value="939.209405" calcext:value-type="float">
            <text:p>939,209405</text:p>
          </table:table-cell>
          <table:table-cell table:number-columns-repeated="7"/>
        </table:table-row>
        <table:table-row table:style-name="ro1">
          <table:table-cell office:value-type="float" office:value="61.235" calcext:value-type="float">
            <text:p>61,235</text:p>
          </table:table-cell>
          <table:table-cell office:value-type="float" office:value="0.023979" calcext:value-type="float">
            <text:p>0,023979</text:p>
          </table:table-cell>
          <table:table-cell/>
          <table:table-cell office:value-type="float" office:value="151.521" calcext:value-type="float">
            <text:p>151,521</text:p>
          </table:table-cell>
          <table:table-cell office:value-type="float" office:value="1.936947" calcext:value-type="float">
            <text:p>1,936947</text:p>
          </table:table-cell>
          <table:table-cell/>
          <table:table-cell office:value-type="float" office:value="2310.254" calcext:value-type="float">
            <text:p>2310,254</text:p>
          </table:table-cell>
          <table:table-cell office:value-type="float" office:value="939.153896" calcext:value-type="float">
            <text:p>939,153896</text:p>
          </table:table-cell>
          <table:table-cell table:number-columns-repeated="7"/>
        </table:table-row>
        <table:table-row table:style-name="ro1">
          <table:table-cell office:value-type="float" office:value="121.77" calcext:value-type="float">
            <text:p>121,77</text:p>
          </table:table-cell>
          <table:table-cell office:value-type="float" office:value="0.023905" calcext:value-type="float">
            <text:p>0,023905</text:p>
          </table:table-cell>
          <table:table-cell/>
          <table:table-cell office:value-type="float" office:value="59.102" calcext:value-type="float">
            <text:p>59,102</text:p>
          </table:table-cell>
          <table:table-cell office:value-type="float" office:value="1.93653" calcext:value-type="float">
            <text:p>1,93653</text:p>
          </table:table-cell>
          <table:table-cell/>
          <table:table-cell office:value-type="float" office:value="2078.561" calcext:value-type="float">
            <text:p>2078,561</text:p>
          </table:table-cell>
          <table:table-cell office:value-type="float" office:value="938.982832" calcext:value-type="float">
            <text:p>938,982832</text:p>
          </table:table-cell>
          <table:table-cell table:number-columns-repeated="7"/>
        </table:table-row>
        <table:table-row table:style-name="ro1">
          <table:table-cell office:value-type="float" office:value="81.154" calcext:value-type="float">
            <text:p>81,154</text:p>
          </table:table-cell>
          <table:table-cell office:value-type="float" office:value="0.023822" calcext:value-type="float">
            <text:p>0,023822</text:p>
          </table:table-cell>
          <table:table-cell/>
          <table:table-cell office:value-type="float" office:value="92.854" calcext:value-type="float">
            <text:p>92,854</text:p>
          </table:table-cell>
          <table:table-cell office:value-type="float" office:value="1.936271" calcext:value-type="float">
            <text:p>1,936271</text:p>
          </table:table-cell>
          <table:table-cell/>
          <table:table-cell office:value-type="float" office:value="2412.956" calcext:value-type="float">
            <text:p>2412,956</text:p>
          </table:table-cell>
          <table:table-cell office:value-type="float" office:value="938.159845" calcext:value-type="float">
            <text:p>938,159845</text:p>
          </table:table-cell>
          <table:table-cell table:number-columns-repeated="7"/>
        </table:table-row>
        <table:table-row table:style-name="ro1">
          <table:table-cell office:value-type="float" office:value="70.273" calcext:value-type="float">
            <text:p>70,273</text:p>
          </table:table-cell>
          <table:table-cell office:value-type="float" office:value="0.02382" calcext:value-type="float">
            <text:p>0,02382</text:p>
          </table:table-cell>
          <table:table-cell/>
          <table:table-cell office:value-type="float" office:value="56.68" calcext:value-type="float">
            <text:p>56,68</text:p>
          </table:table-cell>
          <table:table-cell office:value-type="float" office:value="1.934801" calcext:value-type="float">
            <text:p>1,934801</text:p>
          </table:table-cell>
          <table:table-cell/>
          <table:table-cell office:value-type="float" office:value="2065.987" calcext:value-type="float">
            <text:p>2065,987</text:p>
          </table:table-cell>
          <table:table-cell office:value-type="float" office:value="937.926947" calcext:value-type="float">
            <text:p>937,926947</text:p>
          </table:table-cell>
          <table:table-cell table:number-columns-repeated="7"/>
        </table:table-row>
        <table:table-row table:style-name="ro1">
          <table:table-cell office:value-type="float" office:value="132.271" calcext:value-type="float">
            <text:p>132,271</text:p>
          </table:table-cell>
          <table:table-cell office:value-type="float" office:value="0.023801" calcext:value-type="float">
            <text:p>0,023801</text:p>
          </table:table-cell>
          <table:table-cell/>
          <table:table-cell office:value-type="float" office:value="69.634" calcext:value-type="float">
            <text:p>69,634</text:p>
          </table:table-cell>
          <table:table-cell office:value-type="float" office:value="1.932831" calcext:value-type="float">
            <text:p>1,932831</text:p>
          </table:table-cell>
          <table:table-cell/>
          <table:table-cell office:value-type="float" office:value="2058.493" calcext:value-type="float">
            <text:p>2058,493</text:p>
          </table:table-cell>
          <table:table-cell office:value-type="float" office:value="937.693529" calcext:value-type="float">
            <text:p>937,693529</text:p>
          </table:table-cell>
          <table:table-cell table:number-columns-repeated="7"/>
        </table:table-row>
        <table:table-row table:style-name="ro1">
          <table:table-cell office:value-type="float" office:value="499.23" calcext:value-type="float">
            <text:p>499,23</text:p>
          </table:table-cell>
          <table:table-cell office:value-type="float" office:value="0.023788" calcext:value-type="float">
            <text:p>0,023788</text:p>
          </table:table-cell>
          <table:table-cell/>
          <table:table-cell office:value-type="float" office:value="183.119" calcext:value-type="float">
            <text:p>183,119</text:p>
          </table:table-cell>
          <table:table-cell office:value-type="float" office:value="1.93192" calcext:value-type="float">
            <text:p>1,93192</text:p>
          </table:table-cell>
          <table:table-cell/>
          <table:table-cell office:value-type="float" office:value="2088.079" calcext:value-type="float">
            <text:p>2088,079</text:p>
          </table:table-cell>
          <table:table-cell office:value-type="float" office:value="923.073041" calcext:value-type="float">
            <text:p>923,073041</text:p>
          </table:table-cell>
          <table:table-cell table:number-columns-repeated="7"/>
        </table:table-row>
        <table:table-row table:style-name="ro1">
          <table:table-cell office:value-type="float" office:value="209.014" calcext:value-type="float">
            <text:p>209,014</text:p>
          </table:table-cell>
          <table:table-cell office:value-type="float" office:value="0.023727" calcext:value-type="float">
            <text:p>0,023727</text:p>
          </table:table-cell>
          <table:table-cell/>
          <table:table-cell office:value-type="float" office:value="112.071" calcext:value-type="float">
            <text:p>112,071</text:p>
          </table:table-cell>
          <table:table-cell office:value-type="float" office:value="1.930886" calcext:value-type="float">
            <text:p>1,930886</text:p>
          </table:table-cell>
          <table:table-cell/>
          <table:table-cell office:value-type="float" office:value="2043.435" calcext:value-type="float">
            <text:p>2043,435</text:p>
          </table:table-cell>
          <table:table-cell office:value-type="float" office:value="922.319354" calcext:value-type="float">
            <text:p>922,319354</text:p>
          </table:table-cell>
          <table:table-cell table:number-columns-repeated="7"/>
        </table:table-row>
        <table:table-row table:style-name="ro1">
          <table:table-cell office:value-type="float" office:value="1094.054" calcext:value-type="float">
            <text:p>1094,054</text:p>
          </table:table-cell>
          <table:table-cell office:value-type="float" office:value="0.023681" calcext:value-type="float">
            <text:p>0,023681</text:p>
          </table:table-cell>
          <table:table-cell/>
          <table:table-cell office:value-type="float" office:value="172.44" calcext:value-type="float">
            <text:p>172,44</text:p>
          </table:table-cell>
          <table:table-cell office:value-type="float" office:value="1.930463" calcext:value-type="float">
            <text:p>1,930463</text:p>
          </table:table-cell>
          <table:table-cell/>
          <table:table-cell office:value-type="float" office:value="2072.304" calcext:value-type="float">
            <text:p>2072,304</text:p>
          </table:table-cell>
          <table:table-cell office:value-type="float" office:value="922.212953" calcext:value-type="float">
            <text:p>922,212953</text:p>
          </table:table-cell>
          <table:table-cell table:number-columns-repeated="7"/>
        </table:table-row>
        <table:table-row table:style-name="ro1">
          <table:table-cell office:value-type="float" office:value="289.274" calcext:value-type="float">
            <text:p>289,274</text:p>
          </table:table-cell>
          <table:table-cell office:value-type="float" office:value="0.023681" calcext:value-type="float">
            <text:p>0,023681</text:p>
          </table:table-cell>
          <table:table-cell/>
          <table:table-cell office:value-type="float" office:value="108.295" calcext:value-type="float">
            <text:p>108,295</text:p>
          </table:table-cell>
          <table:table-cell office:value-type="float" office:value="1.928623" calcext:value-type="float">
            <text:p>1,928623</text:p>
          </table:table-cell>
          <table:table-cell/>
          <table:table-cell office:value-type="float" office:value="2050.192" calcext:value-type="float">
            <text:p>2050,192</text:p>
          </table:table-cell>
          <table:table-cell office:value-type="float" office:value="921.820396" calcext:value-type="float">
            <text:p>921,820396</text:p>
          </table:table-cell>
          <table:table-cell table:number-columns-repeated="7"/>
        </table:table-row>
        <table:table-row table:style-name="ro1">
          <table:table-cell office:value-type="float" office:value="86.114" calcext:value-type="float">
            <text:p>86,114</text:p>
          </table:table-cell>
          <table:table-cell office:value-type="float" office:value="0.023654" calcext:value-type="float">
            <text:p>0,023654</text:p>
          </table:table-cell>
          <table:table-cell/>
          <table:table-cell office:value-type="float" office:value="70.208" calcext:value-type="float">
            <text:p>70,208</text:p>
          </table:table-cell>
          <table:table-cell office:value-type="float" office:value="1.928281" calcext:value-type="float">
            <text:p>1,928281</text:p>
          </table:table-cell>
          <table:table-cell/>
          <table:table-cell office:value-type="float" office:value="2303.277" calcext:value-type="float">
            <text:p>2303,277</text:p>
          </table:table-cell>
          <table:table-cell office:value-type="float" office:value="921.676569" calcext:value-type="float">
            <text:p>921,676569</text:p>
          </table:table-cell>
          <table:table-cell table:number-columns-repeated="7"/>
        </table:table-row>
        <table:table-row table:style-name="ro1">
          <table:table-cell office:value-type="float" office:value="144.15" calcext:value-type="float">
            <text:p>144,15</text:p>
          </table:table-cell>
          <table:table-cell office:value-type="float" office:value="0.023626" calcext:value-type="float">
            <text:p>0,023626</text:p>
          </table:table-cell>
          <table:table-cell/>
          <table:table-cell office:value-type="float" office:value="67.401" calcext:value-type="float">
            <text:p>67,401</text:p>
          </table:table-cell>
          <table:table-cell office:value-type="float" office:value="1.927443" calcext:value-type="float">
            <text:p>1,927443</text:p>
          </table:table-cell>
          <table:table-cell/>
          <table:table-cell office:value-type="float" office:value="2063.508" calcext:value-type="float">
            <text:p>2063,508</text:p>
          </table:table-cell>
          <table:table-cell office:value-type="float" office:value="921.518358" calcext:value-type="float">
            <text:p>921,518358</text:p>
          </table:table-cell>
          <table:table-cell table:number-columns-repeated="7"/>
        </table:table-row>
        <table:table-row table:style-name="ro1">
          <table:table-cell office:value-type="float" office:value="213.011" calcext:value-type="float">
            <text:p>213,011</text:p>
          </table:table-cell>
          <table:table-cell office:value-type="float" office:value="0.023615" calcext:value-type="float">
            <text:p>0,023615</text:p>
          </table:table-cell>
          <table:table-cell/>
          <table:table-cell office:value-type="float" office:value="144.274" calcext:value-type="float">
            <text:p>144,274</text:p>
          </table:table-cell>
          <table:table-cell office:value-type="float" office:value="1.927249" calcext:value-type="float">
            <text:p>1,927249</text:p>
          </table:table-cell>
          <table:table-cell/>
          <table:table-cell office:value-type="float" office:value="2051.172" calcext:value-type="float">
            <text:p>2051,172</text:p>
          </table:table-cell>
          <table:table-cell office:value-type="float" office:value="921.358446" calcext:value-type="float">
            <text:p>921,358446</text:p>
          </table:table-cell>
          <table:table-cell table:number-columns-repeated="7"/>
        </table:table-row>
        <table:table-row table:style-name="ro1">
          <table:table-cell office:value-type="float" office:value="114.603" calcext:value-type="float">
            <text:p>114,603</text:p>
          </table:table-cell>
          <table:table-cell office:value-type="float" office:value="0.023605" calcext:value-type="float">
            <text:p>0,023605</text:p>
          </table:table-cell>
          <table:table-cell/>
          <table:table-cell office:value-type="float" office:value="178.686" calcext:value-type="float">
            <text:p>178,686</text:p>
          </table:table-cell>
          <table:table-cell office:value-type="float" office:value="1.927242" calcext:value-type="float">
            <text:p>1,927242</text:p>
          </table:table-cell>
          <table:table-cell/>
          <table:table-cell office:value-type="float" office:value="2047.96" calcext:value-type="float">
            <text:p>2047,96</text:p>
          </table:table-cell>
          <table:table-cell office:value-type="float" office:value="921.166164" calcext:value-type="float">
            <text:p>921,166164</text:p>
          </table:table-cell>
          <table:table-cell table:number-columns-repeated="7"/>
        </table:table-row>
        <table:table-row table:style-name="ro1">
          <table:table-cell office:value-type="float" office:value="141.271" calcext:value-type="float">
            <text:p>141,271</text:p>
          </table:table-cell>
          <table:table-cell office:value-type="float" office:value="0.023523" calcext:value-type="float">
            <text:p>0,023523</text:p>
          </table:table-cell>
          <table:table-cell/>
          <table:table-cell office:value-type="float" office:value="96.05" calcext:value-type="float">
            <text:p>96,05</text:p>
          </table:table-cell>
          <table:table-cell office:value-type="float" office:value="1.9248" calcext:value-type="float">
            <text:p>1,9248</text:p>
          </table:table-cell>
          <table:table-cell/>
          <table:table-cell office:value-type="float" office:value="2066.57" calcext:value-type="float">
            <text:p>2066,57</text:p>
          </table:table-cell>
          <table:table-cell office:value-type="float" office:value="921.092037" calcext:value-type="float">
            <text:p>921,092037</text:p>
          </table:table-cell>
          <table:table-cell table:number-columns-repeated="7"/>
        </table:table-row>
        <table:table-row table:style-name="ro1">
          <table:table-cell office:value-type="float" office:value="210.561" calcext:value-type="float">
            <text:p>210,561</text:p>
          </table:table-cell>
          <table:table-cell office:value-type="float" office:value="0.023502" calcext:value-type="float">
            <text:p>0,023502</text:p>
          </table:table-cell>
          <table:table-cell/>
          <table:table-cell office:value-type="float" office:value="108.929" calcext:value-type="float">
            <text:p>108,929</text:p>
          </table:table-cell>
          <table:table-cell office:value-type="float" office:value="1.923603" calcext:value-type="float">
            <text:p>1,923603</text:p>
          </table:table-cell>
          <table:table-cell/>
          <table:table-cell office:value-type="float" office:value="2074.401" calcext:value-type="float">
            <text:p>2074,401</text:p>
          </table:table-cell>
          <table:table-cell office:value-type="float" office:value="921.078475" calcext:value-type="float">
            <text:p>921,078475</text:p>
          </table:table-cell>
          <table:table-cell table:number-columns-repeated="7"/>
        </table:table-row>
        <table:table-row table:style-name="ro1">
          <table:table-cell office:value-type="float" office:value="164.447" calcext:value-type="float">
            <text:p>164,447</text:p>
          </table:table-cell>
          <table:table-cell office:value-type="float" office:value="0.023501" calcext:value-type="float">
            <text:p>0,023501</text:p>
          </table:table-cell>
          <table:table-cell/>
          <table:table-cell office:value-type="float" office:value="105.173" calcext:value-type="float">
            <text:p>105,173</text:p>
          </table:table-cell>
          <table:table-cell office:value-type="float" office:value="1.923504" calcext:value-type="float">
            <text:p>1,923504</text:p>
          </table:table-cell>
          <table:table-cell/>
          <table:table-cell office:value-type="float" office:value="2062.775" calcext:value-type="float">
            <text:p>2062,775</text:p>
          </table:table-cell>
          <table:table-cell office:value-type="float" office:value="920.650359" calcext:value-type="float">
            <text:p>920,650359</text:p>
          </table:table-cell>
          <table:table-cell table:number-columns-repeated="7"/>
        </table:table-row>
        <table:table-row table:style-name="ro1">
          <table:table-cell office:value-type="float" office:value="385.541" calcext:value-type="float">
            <text:p>385,541</text:p>
          </table:table-cell>
          <table:table-cell office:value-type="float" office:value="0.023405" calcext:value-type="float">
            <text:p>0,023405</text:p>
          </table:table-cell>
          <table:table-cell/>
          <table:table-cell office:value-type="float" office:value="116.044" calcext:value-type="float">
            <text:p>116,044</text:p>
          </table:table-cell>
          <table:table-cell office:value-type="float" office:value="1.922642" calcext:value-type="float">
            <text:p>1,922642</text:p>
          </table:table-cell>
          <table:table-cell/>
          <table:table-cell office:value-type="float" office:value="2045.223" calcext:value-type="float">
            <text:p>2045,223</text:p>
          </table:table-cell>
          <table:table-cell office:value-type="float" office:value="920.571574" calcext:value-type="float">
            <text:p>920,571574</text:p>
          </table:table-cell>
          <table:table-cell office:value-type="string" calcext:value-type="string">
            <text:p>&lt;-</text:p>
          </table:table-cell>
          <table:table-cell table:number-columns-repeated="6"/>
        </table:table-row>
        <table:table-row table:style-name="ro1">
          <table:table-cell office:value-type="float" office:value="132.447" calcext:value-type="float">
            <text:p>132,447</text:p>
          </table:table-cell>
          <table:table-cell office:value-type="float" office:value="0.023394" calcext:value-type="float">
            <text:p>0,023394</text:p>
          </table:table-cell>
          <table:table-cell/>
          <table:table-cell office:value-type="float" office:value="161.854" calcext:value-type="float">
            <text:p>161,854</text:p>
          </table:table-cell>
          <table:table-cell office:value-type="float" office:value="1.921662" calcext:value-type="float">
            <text:p>1,921662</text:p>
          </table:table-cell>
          <table:table-cell/>
          <table:table-cell office:value-type="float" office:value="2068.693" calcext:value-type="float">
            <text:p>2068,693</text:p>
          </table:table-cell>
          <table:table-cell office:value-type="float" office:value="920.50872" calcext:value-type="float">
            <text:p>920,50872</text:p>
          </table:table-cell>
          <table:table-cell table:number-columns-repeated="7"/>
        </table:table-row>
        <table:table-row table:style-name="ro1">
          <table:table-cell office:value-type="float" office:value="63.908" calcext:value-type="float">
            <text:p>63,908</text:p>
          </table:table-cell>
          <table:table-cell office:value-type="float" office:value="0.023347" calcext:value-type="float">
            <text:p>0,023347</text:p>
          </table:table-cell>
          <table:table-cell/>
          <table:table-cell office:value-type="float" office:value="2268.569" calcext:value-type="float">
            <text:p>2268,569</text:p>
          </table:table-cell>
          <table:table-cell office:value-type="float" office:value="1.919749" calcext:value-type="float">
            <text:p>1,919749</text:p>
          </table:table-cell>
          <table:table-cell/>
          <table:table-cell office:value-type="float" office:value="2061.506" calcext:value-type="float">
            <text:p>2061,506</text:p>
          </table:table-cell>
          <table:table-cell office:value-type="float" office:value="920.396081" calcext:value-type="float">
            <text:p>920,396081</text:p>
          </table:table-cell>
          <table:table-cell table:number-columns-repeated="7"/>
        </table:table-row>
        <table:table-row table:style-name="ro1">
          <table:table-cell office:value-type="float" office:value="54.278" calcext:value-type="float">
            <text:p>54,278</text:p>
          </table:table-cell>
          <table:table-cell office:value-type="float" office:value="0.023319" calcext:value-type="float">
            <text:p>0,023319</text:p>
          </table:table-cell>
          <table:table-cell/>
          <table:table-cell office:value-type="float" office:value="114.161" calcext:value-type="float">
            <text:p>114,161</text:p>
          </table:table-cell>
          <table:table-cell office:value-type="float" office:value="1.919354" calcext:value-type="float">
            <text:p>1,919354</text:p>
          </table:table-cell>
          <table:table-cell/>
          <table:table-cell office:value-type="float" office:value="2047.786" calcext:value-type="float">
            <text:p>2047,786</text:p>
          </table:table-cell>
          <table:table-cell office:value-type="float" office:value="920.100134" calcext:value-type="float">
            <text:p>920,100134</text:p>
          </table:table-cell>
          <table:table-cell table:number-columns-repeated="7"/>
        </table:table-row>
        <table:table-row table:style-name="ro1">
          <table:table-cell office:value-type="float" office:value="161.105" calcext:value-type="float">
            <text:p>161,105</text:p>
          </table:table-cell>
          <table:table-cell office:value-type="float" office:value="0.023262" calcext:value-type="float">
            <text:p>0,023262</text:p>
          </table:table-cell>
          <table:table-cell/>
          <table:table-cell office:value-type="float" office:value="1279.786" calcext:value-type="float">
            <text:p>1279,786</text:p>
          </table:table-cell>
          <table:table-cell office:value-type="float" office:value="1.918927" calcext:value-type="float">
            <text:p>1,918927</text:p>
          </table:table-cell>
          <table:table-cell/>
          <table:table-cell office:value-type="float" office:value="2073.465" calcext:value-type="float">
            <text:p>2073,465</text:p>
          </table:table-cell>
          <table:table-cell office:value-type="float" office:value="920.020454" calcext:value-type="float">
            <text:p>920,020454</text:p>
          </table:table-cell>
          <table:table-cell table:number-columns-repeated="7"/>
        </table:table-row>
        <table:table-row table:style-name="ro1">
          <table:table-cell office:value-type="float" office:value="150.709" calcext:value-type="float">
            <text:p>150,709</text:p>
          </table:table-cell>
          <table:table-cell office:value-type="float" office:value="0.023185" calcext:value-type="float">
            <text:p>0,023185</text:p>
          </table:table-cell>
          <table:table-cell/>
          <table:table-cell office:value-type="float" office:value="68.316" calcext:value-type="float">
            <text:p>68,316</text:p>
          </table:table-cell>
          <table:table-cell office:value-type="float" office:value="1.917308" calcext:value-type="float">
            <text:p>1,917308</text:p>
          </table:table-cell>
          <table:table-cell/>
          <table:table-cell office:value-type="float" office:value="2058.892" calcext:value-type="float">
            <text:p>2058,892</text:p>
          </table:table-cell>
          <table:table-cell office:value-type="float" office:value="920.007149" calcext:value-type="float">
            <text:p>920,007149</text:p>
          </table:table-cell>
          <table:table-cell table:number-columns-repeated="7"/>
        </table:table-row>
        <table:table-row table:style-name="ro1">
          <table:table-cell office:value-type="float" office:value="76.377" calcext:value-type="float">
            <text:p>76,377</text:p>
          </table:table-cell>
          <table:table-cell office:value-type="float" office:value="0.023166" calcext:value-type="float">
            <text:p>0,023166</text:p>
          </table:table-cell>
          <table:table-cell/>
          <table:table-cell office:value-type="float" office:value="121.425" calcext:value-type="float">
            <text:p>121,425</text:p>
          </table:table-cell>
          <table:table-cell office:value-type="float" office:value="1.914826" calcext:value-type="float">
            <text:p>1,914826</text:p>
          </table:table-cell>
          <table:table-cell/>
          <table:table-cell office:value-type="float" office:value="2047.29" calcext:value-type="float">
            <text:p>2047,29</text:p>
          </table:table-cell>
          <table:table-cell office:value-type="float" office:value="919.987226" calcext:value-type="float">
            <text:p>919,987226</text:p>
          </table:table-cell>
          <table:table-cell table:number-columns-repeated="7"/>
        </table:table-row>
        <table:table-row table:style-name="ro1">
          <table:table-cell office:value-type="float" office:value="67.943" calcext:value-type="float">
            <text:p>67,943</text:p>
          </table:table-cell>
          <table:table-cell office:value-type="float" office:value="0.023124" calcext:value-type="float">
            <text:p>0,023124</text:p>
          </table:table-cell>
          <table:table-cell/>
          <table:table-cell office:value-type="float" office:value="98.204" calcext:value-type="float">
            <text:p>98,204</text:p>
          </table:table-cell>
          <table:table-cell office:value-type="float" office:value="1.914393" calcext:value-type="float">
            <text:p>1,914393</text:p>
          </table:table-cell>
          <table:table-cell/>
          <table:table-cell office:value-type="float" office:value="2291.716" calcext:value-type="float">
            <text:p>2291,716</text:p>
          </table:table-cell>
          <table:table-cell office:value-type="float" office:value="919.953049" calcext:value-type="float">
            <text:p>919,953049</text:p>
          </table:table-cell>
          <table:table-cell table:number-columns-repeated="7"/>
        </table:table-row>
        <table:table-row table:style-name="ro1">
          <table:table-cell office:value-type="float" office:value="62.015" calcext:value-type="float">
            <text:p>62,015</text:p>
          </table:table-cell>
          <table:table-cell office:value-type="float" office:value="0.023119" calcext:value-type="float">
            <text:p>0,023119</text:p>
          </table:table-cell>
          <table:table-cell/>
          <table:table-cell office:value-type="float" office:value="65.107" calcext:value-type="float">
            <text:p>65,107</text:p>
          </table:table-cell>
          <table:table-cell office:value-type="float" office:value="1.913685" calcext:value-type="float">
            <text:p>1,913685</text:p>
          </table:table-cell>
          <table:table-cell/>
          <table:table-cell office:value-type="float" office:value="2036.674" calcext:value-type="float">
            <text:p>2036,674</text:p>
          </table:table-cell>
          <table:table-cell office:value-type="float" office:value="919.681639" calcext:value-type="float">
            <text:p>919,681639</text:p>
          </table:table-cell>
          <table:table-cell table:number-columns-repeated="7"/>
        </table:table-row>
        <table:table-row table:style-name="ro1">
          <table:table-cell office:value-type="float" office:value="122.597" calcext:value-type="float">
            <text:p>122,597</text:p>
          </table:table-cell>
          <table:table-cell office:value-type="float" office:value="0.0231" calcext:value-type="float">
            <text:p>0,0231</text:p>
          </table:table-cell>
          <table:table-cell/>
          <table:table-cell office:value-type="float" office:value="80.25" calcext:value-type="float">
            <text:p>80,25</text:p>
          </table:table-cell>
          <table:table-cell office:value-type="float" office:value="1.912397" calcext:value-type="float">
            <text:p>1,912397</text:p>
          </table:table-cell>
          <table:table-cell/>
          <table:table-cell office:value-type="float" office:value="2056.762" calcext:value-type="float">
            <text:p>2056,762</text:p>
          </table:table-cell>
          <table:table-cell office:value-type="float" office:value="919.666339" calcext:value-type="float">
            <text:p>919,666339</text:p>
          </table:table-cell>
          <table:table-cell table:number-columns-repeated="7"/>
        </table:table-row>
        <table:table-row table:style-name="ro1">
          <table:table-cell office:value-type="float" office:value="63.294" calcext:value-type="float">
            <text:p>63,294</text:p>
          </table:table-cell>
          <table:table-cell office:value-type="float" office:value="0.023068" calcext:value-type="float">
            <text:p>0,023068</text:p>
          </table:table-cell>
          <table:table-cell/>
          <table:table-cell office:value-type="float" office:value="93.066" calcext:value-type="float">
            <text:p>93,066</text:p>
          </table:table-cell>
          <table:table-cell office:value-type="float" office:value="1.912065" calcext:value-type="float">
            <text:p>1,912065</text:p>
          </table:table-cell>
          <table:table-cell/>
          <table:table-cell office:value-type="float" office:value="2118.817" calcext:value-type="float">
            <text:p>2118,817</text:p>
          </table:table-cell>
          <table:table-cell office:value-type="float" office:value="919.322215" calcext:value-type="float">
            <text:p>919,322215</text:p>
          </table:table-cell>
          <table:table-cell table:number-columns-repeated="7"/>
        </table:table-row>
        <table:table-row table:style-name="ro1">
          <table:table-cell office:value-type="float" office:value="115.563" calcext:value-type="float">
            <text:p>115,563</text:p>
          </table:table-cell>
          <table:table-cell office:value-type="float" office:value="0.022999" calcext:value-type="float">
            <text:p>0,022999</text:p>
          </table:table-cell>
          <table:table-cell/>
          <table:table-cell office:value-type="float" office:value="3112.109" calcext:value-type="float">
            <text:p>3112,109</text:p>
          </table:table-cell>
          <table:table-cell office:value-type="float" office:value="1.911832" calcext:value-type="float">
            <text:p>1,911832</text:p>
          </table:table-cell>
          <table:table-cell/>
          <table:table-cell office:value-type="float" office:value="2080.996" calcext:value-type="float">
            <text:p>2080,996</text:p>
          </table:table-cell>
          <table:table-cell office:value-type="float" office:value="919.151172" calcext:value-type="float">
            <text:p>919,151172</text:p>
          </table:table-cell>
          <table:table-cell table:number-columns-repeated="7"/>
        </table:table-row>
        <table:table-row table:style-name="ro1">
          <table:table-cell office:value-type="float" office:value="53.66" calcext:value-type="float">
            <text:p>53,66</text:p>
          </table:table-cell>
          <table:table-cell office:value-type="float" office:value="0.022982" calcext:value-type="float">
            <text:p>0,022982</text:p>
          </table:table-cell>
          <table:table-cell/>
          <table:table-cell office:value-type="float" office:value="104.927" calcext:value-type="float">
            <text:p>104,927</text:p>
          </table:table-cell>
          <table:table-cell office:value-type="float" office:value="1.911831" calcext:value-type="float">
            <text:p>1,911831</text:p>
          </table:table-cell>
          <table:table-cell/>
          <table:table-cell office:value-type="float" office:value="2331.678" calcext:value-type="float">
            <text:p>2331,678</text:p>
          </table:table-cell>
          <table:table-cell office:value-type="float" office:value="919.130834" calcext:value-type="float">
            <text:p>919,130834</text:p>
          </table:table-cell>
          <table:table-cell table:number-columns-repeated="7"/>
        </table:table-row>
        <table:table-row table:style-name="ro1">
          <table:table-cell office:value-type="float" office:value="105.626" calcext:value-type="float">
            <text:p>105,626</text:p>
          </table:table-cell>
          <table:table-cell office:value-type="float" office:value="0.022944" calcext:value-type="float">
            <text:p>0,022944</text:p>
          </table:table-cell>
          <table:table-cell/>
          <table:table-cell office:value-type="float" office:value="93.898" calcext:value-type="float">
            <text:p>93,898</text:p>
          </table:table-cell>
          <table:table-cell office:value-type="float" office:value="1.911389" calcext:value-type="float">
            <text:p>1,911389</text:p>
          </table:table-cell>
          <table:table-cell/>
          <table:table-cell office:value-type="float" office:value="2323.854" calcext:value-type="float">
            <text:p>2323,854</text:p>
          </table:table-cell>
          <table:table-cell office:value-type="float" office:value="919.117938" calcext:value-type="float">
            <text:p>919,117938</text:p>
          </table:table-cell>
          <table:table-cell table:number-columns-repeated="7"/>
        </table:table-row>
        <table:table-row table:style-name="ro1">
          <table:table-cell office:value-type="float" office:value="144.006" calcext:value-type="float">
            <text:p>144,006</text:p>
          </table:table-cell>
          <table:table-cell office:value-type="float" office:value="0.022843" calcext:value-type="float">
            <text:p>0,022843</text:p>
          </table:table-cell>
          <table:table-cell/>
          <table:table-cell office:value-type="float" office:value="112.555" calcext:value-type="float">
            <text:p>112,555</text:p>
          </table:table-cell>
          <table:table-cell office:value-type="float" office:value="1.906628" calcext:value-type="float">
            <text:p>1,906628</text:p>
          </table:table-cell>
          <table:table-cell/>
          <table:table-cell office:value-type="float" office:value="2060.39" calcext:value-type="float">
            <text:p>2060,39</text:p>
          </table:table-cell>
          <table:table-cell office:value-type="float" office:value="918.31102" calcext:value-type="float">
            <text:p>918,31102</text:p>
          </table:table-cell>
          <table:table-cell table:number-columns-repeated="7"/>
        </table:table-row>
        <table:table-row table:style-name="ro1">
          <table:table-cell office:value-type="float" office:value="56.198" calcext:value-type="float">
            <text:p>56,198</text:p>
          </table:table-cell>
          <table:table-cell office:value-type="float" office:value="0.022823" calcext:value-type="float">
            <text:p>0,022823</text:p>
          </table:table-cell>
          <table:table-cell/>
          <table:table-cell office:value-type="float" office:value="165.285" calcext:value-type="float">
            <text:p>165,285</text:p>
          </table:table-cell>
          <table:table-cell office:value-type="float" office:value="1.905861" calcext:value-type="float">
            <text:p>1,905861</text:p>
          </table:table-cell>
          <table:table-cell/>
          <table:table-cell office:value-type="float" office:value="2000.533" calcext:value-type="float">
            <text:p>2000,533</text:p>
          </table:table-cell>
          <table:table-cell office:value-type="float" office:value="918.185423" calcext:value-type="float">
            <text:p>918,185423</text:p>
          </table:table-cell>
          <table:table-cell table:number-columns-repeated="7"/>
        </table:table-row>
        <table:table-row table:style-name="ro1">
          <table:table-cell office:value-type="float" office:value="76.222" calcext:value-type="float">
            <text:p>76,222</text:p>
          </table:table-cell>
          <table:table-cell office:value-type="float" office:value="0.022817" calcext:value-type="float">
            <text:p>0,022817</text:p>
          </table:table-cell>
          <table:table-cell/>
          <table:table-cell office:value-type="float" office:value="181.971" calcext:value-type="float">
            <text:p>181,971</text:p>
          </table:table-cell>
          <table:table-cell office:value-type="float" office:value="1.905301" calcext:value-type="float">
            <text:p>1,905301</text:p>
          </table:table-cell>
          <table:table-cell/>
          <table:table-cell office:value-type="float" office:value="2038.559" calcext:value-type="float">
            <text:p>2038,559</text:p>
          </table:table-cell>
          <table:table-cell office:value-type="float" office:value="918.150099" calcext:value-type="float">
            <text:p>918,150099</text:p>
          </table:table-cell>
          <table:table-cell table:number-columns-repeated="7"/>
        </table:table-row>
        <table:table-row table:style-name="ro1">
          <table:table-cell office:value-type="float" office:value="149.683" calcext:value-type="float">
            <text:p>149,683</text:p>
          </table:table-cell>
          <table:table-cell office:value-type="float" office:value="0.02275" calcext:value-type="float">
            <text:p>0,02275</text:p>
          </table:table-cell>
          <table:table-cell/>
          <table:table-cell office:value-type="float" office:value="184.975" calcext:value-type="float">
            <text:p>184,975</text:p>
          </table:table-cell>
          <table:table-cell office:value-type="float" office:value="1.905136" calcext:value-type="float">
            <text:p>1,905136</text:p>
          </table:table-cell>
          <table:table-cell/>
          <table:table-cell office:value-type="float" office:value="2042.185" calcext:value-type="float">
            <text:p>2042,185</text:p>
          </table:table-cell>
          <table:table-cell office:value-type="float" office:value="918.077781" calcext:value-type="float">
            <text:p>918,077781</text:p>
          </table:table-cell>
          <table:table-cell table:number-columns-repeated="7"/>
        </table:table-row>
        <table:table-row table:style-name="ro1">
          <table:table-cell office:value-type="float" office:value="179.204" calcext:value-type="float">
            <text:p>179,204</text:p>
          </table:table-cell>
          <table:table-cell office:value-type="float" office:value="0.022748" calcext:value-type="float">
            <text:p>0,022748</text:p>
          </table:table-cell>
          <table:table-cell/>
          <table:table-cell office:value-type="float" office:value="93.6" calcext:value-type="float">
            <text:p>93,6</text:p>
          </table:table-cell>
          <table:table-cell office:value-type="float" office:value="1.904753" calcext:value-type="float">
            <text:p>1,904753</text:p>
          </table:table-cell>
          <table:table-cell/>
          <table:table-cell office:value-type="float" office:value="2035.267" calcext:value-type="float">
            <text:p>2035,267</text:p>
          </table:table-cell>
          <table:table-cell office:value-type="float" office:value="916.954286" calcext:value-type="float">
            <text:p>916,954286</text:p>
          </table:table-cell>
          <table:table-cell table:number-columns-repeated="7"/>
        </table:table-row>
        <table:table-row table:style-name="ro1">
          <table:table-cell office:value-type="float" office:value="54.32" calcext:value-type="float">
            <text:p>54,32</text:p>
          </table:table-cell>
          <table:table-cell office:value-type="float" office:value="0.022744" calcext:value-type="float">
            <text:p>0,022744</text:p>
          </table:table-cell>
          <table:table-cell/>
          <table:table-cell office:value-type="float" office:value="74.48" calcext:value-type="float">
            <text:p>74,48</text:p>
          </table:table-cell>
          <table:table-cell office:value-type="float" office:value="1.902421" calcext:value-type="float">
            <text:p>1,902421</text:p>
          </table:table-cell>
          <table:table-cell/>
          <table:table-cell office:value-type="float" office:value="2088.244" calcext:value-type="float">
            <text:p>2088,244</text:p>
          </table:table-cell>
          <table:table-cell office:value-type="float" office:value="903.28764" calcext:value-type="float">
            <text:p>903,28764</text:p>
          </table:table-cell>
          <table:table-cell table:number-columns-repeated="7"/>
        </table:table-row>
        <table:table-row table:style-name="ro1">
          <table:table-cell office:value-type="float" office:value="77.388" calcext:value-type="float">
            <text:p>77,388</text:p>
          </table:table-cell>
          <table:table-cell office:value-type="float" office:value="0.02274" calcext:value-type="float">
            <text:p>0,02274</text:p>
          </table:table-cell>
          <table:table-cell/>
          <table:table-cell office:value-type="float" office:value="175.312" calcext:value-type="float">
            <text:p>175,312</text:p>
          </table:table-cell>
          <table:table-cell office:value-type="float" office:value="1.900247" calcext:value-type="float">
            <text:p>1,900247</text:p>
          </table:table-cell>
          <table:table-cell/>
          <table:table-cell office:value-type="float" office:value="2278.659" calcext:value-type="float">
            <text:p>2278,659</text:p>
          </table:table-cell>
          <table:table-cell office:value-type="float" office:value="902.860362" calcext:value-type="float">
            <text:p>902,860362</text:p>
          </table:table-cell>
          <table:table-cell table:number-columns-repeated="7"/>
        </table:table-row>
        <table:table-row table:style-name="ro1">
          <table:table-cell office:value-type="float" office:value="56.035" calcext:value-type="float">
            <text:p>56,035</text:p>
          </table:table-cell>
          <table:table-cell office:value-type="float" office:value="0.022697" calcext:value-type="float">
            <text:p>0,022697</text:p>
          </table:table-cell>
          <table:table-cell/>
          <table:table-cell office:value-type="float" office:value="101.859" calcext:value-type="float">
            <text:p>101,859</text:p>
          </table:table-cell>
          <table:table-cell office:value-type="float" office:value="1.897816" calcext:value-type="float">
            <text:p>1,897816</text:p>
          </table:table-cell>
          <table:table-cell/>
          <table:table-cell office:value-type="float" office:value="2029.717" calcext:value-type="float">
            <text:p>2029,717</text:p>
          </table:table-cell>
          <table:table-cell office:value-type="float" office:value="902.204348" calcext:value-type="float">
            <text:p>902,204348</text:p>
          </table:table-cell>
          <table:table-cell table:number-columns-repeated="7"/>
        </table:table-row>
        <table:table-row table:style-name="ro1">
          <table:table-cell office:value-type="float" office:value="85.264" calcext:value-type="float">
            <text:p>85,264</text:p>
          </table:table-cell>
          <table:table-cell office:value-type="float" office:value="0.022586" calcext:value-type="float">
            <text:p>0,022586</text:p>
          </table:table-cell>
          <table:table-cell/>
          <table:table-cell office:value-type="float" office:value="101.91" calcext:value-type="float">
            <text:p>101,91</text:p>
          </table:table-cell>
          <table:table-cell office:value-type="float" office:value="1.897572" calcext:value-type="float">
            <text:p>1,897572</text:p>
          </table:table-cell>
          <table:table-cell/>
          <table:table-cell office:value-type="float" office:value="2039.843" calcext:value-type="float">
            <text:p>2039,843</text:p>
          </table:table-cell>
          <table:table-cell office:value-type="float" office:value="901.86437" calcext:value-type="float">
            <text:p>901,86437</text:p>
          </table:table-cell>
          <table:table-cell table:number-columns-repeated="7"/>
        </table:table-row>
        <table:table-row table:style-name="ro1">
          <table:table-cell office:value-type="float" office:value="87.248" calcext:value-type="float">
            <text:p>87,248</text:p>
          </table:table-cell>
          <table:table-cell office:value-type="float" office:value="0.022571" calcext:value-type="float">
            <text:p>0,022571</text:p>
          </table:table-cell>
          <table:table-cell/>
          <table:table-cell office:value-type="float" office:value="117.376" calcext:value-type="float">
            <text:p>117,376</text:p>
          </table:table-cell>
          <table:table-cell office:value-type="float" office:value="1.896434" calcext:value-type="float">
            <text:p>1,896434</text:p>
          </table:table-cell>
          <table:table-cell/>
          <table:table-cell office:value-type="float" office:value="2042.322" calcext:value-type="float">
            <text:p>2042,322</text:p>
          </table:table-cell>
          <table:table-cell office:value-type="float" office:value="901.724689" calcext:value-type="float">
            <text:p>901,724689</text:p>
          </table:table-cell>
          <table:table-cell table:number-columns-repeated="7"/>
        </table:table-row>
        <table:table-row table:style-name="ro1">
          <table:table-cell office:value-type="float" office:value="391.104" calcext:value-type="float">
            <text:p>391,104</text:p>
          </table:table-cell>
          <table:table-cell office:value-type="float" office:value="0.022544" calcext:value-type="float">
            <text:p>0,022544</text:p>
          </table:table-cell>
          <table:table-cell/>
          <table:table-cell office:value-type="float" office:value="76.733" calcext:value-type="float">
            <text:p>76,733</text:p>
          </table:table-cell>
          <table:table-cell office:value-type="float" office:value="1.89268" calcext:value-type="float">
            <text:p>1,89268</text:p>
          </table:table-cell>
          <table:table-cell/>
          <table:table-cell office:value-type="float" office:value="2038.746" calcext:value-type="float">
            <text:p>2038,746</text:p>
          </table:table-cell>
          <table:table-cell office:value-type="float" office:value="901.664637" calcext:value-type="float">
            <text:p>901,664637</text:p>
          </table:table-cell>
          <table:table-cell table:number-columns-repeated="7"/>
        </table:table-row>
        <table:table-row table:style-name="ro1">
          <table:table-cell office:value-type="float" office:value="112.788" calcext:value-type="float">
            <text:p>112,788</text:p>
          </table:table-cell>
          <table:table-cell office:value-type="float" office:value="0.022531" calcext:value-type="float">
            <text:p>0,022531</text:p>
          </table:table-cell>
          <table:table-cell/>
          <table:table-cell office:value-type="float" office:value="116.08" calcext:value-type="float">
            <text:p>116,08</text:p>
          </table:table-cell>
          <table:table-cell office:value-type="float" office:value="1.889474" calcext:value-type="float">
            <text:p>1,889474</text:p>
          </table:table-cell>
          <table:table-cell/>
          <table:table-cell office:value-type="float" office:value="2027.17" calcext:value-type="float">
            <text:p>2027,17</text:p>
          </table:table-cell>
          <table:table-cell office:value-type="float" office:value="901.387282" calcext:value-type="float">
            <text:p>901,387282</text:p>
          </table:table-cell>
          <table:table-cell table:number-columns-repeated="7"/>
        </table:table-row>
        <table:table-row table:style-name="ro1">
          <table:table-cell office:value-type="float" office:value="172.081" calcext:value-type="float">
            <text:p>172,081</text:p>
          </table:table-cell>
          <table:table-cell office:value-type="float" office:value="0.022482" calcext:value-type="float">
            <text:p>0,022482</text:p>
          </table:table-cell>
          <table:table-cell/>
          <table:table-cell office:value-type="float" office:value="180.799" calcext:value-type="float">
            <text:p>180,799</text:p>
          </table:table-cell>
          <table:table-cell office:value-type="float" office:value="1.886337" calcext:value-type="float">
            <text:p>1,886337</text:p>
          </table:table-cell>
          <table:table-cell/>
          <table:table-cell office:value-type="float" office:value="2062.678" calcext:value-type="float">
            <text:p>2062,678</text:p>
          </table:table-cell>
          <table:table-cell office:value-type="float" office:value="901.307811" calcext:value-type="float">
            <text:p>901,307811</text:p>
          </table:table-cell>
          <table:table-cell table:number-columns-repeated="7"/>
        </table:table-row>
        <table:table-row table:style-name="ro1">
          <table:table-cell office:value-type="float" office:value="116.009" calcext:value-type="float">
            <text:p>116,009</text:p>
          </table:table-cell>
          <table:table-cell office:value-type="float" office:value="0.02246" calcext:value-type="float">
            <text:p>0,02246</text:p>
          </table:table-cell>
          <table:table-cell/>
          <table:table-cell office:value-type="float" office:value="89.655" calcext:value-type="float">
            <text:p>89,655</text:p>
          </table:table-cell>
          <table:table-cell office:value-type="float" office:value="1.884902" calcext:value-type="float">
            <text:p>1,884902</text:p>
          </table:table-cell>
          <table:table-cell/>
          <table:table-cell office:value-type="float" office:value="2039.318" calcext:value-type="float">
            <text:p>2039,318</text:p>
          </table:table-cell>
          <table:table-cell office:value-type="float" office:value="901.084456" calcext:value-type="float">
            <text:p>901,084456</text:p>
          </table:table-cell>
          <table:table-cell table:number-columns-repeated="7"/>
        </table:table-row>
        <table:table-row table:style-name="ro1">
          <table:table-cell office:value-type="float" office:value="200.656" calcext:value-type="float">
            <text:p>200,656</text:p>
          </table:table-cell>
          <table:table-cell office:value-type="float" office:value="0.022414" calcext:value-type="float">
            <text:p>0,022414</text:p>
          </table:table-cell>
          <table:table-cell/>
          <table:table-cell office:value-type="float" office:value="81.456" calcext:value-type="float">
            <text:p>81,456</text:p>
          </table:table-cell>
          <table:table-cell office:value-type="float" office:value="1.88481" calcext:value-type="float">
            <text:p>1,88481</text:p>
          </table:table-cell>
          <table:table-cell/>
          <table:table-cell office:value-type="float" office:value="2011.587" calcext:value-type="float">
            <text:p>2011,587</text:p>
          </table:table-cell>
          <table:table-cell office:value-type="float" office:value="900.375973" calcext:value-type="float">
            <text:p>900,375973</text:p>
          </table:table-cell>
          <table:table-cell table:number-columns-repeated="7"/>
        </table:table-row>
        <table:table-row table:style-name="ro1">
          <table:table-cell office:value-type="float" office:value="93.651" calcext:value-type="float">
            <text:p>93,651</text:p>
          </table:table-cell>
          <table:table-cell office:value-type="float" office:value="0.022407" calcext:value-type="float">
            <text:p>0,022407</text:p>
          </table:table-cell>
          <table:table-cell/>
          <table:table-cell office:value-type="float" office:value="98.804" calcext:value-type="float">
            <text:p>98,804</text:p>
          </table:table-cell>
          <table:table-cell office:value-type="float" office:value="1.882657" calcext:value-type="float">
            <text:p>1,882657</text:p>
          </table:table-cell>
          <table:table-cell/>
          <table:table-cell office:value-type="float" office:value="2575.847" calcext:value-type="float">
            <text:p>2575,847</text:p>
          </table:table-cell>
          <table:table-cell office:value-type="float" office:value="900.335323" calcext:value-type="float">
            <text:p>900,335323</text:p>
          </table:table-cell>
          <table:table-cell table:number-columns-repeated="7"/>
        </table:table-row>
        <table:table-row table:style-name="ro1">
          <table:table-cell office:value-type="float" office:value="457.457" calcext:value-type="float">
            <text:p>457,457</text:p>
          </table:table-cell>
          <table:table-cell office:value-type="float" office:value="0.022333" calcext:value-type="float">
            <text:p>0,022333</text:p>
          </table:table-cell>
          <table:table-cell/>
          <table:table-cell office:value-type="float" office:value="128.671" calcext:value-type="float">
            <text:p>128,671</text:p>
          </table:table-cell>
          <table:table-cell office:value-type="float" office:value="1.87962" calcext:value-type="float">
            <text:p>1,87962</text:p>
          </table:table-cell>
          <table:table-cell/>
          <table:table-cell office:value-type="float" office:value="2016.838" calcext:value-type="float">
            <text:p>2016,838</text:p>
          </table:table-cell>
          <table:table-cell office:value-type="float" office:value="898.505576" calcext:value-type="float">
            <text:p>898,505576</text:p>
          </table:table-cell>
          <table:table-cell table:number-columns-repeated="7"/>
        </table:table-row>
        <table:table-row table:style-name="ro1">
          <table:table-cell office:value-type="float" office:value="86.382" calcext:value-type="float">
            <text:p>86,382</text:p>
          </table:table-cell>
          <table:table-cell office:value-type="float" office:value="0.022183" calcext:value-type="float">
            <text:p>0,022183</text:p>
          </table:table-cell>
          <table:table-cell/>
          <table:table-cell office:value-type="float" office:value="165.849" calcext:value-type="float">
            <text:p>165,849</text:p>
          </table:table-cell>
          <table:table-cell office:value-type="float" office:value="1.879405" calcext:value-type="float">
            <text:p>1,879405</text:p>
          </table:table-cell>
          <table:table-cell/>
          <table:table-cell office:value-type="float" office:value="2058.518" calcext:value-type="float">
            <text:p>2058,518</text:p>
          </table:table-cell>
          <table:table-cell office:value-type="float" office:value="898.231533" calcext:value-type="float">
            <text:p>898,231533</text:p>
          </table:table-cell>
          <table:table-cell table:number-columns-repeated="7"/>
        </table:table-row>
        <table:table-row table:style-name="ro1">
          <table:table-cell office:value-type="float" office:value="85.265" calcext:value-type="float">
            <text:p>85,265</text:p>
          </table:table-cell>
          <table:table-cell office:value-type="float" office:value="0.022139" calcext:value-type="float">
            <text:p>0,022139</text:p>
          </table:table-cell>
          <table:table-cell/>
          <table:table-cell office:value-type="float" office:value="129.95" calcext:value-type="float">
            <text:p>129,95</text:p>
          </table:table-cell>
          <table:table-cell office:value-type="float" office:value="1.875509" calcext:value-type="float">
            <text:p>1,875509</text:p>
          </table:table-cell>
          <table:table-cell/>
          <table:table-cell office:value-type="float" office:value="2049.809" calcext:value-type="float">
            <text:p>2049,809</text:p>
          </table:table-cell>
          <table:table-cell office:value-type="float" office:value="882.719494" calcext:value-type="float">
            <text:p>882,719494</text:p>
          </table:table-cell>
          <table:table-cell table:number-columns-repeated="7"/>
        </table:table-row>
        <table:table-row table:style-name="ro1">
          <table:table-cell office:value-type="float" office:value="104.286" calcext:value-type="float">
            <text:p>104,286</text:p>
          </table:table-cell>
          <table:table-cell office:value-type="float" office:value="0.022063" calcext:value-type="float">
            <text:p>0,022063</text:p>
          </table:table-cell>
          <table:table-cell/>
          <table:table-cell office:value-type="float" office:value="83.429" calcext:value-type="float">
            <text:p>83,429</text:p>
          </table:table-cell>
          <table:table-cell office:value-type="float" office:value="1.86927" calcext:value-type="float">
            <text:p>1,86927</text:p>
          </table:table-cell>
          <table:table-cell/>
          <table:table-cell office:value-type="float" office:value="2076.7" calcext:value-type="float">
            <text:p>2076,7</text:p>
          </table:table-cell>
          <table:table-cell office:value-type="float" office:value="882.711866" calcext:value-type="float">
            <text:p>882,711866</text:p>
          </table:table-cell>
          <table:table-cell table:number-columns-repeated="7"/>
        </table:table-row>
        <table:table-row table:style-name="ro1">
          <table:table-cell office:value-type="float" office:value="119.741" calcext:value-type="float">
            <text:p>119,741</text:p>
          </table:table-cell>
          <table:table-cell office:value-type="float" office:value="0.021991" calcext:value-type="float">
            <text:p>0,021991</text:p>
          </table:table-cell>
          <table:table-cell/>
          <table:table-cell office:value-type="float" office:value="226.889" calcext:value-type="float">
            <text:p>226,889</text:p>
          </table:table-cell>
          <table:table-cell office:value-type="float" office:value="1.867619" calcext:value-type="float">
            <text:p>1,867619</text:p>
          </table:table-cell>
          <table:table-cell/>
          <table:table-cell office:value-type="float" office:value="2138.035" calcext:value-type="float">
            <text:p>2138,035</text:p>
          </table:table-cell>
          <table:table-cell office:value-type="float" office:value="882.6767" calcext:value-type="float">
            <text:p>882,6767</text:p>
          </table:table-cell>
          <table:table-cell table:number-columns-repeated="7"/>
        </table:table-row>
        <table:table-row table:style-name="ro1">
          <table:table-cell office:value-type="float" office:value="150.819" calcext:value-type="float">
            <text:p>150,819</text:p>
          </table:table-cell>
          <table:table-cell office:value-type="float" office:value="0.021937" calcext:value-type="float">
            <text:p>0,021937</text:p>
          </table:table-cell>
          <table:table-cell/>
          <table:table-cell office:value-type="float" office:value="114.488" calcext:value-type="float">
            <text:p>114,488</text:p>
          </table:table-cell>
          <table:table-cell office:value-type="float" office:value="1.867308" calcext:value-type="float">
            <text:p>1,867308</text:p>
          </table:table-cell>
          <table:table-cell/>
          <table:table-cell office:value-type="float" office:value="2035.915" calcext:value-type="float">
            <text:p>2035,915</text:p>
          </table:table-cell>
          <table:table-cell office:value-type="float" office:value="881.644153" calcext:value-type="float">
            <text:p>881,644153</text:p>
          </table:table-cell>
          <table:table-cell table:number-columns-repeated="7"/>
        </table:table-row>
        <table:table-row table:style-name="ro1">
          <table:table-cell office:value-type="float" office:value="126.763" calcext:value-type="float">
            <text:p>126,763</text:p>
          </table:table-cell>
          <table:table-cell office:value-type="float" office:value="0.02186" calcext:value-type="float">
            <text:p>0,02186</text:p>
          </table:table-cell>
          <table:table-cell/>
          <table:table-cell office:value-type="float" office:value="108.665" calcext:value-type="float">
            <text:p>108,665</text:p>
          </table:table-cell>
          <table:table-cell office:value-type="float" office:value="1.85185" calcext:value-type="float">
            <text:p>1,85185</text:p>
          </table:table-cell>
          <table:table-cell/>
          <table:table-cell office:value-type="float" office:value="2477.375" calcext:value-type="float">
            <text:p>2477,375</text:p>
          </table:table-cell>
          <table:table-cell office:value-type="float" office:value="863.243783" calcext:value-type="float">
            <text:p>863,243783</text:p>
          </table:table-cell>
          <table:table-cell table:number-columns-repeated="7"/>
        </table:table-row>
        <table:table-row table:style-name="ro1">
          <table:table-cell office:value-type="float" office:value="108.087" calcext:value-type="float">
            <text:p>108,087</text:p>
          </table:table-cell>
          <table:table-cell office:value-type="float" office:value="0.0217" calcext:value-type="float">
            <text:p>0,0217</text:p>
          </table:table-cell>
          <table:table-cell/>
          <table:table-cell office:value-type="float" office:value="104.658" calcext:value-type="float">
            <text:p>104,658</text:p>
          </table:table-cell>
          <table:table-cell office:value-type="float" office:value="1.85122" calcext:value-type="float">
            <text:p>1,85122</text:p>
          </table:table-cell>
          <table:table-cell/>
          <table:table-cell office:value-type="float" office:value="2187.833" calcext:value-type="float">
            <text:p>2187,833</text:p>
          </table:table-cell>
          <table:table-cell table:number-columns-repeated="8"/>
        </table:table-row>
        <table:table-row table:style-name="ro1">
          <table:table-cell office:value-type="float" office:value="77.575" calcext:value-type="float">
            <text:p>77,575</text:p>
          </table:table-cell>
          <table:table-cell office:value-type="float" office:value="0.021653" calcext:value-type="float">
            <text:p>0,021653</text:p>
          </table:table-cell>
          <table:table-cell/>
          <table:table-cell office:value-type="float" office:value="134.422" calcext:value-type="float">
            <text:p>134,422</text:p>
          </table:table-cell>
          <table:table-cell office:value-type="float" office:value="1.834066" calcext:value-type="float">
            <text:p>1,834066</text:p>
          </table:table-cell>
          <table:table-cell/>
          <table:table-cell office:value-type="float" office:value="2306.307" calcext:value-type="float">
            <text:p>2306,307</text:p>
          </table:table-cell>
          <table:table-cell table:number-columns-repeated="8"/>
        </table:table-row>
        <table:table-row table:style-name="ro1">
          <table:table-cell office:value-type="float" office:value="359.977" calcext:value-type="float">
            <text:p>359,977</text:p>
          </table:table-cell>
          <table:table-cell office:value-type="float" office:value="0.020992" calcext:value-type="float">
            <text:p>0,020992</text:p>
          </table:table-cell>
          <table:table-cell/>
          <table:table-cell office:value-type="float" office:value="135.693" calcext:value-type="float">
            <text:p>135,693</text:p>
          </table:table-cell>
          <table:table-cell office:value-type="float" office:value="1.814615" calcext:value-type="float">
            <text:p>1,814615</text:p>
          </table:table-cell>
          <table:table-cell/>
          <table:table-cell office:value-type="float" office:value="2169.342" calcext:value-type="float">
            <text:p>2169,342</text:p>
          </table:table-cell>
          <table:table-cell table:number-columns-repeated="8"/>
        </table:table-row>
        <table:table-row table:style-name="ro1">
          <table:table-cell office:value-type="float" office:value="56.911" calcext:value-type="float">
            <text:p>56,911</text:p>
          </table:table-cell>
          <table:table-cell office:value-type="float" office:value="0.020734" calcext:value-type="float">
            <text:p>0,020734</text:p>
          </table:table-cell>
          <table:table-cell/>
          <table:table-cell office:value-type="float" office:value="94.982" calcext:value-type="float">
            <text:p>94,982</text:p>
          </table:table-cell>
          <table:table-cell office:value-type="float" office:value="1.814193" calcext:value-type="float">
            <text:p>1,814193</text:p>
          </table:table-cell>
          <table:table-cell/>
          <table:table-cell office:value-type="float" office:value="2181.58" calcext:value-type="float">
            <text:p>2181,58</text:p>
          </table:table-cell>
          <table:table-cell table:number-columns-repeated="8"/>
        </table:table-row>
        <table:table-row table:style-name="ro1">
          <table:table-cell office:value-type="float" office:value="218.155" calcext:value-type="float">
            <text:p>218,155</text:p>
          </table:table-cell>
          <table:table-cell office:value-type="float" office:value="0.020654" calcext:value-type="float">
            <text:p>0,020654</text:p>
          </table:table-cell>
          <table:table-cell/>
          <table:table-cell office:value-type="float" office:value="91.366" calcext:value-type="float">
            <text:p>91,366</text:p>
          </table:table-cell>
          <table:table-cell office:value-type="float" office:value="1.757183" calcext:value-type="float">
            <text:p>1,757183</text:p>
          </table:table-cell>
          <table:table-cell/>
          <table:table-cell office:value-type="float" office:value="2188.419" calcext:value-type="float">
            <text:p>2188,419</text:p>
          </table:table-cell>
          <table:table-cell table:number-columns-repeated="8"/>
        </table:table-row>
      </table:table>
      <table:table table:name="NODEJS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3085.112" calcext:value-type="float">
            <text:p>3085,112</text:p>
          </table:table-cell>
          <table:table-cell table:number-columns-repeated="2"/>
          <table:table-cell office:value-type="float" office:value="163.019" calcext:value-type="float">
            <text:p>163,019</text:p>
          </table:table-cell>
          <table:table-cell table:number-columns-repeated="2"/>
          <table:table-cell office:value-type="float" office:value="1150.106" calcext:value-type="float">
            <text:p>1150,106</text:p>
          </table:table-cell>
          <table:table-cell table:number-columns-repeated="6"/>
          <table:table-cell table:formula="of:=['NODEJS-512MB'.N7]-['NODEJS-512MB'.$L7]" office:value-type="float" office:value="-0.00285246808510638" calcext:value-type="float">
            <text:p>-0,0028524681</text:p>
          </table:table-cell>
          <table:table-cell table:formula="of:=['NODEJS-512MB'.O7]-['NODEJS-512MB'.$L7]" office:value-type="float" office:value="0.0100115319148936" calcext:value-type="float">
            <text:p>0,0100115319</text:p>
          </table:table-cell>
        </table:table-row>
        <table:table-row table:style-name="ro1">
          <table:table-cell office:value-type="float" office:value="71.384" calcext:value-type="float">
            <text:p>71,384</text:p>
          </table:table-cell>
          <table:table-cell table:number-columns-repeated="2"/>
          <table:table-cell office:value-type="float" office:value="299.041" calcext:value-type="float">
            <text:p>299,041</text:p>
          </table:table-cell>
          <table:table-cell table:number-columns-repeated="2"/>
          <table:table-cell office:value-type="float" office:value="1127.595" calcext:value-type="float">
            <text:p>1127,595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91.408" calcext:value-type="float">
            <text:p>191,408</text:p>
          </table:table-cell>
          <table:table-cell table:number-columns-repeated="2"/>
          <table:table-cell office:value-type="float" office:value="176.335" calcext:value-type="float">
            <text:p>176,335</text:p>
          </table:table-cell>
          <table:table-cell office:value-type="float" office:value="2.099106" calcext:value-type="float">
            <text:p>2,099106</text:p>
          </table:table-cell>
          <table:table-cell/>
          <table:table-cell office:value-type="float" office:value="1255.64" calcext:value-type="float">
            <text:p>1255,64</text:p>
          </table:table-cell>
          <table:table-cell office:value-type="float" office:value="981.036265" calcext:value-type="float">
            <text:p>981,0362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512MB'.$B$5:.$B$104])" office:value-type="float" office:value="0.0242004680851064" calcext:value-type="float">
            <text:p>0,0242004681</text:p>
          </table:table-cell>
          <table:table-cell table:formula="of:=STDEV(['NODEJS-512MB'.$B$5:.$B$104])" office:value-type="float" office:value="0.00179317560985746" calcext:value-type="float">
            <text:p>0,0017931756</text:p>
          </table:table-cell>
          <table:table-cell table:formula="of:=MIN(['NODEJS-512MB'.$B$5:.$B$104])" office:value-type="float" office:value="0.021348" calcext:value-type="float">
            <text:p>0,021348</text:p>
          </table:table-cell>
          <table:table-cell table:formula="of:=MAX(['NODEJS-512MB'.$B$5:.$B$104])" office:value-type="float" office:value="0.034212" calcext:value-type="float">
            <text:p>0,034212</text:p>
          </table:table-cell>
        </table:table-row>
        <table:table-row table:style-name="ro1">
          <table:table-cell office:value-type="float" office:value="95.426" calcext:value-type="float">
            <text:p>95,426</text:p>
          </table:table-cell>
          <table:table-cell table:number-columns-repeated="2"/>
          <table:table-cell office:value-type="float" office:value="216.174" calcext:value-type="float">
            <text:p>216,174</text:p>
          </table:table-cell>
          <table:table-cell office:value-type="float" office:value="2.077538" calcext:value-type="float">
            <text:p>2,077538</text:p>
          </table:table-cell>
          <table:table-cell/>
          <table:table-cell office:value-type="float" office:value="1513.682" calcext:value-type="float">
            <text:p>1513,682</text:p>
          </table:table-cell>
          <table:table-cell office:value-type="float" office:value="980.932813" calcext:value-type="float">
            <text:p>980,93281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512MB'.$E$5:.$E$104])" office:value-type="float" office:value="1.96407748979592" calcext:value-type="float">
            <text:p>1,9640774898</text:p>
          </table:table-cell>
          <table:table-cell table:formula="of:=STDEV(['NODEJS-512MB'.$E$5:.$E$104])" office:value-type="float" office:value="0.0478489099909772" calcext:value-type="float">
            <text:p>0,04784891</text:p>
          </table:table-cell>
          <table:table-cell table:formula="of:=MIN(['NODEJS-512MB'.$E$5:.$E$104])" office:value-type="float" office:value="1.882968" calcext:value-type="float">
            <text:p>1,882968</text:p>
          </table:table-cell>
          <table:table-cell table:formula="of:=MAX(['NODEJS-512MB'.$E$5:.$E$104])" office:value-type="float" office:value="2.099106" calcext:value-type="float">
            <text:p>2,099106</text:p>
          </table:table-cell>
        </table:table-row>
        <table:table-row table:style-name="ro1">
          <table:table-cell office:value-type="float" office:value="376.904" calcext:value-type="float">
            <text:p>376,904</text:p>
          </table:table-cell>
          <table:table-cell table:number-columns-repeated="2"/>
          <table:table-cell office:value-type="float" office:value="138.831" calcext:value-type="float">
            <text:p>138,831</text:p>
          </table:table-cell>
          <table:table-cell office:value-type="float" office:value="2.070059" calcext:value-type="float">
            <text:p>2,070059</text:p>
          </table:table-cell>
          <table:table-cell/>
          <table:table-cell office:value-type="float" office:value="1670.722" calcext:value-type="float">
            <text:p>1670,722</text:p>
          </table:table-cell>
          <table:table-cell office:value-type="float" office:value="979.074342" calcext:value-type="float">
            <text:p>979,07434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512MB'.$H$5:.$H$104])" office:value-type="float" office:value="958.556184326531" calcext:value-type="float">
            <text:p>958,5561843265</text:p>
          </table:table-cell>
          <table:table-cell table:formula="of:=STDEV(['NODEJS-512MB'.$H$5:.$H$104])" office:value-type="float" office:value="13.6534328079969" calcext:value-type="float">
            <text:p>13,653432808</text:p>
          </table:table-cell>
          <table:table-cell table:formula="of:=MIN(['NODEJS-512MB'.$H$5:.$H$104])" office:value-type="float" office:value="925.054716" calcext:value-type="float">
            <text:p>925,054716</text:p>
          </table:table-cell>
          <table:table-cell table:formula="of:=MAX(['NODEJS-512MB'.$H$5:.$H$104])" office:value-type="float" office:value="981.036265" calcext:value-type="float">
            <text:p>981,036265</text:p>
          </table:table-cell>
        </table:table-row>
        <table:table-row table:style-name="ro1">
          <table:table-cell office:value-type="float" office:value="75.266" calcext:value-type="float">
            <text:p>75,266</text:p>
          </table:table-cell>
          <table:table-cell table:number-columns-repeated="2"/>
          <table:table-cell office:value-type="float" office:value="196.934" calcext:value-type="float">
            <text:p>196,934</text:p>
          </table:table-cell>
          <table:table-cell office:value-type="float" office:value="2.056794" calcext:value-type="float">
            <text:p>2,056794</text:p>
          </table:table-cell>
          <table:table-cell/>
          <table:table-cell office:value-type="float" office:value="1279.911" calcext:value-type="float">
            <text:p>1279,911</text:p>
          </table:table-cell>
          <table:table-cell office:value-type="float" office:value="978.894835" calcext:value-type="float">
            <text:p>978,894835</text:p>
          </table:table-cell>
          <table:table-cell table:number-columns-repeated="7"/>
        </table:table-row>
        <table:table-row table:style-name="ro1">
          <table:table-cell office:value-type="float" office:value="525.668" calcext:value-type="float">
            <text:p>525,668</text:p>
          </table:table-cell>
          <table:table-cell office:value-type="float" office:value="0.034212" calcext:value-type="float">
            <text:p>0,034212</text:p>
          </table:table-cell>
          <table:table-cell/>
          <table:table-cell office:value-type="float" office:value="343.206" calcext:value-type="float">
            <text:p>343,206</text:p>
          </table:table-cell>
          <table:table-cell office:value-type="float" office:value="2.050478" calcext:value-type="float">
            <text:p>2,050478</text:p>
          </table:table-cell>
          <table:table-cell/>
          <table:table-cell office:value-type="float" office:value="1184.158" calcext:value-type="float">
            <text:p>1184,158</text:p>
          </table:table-cell>
          <table:table-cell office:value-type="float" office:value="977.639042" calcext:value-type="float">
            <text:p>977,639042</text:p>
          </table:table-cell>
          <table:table-cell table:number-columns-repeated="7"/>
        </table:table-row>
        <table:table-row table:style-name="ro1">
          <table:table-cell office:value-type="float" office:value="163.994" calcext:value-type="float">
            <text:p>163,994</text:p>
          </table:table-cell>
          <table:table-cell office:value-type="float" office:value="0.030743" calcext:value-type="float">
            <text:p>0,030743</text:p>
          </table:table-cell>
          <table:table-cell/>
          <table:table-cell office:value-type="float" office:value="232.359" calcext:value-type="float">
            <text:p>232,359</text:p>
          </table:table-cell>
          <table:table-cell office:value-type="float" office:value="2.047856" calcext:value-type="float">
            <text:p>2,047856</text:p>
          </table:table-cell>
          <table:table-cell/>
          <table:table-cell office:value-type="float" office:value="1081.928" calcext:value-type="float">
            <text:p>1081,928</text:p>
          </table:table-cell>
          <table:table-cell office:value-type="float" office:value="977.627447" calcext:value-type="float">
            <text:p>977,627447</text:p>
          </table:table-cell>
          <table:table-cell table:number-columns-repeated="7"/>
        </table:table-row>
        <table:table-row table:style-name="ro1">
          <table:table-cell office:value-type="float" office:value="151.046" calcext:value-type="float">
            <text:p>151,046</text:p>
          </table:table-cell>
          <table:table-cell office:value-type="float" office:value="0.027332" calcext:value-type="float">
            <text:p>0,027332</text:p>
          </table:table-cell>
          <table:table-cell/>
          <table:table-cell office:value-type="float" office:value="272.258" calcext:value-type="float">
            <text:p>272,258</text:p>
          </table:table-cell>
          <table:table-cell office:value-type="float" office:value="2.047544" calcext:value-type="float">
            <text:p>2,047544</text:p>
          </table:table-cell>
          <table:table-cell/>
          <table:table-cell office:value-type="float" office:value="1129.362" calcext:value-type="float">
            <text:p>1129,362</text:p>
          </table:table-cell>
          <table:table-cell office:value-type="float" office:value="977.43459" calcext:value-type="float">
            <text:p>977,43459</text:p>
          </table:table-cell>
          <table:table-cell table:number-columns-repeated="7"/>
        </table:table-row>
        <table:table-row table:style-name="ro1">
          <table:table-cell office:value-type="float" office:value="124.903" calcext:value-type="float">
            <text:p>124,903</text:p>
          </table:table-cell>
          <table:table-cell office:value-type="float" office:value="0.026979" calcext:value-type="float">
            <text:p>0,026979</text:p>
          </table:table-cell>
          <table:table-cell/>
          <table:table-cell office:value-type="float" office:value="80.65" calcext:value-type="float">
            <text:p>80,65</text:p>
          </table:table-cell>
          <table:table-cell office:value-type="float" office:value="2.039019" calcext:value-type="float">
            <text:p>2,039019</text:p>
          </table:table-cell>
          <table:table-cell/>
          <table:table-cell office:value-type="float" office:value="1128.515" calcext:value-type="float">
            <text:p>1128,515</text:p>
          </table:table-cell>
          <table:table-cell office:value-type="float" office:value="977.25966" calcext:value-type="float">
            <text:p>977,25966</text:p>
          </table:table-cell>
          <table:table-cell table:number-columns-repeated="7"/>
        </table:table-row>
        <table:table-row table:style-name="ro1">
          <table:table-cell office:value-type="float" office:value="77.518" calcext:value-type="float">
            <text:p>77,518</text:p>
          </table:table-cell>
          <table:table-cell office:value-type="float" office:value="0.026649" calcext:value-type="float">
            <text:p>0,026649</text:p>
          </table:table-cell>
          <table:table-cell/>
          <table:table-cell office:value-type="float" office:value="172.578" calcext:value-type="float">
            <text:p>172,578</text:p>
          </table:table-cell>
          <table:table-cell office:value-type="float" office:value="2.036519" calcext:value-type="float">
            <text:p>2,036519</text:p>
          </table:table-cell>
          <table:table-cell/>
          <table:table-cell office:value-type="float" office:value="1934.307" calcext:value-type="float">
            <text:p>1934,307</text:p>
          </table:table-cell>
          <table:table-cell office:value-type="float" office:value="977.128064" calcext:value-type="float">
            <text:p>977,128064</text:p>
          </table:table-cell>
          <table:table-cell table:number-columns-repeated="7"/>
        </table:table-row>
        <table:table-row table:style-name="ro1">
          <table:table-cell office:value-type="float" office:value="132.674" calcext:value-type="float">
            <text:p>132,674</text:p>
          </table:table-cell>
          <table:table-cell office:value-type="float" office:value="0.026537" calcext:value-type="float">
            <text:p>0,026537</text:p>
          </table:table-cell>
          <table:table-cell/>
          <table:table-cell office:value-type="float" office:value="146.972" calcext:value-type="float">
            <text:p>146,972</text:p>
          </table:table-cell>
          <table:table-cell office:value-type="float" office:value="2.030524" calcext:value-type="float">
            <text:p>2,030524</text:p>
          </table:table-cell>
          <table:table-cell/>
          <table:table-cell office:value-type="float" office:value="1642.3" calcext:value-type="float">
            <text:p>1642,3</text:p>
          </table:table-cell>
          <table:table-cell office:value-type="float" office:value="977.039966" calcext:value-type="float">
            <text:p>977,039966</text:p>
          </table:table-cell>
          <table:table-cell table:number-columns-repeated="7"/>
        </table:table-row>
        <table:table-row table:style-name="ro1">
          <table:table-cell office:value-type="float" office:value="161.931" calcext:value-type="float">
            <text:p>161,931</text:p>
          </table:table-cell>
          <table:table-cell office:value-type="float" office:value="0.026259" calcext:value-type="float">
            <text:p>0,026259</text:p>
          </table:table-cell>
          <table:table-cell/>
          <table:table-cell office:value-type="float" office:value="164.911" calcext:value-type="float">
            <text:p>164,911</text:p>
          </table:table-cell>
          <table:table-cell office:value-type="float" office:value="2.027876" calcext:value-type="float">
            <text:p>2,027876</text:p>
          </table:table-cell>
          <table:table-cell/>
          <table:table-cell office:value-type="float" office:value="1202.993" calcext:value-type="float">
            <text:p>1202,993</text:p>
          </table:table-cell>
          <table:table-cell office:value-type="float" office:value="976.875457" calcext:value-type="float">
            <text:p>976,875457</text:p>
          </table:table-cell>
          <table:table-cell table:number-columns-repeated="7"/>
        </table:table-row>
        <table:table-row table:style-name="ro1">
          <table:table-cell office:value-type="float" office:value="314.002" calcext:value-type="float">
            <text:p>314,002</text:p>
          </table:table-cell>
          <table:table-cell office:value-type="float" office:value="0.026247" calcext:value-type="float">
            <text:p>0,026247</text:p>
          </table:table-cell>
          <table:table-cell/>
          <table:table-cell office:value-type="float" office:value="88.003" calcext:value-type="float">
            <text:p>88,003</text:p>
          </table:table-cell>
          <table:table-cell office:value-type="float" office:value="2.027825" calcext:value-type="float">
            <text:p>2,027825</text:p>
          </table:table-cell>
          <table:table-cell/>
          <table:table-cell office:value-type="float" office:value="1065.044" calcext:value-type="float">
            <text:p>1065,044</text:p>
          </table:table-cell>
          <table:table-cell office:value-type="float" office:value="976.644976" calcext:value-type="float">
            <text:p>976,644976</text:p>
          </table:table-cell>
          <table:table-cell table:number-columns-repeated="7"/>
        </table:table-row>
        <table:table-row table:style-name="ro1">
          <table:table-cell office:value-type="float" office:value="101.535" calcext:value-type="float">
            <text:p>101,535</text:p>
          </table:table-cell>
          <table:table-cell office:value-type="float" office:value="0.026099" calcext:value-type="float">
            <text:p>0,026099</text:p>
          </table:table-cell>
          <table:table-cell/>
          <table:table-cell office:value-type="float" office:value="289.497" calcext:value-type="float">
            <text:p>289,497</text:p>
          </table:table-cell>
          <table:table-cell office:value-type="float" office:value="2.021079" calcext:value-type="float">
            <text:p>2,021079</text:p>
          </table:table-cell>
          <table:table-cell/>
          <table:table-cell office:value-type="float" office:value="1072.539" calcext:value-type="float">
            <text:p>1072,539</text:p>
          </table:table-cell>
          <table:table-cell office:value-type="float" office:value="976.270005" calcext:value-type="float">
            <text:p>976,270005</text:p>
          </table:table-cell>
          <table:table-cell table:number-columns-repeated="7"/>
        </table:table-row>
        <table:table-row table:style-name="ro1">
          <table:table-cell office:value-type="float" office:value="89.889" calcext:value-type="float">
            <text:p>89,889</text:p>
          </table:table-cell>
          <table:table-cell office:value-type="float" office:value="0.025966" calcext:value-type="float">
            <text:p>0,025966</text:p>
          </table:table-cell>
          <table:table-cell/>
          <table:table-cell office:value-type="float" office:value="429.012" calcext:value-type="float">
            <text:p>429,012</text:p>
          </table:table-cell>
          <table:table-cell office:value-type="float" office:value="2.014755" calcext:value-type="float">
            <text:p>2,014755</text:p>
          </table:table-cell>
          <table:table-cell/>
          <table:table-cell office:value-type="float" office:value="1185.263" calcext:value-type="float">
            <text:p>1185,263</text:p>
          </table:table-cell>
          <table:table-cell office:value-type="float" office:value="976.115449" calcext:value-type="float">
            <text:p>976,115449</text:p>
          </table:table-cell>
          <table:table-cell table:number-columns-repeated="7"/>
        </table:table-row>
        <table:table-row table:style-name="ro1">
          <table:table-cell office:value-type="float" office:value="653.919" calcext:value-type="float">
            <text:p>653,919</text:p>
          </table:table-cell>
          <table:table-cell office:value-type="float" office:value="0.025906" calcext:value-type="float">
            <text:p>0,025906</text:p>
          </table:table-cell>
          <table:table-cell/>
          <table:table-cell office:value-type="float" office:value="167.018" calcext:value-type="float">
            <text:p>167,018</text:p>
          </table:table-cell>
          <table:table-cell office:value-type="float" office:value="2.013265" calcext:value-type="float">
            <text:p>2,013265</text:p>
          </table:table-cell>
          <table:table-cell/>
          <table:table-cell office:value-type="float" office:value="1150.767" calcext:value-type="float">
            <text:p>1150,767</text:p>
          </table:table-cell>
          <table:table-cell office:value-type="float" office:value="976.062079" calcext:value-type="float">
            <text:p>976,062079</text:p>
          </table:table-cell>
          <table:table-cell table:number-columns-repeated="7"/>
        </table:table-row>
        <table:table-row table:style-name="ro1">
          <table:table-cell office:value-type="float" office:value="164.42" calcext:value-type="float">
            <text:p>164,42</text:p>
          </table:table-cell>
          <table:table-cell office:value-type="float" office:value="0.025699" calcext:value-type="float">
            <text:p>0,025699</text:p>
          </table:table-cell>
          <table:table-cell/>
          <table:table-cell office:value-type="float" office:value="1267.089" calcext:value-type="float">
            <text:p>1267,089</text:p>
          </table:table-cell>
          <table:table-cell office:value-type="float" office:value="2.012117" calcext:value-type="float">
            <text:p>2,012117</text:p>
          </table:table-cell>
          <table:table-cell/>
          <table:table-cell office:value-type="float" office:value="1112.071" calcext:value-type="float">
            <text:p>1112,071</text:p>
          </table:table-cell>
          <table:table-cell office:value-type="float" office:value="975.83786" calcext:value-type="float">
            <text:p>975,83786</text:p>
          </table:table-cell>
          <table:table-cell table:number-columns-repeated="7"/>
        </table:table-row>
        <table:table-row table:style-name="ro1">
          <table:table-cell office:value-type="float" office:value="91.262" calcext:value-type="float">
            <text:p>91,262</text:p>
          </table:table-cell>
          <table:table-cell office:value-type="float" office:value="0.025447" calcext:value-type="float">
            <text:p>0,025447</text:p>
          </table:table-cell>
          <table:table-cell/>
          <table:table-cell office:value-type="float" office:value="323.139" calcext:value-type="float">
            <text:p>323,139</text:p>
          </table:table-cell>
          <table:table-cell office:value-type="float" office:value="2.011861" calcext:value-type="float">
            <text:p>2,011861</text:p>
          </table:table-cell>
          <table:table-cell/>
          <table:table-cell office:value-type="float" office:value="1119.733" calcext:value-type="float">
            <text:p>1119,733</text:p>
          </table:table-cell>
          <table:table-cell office:value-type="float" office:value="975.582149" calcext:value-type="float">
            <text:p>975,582149</text:p>
          </table:table-cell>
          <table:table-cell table:number-columns-repeated="7"/>
        </table:table-row>
        <table:table-row table:style-name="ro1">
          <table:table-cell office:value-type="float" office:value="190.163" calcext:value-type="float">
            <text:p>190,163</text:p>
          </table:table-cell>
          <table:table-cell office:value-type="float" office:value="0.02541" calcext:value-type="float">
            <text:p>0,02541</text:p>
          </table:table-cell>
          <table:table-cell/>
          <table:table-cell office:value-type="float" office:value="115.792" calcext:value-type="float">
            <text:p>115,792</text:p>
          </table:table-cell>
          <table:table-cell office:value-type="float" office:value="2.004306" calcext:value-type="float">
            <text:p>2,004306</text:p>
          </table:table-cell>
          <table:table-cell/>
          <table:table-cell office:value-type="float" office:value="1087.233" calcext:value-type="float">
            <text:p>1087,233</text:p>
          </table:table-cell>
          <table:table-cell office:value-type="float" office:value="975.44967" calcext:value-type="float">
            <text:p>975,44967</text:p>
          </table:table-cell>
          <table:table-cell table:number-columns-repeated="7"/>
        </table:table-row>
        <table:table-row table:style-name="ro1">
          <table:table-cell office:value-type="float" office:value="126.943" calcext:value-type="float">
            <text:p>126,943</text:p>
          </table:table-cell>
          <table:table-cell office:value-type="float" office:value="0.025388" calcext:value-type="float">
            <text:p>0,025388</text:p>
          </table:table-cell>
          <table:table-cell/>
          <table:table-cell office:value-type="float" office:value="144.831" calcext:value-type="float">
            <text:p>144,831</text:p>
          </table:table-cell>
          <table:table-cell office:value-type="float" office:value="2.001106" calcext:value-type="float">
            <text:p>2,001106</text:p>
          </table:table-cell>
          <table:table-cell/>
          <table:table-cell office:value-type="float" office:value="1205.48" calcext:value-type="float">
            <text:p>1205,48</text:p>
          </table:table-cell>
          <table:table-cell office:value-type="float" office:value="975.349273" calcext:value-type="float">
            <text:p>975,349273</text:p>
          </table:table-cell>
          <table:table-cell table:number-columns-repeated="7"/>
        </table:table-row>
        <table:table-row table:style-name="ro1">
          <table:table-cell office:value-type="float" office:value="67.202" calcext:value-type="float">
            <text:p>67,202</text:p>
          </table:table-cell>
          <table:table-cell office:value-type="float" office:value="0.025388" calcext:value-type="float">
            <text:p>0,025388</text:p>
          </table:table-cell>
          <table:table-cell/>
          <table:table-cell office:value-type="float" office:value="196.517" calcext:value-type="float">
            <text:p>196,517</text:p>
          </table:table-cell>
          <table:table-cell office:value-type="float" office:value="2.000514" calcext:value-type="float">
            <text:p>2,000514</text:p>
          </table:table-cell>
          <table:table-cell/>
          <table:table-cell office:value-type="float" office:value="1081.504" calcext:value-type="float">
            <text:p>1081,504</text:p>
          </table:table-cell>
          <table:table-cell office:value-type="float" office:value="974.894207" calcext:value-type="float">
            <text:p>974,894207</text:p>
          </table:table-cell>
          <table:table-cell table:number-columns-repeated="7"/>
        </table:table-row>
        <table:table-row table:style-name="ro1">
          <table:table-cell office:value-type="float" office:value="117.188" calcext:value-type="float">
            <text:p>117,188</text:p>
          </table:table-cell>
          <table:table-cell office:value-type="float" office:value="0.025329" calcext:value-type="float">
            <text:p>0,025329</text:p>
          </table:table-cell>
          <table:table-cell/>
          <table:table-cell office:value-type="float" office:value="127.254" calcext:value-type="float">
            <text:p>127,254</text:p>
          </table:table-cell>
          <table:table-cell office:value-type="float" office:value="2.000503" calcext:value-type="float">
            <text:p>2,000503</text:p>
          </table:table-cell>
          <table:table-cell/>
          <table:table-cell office:value-type="float" office:value="1152.297" calcext:value-type="float">
            <text:p>1152,297</text:p>
          </table:table-cell>
          <table:table-cell office:value-type="float" office:value="974.855408" calcext:value-type="float">
            <text:p>974,855408</text:p>
          </table:table-cell>
          <table:table-cell table:number-columns-repeated="7"/>
        </table:table-row>
        <table:table-row table:style-name="ro1">
          <table:table-cell office:value-type="float" office:value="78.563" calcext:value-type="float">
            <text:p>78,563</text:p>
          </table:table-cell>
          <table:table-cell office:value-type="float" office:value="0.02513" calcext:value-type="float">
            <text:p>0,02513</text:p>
          </table:table-cell>
          <table:table-cell/>
          <table:table-cell office:value-type="float" office:value="329.657" calcext:value-type="float">
            <text:p>329,657</text:p>
          </table:table-cell>
          <table:table-cell office:value-type="float" office:value="1.999389" calcext:value-type="float">
            <text:p>1,999389</text:p>
          </table:table-cell>
          <table:table-cell/>
          <table:table-cell office:value-type="float" office:value="1063.086" calcext:value-type="float">
            <text:p>1063,086</text:p>
          </table:table-cell>
          <table:table-cell office:value-type="float" office:value="974.810798" calcext:value-type="float">
            <text:p>974,810798</text:p>
          </table:table-cell>
          <table:table-cell table:number-columns-repeated="7"/>
        </table:table-row>
        <table:table-row table:style-name="ro1">
          <table:table-cell office:value-type="float" office:value="88.684" calcext:value-type="float">
            <text:p>88,684</text:p>
          </table:table-cell>
          <table:table-cell office:value-type="float" office:value="0.025116" calcext:value-type="float">
            <text:p>0,025116</text:p>
          </table:table-cell>
          <table:table-cell/>
          <table:table-cell office:value-type="float" office:value="90.978" calcext:value-type="float">
            <text:p>90,978</text:p>
          </table:table-cell>
          <table:table-cell office:value-type="float" office:value="1.996174" calcext:value-type="float">
            <text:p>1,996174</text:p>
          </table:table-cell>
          <table:table-cell/>
          <table:table-cell office:value-type="float" office:value="1282.737" calcext:value-type="float">
            <text:p>1282,737</text:p>
          </table:table-cell>
          <table:table-cell office:value-type="float" office:value="974.800449" calcext:value-type="float">
            <text:p>974,800449</text:p>
          </table:table-cell>
          <table:table-cell table:number-columns-repeated="7"/>
        </table:table-row>
        <table:table-row table:style-name="ro1">
          <table:table-cell office:value-type="float" office:value="124.567" calcext:value-type="float">
            <text:p>124,567</text:p>
          </table:table-cell>
          <table:table-cell office:value-type="float" office:value="0.025111" calcext:value-type="float">
            <text:p>0,025111</text:p>
          </table:table-cell>
          <table:table-cell/>
          <table:table-cell office:value-type="float" office:value="142.919" calcext:value-type="float">
            <text:p>142,919</text:p>
          </table:table-cell>
          <table:table-cell office:value-type="float" office:value="1.995973" calcext:value-type="float">
            <text:p>1,995973</text:p>
          </table:table-cell>
          <table:table-cell/>
          <table:table-cell office:value-type="float" office:value="1112.062" calcext:value-type="float">
            <text:p>1112,062</text:p>
          </table:table-cell>
          <table:table-cell office:value-type="float" office:value="974.653154" calcext:value-type="float">
            <text:p>974,653154</text:p>
          </table:table-cell>
          <table:table-cell table:number-columns-repeated="7"/>
        </table:table-row>
        <table:table-row table:style-name="ro1">
          <table:table-cell office:value-type="float" office:value="92.987" calcext:value-type="float">
            <text:p>92,987</text:p>
          </table:table-cell>
          <table:table-cell office:value-type="float" office:value="0.024972" calcext:value-type="float">
            <text:p>0,024972</text:p>
          </table:table-cell>
          <table:table-cell/>
          <table:table-cell office:value-type="float" office:value="102.329" calcext:value-type="float">
            <text:p>102,329</text:p>
          </table:table-cell>
          <table:table-cell office:value-type="float" office:value="1.992851" calcext:value-type="float">
            <text:p>1,992851</text:p>
          </table:table-cell>
          <table:table-cell/>
          <table:table-cell office:value-type="float" office:value="1046.146" calcext:value-type="float">
            <text:p>1046,146</text:p>
          </table:table-cell>
          <table:table-cell office:value-type="float" office:value="974.556787" calcext:value-type="float">
            <text:p>974,556787</text:p>
          </table:table-cell>
          <table:table-cell table:number-columns-repeated="7"/>
        </table:table-row>
        <table:table-row table:style-name="ro1">
          <table:table-cell office:value-type="float" office:value="574.404" calcext:value-type="float">
            <text:p>574,404</text:p>
          </table:table-cell>
          <table:table-cell office:value-type="float" office:value="0.024936" calcext:value-type="float">
            <text:p>0,024936</text:p>
          </table:table-cell>
          <table:table-cell/>
          <table:table-cell office:value-type="float" office:value="549.978" calcext:value-type="float">
            <text:p>549,978</text:p>
          </table:table-cell>
          <table:table-cell office:value-type="float" office:value="1.991978" calcext:value-type="float">
            <text:p>1,991978</text:p>
          </table:table-cell>
          <table:table-cell/>
          <table:table-cell office:value-type="float" office:value="1102.622" calcext:value-type="float">
            <text:p>1102,622</text:p>
          </table:table-cell>
          <table:table-cell office:value-type="float" office:value="973.769546" calcext:value-type="float">
            <text:p>973,769546</text:p>
          </table:table-cell>
          <table:table-cell table:number-columns-repeated="7"/>
        </table:table-row>
        <table:table-row table:style-name="ro1">
          <table:table-cell office:value-type="float" office:value="141.98" calcext:value-type="float">
            <text:p>141,98</text:p>
          </table:table-cell>
          <table:table-cell office:value-type="float" office:value="0.024929" calcext:value-type="float">
            <text:p>0,024929</text:p>
          </table:table-cell>
          <table:table-cell/>
          <table:table-cell office:value-type="float" office:value="336.034" calcext:value-type="float">
            <text:p>336,034</text:p>
          </table:table-cell>
          <table:table-cell office:value-type="float" office:value="1.989922" calcext:value-type="float">
            <text:p>1,989922</text:p>
          </table:table-cell>
          <table:table-cell/>
          <table:table-cell office:value-type="float" office:value="1156.959" calcext:value-type="float">
            <text:p>1156,959</text:p>
          </table:table-cell>
          <table:table-cell office:value-type="float" office:value="973.542718" calcext:value-type="float">
            <text:p>973,542718</text:p>
          </table:table-cell>
          <table:table-cell table:number-columns-repeated="7"/>
        </table:table-row>
        <table:table-row table:style-name="ro1">
          <table:table-cell office:value-type="float" office:value="179.31" calcext:value-type="float">
            <text:p>179,31</text:p>
          </table:table-cell>
          <table:table-cell office:value-type="float" office:value="0.02479" calcext:value-type="float">
            <text:p>0,02479</text:p>
          </table:table-cell>
          <table:table-cell/>
          <table:table-cell office:value-type="float" office:value="176.095" calcext:value-type="float">
            <text:p>176,095</text:p>
          </table:table-cell>
          <table:table-cell office:value-type="float" office:value="1.986944" calcext:value-type="float">
            <text:p>1,986944</text:p>
          </table:table-cell>
          <table:table-cell/>
          <table:table-cell office:value-type="float" office:value="1116.502" calcext:value-type="float">
            <text:p>1116,502</text:p>
          </table:table-cell>
          <table:table-cell office:value-type="float" office:value="971.931379" calcext:value-type="float">
            <text:p>971,931379</text:p>
          </table:table-cell>
          <table:table-cell table:number-columns-repeated="7"/>
        </table:table-row>
        <table:table-row table:style-name="ro1">
          <table:table-cell office:value-type="float" office:value="167.34" calcext:value-type="float">
            <text:p>167,34</text:p>
          </table:table-cell>
          <table:table-cell office:value-type="float" office:value="0.02478" calcext:value-type="float">
            <text:p>0,02478</text:p>
          </table:table-cell>
          <table:table-cell/>
          <table:table-cell office:value-type="float" office:value="193.785" calcext:value-type="float">
            <text:p>193,785</text:p>
          </table:table-cell>
          <table:table-cell office:value-type="float" office:value="1.986494" calcext:value-type="float">
            <text:p>1,986494</text:p>
          </table:table-cell>
          <table:table-cell/>
          <table:table-cell office:value-type="float" office:value="1119.498" calcext:value-type="float">
            <text:p>1119,498</text:p>
          </table:table-cell>
          <table:table-cell office:value-type="float" office:value="965.216436" calcext:value-type="float">
            <text:p>965,216436</text:p>
          </table:table-cell>
          <table:table-cell table:number-columns-repeated="7"/>
        </table:table-row>
        <table:table-row table:style-name="ro1">
          <table:table-cell office:value-type="float" office:value="298.855" calcext:value-type="float">
            <text:p>298,855</text:p>
          </table:table-cell>
          <table:table-cell office:value-type="float" office:value="0.024725" calcext:value-type="float">
            <text:p>0,024725</text:p>
          </table:table-cell>
          <table:table-cell/>
          <table:table-cell office:value-type="float" office:value="126.392" calcext:value-type="float">
            <text:p>126,392</text:p>
          </table:table-cell>
          <table:table-cell office:value-type="float" office:value="1.986094" calcext:value-type="float">
            <text:p>1,986094</text:p>
          </table:table-cell>
          <table:table-cell/>
          <table:table-cell office:value-type="float" office:value="1439.905" calcext:value-type="float">
            <text:p>1439,905</text:p>
          </table:table-cell>
          <table:table-cell office:value-type="float" office:value="963.464029" calcext:value-type="float">
            <text:p>963,464029</text:p>
          </table:table-cell>
          <table:table-cell table:number-columns-repeated="7"/>
        </table:table-row>
        <table:table-row table:style-name="ro1">
          <table:table-cell office:value-type="float" office:value="94.137" calcext:value-type="float">
            <text:p>94,137</text:p>
          </table:table-cell>
          <table:table-cell office:value-type="float" office:value="0.0247" calcext:value-type="float">
            <text:p>0,0247</text:p>
          </table:table-cell>
          <table:table-cell/>
          <table:table-cell office:value-type="float" office:value="689.221" calcext:value-type="float">
            <text:p>689,221</text:p>
          </table:table-cell>
          <table:table-cell office:value-type="float" office:value="1.985749" calcext:value-type="float">
            <text:p>1,985749</text:p>
          </table:table-cell>
          <table:table-cell/>
          <table:table-cell office:value-type="float" office:value="1724.917" calcext:value-type="float">
            <text:p>1724,917</text:p>
          </table:table-cell>
          <table:table-cell office:value-type="float" office:value="963.426272" calcext:value-type="float">
            <text:p>963,426272</text:p>
          </table:table-cell>
          <table:table-cell table:number-columns-repeated="7"/>
        </table:table-row>
        <table:table-row table:style-name="ro1">
          <table:table-cell office:value-type="float" office:value="63.388" calcext:value-type="float">
            <text:p>63,388</text:p>
          </table:table-cell>
          <table:table-cell office:value-type="float" office:value="0.0247" calcext:value-type="float">
            <text:p>0,0247</text:p>
          </table:table-cell>
          <table:table-cell/>
          <table:table-cell office:value-type="float" office:value="145.824" calcext:value-type="float">
            <text:p>145,824</text:p>
          </table:table-cell>
          <table:table-cell office:value-type="float" office:value="1.983732" calcext:value-type="float">
            <text:p>1,983732</text:p>
          </table:table-cell>
          <table:table-cell/>
          <table:table-cell office:value-type="float" office:value="1754.159" calcext:value-type="float">
            <text:p>1754,159</text:p>
          </table:table-cell>
          <table:table-cell office:value-type="float" office:value="962.493657" calcext:value-type="float">
            <text:p>962,493657</text:p>
          </table:table-cell>
          <table:table-cell table:number-columns-repeated="7"/>
        </table:table-row>
        <table:table-row table:style-name="ro1">
          <table:table-cell office:value-type="float" office:value="888.002" calcext:value-type="float">
            <text:p>888,002</text:p>
          </table:table-cell>
          <table:table-cell office:value-type="float" office:value="0.024682" calcext:value-type="float">
            <text:p>0,024682</text:p>
          </table:table-cell>
          <table:table-cell/>
          <table:table-cell office:value-type="float" office:value="323.246" calcext:value-type="float">
            <text:p>323,246</text:p>
          </table:table-cell>
          <table:table-cell office:value-type="float" office:value="1.983262" calcext:value-type="float">
            <text:p>1,983262</text:p>
          </table:table-cell>
          <table:table-cell/>
          <table:table-cell office:value-type="float" office:value="1479.799" calcext:value-type="float">
            <text:p>1479,799</text:p>
          </table:table-cell>
          <table:table-cell office:value-type="float" office:value="962.39821" calcext:value-type="float">
            <text:p>962,39821</text:p>
          </table:table-cell>
          <table:table-cell table:number-columns-repeated="7"/>
        </table:table-row>
        <table:table-row table:style-name="ro1">
          <table:table-cell office:value-type="float" office:value="379.724" calcext:value-type="float">
            <text:p>379,724</text:p>
          </table:table-cell>
          <table:table-cell office:value-type="float" office:value="0.02468" calcext:value-type="float">
            <text:p>0,02468</text:p>
          </table:table-cell>
          <table:table-cell/>
          <table:table-cell office:value-type="float" office:value="1657.298" calcext:value-type="float">
            <text:p>1657,298</text:p>
          </table:table-cell>
          <table:table-cell office:value-type="float" office:value="1.980332" calcext:value-type="float">
            <text:p>1,980332</text:p>
          </table:table-cell>
          <table:table-cell/>
          <table:table-cell office:value-type="float" office:value="1164.722" calcext:value-type="float">
            <text:p>1164,722</text:p>
          </table:table-cell>
          <table:table-cell office:value-type="float" office:value="961.48086" calcext:value-type="float">
            <text:p>961,48086</text:p>
          </table:table-cell>
          <table:table-cell table:number-columns-repeated="7"/>
        </table:table-row>
        <table:table-row table:style-name="ro1">
          <table:table-cell office:value-type="float" office:value="304.697" calcext:value-type="float">
            <text:p>304,697</text:p>
          </table:table-cell>
          <table:table-cell office:value-type="float" office:value="0.02465" calcext:value-type="float">
            <text:p>0,02465</text:p>
          </table:table-cell>
          <table:table-cell/>
          <table:table-cell office:value-type="float" office:value="190.759" calcext:value-type="float">
            <text:p>190,759</text:p>
          </table:table-cell>
          <table:table-cell office:value-type="float" office:value="1.980223" calcext:value-type="float">
            <text:p>1,980223</text:p>
          </table:table-cell>
          <table:table-cell/>
          <table:table-cell office:value-type="float" office:value="1068.306" calcext:value-type="float">
            <text:p>1068,306</text:p>
          </table:table-cell>
          <table:table-cell office:value-type="float" office:value="961.218955" calcext:value-type="float">
            <text:p>961,218955</text:p>
          </table:table-cell>
          <table:table-cell table:number-columns-repeated="7"/>
        </table:table-row>
        <table:table-row table:style-name="ro1">
          <table:table-cell office:value-type="float" office:value="122.57" calcext:value-type="float">
            <text:p>122,57</text:p>
          </table:table-cell>
          <table:table-cell office:value-type="float" office:value="0.024639" calcext:value-type="float">
            <text:p>0,024639</text:p>
          </table:table-cell>
          <table:table-cell/>
          <table:table-cell office:value-type="float" office:value="125.362" calcext:value-type="float">
            <text:p>125,362</text:p>
          </table:table-cell>
          <table:table-cell office:value-type="float" office:value="1.977151" calcext:value-type="float">
            <text:p>1,977151</text:p>
          </table:table-cell>
          <table:table-cell/>
          <table:table-cell office:value-type="float" office:value="1124.631" calcext:value-type="float">
            <text:p>1124,631</text:p>
          </table:table-cell>
          <table:table-cell office:value-type="float" office:value="961.114101" calcext:value-type="float">
            <text:p>961,114101</text:p>
          </table:table-cell>
          <table:table-cell table:number-columns-repeated="7"/>
        </table:table-row>
        <table:table-row table:style-name="ro1">
          <table:table-cell office:value-type="float" office:value="290.326" calcext:value-type="float">
            <text:p>290,326</text:p>
          </table:table-cell>
          <table:table-cell office:value-type="float" office:value="0.024627" calcext:value-type="float">
            <text:p>0,024627</text:p>
          </table:table-cell>
          <table:table-cell/>
          <table:table-cell office:value-type="float" office:value="743.04" calcext:value-type="float">
            <text:p>743,04</text:p>
          </table:table-cell>
          <table:table-cell office:value-type="float" office:value="1.97641" calcext:value-type="float">
            <text:p>1,97641</text:p>
          </table:table-cell>
          <table:table-cell/>
          <table:table-cell office:value-type="float" office:value="1145.636" calcext:value-type="float">
            <text:p>1145,636</text:p>
          </table:table-cell>
          <table:table-cell office:value-type="float" office:value="960.770271" calcext:value-type="float">
            <text:p>960,770271</text:p>
          </table:table-cell>
          <table:table-cell table:number-columns-repeated="7"/>
        </table:table-row>
        <table:table-row table:style-name="ro1">
          <table:table-cell office:value-type="float" office:value="118.768" calcext:value-type="float">
            <text:p>118,768</text:p>
          </table:table-cell>
          <table:table-cell office:value-type="float" office:value="0.024603" calcext:value-type="float">
            <text:p>0,024603</text:p>
          </table:table-cell>
          <table:table-cell/>
          <table:table-cell office:value-type="float" office:value="156.263" calcext:value-type="float">
            <text:p>156,263</text:p>
          </table:table-cell>
          <table:table-cell office:value-type="float" office:value="1.975204" calcext:value-type="float">
            <text:p>1,975204</text:p>
          </table:table-cell>
          <table:table-cell/>
          <table:table-cell office:value-type="float" office:value="1052.838" calcext:value-type="float">
            <text:p>1052,838</text:p>
          </table:table-cell>
          <table:table-cell office:value-type="float" office:value="960.374836" calcext:value-type="float">
            <text:p>960,374836</text:p>
          </table:table-cell>
          <table:table-cell table:number-columns-repeated="7"/>
        </table:table-row>
        <table:table-row table:style-name="ro1">
          <table:table-cell office:value-type="float" office:value="114.846" calcext:value-type="float">
            <text:p>114,846</text:p>
          </table:table-cell>
          <table:table-cell office:value-type="float" office:value="0.024587" calcext:value-type="float">
            <text:p>0,024587</text:p>
          </table:table-cell>
          <table:table-cell/>
          <table:table-cell office:value-type="float" office:value="101.489" calcext:value-type="float">
            <text:p>101,489</text:p>
          </table:table-cell>
          <table:table-cell office:value-type="float" office:value="1.974646" calcext:value-type="float">
            <text:p>1,974646</text:p>
          </table:table-cell>
          <table:table-cell/>
          <table:table-cell office:value-type="float" office:value="1344.38" calcext:value-type="float">
            <text:p>1344,38</text:p>
          </table:table-cell>
          <table:table-cell office:value-type="float" office:value="960.350942" calcext:value-type="float">
            <text:p>960,350942</text:p>
          </table:table-cell>
          <table:table-cell table:number-columns-repeated="7"/>
        </table:table-row>
        <table:table-row table:style-name="ro1">
          <table:table-cell office:value-type="float" office:value="110.166" calcext:value-type="float">
            <text:p>110,166</text:p>
          </table:table-cell>
          <table:table-cell office:value-type="float" office:value="0.024541" calcext:value-type="float">
            <text:p>0,024541</text:p>
          </table:table-cell>
          <table:table-cell/>
          <table:table-cell office:value-type="float" office:value="234.59" calcext:value-type="float">
            <text:p>234,59</text:p>
          </table:table-cell>
          <table:table-cell office:value-type="float" office:value="1.974524" calcext:value-type="float">
            <text:p>1,974524</text:p>
          </table:table-cell>
          <table:table-cell/>
          <table:table-cell office:value-type="float" office:value="1948.531" calcext:value-type="float">
            <text:p>1948,531</text:p>
          </table:table-cell>
          <table:table-cell office:value-type="float" office:value="960.337339" calcext:value-type="float">
            <text:p>960,337339</text:p>
          </table:table-cell>
          <table:table-cell table:number-columns-repeated="7"/>
        </table:table-row>
        <table:table-row table:style-name="ro1">
          <table:table-cell office:value-type="float" office:value="146.888" calcext:value-type="float">
            <text:p>146,888</text:p>
          </table:table-cell>
          <table:table-cell office:value-type="float" office:value="0.024533" calcext:value-type="float">
            <text:p>0,024533</text:p>
          </table:table-cell>
          <table:table-cell/>
          <table:table-cell office:value-type="float" office:value="118.203" calcext:value-type="float">
            <text:p>118,203</text:p>
          </table:table-cell>
          <table:table-cell office:value-type="float" office:value="1.971731" calcext:value-type="float">
            <text:p>1,971731</text:p>
          </table:table-cell>
          <table:table-cell/>
          <table:table-cell office:value-type="float" office:value="1091.528" calcext:value-type="float">
            <text:p>1091,528</text:p>
          </table:table-cell>
          <table:table-cell office:value-type="float" office:value="960.251948" calcext:value-type="float">
            <text:p>960,251948</text:p>
          </table:table-cell>
          <table:table-cell table:number-columns-repeated="7"/>
        </table:table-row>
        <table:table-row table:style-name="ro1">
          <table:table-cell office:value-type="float" office:value="82.807" calcext:value-type="float">
            <text:p>82,807</text:p>
          </table:table-cell>
          <table:table-cell office:value-type="float" office:value="0.024492" calcext:value-type="float">
            <text:p>0,024492</text:p>
          </table:table-cell>
          <table:table-cell/>
          <table:table-cell office:value-type="float" office:value="120.074" calcext:value-type="float">
            <text:p>120,074</text:p>
          </table:table-cell>
          <table:table-cell office:value-type="float" office:value="1.971392" calcext:value-type="float">
            <text:p>1,971392</text:p>
          </table:table-cell>
          <table:table-cell/>
          <table:table-cell office:value-type="float" office:value="1093.038" calcext:value-type="float">
            <text:p>1093,038</text:p>
          </table:table-cell>
          <table:table-cell office:value-type="float" office:value="960.143209" calcext:value-type="float">
            <text:p>960,143209</text:p>
          </table:table-cell>
          <table:table-cell table:number-columns-repeated="7"/>
        </table:table-row>
        <table:table-row table:style-name="ro1">
          <table:table-cell office:value-type="float" office:value="81.654" calcext:value-type="float">
            <text:p>81,654</text:p>
          </table:table-cell>
          <table:table-cell office:value-type="float" office:value="0.024487" calcext:value-type="float">
            <text:p>0,024487</text:p>
          </table:table-cell>
          <table:table-cell/>
          <table:table-cell office:value-type="float" office:value="343.681" calcext:value-type="float">
            <text:p>343,681</text:p>
          </table:table-cell>
          <table:table-cell office:value-type="float" office:value="1.968501" calcext:value-type="float">
            <text:p>1,968501</text:p>
          </table:table-cell>
          <table:table-cell/>
          <table:table-cell office:value-type="float" office:value="1180.395" calcext:value-type="float">
            <text:p>1180,395</text:p>
          </table:table-cell>
          <table:table-cell office:value-type="float" office:value="959.978576" calcext:value-type="float">
            <text:p>959,978576</text:p>
          </table:table-cell>
          <table:table-cell table:number-columns-repeated="7"/>
        </table:table-row>
        <table:table-row table:style-name="ro1">
          <table:table-cell office:value-type="float" office:value="118.427" calcext:value-type="float">
            <text:p>118,427</text:p>
          </table:table-cell>
          <table:table-cell office:value-type="float" office:value="0.024471" calcext:value-type="float">
            <text:p>0,024471</text:p>
          </table:table-cell>
          <table:table-cell/>
          <table:table-cell office:value-type="float" office:value="157.557" calcext:value-type="float">
            <text:p>157,557</text:p>
          </table:table-cell>
          <table:table-cell office:value-type="float" office:value="1.967595" calcext:value-type="float">
            <text:p>1,967595</text:p>
          </table:table-cell>
          <table:table-cell/>
          <table:table-cell office:value-type="float" office:value="1064.797" calcext:value-type="float">
            <text:p>1064,797</text:p>
          </table:table-cell>
          <table:table-cell office:value-type="float" office:value="959.968335" calcext:value-type="float">
            <text:p>959,968335</text:p>
          </table:table-cell>
          <table:table-cell table:number-columns-repeated="7"/>
        </table:table-row>
        <table:table-row table:style-name="ro1">
          <table:table-cell office:value-type="float" office:value="109.327" calcext:value-type="float">
            <text:p>109,327</text:p>
          </table:table-cell>
          <table:table-cell office:value-type="float" office:value="0.024454" calcext:value-type="float">
            <text:p>0,024454</text:p>
          </table:table-cell>
          <table:table-cell/>
          <table:table-cell office:value-type="float" office:value="251.578" calcext:value-type="float">
            <text:p>251,578</text:p>
          </table:table-cell>
          <table:table-cell office:value-type="float" office:value="1.967574" calcext:value-type="float">
            <text:p>1,967574</text:p>
          </table:table-cell>
          <table:table-cell/>
          <table:table-cell office:value-type="float" office:value="1148.055" calcext:value-type="float">
            <text:p>1148,055</text:p>
          </table:table-cell>
          <table:table-cell office:value-type="float" office:value="959.913566" calcext:value-type="float">
            <text:p>959,913566</text:p>
          </table:table-cell>
          <table:table-cell table:number-columns-repeated="7"/>
        </table:table-row>
        <table:table-row table:style-name="ro1">
          <table:table-cell office:value-type="float" office:value="498.084" calcext:value-type="float">
            <text:p>498,084</text:p>
          </table:table-cell>
          <table:table-cell office:value-type="float" office:value="0.024387" calcext:value-type="float">
            <text:p>0,024387</text:p>
          </table:table-cell>
          <table:table-cell/>
          <table:table-cell office:value-type="float" office:value="144.4" calcext:value-type="float">
            <text:p>144,4</text:p>
          </table:table-cell>
          <table:table-cell office:value-type="float" office:value="1.967471" calcext:value-type="float">
            <text:p>1,967471</text:p>
          </table:table-cell>
          <table:table-cell/>
          <table:table-cell office:value-type="float" office:value="1232.976" calcext:value-type="float">
            <text:p>1232,976</text:p>
          </table:table-cell>
          <table:table-cell office:value-type="float" office:value="959.743156" calcext:value-type="float">
            <text:p>959,743156</text:p>
          </table:table-cell>
          <table:table-cell table:number-columns-repeated="7"/>
        </table:table-row>
        <table:table-row table:style-name="ro1">
          <table:table-cell office:value-type="float" office:value="134.613" calcext:value-type="float">
            <text:p>134,613</text:p>
          </table:table-cell>
          <table:table-cell office:value-type="float" office:value="0.024312" calcext:value-type="float">
            <text:p>0,024312</text:p>
          </table:table-cell>
          <table:table-cell/>
          <table:table-cell office:value-type="float" office:value="139.482" calcext:value-type="float">
            <text:p>139,482</text:p>
          </table:table-cell>
          <table:table-cell office:value-type="float" office:value="1.966415" calcext:value-type="float">
            <text:p>1,966415</text:p>
          </table:table-cell>
          <table:table-cell/>
          <table:table-cell office:value-type="float" office:value="1091.047" calcext:value-type="float">
            <text:p>1091,047</text:p>
          </table:table-cell>
          <table:table-cell office:value-type="float" office:value="959.669606" calcext:value-type="float">
            <text:p>959,669606</text:p>
          </table:table-cell>
          <table:table-cell table:number-columns-repeated="7"/>
        </table:table-row>
        <table:table-row table:style-name="ro1">
          <table:table-cell office:value-type="float" office:value="99.099" calcext:value-type="float">
            <text:p>99,099</text:p>
          </table:table-cell>
          <table:table-cell office:value-type="float" office:value="0.024286" calcext:value-type="float">
            <text:p>0,024286</text:p>
          </table:table-cell>
          <table:table-cell/>
          <table:table-cell office:value-type="float" office:value="313.175" calcext:value-type="float">
            <text:p>313,175</text:p>
          </table:table-cell>
          <table:table-cell office:value-type="float" office:value="1.965715" calcext:value-type="float">
            <text:p>1,965715</text:p>
          </table:table-cell>
          <table:table-cell/>
          <table:table-cell office:value-type="float" office:value="1175.2" calcext:value-type="float">
            <text:p>1175,2</text:p>
          </table:table-cell>
          <table:table-cell office:value-type="float" office:value="959.660894" calcext:value-type="float">
            <text:p>959,660894</text:p>
          </table:table-cell>
          <table:table-cell table:number-columns-repeated="7"/>
        </table:table-row>
        <table:table-row table:style-name="ro1">
          <table:table-cell office:value-type="float" office:value="191.456" calcext:value-type="float">
            <text:p>191,456</text:p>
          </table:table-cell>
          <table:table-cell office:value-type="float" office:value="0.024271" calcext:value-type="float">
            <text:p>0,024271</text:p>
          </table:table-cell>
          <table:table-cell/>
          <table:table-cell office:value-type="float" office:value="155.143" calcext:value-type="float">
            <text:p>155,143</text:p>
          </table:table-cell>
          <table:table-cell office:value-type="float" office:value="1.964802" calcext:value-type="float">
            <text:p>1,964802</text:p>
          </table:table-cell>
          <table:table-cell/>
          <table:table-cell office:value-type="float" office:value="1194.541" calcext:value-type="float">
            <text:p>1194,541</text:p>
          </table:table-cell>
          <table:table-cell office:value-type="float" office:value="959.493477" calcext:value-type="float">
            <text:p>959,493477</text:p>
          </table:table-cell>
          <table:table-cell table:number-columns-repeated="7"/>
        </table:table-row>
        <table:table-row table:style-name="ro1">
          <table:table-cell office:value-type="float" office:value="105.146" calcext:value-type="float">
            <text:p>105,146</text:p>
          </table:table-cell>
          <table:table-cell office:value-type="float" office:value="0.024116" calcext:value-type="float">
            <text:p>0,024116</text:p>
          </table:table-cell>
          <table:table-cell/>
          <table:table-cell office:value-type="float" office:value="469.19" calcext:value-type="float">
            <text:p>469,19</text:p>
          </table:table-cell>
          <table:table-cell office:value-type="float" office:value="1.964077" calcext:value-type="float">
            <text:p>1,964077</text:p>
          </table:table-cell>
          <table:table-cell/>
          <table:table-cell office:value-type="float" office:value="1087.509" calcext:value-type="float">
            <text:p>1087,509</text:p>
          </table:table-cell>
          <table:table-cell office:value-type="float" office:value="959.349042" calcext:value-type="float">
            <text:p>959,349042</text:p>
          </table:table-cell>
          <table:table-cell table:number-columns-repeated="7"/>
        </table:table-row>
        <table:table-row table:style-name="ro1">
          <table:table-cell office:value-type="float" office:value="67.914" calcext:value-type="float">
            <text:p>67,914</text:p>
          </table:table-cell>
          <table:table-cell office:value-type="float" office:value="0.024053" calcext:value-type="float">
            <text:p>0,024053</text:p>
          </table:table-cell>
          <table:table-cell/>
          <table:table-cell office:value-type="float" office:value="152.354" calcext:value-type="float">
            <text:p>152,354</text:p>
          </table:table-cell>
          <table:table-cell office:value-type="float" office:value="1.961875" calcext:value-type="float">
            <text:p>1,961875</text:p>
          </table:table-cell>
          <table:table-cell/>
          <table:table-cell office:value-type="float" office:value="1245.751" calcext:value-type="float">
            <text:p>1245,751</text:p>
          </table:table-cell>
          <table:table-cell office:value-type="float" office:value="959.129333" calcext:value-type="float">
            <text:p>959,129333</text:p>
          </table:table-cell>
          <table:table-cell table:number-columns-repeated="7"/>
        </table:table-row>
        <table:table-row table:style-name="ro1">
          <table:table-cell office:value-type="float" office:value="144.199" calcext:value-type="float">
            <text:p>144,199</text:p>
          </table:table-cell>
          <table:table-cell office:value-type="float" office:value="0.024049" calcext:value-type="float">
            <text:p>0,024049</text:p>
          </table:table-cell>
          <table:table-cell/>
          <table:table-cell office:value-type="float" office:value="130.569" calcext:value-type="float">
            <text:p>130,569</text:p>
          </table:table-cell>
          <table:table-cell office:value-type="float" office:value="1.96031" calcext:value-type="float">
            <text:p>1,96031</text:p>
          </table:table-cell>
          <table:table-cell/>
          <table:table-cell office:value-type="float" office:value="5427.971" calcext:value-type="float">
            <text:p>5427,971</text:p>
          </table:table-cell>
          <table:table-cell office:value-type="float" office:value="959.083782" calcext:value-type="float">
            <text:p>959,083782</text:p>
          </table:table-cell>
          <table:table-cell table:number-columns-repeated="7"/>
        </table:table-row>
        <table:table-row table:style-name="ro1">
          <table:table-cell office:value-type="float" office:value="76.631" calcext:value-type="float">
            <text:p>76,631</text:p>
          </table:table-cell>
          <table:table-cell office:value-type="float" office:value="0.024024" calcext:value-type="float">
            <text:p>0,024024</text:p>
          </table:table-cell>
          <table:table-cell/>
          <table:table-cell office:value-type="float" office:value="107.438" calcext:value-type="float">
            <text:p>107,438</text:p>
          </table:table-cell>
          <table:table-cell office:value-type="float" office:value="1.95906" calcext:value-type="float">
            <text:p>1,95906</text:p>
          </table:table-cell>
          <table:table-cell/>
          <table:table-cell office:value-type="float" office:value="1112.25" calcext:value-type="float">
            <text:p>1112,25</text:p>
          </table:table-cell>
          <table:table-cell office:value-type="float" office:value="959.03352" calcext:value-type="float">
            <text:p>959,03352</text:p>
          </table:table-cell>
          <table:table-cell table:number-columns-repeated="7"/>
        </table:table-row>
        <table:table-row table:style-name="ro1">
          <table:table-cell office:value-type="float" office:value="131.755" calcext:value-type="float">
            <text:p>131,755</text:p>
          </table:table-cell>
          <table:table-cell office:value-type="float" office:value="0.023966" calcext:value-type="float">
            <text:p>0,023966</text:p>
          </table:table-cell>
          <table:table-cell/>
          <table:table-cell office:value-type="float" office:value="962.799" calcext:value-type="float">
            <text:p>962,799</text:p>
          </table:table-cell>
          <table:table-cell office:value-type="float" office:value="1.958587" calcext:value-type="float">
            <text:p>1,958587</text:p>
          </table:table-cell>
          <table:table-cell/>
          <table:table-cell office:value-type="float" office:value="1067.467" calcext:value-type="float">
            <text:p>1067,467</text:p>
          </table:table-cell>
          <table:table-cell office:value-type="float" office:value="958.877367" calcext:value-type="float">
            <text:p>958,877367</text:p>
          </table:table-cell>
          <table:table-cell table:number-columns-repeated="7"/>
        </table:table-row>
        <table:table-row table:style-name="ro1">
          <table:table-cell office:value-type="float" office:value="102.776" calcext:value-type="float">
            <text:p>102,776</text:p>
          </table:table-cell>
          <table:table-cell office:value-type="float" office:value="0.023848" calcext:value-type="float">
            <text:p>0,023848</text:p>
          </table:table-cell>
          <table:table-cell/>
          <table:table-cell office:value-type="float" office:value="92.584" calcext:value-type="float">
            <text:p>92,584</text:p>
          </table:table-cell>
          <table:table-cell office:value-type="float" office:value="1.958319" calcext:value-type="float">
            <text:p>1,958319</text:p>
          </table:table-cell>
          <table:table-cell/>
          <table:table-cell office:value-type="float" office:value="1380.121" calcext:value-type="float">
            <text:p>1380,121</text:p>
          </table:table-cell>
          <table:table-cell office:value-type="float" office:value="958.476976" calcext:value-type="float">
            <text:p>958,476976</text:p>
          </table:table-cell>
          <table:table-cell table:number-columns-repeated="7"/>
        </table:table-row>
        <table:table-row table:style-name="ro1">
          <table:table-cell office:value-type="float" office:value="105.873" calcext:value-type="float">
            <text:p>105,873</text:p>
          </table:table-cell>
          <table:table-cell office:value-type="float" office:value="0.023837" calcext:value-type="float">
            <text:p>0,023837</text:p>
          </table:table-cell>
          <table:table-cell/>
          <table:table-cell office:value-type="float" office:value="382.4" calcext:value-type="float">
            <text:p>382,4</text:p>
          </table:table-cell>
          <table:table-cell office:value-type="float" office:value="1.954711" calcext:value-type="float">
            <text:p>1,954711</text:p>
          </table:table-cell>
          <table:table-cell/>
          <table:table-cell office:value-type="float" office:value="1549.568" calcext:value-type="float">
            <text:p>1549,568</text:p>
          </table:table-cell>
          <table:table-cell office:value-type="float" office:value="958.12187" calcext:value-type="float">
            <text:p>958,12187</text:p>
          </table:table-cell>
          <table:table-cell table:number-columns-repeated="7"/>
        </table:table-row>
        <table:table-row table:style-name="ro1">
          <table:table-cell office:value-type="float" office:value="109.234" calcext:value-type="float">
            <text:p>109,234</text:p>
          </table:table-cell>
          <table:table-cell office:value-type="float" office:value="0.023794" calcext:value-type="float">
            <text:p>0,023794</text:p>
          </table:table-cell>
          <table:table-cell/>
          <table:table-cell office:value-type="float" office:value="95.185" calcext:value-type="float">
            <text:p>95,185</text:p>
          </table:table-cell>
          <table:table-cell office:value-type="float" office:value="1.95216" calcext:value-type="float">
            <text:p>1,95216</text:p>
          </table:table-cell>
          <table:table-cell/>
          <table:table-cell office:value-type="float" office:value="1079.843" calcext:value-type="float">
            <text:p>1079,843</text:p>
          </table:table-cell>
          <table:table-cell office:value-type="float" office:value="958.072711" calcext:value-type="float">
            <text:p>958,072711</text:p>
          </table:table-cell>
          <table:table-cell table:number-columns-repeated="7"/>
        </table:table-row>
        <table:table-row table:style-name="ro1">
          <table:table-cell office:value-type="float" office:value="81.89" calcext:value-type="float">
            <text:p>81,89</text:p>
          </table:table-cell>
          <table:table-cell office:value-type="float" office:value="0.023747" calcext:value-type="float">
            <text:p>0,023747</text:p>
          </table:table-cell>
          <table:table-cell/>
          <table:table-cell office:value-type="float" office:value="219.101" calcext:value-type="float">
            <text:p>219,101</text:p>
          </table:table-cell>
          <table:table-cell office:value-type="float" office:value="1.950078" calcext:value-type="float">
            <text:p>1,950078</text:p>
          </table:table-cell>
          <table:table-cell/>
          <table:table-cell office:value-type="float" office:value="1139.451" calcext:value-type="float">
            <text:p>1139,451</text:p>
          </table:table-cell>
          <table:table-cell office:value-type="float" office:value="957.953628" calcext:value-type="float">
            <text:p>957,953628</text:p>
          </table:table-cell>
          <table:table-cell table:number-columns-repeated="7"/>
        </table:table-row>
        <table:table-row table:style-name="ro1">
          <table:table-cell office:value-type="float" office:value="205.629" calcext:value-type="float">
            <text:p>205,629</text:p>
          </table:table-cell>
          <table:table-cell office:value-type="float" office:value="0.023735" calcext:value-type="float">
            <text:p>0,023735</text:p>
          </table:table-cell>
          <table:table-cell/>
          <table:table-cell office:value-type="float" office:value="91.999" calcext:value-type="float">
            <text:p>91,999</text:p>
          </table:table-cell>
          <table:table-cell office:value-type="float" office:value="1.948858" calcext:value-type="float">
            <text:p>1,948858</text:p>
          </table:table-cell>
          <table:table-cell/>
          <table:table-cell office:value-type="float" office:value="1072.218" calcext:value-type="float">
            <text:p>1072,218</text:p>
          </table:table-cell>
          <table:table-cell office:value-type="float" office:value="957.526698" calcext:value-type="float">
            <text:p>957,526698</text:p>
          </table:table-cell>
          <table:table-cell table:number-columns-repeated="7"/>
        </table:table-row>
        <table:table-row table:style-name="ro1">
          <table:table-cell office:value-type="float" office:value="392.191" calcext:value-type="float">
            <text:p>392,191</text:p>
          </table:table-cell>
          <table:table-cell office:value-type="float" office:value="0.02372" calcext:value-type="float">
            <text:p>0,02372</text:p>
          </table:table-cell>
          <table:table-cell/>
          <table:table-cell office:value-type="float" office:value="187.755" calcext:value-type="float">
            <text:p>187,755</text:p>
          </table:table-cell>
          <table:table-cell office:value-type="float" office:value="1.946309" calcext:value-type="float">
            <text:p>1,946309</text:p>
          </table:table-cell>
          <table:table-cell/>
          <table:table-cell office:value-type="float" office:value="1120.477" calcext:value-type="float">
            <text:p>1120,477</text:p>
          </table:table-cell>
          <table:table-cell office:value-type="float" office:value="957.008057" calcext:value-type="float">
            <text:p>957,008057</text:p>
          </table:table-cell>
          <table:table-cell table:number-columns-repeated="7"/>
        </table:table-row>
        <table:table-row table:style-name="ro1">
          <table:table-cell office:value-type="float" office:value="62.329" calcext:value-type="float">
            <text:p>62,329</text:p>
          </table:table-cell>
          <table:table-cell office:value-type="float" office:value="0.023708" calcext:value-type="float">
            <text:p>0,023708</text:p>
          </table:table-cell>
          <table:table-cell/>
          <table:table-cell office:value-type="float" office:value="1312.587" calcext:value-type="float">
            <text:p>1312,587</text:p>
          </table:table-cell>
          <table:table-cell office:value-type="float" office:value="1.945096" calcext:value-type="float">
            <text:p>1,945096</text:p>
          </table:table-cell>
          <table:table-cell/>
          <table:table-cell office:value-type="float" office:value="1114.453" calcext:value-type="float">
            <text:p>1114,453</text:p>
          </table:table-cell>
          <table:table-cell office:value-type="float" office:value="956.653889" calcext:value-type="float">
            <text:p>956,653889</text:p>
          </table:table-cell>
          <table:table-cell table:number-columns-repeated="7"/>
        </table:table-row>
        <table:table-row table:style-name="ro1">
          <table:table-cell office:value-type="float" office:value="203.335" calcext:value-type="float">
            <text:p>203,335</text:p>
          </table:table-cell>
          <table:table-cell office:value-type="float" office:value="0.023688" calcext:value-type="float">
            <text:p>0,023688</text:p>
          </table:table-cell>
          <table:table-cell/>
          <table:table-cell office:value-type="float" office:value="157.991" calcext:value-type="float">
            <text:p>157,991</text:p>
          </table:table-cell>
          <table:table-cell office:value-type="float" office:value="1.943982" calcext:value-type="float">
            <text:p>1,943982</text:p>
          </table:table-cell>
          <table:table-cell/>
          <table:table-cell office:value-type="float" office:value="1282.781" calcext:value-type="float">
            <text:p>1282,781</text:p>
          </table:table-cell>
          <table:table-cell office:value-type="float" office:value="956.534296" calcext:value-type="float">
            <text:p>956,534296</text:p>
          </table:table-cell>
          <table:table-cell table:number-columns-repeated="7"/>
        </table:table-row>
        <table:table-row table:style-name="ro1">
          <table:table-cell office:value-type="float" office:value="258.158" calcext:value-type="float">
            <text:p>258,158</text:p>
          </table:table-cell>
          <table:table-cell office:value-type="float" office:value="0.023684" calcext:value-type="float">
            <text:p>0,023684</text:p>
          </table:table-cell>
          <table:table-cell/>
          <table:table-cell office:value-type="float" office:value="662.571" calcext:value-type="float">
            <text:p>662,571</text:p>
          </table:table-cell>
          <table:table-cell office:value-type="float" office:value="1.943882" calcext:value-type="float">
            <text:p>1,943882</text:p>
          </table:table-cell>
          <table:table-cell/>
          <table:table-cell office:value-type="float" office:value="1067.078" calcext:value-type="float">
            <text:p>1067,078</text:p>
          </table:table-cell>
          <table:table-cell office:value-type="float" office:value="955.904925" calcext:value-type="float">
            <text:p>955,904925</text:p>
          </table:table-cell>
          <table:table-cell table:number-columns-repeated="7"/>
        </table:table-row>
        <table:table-row table:style-name="ro1">
          <table:table-cell office:value-type="float" office:value="74.601" calcext:value-type="float">
            <text:p>74,601</text:p>
          </table:table-cell>
          <table:table-cell office:value-type="float" office:value="0.023647" calcext:value-type="float">
            <text:p>0,023647</text:p>
          </table:table-cell>
          <table:table-cell/>
          <table:table-cell office:value-type="float" office:value="262.025" calcext:value-type="float">
            <text:p>262,025</text:p>
          </table:table-cell>
          <table:table-cell office:value-type="float" office:value="1.94102" calcext:value-type="float">
            <text:p>1,94102</text:p>
          </table:table-cell>
          <table:table-cell/>
          <table:table-cell office:value-type="float" office:value="1053.165" calcext:value-type="float">
            <text:p>1053,165</text:p>
          </table:table-cell>
          <table:table-cell office:value-type="float" office:value="954.591864" calcext:value-type="float">
            <text:p>954,591864</text:p>
          </table:table-cell>
          <table:table-cell table:number-columns-repeated="7"/>
        </table:table-row>
        <table:table-row table:style-name="ro1">
          <table:table-cell office:value-type="float" office:value="392.103" calcext:value-type="float">
            <text:p>392,103</text:p>
          </table:table-cell>
          <table:table-cell office:value-type="float" office:value="0.023532" calcext:value-type="float">
            <text:p>0,023532</text:p>
          </table:table-cell>
          <table:table-cell/>
          <table:table-cell office:value-type="float" office:value="261.152" calcext:value-type="float">
            <text:p>261,152</text:p>
          </table:table-cell>
          <table:table-cell office:value-type="float" office:value="1.940859" calcext:value-type="float">
            <text:p>1,940859</text:p>
          </table:table-cell>
          <table:table-cell/>
          <table:table-cell office:value-type="float" office:value="1175.357" calcext:value-type="float">
            <text:p>1175,357</text:p>
          </table:table-cell>
          <table:table-cell office:value-type="float" office:value="946.931143" calcext:value-type="float">
            <text:p>946,931143</text:p>
          </table:table-cell>
          <table:table-cell table:number-columns-repeated="7"/>
        </table:table-row>
        <table:table-row table:style-name="ro1">
          <table:table-cell office:value-type="float" office:value="68.76" calcext:value-type="float">
            <text:p>68,76</text:p>
          </table:table-cell>
          <table:table-cell office:value-type="float" office:value="0.023488" calcext:value-type="float">
            <text:p>0,023488</text:p>
          </table:table-cell>
          <table:table-cell/>
          <table:table-cell office:value-type="float" office:value="100.293" calcext:value-type="float">
            <text:p>100,293</text:p>
          </table:table-cell>
          <table:table-cell office:value-type="float" office:value="1.940494" calcext:value-type="float">
            <text:p>1,940494</text:p>
          </table:table-cell>
          <table:table-cell/>
          <table:table-cell office:value-type="float" office:value="1240.01" calcext:value-type="float">
            <text:p>1240,01</text:p>
          </table:table-cell>
          <table:table-cell office:value-type="float" office:value="946.736212" calcext:value-type="float">
            <text:p>946,736212</text:p>
          </table:table-cell>
          <table:table-cell table:number-columns-repeated="7"/>
        </table:table-row>
        <table:table-row table:style-name="ro1">
          <table:table-cell office:value-type="float" office:value="487.033" calcext:value-type="float">
            <text:p>487,033</text:p>
          </table:table-cell>
          <table:table-cell office:value-type="float" office:value="0.023434" calcext:value-type="float">
            <text:p>0,023434</text:p>
          </table:table-cell>
          <table:table-cell/>
          <table:table-cell office:value-type="float" office:value="748.477" calcext:value-type="float">
            <text:p>748,477</text:p>
          </table:table-cell>
          <table:table-cell office:value-type="float" office:value="1.938632" calcext:value-type="float">
            <text:p>1,938632</text:p>
          </table:table-cell>
          <table:table-cell/>
          <table:table-cell office:value-type="float" office:value="1171.419" calcext:value-type="float">
            <text:p>1171,419</text:p>
          </table:table-cell>
          <table:table-cell office:value-type="float" office:value="946.543406" calcext:value-type="float">
            <text:p>946,543406</text:p>
          </table:table-cell>
          <table:table-cell table:number-columns-repeated="7"/>
        </table:table-row>
        <table:table-row table:style-name="ro1">
          <table:table-cell office:value-type="float" office:value="743.37" calcext:value-type="float">
            <text:p>743,37</text:p>
          </table:table-cell>
          <table:table-cell office:value-type="float" office:value="0.023418" calcext:value-type="float">
            <text:p>0,023418</text:p>
          </table:table-cell>
          <table:table-cell/>
          <table:table-cell office:value-type="float" office:value="254.876" calcext:value-type="float">
            <text:p>254,876</text:p>
          </table:table-cell>
          <table:table-cell office:value-type="float" office:value="1.938502" calcext:value-type="float">
            <text:p>1,938502</text:p>
          </table:table-cell>
          <table:table-cell/>
          <table:table-cell office:value-type="float" office:value="1080.72" calcext:value-type="float">
            <text:p>1080,72</text:p>
          </table:table-cell>
          <table:table-cell office:value-type="float" office:value="945.996319" calcext:value-type="float">
            <text:p>945,996319</text:p>
          </table:table-cell>
          <table:table-cell table:number-columns-repeated="7"/>
        </table:table-row>
        <table:table-row table:style-name="ro1">
          <table:table-cell office:value-type="float" office:value="144.596" calcext:value-type="float">
            <text:p>144,596</text:p>
          </table:table-cell>
          <table:table-cell office:value-type="float" office:value="0.023409" calcext:value-type="float">
            <text:p>0,023409</text:p>
          </table:table-cell>
          <table:table-cell/>
          <table:table-cell office:value-type="float" office:value="133.596" calcext:value-type="float">
            <text:p>133,596</text:p>
          </table:table-cell>
          <table:table-cell office:value-type="float" office:value="1.938284" calcext:value-type="float">
            <text:p>1,938284</text:p>
          </table:table-cell>
          <table:table-cell/>
          <table:table-cell office:value-type="float" office:value="1112.256" calcext:value-type="float">
            <text:p>1112,256</text:p>
          </table:table-cell>
          <table:table-cell office:value-type="float" office:value="945.958587" calcext:value-type="float">
            <text:p>945,958587</text:p>
          </table:table-cell>
          <table:table-cell table:number-columns-repeated="7"/>
        </table:table-row>
        <table:table-row table:style-name="ro1">
          <table:table-cell office:value-type="float" office:value="87.382" calcext:value-type="float">
            <text:p>87,382</text:p>
          </table:table-cell>
          <table:table-cell office:value-type="float" office:value="0.023259" calcext:value-type="float">
            <text:p>0,023259</text:p>
          </table:table-cell>
          <table:table-cell/>
          <table:table-cell office:value-type="float" office:value="157.436" calcext:value-type="float">
            <text:p>157,436</text:p>
          </table:table-cell>
          <table:table-cell office:value-type="float" office:value="1.937497" calcext:value-type="float">
            <text:p>1,937497</text:p>
          </table:table-cell>
          <table:table-cell/>
          <table:table-cell office:value-type="float" office:value="1201.522" calcext:value-type="float">
            <text:p>1201,522</text:p>
          </table:table-cell>
          <table:table-cell office:value-type="float" office:value="945.904164" calcext:value-type="float">
            <text:p>945,904164</text:p>
          </table:table-cell>
          <table:table-cell table:number-columns-repeated="7"/>
        </table:table-row>
        <table:table-row table:style-name="ro1">
          <table:table-cell office:value-type="float" office:value="138.434" calcext:value-type="float">
            <text:p>138,434</text:p>
          </table:table-cell>
          <table:table-cell office:value-type="float" office:value="0.023188" calcext:value-type="float">
            <text:p>0,023188</text:p>
          </table:table-cell>
          <table:table-cell/>
          <table:table-cell office:value-type="float" office:value="540.431" calcext:value-type="float">
            <text:p>540,431</text:p>
          </table:table-cell>
          <table:table-cell office:value-type="float" office:value="1.931678" calcext:value-type="float">
            <text:p>1,931678</text:p>
          </table:table-cell>
          <table:table-cell/>
          <table:table-cell office:value-type="float" office:value="2123.281" calcext:value-type="float">
            <text:p>2123,281</text:p>
          </table:table-cell>
          <table:table-cell office:value-type="float" office:value="945.592038" calcext:value-type="float">
            <text:p>945,592038</text:p>
          </table:table-cell>
          <table:table-cell table:number-columns-repeated="7"/>
        </table:table-row>
        <table:table-row table:style-name="ro1">
          <table:table-cell office:value-type="float" office:value="461.029" calcext:value-type="float">
            <text:p>461,029</text:p>
          </table:table-cell>
          <table:table-cell office:value-type="float" office:value="0.023158" calcext:value-type="float">
            <text:p>0,023158</text:p>
          </table:table-cell>
          <table:table-cell/>
          <table:table-cell office:value-type="float" office:value="243.922" calcext:value-type="float">
            <text:p>243,922</text:p>
          </table:table-cell>
          <table:table-cell office:value-type="float" office:value="1.928946" calcext:value-type="float">
            <text:p>1,928946</text:p>
          </table:table-cell>
          <table:table-cell/>
          <table:table-cell office:value-type="float" office:value="1725.454" calcext:value-type="float">
            <text:p>1725,454</text:p>
          </table:table-cell>
          <table:table-cell office:value-type="float" office:value="945.442464" calcext:value-type="float">
            <text:p>945,442464</text:p>
          </table:table-cell>
          <table:table-cell table:number-columns-repeated="7"/>
        </table:table-row>
        <table:table-row table:style-name="ro1">
          <table:table-cell office:value-type="float" office:value="144.996" calcext:value-type="float">
            <text:p>144,996</text:p>
          </table:table-cell>
          <table:table-cell office:value-type="float" office:value="0.023141" calcext:value-type="float">
            <text:p>0,023141</text:p>
          </table:table-cell>
          <table:table-cell/>
          <table:table-cell office:value-type="float" office:value="140.197" calcext:value-type="float">
            <text:p>140,197</text:p>
          </table:table-cell>
          <table:table-cell office:value-type="float" office:value="1.924434" calcext:value-type="float">
            <text:p>1,924434</text:p>
          </table:table-cell>
          <table:table-cell/>
          <table:table-cell office:value-type="float" office:value="1112.995" calcext:value-type="float">
            <text:p>1112,995</text:p>
          </table:table-cell>
          <table:table-cell office:value-type="float" office:value="945.149101" calcext:value-type="float">
            <text:p>945,149101</text:p>
          </table:table-cell>
          <table:table-cell table:number-columns-repeated="7"/>
        </table:table-row>
        <table:table-row table:style-name="ro1">
          <table:table-cell office:value-type="float" office:value="863.171" calcext:value-type="float">
            <text:p>863,171</text:p>
          </table:table-cell>
          <table:table-cell office:value-type="float" office:value="0.023016" calcext:value-type="float">
            <text:p>0,023016</text:p>
          </table:table-cell>
          <table:table-cell/>
          <table:table-cell office:value-type="float" office:value="149.774" calcext:value-type="float">
            <text:p>149,774</text:p>
          </table:table-cell>
          <table:table-cell office:value-type="float" office:value="1.924338" calcext:value-type="float">
            <text:p>1,924338</text:p>
          </table:table-cell>
          <table:table-cell/>
          <table:table-cell office:value-type="float" office:value="1618.05" calcext:value-type="float">
            <text:p>1618,05</text:p>
          </table:table-cell>
          <table:table-cell office:value-type="float" office:value="944.839614" calcext:value-type="float">
            <text:p>944,839614</text:p>
          </table:table-cell>
          <table:table-cell table:number-columns-repeated="7"/>
        </table:table-row>
        <table:table-row table:style-name="ro1">
          <table:table-cell office:value-type="float" office:value="103.428" calcext:value-type="float">
            <text:p>103,428</text:p>
          </table:table-cell>
          <table:table-cell office:value-type="float" office:value="0.02293" calcext:value-type="float">
            <text:p>0,02293</text:p>
          </table:table-cell>
          <table:table-cell/>
          <table:table-cell office:value-type="float" office:value="931.6" calcext:value-type="float">
            <text:p>931,6</text:p>
          </table:table-cell>
          <table:table-cell office:value-type="float" office:value="1.922491" calcext:value-type="float">
            <text:p>1,922491</text:p>
          </table:table-cell>
          <table:table-cell/>
          <table:table-cell office:value-type="float" office:value="1129.281" calcext:value-type="float">
            <text:p>1129,281</text:p>
          </table:table-cell>
          <table:table-cell office:value-type="float" office:value="944.810148" calcext:value-type="float">
            <text:p>944,810148</text:p>
          </table:table-cell>
          <table:table-cell table:number-columns-repeated="7"/>
        </table:table-row>
        <table:table-row table:style-name="ro1">
          <table:table-cell office:value-type="float" office:value="232.609" calcext:value-type="float">
            <text:p>232,609</text:p>
          </table:table-cell>
          <table:table-cell office:value-type="float" office:value="0.022906" calcext:value-type="float">
            <text:p>0,022906</text:p>
          </table:table-cell>
          <table:table-cell/>
          <table:table-cell office:value-type="float" office:value="192.411" calcext:value-type="float">
            <text:p>192,411</text:p>
          </table:table-cell>
          <table:table-cell office:value-type="float" office:value="1.92231" calcext:value-type="float">
            <text:p>1,92231</text:p>
          </table:table-cell>
          <table:table-cell/>
          <table:table-cell office:value-type="float" office:value="1098.823" calcext:value-type="float">
            <text:p>1098,823</text:p>
          </table:table-cell>
          <table:table-cell office:value-type="float" office:value="944.73693" calcext:value-type="float">
            <text:p>944,73693</text:p>
          </table:table-cell>
          <table:table-cell table:number-columns-repeated="7"/>
        </table:table-row>
        <table:table-row table:style-name="ro1">
          <table:table-cell office:value-type="float" office:value="87.472" calcext:value-type="float">
            <text:p>87,472</text:p>
          </table:table-cell>
          <table:table-cell office:value-type="float" office:value="0.022816" calcext:value-type="float">
            <text:p>0,022816</text:p>
          </table:table-cell>
          <table:table-cell/>
          <table:table-cell office:value-type="float" office:value="154.5" calcext:value-type="float">
            <text:p>154,5</text:p>
          </table:table-cell>
          <table:table-cell office:value-type="float" office:value="1.921755" calcext:value-type="float">
            <text:p>1,921755</text:p>
          </table:table-cell>
          <table:table-cell/>
          <table:table-cell office:value-type="float" office:value="1052.243" calcext:value-type="float">
            <text:p>1052,243</text:p>
          </table:table-cell>
          <table:table-cell office:value-type="float" office:value="944.571045" calcext:value-type="float">
            <text:p>944,571045</text:p>
          </table:table-cell>
          <table:table-cell table:number-columns-repeated="7"/>
        </table:table-row>
        <table:table-row table:style-name="ro1">
          <table:table-cell office:value-type="float" office:value="238.815" calcext:value-type="float">
            <text:p>238,815</text:p>
          </table:table-cell>
          <table:table-cell office:value-type="float" office:value="0.022815" calcext:value-type="float">
            <text:p>0,022815</text:p>
          </table:table-cell>
          <table:table-cell/>
          <table:table-cell office:value-type="float" office:value="116.924" calcext:value-type="float">
            <text:p>116,924</text:p>
          </table:table-cell>
          <table:table-cell office:value-type="float" office:value="1.920721" calcext:value-type="float">
            <text:p>1,920721</text:p>
          </table:table-cell>
          <table:table-cell/>
          <table:table-cell office:value-type="float" office:value="1125.185" calcext:value-type="float">
            <text:p>1125,185</text:p>
          </table:table-cell>
          <table:table-cell office:value-type="float" office:value="944.175047" calcext:value-type="float">
            <text:p>944,175047</text:p>
          </table:table-cell>
          <table:table-cell table:number-columns-repeated="7"/>
        </table:table-row>
        <table:table-row table:style-name="ro1">
          <table:table-cell office:value-type="float" office:value="109.712" calcext:value-type="float">
            <text:p>109,712</text:p>
          </table:table-cell>
          <table:table-cell office:value-type="float" office:value="0.022786" calcext:value-type="float">
            <text:p>0,022786</text:p>
          </table:table-cell>
          <table:table-cell/>
          <table:table-cell office:value-type="float" office:value="89.445" calcext:value-type="float">
            <text:p>89,445</text:p>
          </table:table-cell>
          <table:table-cell office:value-type="float" office:value="1.918103" calcext:value-type="float">
            <text:p>1,918103</text:p>
          </table:table-cell>
          <table:table-cell/>
          <table:table-cell office:value-type="float" office:value="1145.351" calcext:value-type="float">
            <text:p>1145,351</text:p>
          </table:table-cell>
          <table:table-cell office:value-type="float" office:value="943.984135" calcext:value-type="float">
            <text:p>943,984135</text:p>
          </table:table-cell>
          <table:table-cell table:number-columns-repeated="7"/>
        </table:table-row>
        <table:table-row table:style-name="ro1">
          <table:table-cell office:value-type="float" office:value="344.266" calcext:value-type="float">
            <text:p>344,266</text:p>
          </table:table-cell>
          <table:table-cell office:value-type="float" office:value="0.022765" calcext:value-type="float">
            <text:p>0,022765</text:p>
          </table:table-cell>
          <table:table-cell/>
          <table:table-cell office:value-type="float" office:value="314.987" calcext:value-type="float">
            <text:p>314,987</text:p>
          </table:table-cell>
          <table:table-cell office:value-type="float" office:value="1.913322" calcext:value-type="float">
            <text:p>1,913322</text:p>
          </table:table-cell>
          <table:table-cell/>
          <table:table-cell office:value-type="float" office:value="1489.649" calcext:value-type="float">
            <text:p>1489,649</text:p>
          </table:table-cell>
          <table:table-cell office:value-type="float" office:value="943.982621" calcext:value-type="float">
            <text:p>943,982621</text:p>
          </table:table-cell>
          <table:table-cell table:number-columns-repeated="7"/>
        </table:table-row>
        <table:table-row table:style-name="ro1">
          <table:table-cell office:value-type="float" office:value="175.434" calcext:value-type="float">
            <text:p>175,434</text:p>
          </table:table-cell>
          <table:table-cell office:value-type="float" office:value="0.022749" calcext:value-type="float">
            <text:p>0,022749</text:p>
          </table:table-cell>
          <table:table-cell/>
          <table:table-cell office:value-type="float" office:value="128.014" calcext:value-type="float">
            <text:p>128,014</text:p>
          </table:table-cell>
          <table:table-cell office:value-type="float" office:value="1.912918" calcext:value-type="float">
            <text:p>1,912918</text:p>
          </table:table-cell>
          <table:table-cell/>
          <table:table-cell office:value-type="float" office:value="1280.657" calcext:value-type="float">
            <text:p>1280,657</text:p>
          </table:table-cell>
          <table:table-cell office:value-type="float" office:value="943.126014" calcext:value-type="float">
            <text:p>943,126014</text:p>
          </table:table-cell>
          <table:table-cell table:number-columns-repeated="7"/>
        </table:table-row>
        <table:table-row table:style-name="ro1">
          <table:table-cell office:value-type="float" office:value="492.322" calcext:value-type="float">
            <text:p>492,322</text:p>
          </table:table-cell>
          <table:table-cell office:value-type="float" office:value="0.02273" calcext:value-type="float">
            <text:p>0,02273</text:p>
          </table:table-cell>
          <table:table-cell/>
          <table:table-cell office:value-type="float" office:value="140.693" calcext:value-type="float">
            <text:p>140,693</text:p>
          </table:table-cell>
          <table:table-cell office:value-type="float" office:value="1.911105" calcext:value-type="float">
            <text:p>1,911105</text:p>
          </table:table-cell>
          <table:table-cell/>
          <table:table-cell office:value-type="float" office:value="1082.708" calcext:value-type="float">
            <text:p>1082,708</text:p>
          </table:table-cell>
          <table:table-cell office:value-type="float" office:value="942.876477" calcext:value-type="float">
            <text:p>942,876477</text:p>
          </table:table-cell>
          <table:table-cell table:number-columns-repeated="7"/>
        </table:table-row>
        <table:table-row table:style-name="ro1">
          <table:table-cell office:value-type="float" office:value="101.181" calcext:value-type="float">
            <text:p>101,181</text:p>
          </table:table-cell>
          <table:table-cell office:value-type="float" office:value="0.022676" calcext:value-type="float">
            <text:p>0,022676</text:p>
          </table:table-cell>
          <table:table-cell/>
          <table:table-cell office:value-type="float" office:value="217.642" calcext:value-type="float">
            <text:p>217,642</text:p>
          </table:table-cell>
          <table:table-cell office:value-type="float" office:value="1.909944" calcext:value-type="float">
            <text:p>1,909944</text:p>
          </table:table-cell>
          <table:table-cell/>
          <table:table-cell office:value-type="float" office:value="1125.478" calcext:value-type="float">
            <text:p>1125,478</text:p>
          </table:table-cell>
          <table:table-cell office:value-type="float" office:value="942.756623" calcext:value-type="float">
            <text:p>942,756623</text:p>
          </table:table-cell>
          <table:table-cell table:number-columns-repeated="7"/>
        </table:table-row>
        <table:table-row table:style-name="ro1">
          <table:table-cell office:value-type="float" office:value="180.653" calcext:value-type="float">
            <text:p>180,653</text:p>
          </table:table-cell>
          <table:table-cell office:value-type="float" office:value="0.022648" calcext:value-type="float">
            <text:p>0,022648</text:p>
          </table:table-cell>
          <table:table-cell/>
          <table:table-cell office:value-type="float" office:value="86.243" calcext:value-type="float">
            <text:p>86,243</text:p>
          </table:table-cell>
          <table:table-cell office:value-type="float" office:value="1.909804" calcext:value-type="float">
            <text:p>1,909804</text:p>
          </table:table-cell>
          <table:table-cell/>
          <table:table-cell office:value-type="float" office:value="1148.007" calcext:value-type="float">
            <text:p>1148,007</text:p>
          </table:table-cell>
          <table:table-cell office:value-type="float" office:value="942.470572" calcext:value-type="float">
            <text:p>942,470572</text:p>
          </table:table-cell>
          <table:table-cell table:number-columns-repeated="7"/>
        </table:table-row>
        <table:table-row table:style-name="ro1">
          <table:table-cell office:value-type="float" office:value="620.999" calcext:value-type="float">
            <text:p>620,999</text:p>
          </table:table-cell>
          <table:table-cell office:value-type="float" office:value="0.022642" calcext:value-type="float">
            <text:p>0,022642</text:p>
          </table:table-cell>
          <table:table-cell/>
          <table:table-cell office:value-type="float" office:value="195.517" calcext:value-type="float">
            <text:p>195,517</text:p>
          </table:table-cell>
          <table:table-cell office:value-type="float" office:value="1.909502" calcext:value-type="float">
            <text:p>1,909502</text:p>
          </table:table-cell>
          <table:table-cell/>
          <table:table-cell office:value-type="float" office:value="2301.957" calcext:value-type="float">
            <text:p>2301,957</text:p>
          </table:table-cell>
          <table:table-cell office:value-type="float" office:value="942.445585" calcext:value-type="float">
            <text:p>942,445585</text:p>
          </table:table-cell>
          <table:table-cell table:number-columns-repeated="7"/>
        </table:table-row>
        <table:table-row table:style-name="ro1">
          <table:table-cell office:value-type="float" office:value="1028.636" calcext:value-type="float">
            <text:p>1028,636</text:p>
          </table:table-cell>
          <table:table-cell office:value-type="float" office:value="0.022641" calcext:value-type="float">
            <text:p>0,022641</text:p>
          </table:table-cell>
          <table:table-cell/>
          <table:table-cell office:value-type="float" office:value="561.159" calcext:value-type="float">
            <text:p>561,159</text:p>
          </table:table-cell>
          <table:table-cell office:value-type="float" office:value="1.909168" calcext:value-type="float">
            <text:p>1,909168</text:p>
          </table:table-cell>
          <table:table-cell/>
          <table:table-cell office:value-type="float" office:value="1178.53" calcext:value-type="float">
            <text:p>1178,53</text:p>
          </table:table-cell>
          <table:table-cell office:value-type="float" office:value="942.371796" calcext:value-type="float">
            <text:p>942,371796</text:p>
          </table:table-cell>
          <table:table-cell table:number-columns-repeated="7"/>
        </table:table-row>
        <table:table-row table:style-name="ro1">
          <table:table-cell office:value-type="float" office:value="248.812" calcext:value-type="float">
            <text:p>248,812</text:p>
          </table:table-cell>
          <table:table-cell office:value-type="float" office:value="0.022586" calcext:value-type="float">
            <text:p>0,022586</text:p>
          </table:table-cell>
          <table:table-cell/>
          <table:table-cell office:value-type="float" office:value="134.202" calcext:value-type="float">
            <text:p>134,202</text:p>
          </table:table-cell>
          <table:table-cell office:value-type="float" office:value="1.90841" calcext:value-type="float">
            <text:p>1,90841</text:p>
          </table:table-cell>
          <table:table-cell/>
          <table:table-cell office:value-type="float" office:value="1873.882" calcext:value-type="float">
            <text:p>1873,882</text:p>
          </table:table-cell>
          <table:table-cell office:value-type="float" office:value="941.745744" calcext:value-type="float">
            <text:p>941,745744</text:p>
          </table:table-cell>
          <table:table-cell table:number-columns-repeated="7"/>
        </table:table-row>
        <table:table-row table:style-name="ro1">
          <table:table-cell office:value-type="float" office:value="73.904" calcext:value-type="float">
            <text:p>73,904</text:p>
          </table:table-cell>
          <table:table-cell office:value-type="float" office:value="0.022546" calcext:value-type="float">
            <text:p>0,022546</text:p>
          </table:table-cell>
          <table:table-cell/>
          <table:table-cell office:value-type="float" office:value="237.564" calcext:value-type="float">
            <text:p>237,564</text:p>
          </table:table-cell>
          <table:table-cell office:value-type="float" office:value="1.908254" calcext:value-type="float">
            <text:p>1,908254</text:p>
          </table:table-cell>
          <table:table-cell/>
          <table:table-cell office:value-type="float" office:value="1735.27" calcext:value-type="float">
            <text:p>1735,27</text:p>
          </table:table-cell>
          <table:table-cell office:value-type="float" office:value="941.558367" calcext:value-type="float">
            <text:p>941,558367</text:p>
          </table:table-cell>
          <table:table-cell table:number-columns-repeated="7"/>
        </table:table-row>
        <table:table-row table:style-name="ro1">
          <table:table-cell office:value-type="float" office:value="153.421" calcext:value-type="float">
            <text:p>153,421</text:p>
          </table:table-cell>
          <table:table-cell office:value-type="float" office:value="0.02252" calcext:value-type="float">
            <text:p>0,02252</text:p>
          </table:table-cell>
          <table:table-cell/>
          <table:table-cell office:value-type="float" office:value="110.665" calcext:value-type="float">
            <text:p>110,665</text:p>
          </table:table-cell>
          <table:table-cell office:value-type="float" office:value="1.901741" calcext:value-type="float">
            <text:p>1,901741</text:p>
          </table:table-cell>
          <table:table-cell/>
          <table:table-cell office:value-type="float" office:value="1084.149" calcext:value-type="float">
            <text:p>1084,149</text:p>
          </table:table-cell>
          <table:table-cell office:value-type="float" office:value="941.426257" calcext:value-type="float">
            <text:p>941,426257</text:p>
          </table:table-cell>
          <table:table-cell table:number-columns-repeated="7"/>
        </table:table-row>
        <table:table-row table:style-name="ro1">
          <table:table-cell office:value-type="float" office:value="130.96" calcext:value-type="float">
            <text:p>130,96</text:p>
          </table:table-cell>
          <table:table-cell office:value-type="float" office:value="0.022503" calcext:value-type="float">
            <text:p>0,022503</text:p>
          </table:table-cell>
          <table:table-cell/>
          <table:table-cell office:value-type="float" office:value="101.965" calcext:value-type="float">
            <text:p>101,965</text:p>
          </table:table-cell>
          <table:table-cell office:value-type="float" office:value="1.901587" calcext:value-type="float">
            <text:p>1,901587</text:p>
          </table:table-cell>
          <table:table-cell/>
          <table:table-cell office:value-type="float" office:value="1442.708" calcext:value-type="float">
            <text:p>1442,708</text:p>
          </table:table-cell>
          <table:table-cell office:value-type="float" office:value="941.422599" calcext:value-type="float">
            <text:p>941,422599</text:p>
          </table:table-cell>
          <table:table-cell table:number-columns-repeated="7"/>
        </table:table-row>
        <table:table-row table:style-name="ro1">
          <table:table-cell office:value-type="float" office:value="254.311" calcext:value-type="float">
            <text:p>254,311</text:p>
          </table:table-cell>
          <table:table-cell office:value-type="float" office:value="0.022399" calcext:value-type="float">
            <text:p>0,022399</text:p>
          </table:table-cell>
          <table:table-cell/>
          <table:table-cell office:value-type="float" office:value="867.174" calcext:value-type="float">
            <text:p>867,174</text:p>
          </table:table-cell>
          <table:table-cell office:value-type="float" office:value="1.899721" calcext:value-type="float">
            <text:p>1,899721</text:p>
          </table:table-cell>
          <table:table-cell/>
          <table:table-cell office:value-type="float" office:value="1063.086" calcext:value-type="float">
            <text:p>1063,086</text:p>
          </table:table-cell>
          <table:table-cell office:value-type="float" office:value="941.345167" calcext:value-type="float">
            <text:p>941,345167</text:p>
          </table:table-cell>
          <table:table-cell table:number-columns-repeated="7"/>
        </table:table-row>
        <table:table-row table:style-name="ro1">
          <table:table-cell office:value-type="float" office:value="97.019" calcext:value-type="float">
            <text:p>97,019</text:p>
          </table:table-cell>
          <table:table-cell office:value-type="float" office:value="0.022192" calcext:value-type="float">
            <text:p>0,022192</text:p>
          </table:table-cell>
          <table:table-cell/>
          <table:table-cell office:value-type="float" office:value="134.465" calcext:value-type="float">
            <text:p>134,465</text:p>
          </table:table-cell>
          <table:table-cell office:value-type="float" office:value="1.896192" calcext:value-type="float">
            <text:p>1,896192</text:p>
          </table:table-cell>
          <table:table-cell/>
          <table:table-cell office:value-type="float" office:value="1175.815" calcext:value-type="float">
            <text:p>1175,815</text:p>
          </table:table-cell>
          <table:table-cell office:value-type="float" office:value="941.325796" calcext:value-type="float">
            <text:p>941,325796</text:p>
          </table:table-cell>
          <table:table-cell table:number-columns-repeated="7"/>
        </table:table-row>
        <table:table-row table:style-name="ro1">
          <table:table-cell office:value-type="float" office:value="82.076" calcext:value-type="float">
            <text:p>82,076</text:p>
          </table:table-cell>
          <table:table-cell office:value-type="float" office:value="0.022023" calcext:value-type="float">
            <text:p>0,022023</text:p>
          </table:table-cell>
          <table:table-cell/>
          <table:table-cell office:value-type="float" office:value="261.498" calcext:value-type="float">
            <text:p>261,498</text:p>
          </table:table-cell>
          <table:table-cell office:value-type="float" office:value="1.893555" calcext:value-type="float">
            <text:p>1,893555</text:p>
          </table:table-cell>
          <table:table-cell/>
          <table:table-cell office:value-type="float" office:value="1077.754" calcext:value-type="float">
            <text:p>1077,754</text:p>
          </table:table-cell>
          <table:table-cell office:value-type="float" office:value="941.03459" calcext:value-type="float">
            <text:p>941,03459</text:p>
          </table:table-cell>
          <table:table-cell table:number-columns-repeated="7"/>
        </table:table-row>
        <table:table-row table:style-name="ro1">
          <table:table-cell office:value-type="float" office:value="800.124" calcext:value-type="float">
            <text:p>800,124</text:p>
          </table:table-cell>
          <table:table-cell office:value-type="float" office:value="0.021905" calcext:value-type="float">
            <text:p>0,021905</text:p>
          </table:table-cell>
          <table:table-cell/>
          <table:table-cell office:value-type="float" office:value="176.229" calcext:value-type="float">
            <text:p>176,229</text:p>
          </table:table-cell>
          <table:table-cell office:value-type="float" office:value="1.892394" calcext:value-type="float">
            <text:p>1,892394</text:p>
          </table:table-cell>
          <table:table-cell/>
          <table:table-cell office:value-type="float" office:value="1061.062" calcext:value-type="float">
            <text:p>1061,062</text:p>
          </table:table-cell>
          <table:table-cell office:value-type="float" office:value="940.904761" calcext:value-type="float">
            <text:p>940,904761</text:p>
          </table:table-cell>
          <table:table-cell table:number-columns-repeated="7"/>
        </table:table-row>
        <table:table-row table:style-name="ro1">
          <table:table-cell office:value-type="float" office:value="349.169" calcext:value-type="float">
            <text:p>349,169</text:p>
          </table:table-cell>
          <table:table-cell office:value-type="float" office:value="0.021699" calcext:value-type="float">
            <text:p>0,021699</text:p>
          </table:table-cell>
          <table:table-cell/>
          <table:table-cell office:value-type="float" office:value="282.177" calcext:value-type="float">
            <text:p>282,177</text:p>
          </table:table-cell>
          <table:table-cell office:value-type="float" office:value="1.890154" calcext:value-type="float">
            <text:p>1,890154</text:p>
          </table:table-cell>
          <table:table-cell/>
          <table:table-cell office:value-type="float" office:value="1169.979" calcext:value-type="float">
            <text:p>1169,979</text:p>
          </table:table-cell>
          <table:table-cell office:value-type="float" office:value="939.977533" calcext:value-type="float">
            <text:p>939,977533</text:p>
          </table:table-cell>
          <table:table-cell table:number-columns-repeated="7"/>
        </table:table-row>
        <table:table-row table:style-name="ro1">
          <table:table-cell office:value-type="float" office:value="968.575" calcext:value-type="float">
            <text:p>968,575</text:p>
          </table:table-cell>
          <table:table-cell office:value-type="float" office:value="0.021602" calcext:value-type="float">
            <text:p>0,021602</text:p>
          </table:table-cell>
          <table:table-cell/>
          <table:table-cell office:value-type="float" office:value="617.978" calcext:value-type="float">
            <text:p>617,978</text:p>
          </table:table-cell>
          <table:table-cell office:value-type="float" office:value="1.889057" calcext:value-type="float">
            <text:p>1,889057</text:p>
          </table:table-cell>
          <table:table-cell/>
          <table:table-cell office:value-type="float" office:value="1083.134" calcext:value-type="float">
            <text:p>1083,134</text:p>
          </table:table-cell>
          <table:table-cell office:value-type="float" office:value="939.939673" calcext:value-type="float">
            <text:p>939,939673</text:p>
          </table:table-cell>
          <table:table-cell table:number-columns-repeated="7"/>
        </table:table-row>
        <table:table-row table:style-name="ro1">
          <table:table-cell office:value-type="float" office:value="198.479" calcext:value-type="float">
            <text:p>198,479</text:p>
          </table:table-cell>
          <table:table-cell office:value-type="float" office:value="0.021577" calcext:value-type="float">
            <text:p>0,021577</text:p>
          </table:table-cell>
          <table:table-cell/>
          <table:table-cell office:value-type="float" office:value="405.895" calcext:value-type="float">
            <text:p>405,895</text:p>
          </table:table-cell>
          <table:table-cell office:value-type="float" office:value="1.883538" calcext:value-type="float">
            <text:p>1,883538</text:p>
          </table:table-cell>
          <table:table-cell/>
          <table:table-cell office:value-type="float" office:value="1100.339" calcext:value-type="float">
            <text:p>1100,339</text:p>
          </table:table-cell>
          <table:table-cell office:value-type="float" office:value="937.515799" calcext:value-type="float">
            <text:p>937,515799</text:p>
          </table:table-cell>
          <table:table-cell table:number-columns-repeated="7"/>
        </table:table-row>
        <table:table-row table:style-name="ro1">
          <table:table-cell office:value-type="float" office:value="462.837" calcext:value-type="float">
            <text:p>462,837</text:p>
          </table:table-cell>
          <table:table-cell office:value-type="float" office:value="0.021348" calcext:value-type="float">
            <text:p>0,021348</text:p>
          </table:table-cell>
          <table:table-cell/>
          <table:table-cell office:value-type="float" office:value="195.959" calcext:value-type="float">
            <text:p>195,959</text:p>
          </table:table-cell>
          <table:table-cell office:value-type="float" office:value="1.882968" calcext:value-type="float">
            <text:p>1,882968</text:p>
          </table:table-cell>
          <table:table-cell/>
          <table:table-cell office:value-type="float" office:value="1073.236" calcext:value-type="float">
            <text:p>1073,236</text:p>
          </table:table-cell>
          <table:table-cell office:value-type="float" office:value="925.054716" calcext:value-type="float">
            <text:p>925,054716</text:p>
          </table:table-cell>
          <table:table-cell table:number-columns-repeated="7"/>
        </table:table-row>
      </table:table>
      <table:table table:name="NODEJS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2.906" calcext:value-type="float">
            <text:p>62,906</text:p>
          </table:table-cell>
          <table:table-cell table:number-columns-repeated="2"/>
          <table:table-cell office:value-type="float" office:value="74.094" calcext:value-type="float">
            <text:p>74,094</text:p>
          </table:table-cell>
          <table:table-cell table:number-columns-repeated="2"/>
          <table:table-cell office:value-type="float" office:value="541.54" calcext:value-type="float">
            <text:p>541,54</text:p>
          </table:table-cell>
          <table:table-cell table:number-columns-repeated="6"/>
          <table:table-cell table:formula="of:=['NODEJS-1024MB'.N7]-['NODEJS-1024MB'.$L7]" office:value-type="float" office:value="-0.00328859375000001" calcext:value-type="float">
            <text:p>-0,0032885938</text:p>
          </table:table-cell>
          <table:table-cell table:formula="of:=['NODEJS-1024MB'.O7]-['NODEJS-1024MB'.$L7]" office:value-type="float" office:value="0.00315040624999999" calcext:value-type="float">
            <text:p>0,0031504062</text:p>
          </table:table-cell>
        </table:table-row>
        <table:table-row table:style-name="ro1">
          <table:table-cell office:value-type="float" office:value="63.134" calcext:value-type="float">
            <text:p>63,134</text:p>
          </table:table-cell>
          <table:table-cell table:number-columns-repeated="2"/>
          <table:table-cell office:value-type="float" office:value="65.335" calcext:value-type="float">
            <text:p>65,335</text:p>
          </table:table-cell>
          <table:table-cell office:value-type="float" office:value="1.925204" calcext:value-type="float">
            <text:p>1,925204</text:p>
          </table:table-cell>
          <table:table-cell/>
          <table:table-cell office:value-type="float" office:value="532.47" calcext:value-type="float">
            <text:p>532,47</text:p>
          </table:table-cell>
          <table:table-cell office:value-type="float" office:value="462.335003" calcext:value-type="float">
            <text:p>462,335003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6.994" calcext:value-type="float">
            <text:p>56,994</text:p>
          </table:table-cell>
          <table:table-cell table:number-columns-repeated="2"/>
          <table:table-cell office:value-type="float" office:value="62.041" calcext:value-type="float">
            <text:p>62,041</text:p>
          </table:table-cell>
          <table:table-cell office:value-type="float" office:value="1.909501" calcext:value-type="float">
            <text:p>1,909501</text:p>
          </table:table-cell>
          <table:table-cell/>
          <table:table-cell office:value-type="float" office:value="850.894" calcext:value-type="float">
            <text:p>850,894</text:p>
          </table:table-cell>
          <table:table-cell office:value-type="float" office:value="461.759662" calcext:value-type="float">
            <text:p>461,7596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1024MB'.$B$5:.$B$104])" office:value-type="float" office:value="0.02302659375" calcext:value-type="float">
            <text:p>0,0230265938</text:p>
          </table:table-cell>
          <table:table-cell table:formula="of:=STDEV(['NODEJS-1024MB'.$B$5:.$B$104])" office:value-type="float" office:value="0.00126856995805783" calcext:value-type="float">
            <text:p>0,00126857</text:p>
          </table:table-cell>
          <table:table-cell table:formula="of:=MIN(['NODEJS-1024MB'.$B$5:.$B$104])" office:value-type="float" office:value="0.019738" calcext:value-type="float">
            <text:p>0,019738</text:p>
          </table:table-cell>
          <table:table-cell table:formula="of:=MAX(['NODEJS-1024MB'.$B$5:.$B$104])" office:value-type="float" office:value="0.026177" calcext:value-type="float">
            <text:p>0,026177</text:p>
          </table:table-cell>
        </table:table-row>
        <table:table-row table:style-name="ro1">
          <table:table-cell office:value-type="float" office:value="2205.419" calcext:value-type="float">
            <text:p>2205,419</text:p>
          </table:table-cell>
          <table:table-cell table:number-columns-repeated="2"/>
          <table:table-cell office:value-type="float" office:value="52.57" calcext:value-type="float">
            <text:p>52,57</text:p>
          </table:table-cell>
          <table:table-cell office:value-type="float" office:value="1.908192" calcext:value-type="float">
            <text:p>1,908192</text:p>
          </table:table-cell>
          <table:table-cell/>
          <table:table-cell office:value-type="float" office:value="540.166" calcext:value-type="float">
            <text:p>540,166</text:p>
          </table:table-cell>
          <table:table-cell office:value-type="float" office:value="461.298657" calcext:value-type="float">
            <text:p>461,29865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1024MB'.$E$5:.$E$104])" office:value-type="float" office:value="1.82296867676768" calcext:value-type="float">
            <text:p>1,8229686768</text:p>
          </table:table-cell>
          <table:table-cell table:formula="of:=STDEV(['NODEJS-1024MB'.$E$5:.$E$104])" office:value-type="float" office:value="0.0399176206181283" calcext:value-type="float">
            <text:p>0,0399176206</text:p>
          </table:table-cell>
          <table:table-cell table:formula="of:=MIN(['NODEJS-1024MB'.$E$5:.$E$104])" office:value-type="float" office:value="1.713489" calcext:value-type="float">
            <text:p>1,713489</text:p>
          </table:table-cell>
          <table:table-cell table:formula="of:=MAX(['NODEJS-1024MB'.$E$5:.$E$104])" office:value-type="float" office:value="1.925204" calcext:value-type="float">
            <text:p>1,925204</text:p>
          </table:table-cell>
        </table:table-row>
        <table:table-row table:style-name="ro1">
          <table:table-cell office:value-type="float" office:value="52.598" calcext:value-type="float">
            <text:p>52,598</text:p>
          </table:table-cell>
          <table:table-cell office:value-type="float" office:value="0.026177" calcext:value-type="float">
            <text:p>0,026177</text:p>
          </table:table-cell>
          <table:table-cell/>
          <table:table-cell office:value-type="float" office:value="57.89" calcext:value-type="float">
            <text:p>57,89</text:p>
          </table:table-cell>
          <table:table-cell office:value-type="float" office:value="1.885285" calcext:value-type="float">
            <text:p>1,885285</text:p>
          </table:table-cell>
          <table:table-cell/>
          <table:table-cell office:value-type="float" office:value="519.253" calcext:value-type="float">
            <text:p>519,253</text:p>
          </table:table-cell>
          <table:table-cell office:value-type="float" office:value="458.547112" calcext:value-type="float">
            <text:p>458,54711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1024MB'.$H$5:.$H$104])" office:value-type="float" office:value="447.366545161616" calcext:value-type="float">
            <text:p>447,3665451616</text:p>
          </table:table-cell>
          <table:table-cell table:formula="of:=STDEV(['NODEJS-1024MB'.$H$5:.$H$104])" office:value-type="float" office:value="6.31333437040908" calcext:value-type="float">
            <text:p>6,3133343704</text:p>
          </table:table-cell>
          <table:table-cell table:formula="of:=MIN(['NODEJS-1024MB'.$H$5:.$H$104])" office:value-type="float" office:value="434.206277" calcext:value-type="float">
            <text:p>434,206277</text:p>
          </table:table-cell>
          <table:table-cell table:formula="of:=MAX(['NODEJS-1024MB'.$H$5:.$H$104])" office:value-type="float" office:value="462.335003" calcext:value-type="float">
            <text:p>462,335003</text:p>
          </table:table-cell>
        </table:table-row>
        <table:table-row table:style-name="ro1">
          <table:table-cell office:value-type="float" office:value="49.453" calcext:value-type="float">
            <text:p>49,453</text:p>
          </table:table-cell>
          <table:table-cell office:value-type="float" office:value="0.025807" calcext:value-type="float">
            <text:p>0,025807</text:p>
          </table:table-cell>
          <table:table-cell/>
          <table:table-cell office:value-type="float" office:value="77.262" calcext:value-type="float">
            <text:p>77,262</text:p>
          </table:table-cell>
          <table:table-cell office:value-type="float" office:value="1.881624" calcext:value-type="float">
            <text:p>1,881624</text:p>
          </table:table-cell>
          <table:table-cell/>
          <table:table-cell office:value-type="float" office:value="524.152" calcext:value-type="float">
            <text:p>524,152</text:p>
          </table:table-cell>
          <table:table-cell office:value-type="float" office:value="458.440201" calcext:value-type="float">
            <text:p>458,440201</text:p>
          </table:table-cell>
          <table:table-cell table:number-columns-repeated="7"/>
        </table:table-row>
        <table:table-row table:style-name="ro1">
          <table:table-cell office:value-type="float" office:value="51.677" calcext:value-type="float">
            <text:p>51,677</text:p>
          </table:table-cell>
          <table:table-cell office:value-type="float" office:value="0.025613" calcext:value-type="float">
            <text:p>0,025613</text:p>
          </table:table-cell>
          <table:table-cell/>
          <table:table-cell office:value-type="float" office:value="66.211" calcext:value-type="float">
            <text:p>66,211</text:p>
          </table:table-cell>
          <table:table-cell office:value-type="float" office:value="1.875363" calcext:value-type="float">
            <text:p>1,875363</text:p>
          </table:table-cell>
          <table:table-cell/>
          <table:table-cell office:value-type="float" office:value="527.216" calcext:value-type="float">
            <text:p>527,216</text:p>
          </table:table-cell>
          <table:table-cell office:value-type="float" office:value="458.276969" calcext:value-type="float">
            <text:p>458,276969</text:p>
          </table:table-cell>
          <table:table-cell table:number-columns-repeated="7"/>
        </table:table-row>
        <table:table-row table:style-name="ro1">
          <table:table-cell office:value-type="float" office:value="55.384" calcext:value-type="float">
            <text:p>55,384</text:p>
          </table:table-cell>
          <table:table-cell office:value-type="float" office:value="0.025235" calcext:value-type="float">
            <text:p>0,025235</text:p>
          </table:table-cell>
          <table:table-cell/>
          <table:table-cell office:value-type="float" office:value="75.197" calcext:value-type="float">
            <text:p>75,197</text:p>
          </table:table-cell>
          <table:table-cell office:value-type="float" office:value="1.873889" calcext:value-type="float">
            <text:p>1,873889</text:p>
          </table:table-cell>
          <table:table-cell/>
          <table:table-cell office:value-type="float" office:value="2037.632" calcext:value-type="float">
            <text:p>2037,632</text:p>
          </table:table-cell>
          <table:table-cell office:value-type="float" office:value="457.827685" calcext:value-type="float">
            <text:p>457,827685</text:p>
          </table:table-cell>
          <table:table-cell table:number-columns-repeated="7"/>
        </table:table-row>
        <table:table-row table:style-name="ro1">
          <table:table-cell office:value-type="float" office:value="57.811" calcext:value-type="float">
            <text:p>57,811</text:p>
          </table:table-cell>
          <table:table-cell office:value-type="float" office:value="0.025168" calcext:value-type="float">
            <text:p>0,025168</text:p>
          </table:table-cell>
          <table:table-cell/>
          <table:table-cell office:value-type="float" office:value="59.57" calcext:value-type="float">
            <text:p>59,57</text:p>
          </table:table-cell>
          <table:table-cell office:value-type="float" office:value="1.873882" calcext:value-type="float">
            <text:p>1,873882</text:p>
          </table:table-cell>
          <table:table-cell/>
          <table:table-cell office:value-type="float" office:value="525.122" calcext:value-type="float">
            <text:p>525,122</text:p>
          </table:table-cell>
          <table:table-cell office:value-type="float" office:value="457.370102" calcext:value-type="float">
            <text:p>457,370102</text:p>
          </table:table-cell>
          <table:table-cell table:number-columns-repeated="7"/>
        </table:table-row>
        <table:table-row table:style-name="ro1">
          <table:table-cell office:value-type="float" office:value="75.465" calcext:value-type="float">
            <text:p>75,465</text:p>
          </table:table-cell>
          <table:table-cell office:value-type="float" office:value="0.024733" calcext:value-type="float">
            <text:p>0,024733</text:p>
          </table:table-cell>
          <table:table-cell/>
          <table:table-cell office:value-type="float" office:value="66.825" calcext:value-type="float">
            <text:p>66,825</text:p>
          </table:table-cell>
          <table:table-cell office:value-type="float" office:value="1.871828" calcext:value-type="float">
            <text:p>1,871828</text:p>
          </table:table-cell>
          <table:table-cell/>
          <table:table-cell office:value-type="float" office:value="545.227" calcext:value-type="float">
            <text:p>545,227</text:p>
          </table:table-cell>
          <table:table-cell office:value-type="float" office:value="456.170177" calcext:value-type="float">
            <text:p>456,170177</text:p>
          </table:table-cell>
          <table:table-cell table:number-columns-repeated="7"/>
        </table:table-row>
        <table:table-row table:style-name="ro1">
          <table:table-cell office:value-type="float" office:value="73.487" calcext:value-type="float">
            <text:p>73,487</text:p>
          </table:table-cell>
          <table:table-cell office:value-type="float" office:value="0.024663" calcext:value-type="float">
            <text:p>0,024663</text:p>
          </table:table-cell>
          <table:table-cell/>
          <table:table-cell office:value-type="float" office:value="52.205" calcext:value-type="float">
            <text:p>52,205</text:p>
          </table:table-cell>
          <table:table-cell office:value-type="float" office:value="1.87119" calcext:value-type="float">
            <text:p>1,87119</text:p>
          </table:table-cell>
          <table:table-cell/>
          <table:table-cell office:value-type="float" office:value="553.003" calcext:value-type="float">
            <text:p>553,003</text:p>
          </table:table-cell>
          <table:table-cell office:value-type="float" office:value="456.010435" calcext:value-type="float">
            <text:p>456,010435</text:p>
          </table:table-cell>
          <table:table-cell table:number-columns-repeated="7"/>
        </table:table-row>
        <table:table-row table:style-name="ro1">
          <table:table-cell office:value-type="float" office:value="52.054" calcext:value-type="float">
            <text:p>52,054</text:p>
          </table:table-cell>
          <table:table-cell office:value-type="float" office:value="0.024658" calcext:value-type="float">
            <text:p>0,024658</text:p>
          </table:table-cell>
          <table:table-cell/>
          <table:table-cell office:value-type="float" office:value="59.325" calcext:value-type="float">
            <text:p>59,325</text:p>
          </table:table-cell>
          <table:table-cell office:value-type="float" office:value="1.869831" calcext:value-type="float">
            <text:p>1,869831</text:p>
          </table:table-cell>
          <table:table-cell/>
          <table:table-cell office:value-type="float" office:value="536.576" calcext:value-type="float">
            <text:p>536,576</text:p>
          </table:table-cell>
          <table:table-cell office:value-type="float" office:value="455.93452" calcext:value-type="float">
            <text:p>455,93452</text:p>
          </table:table-cell>
          <table:table-cell table:number-columns-repeated="7"/>
        </table:table-row>
        <table:table-row table:style-name="ro1">
          <table:table-cell office:value-type="float" office:value="50.713" calcext:value-type="float">
            <text:p>50,713</text:p>
          </table:table-cell>
          <table:table-cell office:value-type="float" office:value="0.024622" calcext:value-type="float">
            <text:p>0,024622</text:p>
          </table:table-cell>
          <table:table-cell/>
          <table:table-cell office:value-type="float" office:value="57.629" calcext:value-type="float">
            <text:p>57,629</text:p>
          </table:table-cell>
          <table:table-cell office:value-type="float" office:value="1.866349" calcext:value-type="float">
            <text:p>1,866349</text:p>
          </table:table-cell>
          <table:table-cell/>
          <table:table-cell office:value-type="float" office:value="522.926" calcext:value-type="float">
            <text:p>522,926</text:p>
          </table:table-cell>
          <table:table-cell office:value-type="float" office:value="455.909138" calcext:value-type="float">
            <text:p>455,909138</text:p>
          </table:table-cell>
          <table:table-cell table:number-columns-repeated="7"/>
        </table:table-row>
        <table:table-row table:style-name="ro1">
          <table:table-cell office:value-type="float" office:value="59.849" calcext:value-type="float">
            <text:p>59,849</text:p>
          </table:table-cell>
          <table:table-cell office:value-type="float" office:value="0.024597" calcext:value-type="float">
            <text:p>0,024597</text:p>
          </table:table-cell>
          <table:table-cell/>
          <table:table-cell office:value-type="float" office:value="50.772" calcext:value-type="float">
            <text:p>50,772</text:p>
          </table:table-cell>
          <table:table-cell office:value-type="float" office:value="1.860972" calcext:value-type="float">
            <text:p>1,860972</text:p>
          </table:table-cell>
          <table:table-cell/>
          <table:table-cell office:value-type="float" office:value="522.731" calcext:value-type="float">
            <text:p>522,731</text:p>
          </table:table-cell>
          <table:table-cell office:value-type="float" office:value="455.818001" calcext:value-type="float">
            <text:p>455,818001</text:p>
          </table:table-cell>
          <table:table-cell table:number-columns-repeated="7"/>
        </table:table-row>
        <table:table-row table:style-name="ro1">
          <table:table-cell office:value-type="float" office:value="55.739" calcext:value-type="float">
            <text:p>55,739</text:p>
          </table:table-cell>
          <table:table-cell office:value-type="float" office:value="0.024438" calcext:value-type="float">
            <text:p>0,024438</text:p>
          </table:table-cell>
          <table:table-cell/>
          <table:table-cell office:value-type="float" office:value="53.098" calcext:value-type="float">
            <text:p>53,098</text:p>
          </table:table-cell>
          <table:table-cell office:value-type="float" office:value="1.860601" calcext:value-type="float">
            <text:p>1,860601</text:p>
          </table:table-cell>
          <table:table-cell/>
          <table:table-cell office:value-type="float" office:value="565.04" calcext:value-type="float">
            <text:p>565,04</text:p>
          </table:table-cell>
          <table:table-cell office:value-type="float" office:value="455.308395" calcext:value-type="float">
            <text:p>455,308395</text:p>
          </table:table-cell>
          <table:table-cell table:number-columns-repeated="7"/>
        </table:table-row>
        <table:table-row table:style-name="ro1">
          <table:table-cell office:value-type="float" office:value="83.497" calcext:value-type="float">
            <text:p>83,497</text:p>
          </table:table-cell>
          <table:table-cell office:value-type="float" office:value="0.024419" calcext:value-type="float">
            <text:p>0,024419</text:p>
          </table:table-cell>
          <table:table-cell/>
          <table:table-cell office:value-type="float" office:value="53.28" calcext:value-type="float">
            <text:p>53,28</text:p>
          </table:table-cell>
          <table:table-cell office:value-type="float" office:value="1.859652" calcext:value-type="float">
            <text:p>1,859652</text:p>
          </table:table-cell>
          <table:table-cell/>
          <table:table-cell office:value-type="float" office:value="532.959" calcext:value-type="float">
            <text:p>532,959</text:p>
          </table:table-cell>
          <table:table-cell office:value-type="float" office:value="455.069576" calcext:value-type="float">
            <text:p>455,069576</text:p>
          </table:table-cell>
          <table:table-cell table:number-columns-repeated="7"/>
        </table:table-row>
        <table:table-row table:style-name="ro1">
          <table:table-cell office:value-type="float" office:value="54.063" calcext:value-type="float">
            <text:p>54,063</text:p>
          </table:table-cell>
          <table:table-cell office:value-type="float" office:value="0.024271" calcext:value-type="float">
            <text:p>0,024271</text:p>
          </table:table-cell>
          <table:table-cell/>
          <table:table-cell office:value-type="float" office:value="58.158" calcext:value-type="float">
            <text:p>58,158</text:p>
          </table:table-cell>
          <table:table-cell office:value-type="float" office:value="1.859324" calcext:value-type="float">
            <text:p>1,859324</text:p>
          </table:table-cell>
          <table:table-cell/>
          <table:table-cell office:value-type="float" office:value="526.86" calcext:value-type="float">
            <text:p>526,86</text:p>
          </table:table-cell>
          <table:table-cell office:value-type="float" office:value="454.975687" calcext:value-type="float">
            <text:p>454,975687</text:p>
          </table:table-cell>
          <table:table-cell table:number-columns-repeated="7"/>
        </table:table-row>
        <table:table-row table:style-name="ro1">
          <table:table-cell office:value-type="float" office:value="336.369" calcext:value-type="float">
            <text:p>336,369</text:p>
          </table:table-cell>
          <table:table-cell office:value-type="float" office:value="0.024202" calcext:value-type="float">
            <text:p>0,024202</text:p>
          </table:table-cell>
          <table:table-cell/>
          <table:table-cell office:value-type="float" office:value="76.639" calcext:value-type="float">
            <text:p>76,639</text:p>
          </table:table-cell>
          <table:table-cell office:value-type="float" office:value="1.858247" calcext:value-type="float">
            <text:p>1,858247</text:p>
          </table:table-cell>
          <table:table-cell/>
          <table:table-cell office:value-type="float" office:value="515.927" calcext:value-type="float">
            <text:p>515,927</text:p>
          </table:table-cell>
          <table:table-cell office:value-type="float" office:value="454.867757" calcext:value-type="float">
            <text:p>454,867757</text:p>
          </table:table-cell>
          <table:table-cell table:number-columns-repeated="7"/>
        </table:table-row>
        <table:table-row table:style-name="ro1">
          <table:table-cell office:value-type="float" office:value="54.094" calcext:value-type="float">
            <text:p>54,094</text:p>
          </table:table-cell>
          <table:table-cell office:value-type="float" office:value="0.024197" calcext:value-type="float">
            <text:p>0,024197</text:p>
          </table:table-cell>
          <table:table-cell/>
          <table:table-cell office:value-type="float" office:value="57.723" calcext:value-type="float">
            <text:p>57,723</text:p>
          </table:table-cell>
          <table:table-cell office:value-type="float" office:value="1.857944" calcext:value-type="float">
            <text:p>1,857944</text:p>
          </table:table-cell>
          <table:table-cell/>
          <table:table-cell office:value-type="float" office:value="530.481" calcext:value-type="float">
            <text:p>530,481</text:p>
          </table:table-cell>
          <table:table-cell office:value-type="float" office:value="454.846968" calcext:value-type="float">
            <text:p>454,846968</text:p>
          </table:table-cell>
          <table:table-cell table:number-columns-repeated="7"/>
        </table:table-row>
        <table:table-row table:style-name="ro1">
          <table:table-cell office:value-type="float" office:value="65.388" calcext:value-type="float">
            <text:p>65,388</text:p>
          </table:table-cell>
          <table:table-cell office:value-type="float" office:value="0.024151" calcext:value-type="float">
            <text:p>0,024151</text:p>
          </table:table-cell>
          <table:table-cell/>
          <table:table-cell office:value-type="float" office:value="55.56" calcext:value-type="float">
            <text:p>55,56</text:p>
          </table:table-cell>
          <table:table-cell office:value-type="float" office:value="1.857712" calcext:value-type="float">
            <text:p>1,857712</text:p>
          </table:table-cell>
          <table:table-cell/>
          <table:table-cell office:value-type="float" office:value="560.518" calcext:value-type="float">
            <text:p>560,518</text:p>
          </table:table-cell>
          <table:table-cell office:value-type="float" office:value="454.410265" calcext:value-type="float">
            <text:p>454,410265</text:p>
          </table:table-cell>
          <table:table-cell table:number-columns-repeated="7"/>
        </table:table-row>
        <table:table-row table:style-name="ro1">
          <table:table-cell office:value-type="float" office:value="63.842" calcext:value-type="float">
            <text:p>63,842</text:p>
          </table:table-cell>
          <table:table-cell office:value-type="float" office:value="0.024104" calcext:value-type="float">
            <text:p>0,024104</text:p>
          </table:table-cell>
          <table:table-cell/>
          <table:table-cell office:value-type="float" office:value="50.063" calcext:value-type="float">
            <text:p>50,063</text:p>
          </table:table-cell>
          <table:table-cell office:value-type="float" office:value="1.857156" calcext:value-type="float">
            <text:p>1,857156</text:p>
          </table:table-cell>
          <table:table-cell/>
          <table:table-cell office:value-type="float" office:value="520.996" calcext:value-type="float">
            <text:p>520,996</text:p>
          </table:table-cell>
          <table:table-cell office:value-type="float" office:value="454.378085" calcext:value-type="float">
            <text:p>454,378085</text:p>
          </table:table-cell>
          <table:table-cell table:number-columns-repeated="7"/>
        </table:table-row>
        <table:table-row table:style-name="ro1">
          <table:table-cell office:value-type="float" office:value="55.071" calcext:value-type="float">
            <text:p>55,071</text:p>
          </table:table-cell>
          <table:table-cell office:value-type="float" office:value="0.024083" calcext:value-type="float">
            <text:p>0,024083</text:p>
          </table:table-cell>
          <table:table-cell/>
          <table:table-cell office:value-type="float" office:value="52.21" calcext:value-type="float">
            <text:p>52,21</text:p>
          </table:table-cell>
          <table:table-cell office:value-type="float" office:value="1.857015" calcext:value-type="float">
            <text:p>1,857015</text:p>
          </table:table-cell>
          <table:table-cell/>
          <table:table-cell office:value-type="float" office:value="529.947" calcext:value-type="float">
            <text:p>529,947</text:p>
          </table:table-cell>
          <table:table-cell office:value-type="float" office:value="453.87593" calcext:value-type="float">
            <text:p>453,87593</text:p>
          </table:table-cell>
          <table:table-cell table:number-columns-repeated="7"/>
        </table:table-row>
        <table:table-row table:style-name="ro1">
          <table:table-cell office:value-type="float" office:value="60.839" calcext:value-type="float">
            <text:p>60,839</text:p>
          </table:table-cell>
          <table:table-cell office:value-type="float" office:value="0.024056" calcext:value-type="float">
            <text:p>0,024056</text:p>
          </table:table-cell>
          <table:table-cell/>
          <table:table-cell office:value-type="float" office:value="75.691" calcext:value-type="float">
            <text:p>75,691</text:p>
          </table:table-cell>
          <table:table-cell office:value-type="float" office:value="1.854193" calcext:value-type="float">
            <text:p>1,854193</text:p>
          </table:table-cell>
          <table:table-cell/>
          <table:table-cell office:value-type="float" office:value="514.442" calcext:value-type="float">
            <text:p>514,442</text:p>
          </table:table-cell>
          <table:table-cell office:value-type="float" office:value="453.849798" calcext:value-type="float">
            <text:p>453,849798</text:p>
          </table:table-cell>
          <table:table-cell table:number-columns-repeated="7"/>
        </table:table-row>
        <table:table-row table:style-name="ro1">
          <table:table-cell office:value-type="float" office:value="53.09" calcext:value-type="float">
            <text:p>53,09</text:p>
          </table:table-cell>
          <table:table-cell office:value-type="float" office:value="0.024042" calcext:value-type="float">
            <text:p>0,024042</text:p>
          </table:table-cell>
          <table:table-cell/>
          <table:table-cell office:value-type="float" office:value="55.691" calcext:value-type="float">
            <text:p>55,691</text:p>
          </table:table-cell>
          <table:table-cell office:value-type="float" office:value="1.854092" calcext:value-type="float">
            <text:p>1,854092</text:p>
          </table:table-cell>
          <table:table-cell/>
          <table:table-cell office:value-type="float" office:value="533.263" calcext:value-type="float">
            <text:p>533,263</text:p>
          </table:table-cell>
          <table:table-cell office:value-type="float" office:value="453.379836" calcext:value-type="float">
            <text:p>453,379836</text:p>
          </table:table-cell>
          <table:table-cell table:number-columns-repeated="7"/>
        </table:table-row>
        <table:table-row table:style-name="ro1">
          <table:table-cell office:value-type="float" office:value="72.84" calcext:value-type="float">
            <text:p>72,84</text:p>
          </table:table-cell>
          <table:table-cell office:value-type="float" office:value="0.024014" calcext:value-type="float">
            <text:p>0,024014</text:p>
          </table:table-cell>
          <table:table-cell/>
          <table:table-cell office:value-type="float" office:value="56.425" calcext:value-type="float">
            <text:p>56,425</text:p>
          </table:table-cell>
          <table:table-cell office:value-type="float" office:value="1.853242" calcext:value-type="float">
            <text:p>1,853242</text:p>
          </table:table-cell>
          <table:table-cell/>
          <table:table-cell office:value-type="float" office:value="519.215" calcext:value-type="float">
            <text:p>519,215</text:p>
          </table:table-cell>
          <table:table-cell office:value-type="float" office:value="452.728832" calcext:value-type="float">
            <text:p>452,728832</text:p>
          </table:table-cell>
          <table:table-cell table:number-columns-repeated="7"/>
        </table:table-row>
        <table:table-row table:style-name="ro1">
          <table:table-cell office:value-type="float" office:value="54.31" calcext:value-type="float">
            <text:p>54,31</text:p>
          </table:table-cell>
          <table:table-cell office:value-type="float" office:value="0.023968" calcext:value-type="float">
            <text:p>0,023968</text:p>
          </table:table-cell>
          <table:table-cell/>
          <table:table-cell office:value-type="float" office:value="84.366" calcext:value-type="float">
            <text:p>84,366</text:p>
          </table:table-cell>
          <table:table-cell office:value-type="float" office:value="1.852701" calcext:value-type="float">
            <text:p>1,852701</text:p>
          </table:table-cell>
          <table:table-cell/>
          <table:table-cell office:value-type="float" office:value="523.512" calcext:value-type="float">
            <text:p>523,512</text:p>
          </table:table-cell>
          <table:table-cell office:value-type="float" office:value="452.536882" calcext:value-type="float">
            <text:p>452,536882</text:p>
          </table:table-cell>
          <table:table-cell table:number-columns-repeated="7"/>
        </table:table-row>
        <table:table-row table:style-name="ro1">
          <table:table-cell office:value-type="float" office:value="54.402" calcext:value-type="float">
            <text:p>54,402</text:p>
          </table:table-cell>
          <table:table-cell office:value-type="float" office:value="0.023943" calcext:value-type="float">
            <text:p>0,023943</text:p>
          </table:table-cell>
          <table:table-cell/>
          <table:table-cell office:value-type="float" office:value="52.637" calcext:value-type="float">
            <text:p>52,637</text:p>
          </table:table-cell>
          <table:table-cell office:value-type="float" office:value="1.852552" calcext:value-type="float">
            <text:p>1,852552</text:p>
          </table:table-cell>
          <table:table-cell/>
          <table:table-cell office:value-type="float" office:value="516.362" calcext:value-type="float">
            <text:p>516,362</text:p>
          </table:table-cell>
          <table:table-cell office:value-type="float" office:value="452.202465" calcext:value-type="float">
            <text:p>452,202465</text:p>
          </table:table-cell>
          <table:table-cell table:number-columns-repeated="7"/>
        </table:table-row>
        <table:table-row table:style-name="ro1">
          <table:table-cell office:value-type="float" office:value="50.93" calcext:value-type="float">
            <text:p>50,93</text:p>
          </table:table-cell>
          <table:table-cell office:value-type="float" office:value="0.023926" calcext:value-type="float">
            <text:p>0,023926</text:p>
          </table:table-cell>
          <table:table-cell/>
          <table:table-cell office:value-type="float" office:value="64.892" calcext:value-type="float">
            <text:p>64,892</text:p>
          </table:table-cell>
          <table:table-cell office:value-type="float" office:value="1.850271" calcext:value-type="float">
            <text:p>1,850271</text:p>
          </table:table-cell>
          <table:table-cell/>
          <table:table-cell office:value-type="float" office:value="522.179" calcext:value-type="float">
            <text:p>522,179</text:p>
          </table:table-cell>
          <table:table-cell office:value-type="float" office:value="451.626183" calcext:value-type="float">
            <text:p>451,626183</text:p>
          </table:table-cell>
          <table:table-cell table:number-columns-repeated="7"/>
        </table:table-row>
        <table:table-row table:style-name="ro1">
          <table:table-cell office:value-type="float" office:value="64.393" calcext:value-type="float">
            <text:p>64,393</text:p>
          </table:table-cell>
          <table:table-cell office:value-type="float" office:value="0.023857" calcext:value-type="float">
            <text:p>0,023857</text:p>
          </table:table-cell>
          <table:table-cell/>
          <table:table-cell office:value-type="float" office:value="51.715" calcext:value-type="float">
            <text:p>51,715</text:p>
          </table:table-cell>
          <table:table-cell office:value-type="float" office:value="1.849767" calcext:value-type="float">
            <text:p>1,849767</text:p>
          </table:table-cell>
          <table:table-cell/>
          <table:table-cell office:value-type="float" office:value="585.355" calcext:value-type="float">
            <text:p>585,355</text:p>
          </table:table-cell>
          <table:table-cell office:value-type="float" office:value="451.54638" calcext:value-type="float">
            <text:p>451,54638</text:p>
          </table:table-cell>
          <table:table-cell table:number-columns-repeated="7"/>
        </table:table-row>
        <table:table-row table:style-name="ro1">
          <table:table-cell office:value-type="float" office:value="54.519" calcext:value-type="float">
            <text:p>54,519</text:p>
          </table:table-cell>
          <table:table-cell office:value-type="float" office:value="0.02384" calcext:value-type="float">
            <text:p>0,02384</text:p>
          </table:table-cell>
          <table:table-cell/>
          <table:table-cell office:value-type="float" office:value="57.655" calcext:value-type="float">
            <text:p>57,655</text:p>
          </table:table-cell>
          <table:table-cell office:value-type="float" office:value="1.848211" calcext:value-type="float">
            <text:p>1,848211</text:p>
          </table:table-cell>
          <table:table-cell/>
          <table:table-cell office:value-type="float" office:value="522.263" calcext:value-type="float">
            <text:p>522,263</text:p>
          </table:table-cell>
          <table:table-cell office:value-type="float" office:value="451.008899" calcext:value-type="float">
            <text:p>451,008899</text:p>
          </table:table-cell>
          <table:table-cell table:number-columns-repeated="7"/>
        </table:table-row>
        <table:table-row table:style-name="ro1">
          <table:table-cell office:value-type="float" office:value="54.279" calcext:value-type="float">
            <text:p>54,279</text:p>
          </table:table-cell>
          <table:table-cell office:value-type="float" office:value="0.023827" calcext:value-type="float">
            <text:p>0,023827</text:p>
          </table:table-cell>
          <table:table-cell/>
          <table:table-cell office:value-type="float" office:value="61.195" calcext:value-type="float">
            <text:p>61,195</text:p>
          </table:table-cell>
          <table:table-cell office:value-type="float" office:value="1.847435" calcext:value-type="float">
            <text:p>1,847435</text:p>
          </table:table-cell>
          <table:table-cell/>
          <table:table-cell office:value-type="float" office:value="551.687" calcext:value-type="float">
            <text:p>551,687</text:p>
          </table:table-cell>
          <table:table-cell office:value-type="float" office:value="450.795769" calcext:value-type="float">
            <text:p>450,795769</text:p>
          </table:table-cell>
          <table:table-cell table:number-columns-repeated="7"/>
        </table:table-row>
        <table:table-row table:style-name="ro1">
          <table:table-cell office:value-type="float" office:value="52.015" calcext:value-type="float">
            <text:p>52,015</text:p>
          </table:table-cell>
          <table:table-cell office:value-type="float" office:value="0.023754" calcext:value-type="float">
            <text:p>0,023754</text:p>
          </table:table-cell>
          <table:table-cell/>
          <table:table-cell office:value-type="float" office:value="53.851" calcext:value-type="float">
            <text:p>53,851</text:p>
          </table:table-cell>
          <table:table-cell office:value-type="float" office:value="1.845413" calcext:value-type="float">
            <text:p>1,845413</text:p>
          </table:table-cell>
          <table:table-cell/>
          <table:table-cell office:value-type="float" office:value="524.757" calcext:value-type="float">
            <text:p>524,757</text:p>
          </table:table-cell>
          <table:table-cell office:value-type="float" office:value="450.181545" calcext:value-type="float">
            <text:p>450,181545</text:p>
          </table:table-cell>
          <table:table-cell table:number-columns-repeated="7"/>
        </table:table-row>
        <table:table-row table:style-name="ro1">
          <table:table-cell office:value-type="float" office:value="53.984" calcext:value-type="float">
            <text:p>53,984</text:p>
          </table:table-cell>
          <table:table-cell office:value-type="float" office:value="0.023747" calcext:value-type="float">
            <text:p>0,023747</text:p>
          </table:table-cell>
          <table:table-cell/>
          <table:table-cell office:value-type="float" office:value="66.825" calcext:value-type="float">
            <text:p>66,825</text:p>
          </table:table-cell>
          <table:table-cell office:value-type="float" office:value="1.845164" calcext:value-type="float">
            <text:p>1,845164</text:p>
          </table:table-cell>
          <table:table-cell/>
          <table:table-cell office:value-type="float" office:value="531.96" calcext:value-type="float">
            <text:p>531,96</text:p>
          </table:table-cell>
          <table:table-cell office:value-type="float" office:value="450.145434" calcext:value-type="float">
            <text:p>450,145434</text:p>
          </table:table-cell>
          <table:table-cell table:number-columns-repeated="7"/>
        </table:table-row>
        <table:table-row table:style-name="ro1">
          <table:table-cell office:value-type="float" office:value="54.643" calcext:value-type="float">
            <text:p>54,643</text:p>
          </table:table-cell>
          <table:table-cell office:value-type="float" office:value="0.023672" calcext:value-type="float">
            <text:p>0,023672</text:p>
          </table:table-cell>
          <table:table-cell/>
          <table:table-cell office:value-type="float" office:value="86.091" calcext:value-type="float">
            <text:p>86,091</text:p>
          </table:table-cell>
          <table:table-cell office:value-type="float" office:value="1.841881" calcext:value-type="float">
            <text:p>1,841881</text:p>
          </table:table-cell>
          <table:table-cell/>
          <table:table-cell office:value-type="float" office:value="515.143" calcext:value-type="float">
            <text:p>515,143</text:p>
          </table:table-cell>
          <table:table-cell office:value-type="float" office:value="450.144597" calcext:value-type="float">
            <text:p>450,144597</text:p>
          </table:table-cell>
          <table:table-cell table:number-columns-repeated="7"/>
        </table:table-row>
        <table:table-row table:style-name="ro1">
          <table:table-cell office:value-type="float" office:value="50.267" calcext:value-type="float">
            <text:p>50,267</text:p>
          </table:table-cell>
          <table:table-cell office:value-type="float" office:value="0.023662" calcext:value-type="float">
            <text:p>0,023662</text:p>
          </table:table-cell>
          <table:table-cell/>
          <table:table-cell office:value-type="float" office:value="52.733" calcext:value-type="float">
            <text:p>52,733</text:p>
          </table:table-cell>
          <table:table-cell office:value-type="float" office:value="1.841212" calcext:value-type="float">
            <text:p>1,841212</text:p>
          </table:table-cell>
          <table:table-cell/>
          <table:table-cell office:value-type="float" office:value="535.503" calcext:value-type="float">
            <text:p>535,503</text:p>
          </table:table-cell>
          <table:table-cell office:value-type="float" office:value="449.967648" calcext:value-type="float">
            <text:p>449,967648</text:p>
          </table:table-cell>
          <table:table-cell table:number-columns-repeated="7"/>
        </table:table-row>
        <table:table-row table:style-name="ro1">
          <table:table-cell office:value-type="float" office:value="51.504" calcext:value-type="float">
            <text:p>51,504</text:p>
          </table:table-cell>
          <table:table-cell office:value-type="float" office:value="0.023646" calcext:value-type="float">
            <text:p>0,023646</text:p>
          </table:table-cell>
          <table:table-cell/>
          <table:table-cell office:value-type="float" office:value="57.242" calcext:value-type="float">
            <text:p>57,242</text:p>
          </table:table-cell>
          <table:table-cell office:value-type="float" office:value="1.840974" calcext:value-type="float">
            <text:p>1,840974</text:p>
          </table:table-cell>
          <table:table-cell/>
          <table:table-cell office:value-type="float" office:value="525.853" calcext:value-type="float">
            <text:p>525,853</text:p>
          </table:table-cell>
          <table:table-cell office:value-type="float" office:value="449.565125" calcext:value-type="float">
            <text:p>449,565125</text:p>
          </table:table-cell>
          <table:table-cell table:number-columns-repeated="7"/>
        </table:table-row>
        <table:table-row table:style-name="ro1">
          <table:table-cell office:value-type="float" office:value="48.581" calcext:value-type="float">
            <text:p>48,581</text:p>
          </table:table-cell>
          <table:table-cell office:value-type="float" office:value="0.023607" calcext:value-type="float">
            <text:p>0,023607</text:p>
          </table:table-cell>
          <table:table-cell/>
          <table:table-cell office:value-type="float" office:value="440.987" calcext:value-type="float">
            <text:p>440,987</text:p>
          </table:table-cell>
          <table:table-cell office:value-type="float" office:value="1.840909" calcext:value-type="float">
            <text:p>1,840909</text:p>
          </table:table-cell>
          <table:table-cell/>
          <table:table-cell office:value-type="float" office:value="518.717" calcext:value-type="float">
            <text:p>518,717</text:p>
          </table:table-cell>
          <table:table-cell office:value-type="float" office:value="449.404098" calcext:value-type="float">
            <text:p>449,404098</text:p>
          </table:table-cell>
          <table:table-cell table:number-columns-repeated="7"/>
        </table:table-row>
        <table:table-row table:style-name="ro1">
          <table:table-cell office:value-type="float" office:value="61.212" calcext:value-type="float">
            <text:p>61,212</text:p>
          </table:table-cell>
          <table:table-cell office:value-type="float" office:value="0.023549" calcext:value-type="float">
            <text:p>0,023549</text:p>
          </table:table-cell>
          <table:table-cell/>
          <table:table-cell office:value-type="float" office:value="56.999" calcext:value-type="float">
            <text:p>56,999</text:p>
          </table:table-cell>
          <table:table-cell office:value-type="float" office:value="1.839465" calcext:value-type="float">
            <text:p>1,839465</text:p>
          </table:table-cell>
          <table:table-cell/>
          <table:table-cell office:value-type="float" office:value="520.026" calcext:value-type="float">
            <text:p>520,026</text:p>
          </table:table-cell>
          <table:table-cell office:value-type="float" office:value="449.139143" calcext:value-type="float">
            <text:p>449,139143</text:p>
          </table:table-cell>
          <table:table-cell table:number-columns-repeated="7"/>
        </table:table-row>
        <table:table-row table:style-name="ro1">
          <table:table-cell office:value-type="float" office:value="48.865" calcext:value-type="float">
            <text:p>48,865</text:p>
          </table:table-cell>
          <table:table-cell office:value-type="float" office:value="0.023539" calcext:value-type="float">
            <text:p>0,023539</text:p>
          </table:table-cell>
          <table:table-cell/>
          <table:table-cell office:value-type="float" office:value="57.954" calcext:value-type="float">
            <text:p>57,954</text:p>
          </table:table-cell>
          <table:table-cell office:value-type="float" office:value="1.836618" calcext:value-type="float">
            <text:p>1,836618</text:p>
          </table:table-cell>
          <table:table-cell/>
          <table:table-cell office:value-type="float" office:value="515.314" calcext:value-type="float">
            <text:p>515,314</text:p>
          </table:table-cell>
          <table:table-cell office:value-type="float" office:value="448.583248" calcext:value-type="float">
            <text:p>448,583248</text:p>
          </table:table-cell>
          <table:table-cell table:number-columns-repeated="7"/>
        </table:table-row>
        <table:table-row table:style-name="ro1">
          <table:table-cell office:value-type="float" office:value="57.222" calcext:value-type="float">
            <text:p>57,222</text:p>
          </table:table-cell>
          <table:table-cell office:value-type="float" office:value="0.023488" calcext:value-type="float">
            <text:p>0,023488</text:p>
          </table:table-cell>
          <table:table-cell/>
          <table:table-cell office:value-type="float" office:value="52.103" calcext:value-type="float">
            <text:p>52,103</text:p>
          </table:table-cell>
          <table:table-cell office:value-type="float" office:value="1.836495" calcext:value-type="float">
            <text:p>1,836495</text:p>
          </table:table-cell>
          <table:table-cell/>
          <table:table-cell office:value-type="float" office:value="590.766" calcext:value-type="float">
            <text:p>590,766</text:p>
          </table:table-cell>
          <table:table-cell office:value-type="float" office:value="448.571312" calcext:value-type="float">
            <text:p>448,571312</text:p>
          </table:table-cell>
          <table:table-cell table:number-columns-repeated="7"/>
        </table:table-row>
        <table:table-row table:style-name="ro1">
          <table:table-cell office:value-type="float" office:value="51.836" calcext:value-type="float">
            <text:p>51,836</text:p>
          </table:table-cell>
          <table:table-cell office:value-type="float" office:value="0.023483" calcext:value-type="float">
            <text:p>0,023483</text:p>
          </table:table-cell>
          <table:table-cell/>
          <table:table-cell office:value-type="float" office:value="63.445" calcext:value-type="float">
            <text:p>63,445</text:p>
          </table:table-cell>
          <table:table-cell office:value-type="float" office:value="1.831949" calcext:value-type="float">
            <text:p>1,831949</text:p>
          </table:table-cell>
          <table:table-cell/>
          <table:table-cell office:value-type="float" office:value="520.544" calcext:value-type="float">
            <text:p>520,544</text:p>
          </table:table-cell>
          <table:table-cell office:value-type="float" office:value="448.544821" calcext:value-type="float">
            <text:p>448,544821</text:p>
          </table:table-cell>
          <table:table-cell table:number-columns-repeated="7"/>
        </table:table-row>
        <table:table-row table:style-name="ro1">
          <table:table-cell office:value-type="float" office:value="50.284" calcext:value-type="float">
            <text:p>50,284</text:p>
          </table:table-cell>
          <table:table-cell office:value-type="float" office:value="0.023456" calcext:value-type="float">
            <text:p>0,023456</text:p>
          </table:table-cell>
          <table:table-cell/>
          <table:table-cell office:value-type="float" office:value="319.456" calcext:value-type="float">
            <text:p>319,456</text:p>
          </table:table-cell>
          <table:table-cell office:value-type="float" office:value="1.830431" calcext:value-type="float">
            <text:p>1,830431</text:p>
          </table:table-cell>
          <table:table-cell/>
          <table:table-cell office:value-type="float" office:value="510.659" calcext:value-type="float">
            <text:p>510,659</text:p>
          </table:table-cell>
          <table:table-cell office:value-type="float" office:value="448.121281" calcext:value-type="float">
            <text:p>448,121281</text:p>
          </table:table-cell>
          <table:table-cell table:number-columns-repeated="7"/>
        </table:table-row>
        <table:table-row table:style-name="ro1">
          <table:table-cell office:value-type="float" office:value="66.76" calcext:value-type="float">
            <text:p>66,76</text:p>
          </table:table-cell>
          <table:table-cell office:value-type="float" office:value="0.023436" calcext:value-type="float">
            <text:p>0,023436</text:p>
          </table:table-cell>
          <table:table-cell/>
          <table:table-cell office:value-type="float" office:value="57.311" calcext:value-type="float">
            <text:p>57,311</text:p>
          </table:table-cell>
          <table:table-cell office:value-type="float" office:value="1.828842" calcext:value-type="float">
            <text:p>1,828842</text:p>
          </table:table-cell>
          <table:table-cell/>
          <table:table-cell office:value-type="float" office:value="519.383" calcext:value-type="float">
            <text:p>519,383</text:p>
          </table:table-cell>
          <table:table-cell office:value-type="float" office:value="448.110518" calcext:value-type="float">
            <text:p>448,110518</text:p>
          </table:table-cell>
          <table:table-cell table:number-columns-repeated="7"/>
        </table:table-row>
        <table:table-row table:style-name="ro1">
          <table:table-cell office:value-type="float" office:value="53.425" calcext:value-type="float">
            <text:p>53,425</text:p>
          </table:table-cell>
          <table:table-cell office:value-type="float" office:value="0.023431" calcext:value-type="float">
            <text:p>0,023431</text:p>
          </table:table-cell>
          <table:table-cell/>
          <table:table-cell office:value-type="float" office:value="53.933" calcext:value-type="float">
            <text:p>53,933</text:p>
          </table:table-cell>
          <table:table-cell office:value-type="float" office:value="1.827803" calcext:value-type="float">
            <text:p>1,827803</text:p>
          </table:table-cell>
          <table:table-cell/>
          <table:table-cell office:value-type="float" office:value="511.581" calcext:value-type="float">
            <text:p>511,581</text:p>
          </table:table-cell>
          <table:table-cell office:value-type="float" office:value="447.898594" calcext:value-type="float">
            <text:p>447,898594</text:p>
          </table:table-cell>
          <table:table-cell table:number-columns-repeated="7"/>
        </table:table-row>
        <table:table-row table:style-name="ro1">
          <table:table-cell office:value-type="float" office:value="50.421" calcext:value-type="float">
            <text:p>50,421</text:p>
          </table:table-cell>
          <table:table-cell office:value-type="float" office:value="0.023426" calcext:value-type="float">
            <text:p>0,023426</text:p>
          </table:table-cell>
          <table:table-cell/>
          <table:table-cell office:value-type="float" office:value="56.09" calcext:value-type="float">
            <text:p>56,09</text:p>
          </table:table-cell>
          <table:table-cell office:value-type="float" office:value="1.827708" calcext:value-type="float">
            <text:p>1,827708</text:p>
          </table:table-cell>
          <table:table-cell/>
          <table:table-cell office:value-type="float" office:value="687.692" calcext:value-type="float">
            <text:p>687,692</text:p>
          </table:table-cell>
          <table:table-cell office:value-type="float" office:value="447.573661" calcext:value-type="float">
            <text:p>447,573661</text:p>
          </table:table-cell>
          <table:table-cell table:number-columns-repeated="7"/>
        </table:table-row>
        <table:table-row table:style-name="ro1">
          <table:table-cell office:value-type="float" office:value="52.554" calcext:value-type="float">
            <text:p>52,554</text:p>
          </table:table-cell>
          <table:table-cell office:value-type="float" office:value="0.023387" calcext:value-type="float">
            <text:p>0,023387</text:p>
          </table:table-cell>
          <table:table-cell/>
          <table:table-cell office:value-type="float" office:value="70.325" calcext:value-type="float">
            <text:p>70,325</text:p>
          </table:table-cell>
          <table:table-cell office:value-type="float" office:value="1.827389" calcext:value-type="float">
            <text:p>1,827389</text:p>
          </table:table-cell>
          <table:table-cell/>
          <table:table-cell office:value-type="float" office:value="532.963" calcext:value-type="float">
            <text:p>532,963</text:p>
          </table:table-cell>
          <table:table-cell office:value-type="float" office:value="447.434394" calcext:value-type="float">
            <text:p>447,434394</text:p>
          </table:table-cell>
          <table:table-cell table:number-columns-repeated="7"/>
        </table:table-row>
        <table:table-row table:style-name="ro1">
          <table:table-cell office:value-type="float" office:value="63.866" calcext:value-type="float">
            <text:p>63,866</text:p>
          </table:table-cell>
          <table:table-cell office:value-type="float" office:value="0.023333" calcext:value-type="float">
            <text:p>0,023333</text:p>
          </table:table-cell>
          <table:table-cell/>
          <table:table-cell office:value-type="float" office:value="52.24" calcext:value-type="float">
            <text:p>52,24</text:p>
          </table:table-cell>
          <table:table-cell office:value-type="float" office:value="1.826414" calcext:value-type="float">
            <text:p>1,826414</text:p>
          </table:table-cell>
          <table:table-cell/>
          <table:table-cell office:value-type="float" office:value="570.008" calcext:value-type="float">
            <text:p>570,008</text:p>
          </table:table-cell>
          <table:table-cell office:value-type="float" office:value="447.377282" calcext:value-type="float">
            <text:p>447,377282</text:p>
          </table:table-cell>
          <table:table-cell table:number-columns-repeated="7"/>
        </table:table-row>
        <table:table-row table:style-name="ro1">
          <table:table-cell office:value-type="float" office:value="55.657" calcext:value-type="float">
            <text:p>55,657</text:p>
          </table:table-cell>
          <table:table-cell office:value-type="float" office:value="0.023303" calcext:value-type="float">
            <text:p>0,023303</text:p>
          </table:table-cell>
          <table:table-cell/>
          <table:table-cell office:value-type="float" office:value="65.533" calcext:value-type="float">
            <text:p>65,533</text:p>
          </table:table-cell>
          <table:table-cell office:value-type="float" office:value="1.825721" calcext:value-type="float">
            <text:p>1,825721</text:p>
          </table:table-cell>
          <table:table-cell/>
          <table:table-cell office:value-type="float" office:value="565.683" calcext:value-type="float">
            <text:p>565,683</text:p>
          </table:table-cell>
          <table:table-cell office:value-type="float" office:value="447.192275" calcext:value-type="float">
            <text:p>447,192275</text:p>
          </table:table-cell>
          <table:table-cell table:number-columns-repeated="7"/>
        </table:table-row>
        <table:table-row table:style-name="ro1">
          <table:table-cell office:value-type="float" office:value="54.677" calcext:value-type="float">
            <text:p>54,677</text:p>
          </table:table-cell>
          <table:table-cell office:value-type="float" office:value="0.023297" calcext:value-type="float">
            <text:p>0,023297</text:p>
          </table:table-cell>
          <table:table-cell/>
          <table:table-cell office:value-type="float" office:value="55.368" calcext:value-type="float">
            <text:p>55,368</text:p>
          </table:table-cell>
          <table:table-cell office:value-type="float" office:value="1.824193" calcext:value-type="float">
            <text:p>1,824193</text:p>
          </table:table-cell>
          <table:table-cell/>
          <table:table-cell office:value-type="float" office:value="527.062" calcext:value-type="float">
            <text:p>527,062</text:p>
          </table:table-cell>
          <table:table-cell office:value-type="float" office:value="447.191625" calcext:value-type="float">
            <text:p>447,191625</text:p>
          </table:table-cell>
          <table:table-cell table:number-columns-repeated="7"/>
        </table:table-row>
        <table:table-row table:style-name="ro1">
          <table:table-cell office:value-type="float" office:value="53.839" calcext:value-type="float">
            <text:p>53,839</text:p>
          </table:table-cell>
          <table:table-cell office:value-type="float" office:value="0.023264" calcext:value-type="float">
            <text:p>0,023264</text:p>
          </table:table-cell>
          <table:table-cell/>
          <table:table-cell office:value-type="float" office:value="56.818" calcext:value-type="float">
            <text:p>56,818</text:p>
          </table:table-cell>
          <table:table-cell office:value-type="float" office:value="1.823873" calcext:value-type="float">
            <text:p>1,823873</text:p>
          </table:table-cell>
          <table:table-cell/>
          <table:table-cell office:value-type="float" office:value="523.157" calcext:value-type="float">
            <text:p>523,157</text:p>
          </table:table-cell>
          <table:table-cell office:value-type="float" office:value="446.877657" calcext:value-type="float">
            <text:p>446,877657</text:p>
          </table:table-cell>
          <table:table-cell table:number-columns-repeated="7"/>
        </table:table-row>
        <table:table-row table:style-name="ro1">
          <table:table-cell office:value-type="float" office:value="50.118" calcext:value-type="float">
            <text:p>50,118</text:p>
          </table:table-cell>
          <table:table-cell office:value-type="float" office:value="0.023219" calcext:value-type="float">
            <text:p>0,023219</text:p>
          </table:table-cell>
          <table:table-cell/>
          <table:table-cell office:value-type="float" office:value="82.291" calcext:value-type="float">
            <text:p>82,291</text:p>
          </table:table-cell>
          <table:table-cell office:value-type="float" office:value="1.823756" calcext:value-type="float">
            <text:p>1,823756</text:p>
          </table:table-cell>
          <table:table-cell/>
          <table:table-cell office:value-type="float" office:value="522.259" calcext:value-type="float">
            <text:p>522,259</text:p>
          </table:table-cell>
          <table:table-cell office:value-type="float" office:value="445.687465" calcext:value-type="float">
            <text:p>445,687465</text:p>
          </table:table-cell>
          <table:table-cell table:number-columns-repeated="7"/>
        </table:table-row>
        <table:table-row table:style-name="ro1">
          <table:table-cell office:value-type="float" office:value="56.424" calcext:value-type="float">
            <text:p>56,424</text:p>
          </table:table-cell>
          <table:table-cell office:value-type="float" office:value="0.023133" calcext:value-type="float">
            <text:p>0,023133</text:p>
          </table:table-cell>
          <table:table-cell/>
          <table:table-cell office:value-type="float" office:value="54.382" calcext:value-type="float">
            <text:p>54,382</text:p>
          </table:table-cell>
          <table:table-cell office:value-type="float" office:value="1.823609" calcext:value-type="float">
            <text:p>1,823609</text:p>
          </table:table-cell>
          <table:table-cell/>
          <table:table-cell office:value-type="float" office:value="546.916" calcext:value-type="float">
            <text:p>546,916</text:p>
          </table:table-cell>
          <table:table-cell office:value-type="float" office:value="445.648904" calcext:value-type="float">
            <text:p>445,648904</text:p>
          </table:table-cell>
          <table:table-cell table:number-columns-repeated="7"/>
        </table:table-row>
        <table:table-row table:style-name="ro1">
          <table:table-cell office:value-type="float" office:value="54.269" calcext:value-type="float">
            <text:p>54,269</text:p>
          </table:table-cell>
          <table:table-cell office:value-type="float" office:value="0.023106" calcext:value-type="float">
            <text:p>0,023106</text:p>
          </table:table-cell>
          <table:table-cell/>
          <table:table-cell office:value-type="float" office:value="52.225" calcext:value-type="float">
            <text:p>52,225</text:p>
          </table:table-cell>
          <table:table-cell office:value-type="float" office:value="1.823296" calcext:value-type="float">
            <text:p>1,823296</text:p>
          </table:table-cell>
          <table:table-cell/>
          <table:table-cell office:value-type="float" office:value="587.203" calcext:value-type="float">
            <text:p>587,203</text:p>
          </table:table-cell>
          <table:table-cell office:value-type="float" office:value="444.760781" calcext:value-type="float">
            <text:p>444,760781</text:p>
          </table:table-cell>
          <table:table-cell table:number-columns-repeated="7"/>
        </table:table-row>
        <table:table-row table:style-name="ro1">
          <table:table-cell office:value-type="float" office:value="70.688" calcext:value-type="float">
            <text:p>70,688</text:p>
          </table:table-cell>
          <table:table-cell office:value-type="float" office:value="0.023083" calcext:value-type="float">
            <text:p>0,023083</text:p>
          </table:table-cell>
          <table:table-cell/>
          <table:table-cell office:value-type="float" office:value="64.161" calcext:value-type="float">
            <text:p>64,161</text:p>
          </table:table-cell>
          <table:table-cell office:value-type="float" office:value="1.823148" calcext:value-type="float">
            <text:p>1,823148</text:p>
          </table:table-cell>
          <table:table-cell/>
          <table:table-cell office:value-type="float" office:value="517.033" calcext:value-type="float">
            <text:p>517,033</text:p>
          </table:table-cell>
          <table:table-cell office:value-type="float" office:value="444.716552" calcext:value-type="float">
            <text:p>444,716552</text:p>
          </table:table-cell>
          <table:table-cell table:number-columns-repeated="7"/>
        </table:table-row>
        <table:table-row table:style-name="ro1">
          <table:table-cell office:value-type="float" office:value="67.117" calcext:value-type="float">
            <text:p>67,117</text:p>
          </table:table-cell>
          <table:table-cell office:value-type="float" office:value="0.023068" calcext:value-type="float">
            <text:p>0,023068</text:p>
          </table:table-cell>
          <table:table-cell/>
          <table:table-cell office:value-type="float" office:value="62.859" calcext:value-type="float">
            <text:p>62,859</text:p>
          </table:table-cell>
          <table:table-cell office:value-type="float" office:value="1.82289" calcext:value-type="float">
            <text:p>1,82289</text:p>
          </table:table-cell>
          <table:table-cell/>
          <table:table-cell office:value-type="float" office:value="552.474" calcext:value-type="float">
            <text:p>552,474</text:p>
          </table:table-cell>
          <table:table-cell office:value-type="float" office:value="444.493896" calcext:value-type="float">
            <text:p>444,493896</text:p>
          </table:table-cell>
          <table:table-cell table:number-columns-repeated="7"/>
        </table:table-row>
        <table:table-row table:style-name="ro1">
          <table:table-cell office:value-type="float" office:value="52.538" calcext:value-type="float">
            <text:p>52,538</text:p>
          </table:table-cell>
          <table:table-cell office:value-type="float" office:value="0.022966" calcext:value-type="float">
            <text:p>0,022966</text:p>
          </table:table-cell>
          <table:table-cell/>
          <table:table-cell office:value-type="float" office:value="54.517" calcext:value-type="float">
            <text:p>54,517</text:p>
          </table:table-cell>
          <table:table-cell office:value-type="float" office:value="1.822607" calcext:value-type="float">
            <text:p>1,822607</text:p>
          </table:table-cell>
          <table:table-cell/>
          <table:table-cell office:value-type="float" office:value="513.843" calcext:value-type="float">
            <text:p>513,843</text:p>
          </table:table-cell>
          <table:table-cell office:value-type="float" office:value="444.442246" calcext:value-type="float">
            <text:p>444,442246</text:p>
          </table:table-cell>
          <table:table-cell table:number-columns-repeated="7"/>
        </table:table-row>
        <table:table-row table:style-name="ro1">
          <table:table-cell office:value-type="float" office:value="58.818" calcext:value-type="float">
            <text:p>58,818</text:p>
          </table:table-cell>
          <table:table-cell office:value-type="float" office:value="0.022958" calcext:value-type="float">
            <text:p>0,022958</text:p>
          </table:table-cell>
          <table:table-cell/>
          <table:table-cell office:value-type="float" office:value="60.47" calcext:value-type="float">
            <text:p>60,47</text:p>
          </table:table-cell>
          <table:table-cell office:value-type="float" office:value="1.822261" calcext:value-type="float">
            <text:p>1,822261</text:p>
          </table:table-cell>
          <table:table-cell/>
          <table:table-cell office:value-type="float" office:value="521.545" calcext:value-type="float">
            <text:p>521,545</text:p>
          </table:table-cell>
          <table:table-cell office:value-type="float" office:value="444.173659" calcext:value-type="float">
            <text:p>444,173659</text:p>
          </table:table-cell>
          <table:table-cell table:number-columns-repeated="7"/>
        </table:table-row>
        <table:table-row table:style-name="ro1">
          <table:table-cell office:value-type="float" office:value="50.979" calcext:value-type="float">
            <text:p>50,979</text:p>
          </table:table-cell>
          <table:table-cell office:value-type="float" office:value="0.022954" calcext:value-type="float">
            <text:p>0,022954</text:p>
          </table:table-cell>
          <table:table-cell/>
          <table:table-cell office:value-type="float" office:value="61.137" calcext:value-type="float">
            <text:p>61,137</text:p>
          </table:table-cell>
          <table:table-cell office:value-type="float" office:value="1.822201" calcext:value-type="float">
            <text:p>1,822201</text:p>
          </table:table-cell>
          <table:table-cell/>
          <table:table-cell office:value-type="float" office:value="564.212" calcext:value-type="float">
            <text:p>564,212</text:p>
          </table:table-cell>
          <table:table-cell office:value-type="float" office:value="444.035408" calcext:value-type="float">
            <text:p>444,035408</text:p>
          </table:table-cell>
          <table:table-cell table:number-columns-repeated="7"/>
        </table:table-row>
        <table:table-row table:style-name="ro1">
          <table:table-cell office:value-type="float" office:value="79.523" calcext:value-type="float">
            <text:p>79,523</text:p>
          </table:table-cell>
          <table:table-cell office:value-type="float" office:value="0.022912" calcext:value-type="float">
            <text:p>0,022912</text:p>
          </table:table-cell>
          <table:table-cell/>
          <table:table-cell office:value-type="float" office:value="54.53" calcext:value-type="float">
            <text:p>54,53</text:p>
          </table:table-cell>
          <table:table-cell office:value-type="float" office:value="1.82196" calcext:value-type="float">
            <text:p>1,82196</text:p>
          </table:table-cell>
          <table:table-cell/>
          <table:table-cell office:value-type="float" office:value="547.781" calcext:value-type="float">
            <text:p>547,781</text:p>
          </table:table-cell>
          <table:table-cell office:value-type="float" office:value="443.985999" calcext:value-type="float">
            <text:p>443,985999</text:p>
          </table:table-cell>
          <table:table-cell table:number-columns-repeated="7"/>
        </table:table-row>
        <table:table-row table:style-name="ro1">
          <table:table-cell office:value-type="float" office:value="50.592" calcext:value-type="float">
            <text:p>50,592</text:p>
          </table:table-cell>
          <table:table-cell office:value-type="float" office:value="0.022887" calcext:value-type="float">
            <text:p>0,022887</text:p>
          </table:table-cell>
          <table:table-cell/>
          <table:table-cell office:value-type="float" office:value="69.03" calcext:value-type="float">
            <text:p>69,03</text:p>
          </table:table-cell>
          <table:table-cell office:value-type="float" office:value="1.821754" calcext:value-type="float">
            <text:p>1,821754</text:p>
          </table:table-cell>
          <table:table-cell/>
          <table:table-cell office:value-type="float" office:value="525.294" calcext:value-type="float">
            <text:p>525,294</text:p>
          </table:table-cell>
          <table:table-cell office:value-type="float" office:value="443.931412" calcext:value-type="float">
            <text:p>443,931412</text:p>
          </table:table-cell>
          <table:table-cell table:number-columns-repeated="7"/>
        </table:table-row>
        <table:table-row table:style-name="ro1">
          <table:table-cell office:value-type="float" office:value="57.655" calcext:value-type="float">
            <text:p>57,655</text:p>
          </table:table-cell>
          <table:table-cell office:value-type="float" office:value="0.022886" calcext:value-type="float">
            <text:p>0,022886</text:p>
          </table:table-cell>
          <table:table-cell/>
          <table:table-cell office:value-type="float" office:value="134.81" calcext:value-type="float">
            <text:p>134,81</text:p>
          </table:table-cell>
          <table:table-cell office:value-type="float" office:value="1.81898" calcext:value-type="float">
            <text:p>1,81898</text:p>
          </table:table-cell>
          <table:table-cell/>
          <table:table-cell office:value-type="float" office:value="522.72" calcext:value-type="float">
            <text:p>522,72</text:p>
          </table:table-cell>
          <table:table-cell office:value-type="float" office:value="443.741205" calcext:value-type="float">
            <text:p>443,741205</text:p>
          </table:table-cell>
          <table:table-cell table:number-columns-repeated="7"/>
        </table:table-row>
        <table:table-row table:style-name="ro1">
          <table:table-cell office:value-type="float" office:value="51.956" calcext:value-type="float">
            <text:p>51,956</text:p>
          </table:table-cell>
          <table:table-cell office:value-type="float" office:value="0.022818" calcext:value-type="float">
            <text:p>0,022818</text:p>
          </table:table-cell>
          <table:table-cell/>
          <table:table-cell office:value-type="float" office:value="52.862" calcext:value-type="float">
            <text:p>52,862</text:p>
          </table:table-cell>
          <table:table-cell office:value-type="float" office:value="1.818929" calcext:value-type="float">
            <text:p>1,818929</text:p>
          </table:table-cell>
          <table:table-cell/>
          <table:table-cell office:value-type="float" office:value="518.252" calcext:value-type="float">
            <text:p>518,252</text:p>
          </table:table-cell>
          <table:table-cell office:value-type="float" office:value="443.739605" calcext:value-type="float">
            <text:p>443,739605</text:p>
          </table:table-cell>
          <table:table-cell table:number-columns-repeated="7"/>
        </table:table-row>
        <table:table-row table:style-name="ro1">
          <table:table-cell office:value-type="float" office:value="55.779" calcext:value-type="float">
            <text:p>55,779</text:p>
          </table:table-cell>
          <table:table-cell office:value-type="float" office:value="0.02281" calcext:value-type="float">
            <text:p>0,02281</text:p>
          </table:table-cell>
          <table:table-cell/>
          <table:table-cell office:value-type="float" office:value="52.911" calcext:value-type="float">
            <text:p>52,911</text:p>
          </table:table-cell>
          <table:table-cell office:value-type="float" office:value="1.818171" calcext:value-type="float">
            <text:p>1,818171</text:p>
          </table:table-cell>
          <table:table-cell/>
          <table:table-cell office:value-type="float" office:value="547.977" calcext:value-type="float">
            <text:p>547,977</text:p>
          </table:table-cell>
          <table:table-cell office:value-type="float" office:value="443.67279" calcext:value-type="float">
            <text:p>443,67279</text:p>
          </table:table-cell>
          <table:table-cell table:number-columns-repeated="7"/>
        </table:table-row>
        <table:table-row table:style-name="ro1">
          <table:table-cell office:value-type="float" office:value="58.598" calcext:value-type="float">
            <text:p>58,598</text:p>
          </table:table-cell>
          <table:table-cell office:value-type="float" office:value="0.022806" calcext:value-type="float">
            <text:p>0,022806</text:p>
          </table:table-cell>
          <table:table-cell/>
          <table:table-cell office:value-type="float" office:value="56.059" calcext:value-type="float">
            <text:p>56,059</text:p>
          </table:table-cell>
          <table:table-cell office:value-type="float" office:value="1.814771" calcext:value-type="float">
            <text:p>1,814771</text:p>
          </table:table-cell>
          <table:table-cell/>
          <table:table-cell office:value-type="float" office:value="549.894" calcext:value-type="float">
            <text:p>549,894</text:p>
          </table:table-cell>
          <table:table-cell office:value-type="float" office:value="443.595195" calcext:value-type="float">
            <text:p>443,595195</text:p>
          </table:table-cell>
          <table:table-cell table:number-columns-repeated="7"/>
        </table:table-row>
        <table:table-row table:style-name="ro1">
          <table:table-cell office:value-type="float" office:value="202.007" calcext:value-type="float">
            <text:p>202,007</text:p>
          </table:table-cell>
          <table:table-cell office:value-type="float" office:value="0.022716" calcext:value-type="float">
            <text:p>0,022716</text:p>
          </table:table-cell>
          <table:table-cell/>
          <table:table-cell office:value-type="float" office:value="59.134" calcext:value-type="float">
            <text:p>59,134</text:p>
          </table:table-cell>
          <table:table-cell office:value-type="float" office:value="1.814652" calcext:value-type="float">
            <text:p>1,814652</text:p>
          </table:table-cell>
          <table:table-cell/>
          <table:table-cell office:value-type="float" office:value="511.022" calcext:value-type="float">
            <text:p>511,022</text:p>
          </table:table-cell>
          <table:table-cell office:value-type="float" office:value="443.465154" calcext:value-type="float">
            <text:p>443,465154</text:p>
          </table:table-cell>
          <table:table-cell table:number-columns-repeated="7"/>
        </table:table-row>
        <table:table-row table:style-name="ro1">
          <table:table-cell office:value-type="float" office:value="58.332" calcext:value-type="float">
            <text:p>58,332</text:p>
          </table:table-cell>
          <table:table-cell office:value-type="float" office:value="0.022652" calcext:value-type="float">
            <text:p>0,022652</text:p>
          </table:table-cell>
          <table:table-cell/>
          <table:table-cell office:value-type="float" office:value="53.586" calcext:value-type="float">
            <text:p>53,586</text:p>
          </table:table-cell>
          <table:table-cell office:value-type="float" office:value="1.814224" calcext:value-type="float">
            <text:p>1,814224</text:p>
          </table:table-cell>
          <table:table-cell/>
          <table:table-cell office:value-type="float" office:value="512.055" calcext:value-type="float">
            <text:p>512,055</text:p>
          </table:table-cell>
          <table:table-cell office:value-type="float" office:value="443.337812" calcext:value-type="float">
            <text:p>443,337812</text:p>
          </table:table-cell>
          <table:table-cell table:number-columns-repeated="7"/>
        </table:table-row>
        <table:table-row table:style-name="ro1">
          <table:table-cell office:value-type="float" office:value="52.333" calcext:value-type="float">
            <text:p>52,333</text:p>
          </table:table-cell>
          <table:table-cell office:value-type="float" office:value="0.022646" calcext:value-type="float">
            <text:p>0,022646</text:p>
          </table:table-cell>
          <table:table-cell/>
          <table:table-cell office:value-type="float" office:value="56.098" calcext:value-type="float">
            <text:p>56,098</text:p>
          </table:table-cell>
          <table:table-cell office:value-type="float" office:value="1.812377" calcext:value-type="float">
            <text:p>1,812377</text:p>
          </table:table-cell>
          <table:table-cell/>
          <table:table-cell office:value-type="float" office:value="533.856" calcext:value-type="float">
            <text:p>533,856</text:p>
          </table:table-cell>
          <table:table-cell office:value-type="float" office:value="443.259575" calcext:value-type="float">
            <text:p>443,259575</text:p>
          </table:table-cell>
          <table:table-cell table:number-columns-repeated="7"/>
        </table:table-row>
        <table:table-row table:style-name="ro1">
          <table:table-cell office:value-type="float" office:value="55.882" calcext:value-type="float">
            <text:p>55,882</text:p>
          </table:table-cell>
          <table:table-cell office:value-type="float" office:value="0.022466" calcext:value-type="float">
            <text:p>0,022466</text:p>
          </table:table-cell>
          <table:table-cell/>
          <table:table-cell office:value-type="float" office:value="59.099" calcext:value-type="float">
            <text:p>59,099</text:p>
          </table:table-cell>
          <table:table-cell office:value-type="float" office:value="1.810866" calcext:value-type="float">
            <text:p>1,810866</text:p>
          </table:table-cell>
          <table:table-cell/>
          <table:table-cell office:value-type="float" office:value="509.063" calcext:value-type="float">
            <text:p>509,063</text:p>
          </table:table-cell>
          <table:table-cell office:value-type="float" office:value="443.212262" calcext:value-type="float">
            <text:p>443,212262</text:p>
          </table:table-cell>
          <table:table-cell table:number-columns-repeated="7"/>
        </table:table-row>
        <table:table-row table:style-name="ro1">
          <table:table-cell office:value-type="float" office:value="51.577" calcext:value-type="float">
            <text:p>51,577</text:p>
          </table:table-cell>
          <table:table-cell office:value-type="float" office:value="0.022456" calcext:value-type="float">
            <text:p>0,022456</text:p>
          </table:table-cell>
          <table:table-cell/>
          <table:table-cell office:value-type="float" office:value="53.687" calcext:value-type="float">
            <text:p>53,687</text:p>
          </table:table-cell>
          <table:table-cell office:value-type="float" office:value="1.810155" calcext:value-type="float">
            <text:p>1,810155</text:p>
          </table:table-cell>
          <table:table-cell/>
          <table:table-cell office:value-type="float" office:value="506.857" calcext:value-type="float">
            <text:p>506,857</text:p>
          </table:table-cell>
          <table:table-cell office:value-type="float" office:value="443.15987" calcext:value-type="float">
            <text:p>443,15987</text:p>
          </table:table-cell>
          <table:table-cell table:number-columns-repeated="7"/>
        </table:table-row>
        <table:table-row table:style-name="ro1">
          <table:table-cell office:value-type="float" office:value="52.471" calcext:value-type="float">
            <text:p>52,471</text:p>
          </table:table-cell>
          <table:table-cell office:value-type="float" office:value="0.022393" calcext:value-type="float">
            <text:p>0,022393</text:p>
          </table:table-cell>
          <table:table-cell/>
          <table:table-cell office:value-type="float" office:value="86.16" calcext:value-type="float">
            <text:p>86,16</text:p>
          </table:table-cell>
          <table:table-cell office:value-type="float" office:value="1.809652" calcext:value-type="float">
            <text:p>1,809652</text:p>
          </table:table-cell>
          <table:table-cell/>
          <table:table-cell office:value-type="float" office:value="510.058" calcext:value-type="float">
            <text:p>510,058</text:p>
          </table:table-cell>
          <table:table-cell office:value-type="float" office:value="443.023579" calcext:value-type="float">
            <text:p>443,023579</text:p>
          </table:table-cell>
          <table:table-cell table:number-columns-repeated="7"/>
        </table:table-row>
        <table:table-row table:style-name="ro1">
          <table:table-cell office:value-type="float" office:value="58.323" calcext:value-type="float">
            <text:p>58,323</text:p>
          </table:table-cell>
          <table:table-cell office:value-type="float" office:value="0.022366" calcext:value-type="float">
            <text:p>0,022366</text:p>
          </table:table-cell>
          <table:table-cell/>
          <table:table-cell office:value-type="float" office:value="57.252" calcext:value-type="float">
            <text:p>57,252</text:p>
          </table:table-cell>
          <table:table-cell office:value-type="float" office:value="1.804792" calcext:value-type="float">
            <text:p>1,804792</text:p>
          </table:table-cell>
          <table:table-cell/>
          <table:table-cell office:value-type="float" office:value="589.735" calcext:value-type="float">
            <text:p>589,735</text:p>
          </table:table-cell>
          <table:table-cell office:value-type="float" office:value="442.831587" calcext:value-type="float">
            <text:p>442,831587</text:p>
          </table:table-cell>
          <table:table-cell table:number-columns-repeated="7"/>
        </table:table-row>
        <table:table-row table:style-name="ro1">
          <table:table-cell office:value-type="float" office:value="146.1" calcext:value-type="float">
            <text:p>146,1</text:p>
          </table:table-cell>
          <table:table-cell office:value-type="float" office:value="0.022345" calcext:value-type="float">
            <text:p>0,022345</text:p>
          </table:table-cell>
          <table:table-cell/>
          <table:table-cell office:value-type="float" office:value="49.591" calcext:value-type="float">
            <text:p>49,591</text:p>
          </table:table-cell>
          <table:table-cell office:value-type="float" office:value="1.804246" calcext:value-type="float">
            <text:p>1,804246</text:p>
          </table:table-cell>
          <table:table-cell/>
          <table:table-cell office:value-type="float" office:value="514.964" calcext:value-type="float">
            <text:p>514,964</text:p>
          </table:table-cell>
          <table:table-cell office:value-type="float" office:value="442.813061" calcext:value-type="float">
            <text:p>442,813061</text:p>
          </table:table-cell>
          <table:table-cell table:number-columns-repeated="7"/>
        </table:table-row>
        <table:table-row table:style-name="ro1">
          <table:table-cell office:value-type="float" office:value="49.399" calcext:value-type="float">
            <text:p>49,399</text:p>
          </table:table-cell>
          <table:table-cell office:value-type="float" office:value="0.022318" calcext:value-type="float">
            <text:p>0,022318</text:p>
          </table:table-cell>
          <table:table-cell/>
          <table:table-cell office:value-type="float" office:value="51.213" calcext:value-type="float">
            <text:p>51,213</text:p>
          </table:table-cell>
          <table:table-cell office:value-type="float" office:value="1.801853" calcext:value-type="float">
            <text:p>1,801853</text:p>
          </table:table-cell>
          <table:table-cell/>
          <table:table-cell office:value-type="float" office:value="537.151" calcext:value-type="float">
            <text:p>537,151</text:p>
          </table:table-cell>
          <table:table-cell office:value-type="float" office:value="442.780141" calcext:value-type="float">
            <text:p>442,780141</text:p>
          </table:table-cell>
          <table:table-cell table:number-columns-repeated="7"/>
        </table:table-row>
        <table:table-row table:style-name="ro1">
          <table:table-cell office:value-type="float" office:value="53.155" calcext:value-type="float">
            <text:p>53,155</text:p>
          </table:table-cell>
          <table:table-cell office:value-type="float" office:value="0.022261" calcext:value-type="float">
            <text:p>0,022261</text:p>
          </table:table-cell>
          <table:table-cell/>
          <table:table-cell office:value-type="float" office:value="52.013" calcext:value-type="float">
            <text:p>52,013</text:p>
          </table:table-cell>
          <table:table-cell office:value-type="float" office:value="1.801192" calcext:value-type="float">
            <text:p>1,801192</text:p>
          </table:table-cell>
          <table:table-cell/>
          <table:table-cell office:value-type="float" office:value="526.333" calcext:value-type="float">
            <text:p>526,333</text:p>
          </table:table-cell>
          <table:table-cell office:value-type="float" office:value="442.704113" calcext:value-type="float">
            <text:p>442,704113</text:p>
          </table:table-cell>
          <table:table-cell table:number-columns-repeated="7"/>
        </table:table-row>
        <table:table-row table:style-name="ro1">
          <table:table-cell office:value-type="float" office:value="78.139" calcext:value-type="float">
            <text:p>78,139</text:p>
          </table:table-cell>
          <table:table-cell office:value-type="float" office:value="0.022107" calcext:value-type="float">
            <text:p>0,022107</text:p>
          </table:table-cell>
          <table:table-cell/>
          <table:table-cell office:value-type="float" office:value="53.691" calcext:value-type="float">
            <text:p>53,691</text:p>
          </table:table-cell>
          <table:table-cell office:value-type="float" office:value="1.800577" calcext:value-type="float">
            <text:p>1,800577</text:p>
          </table:table-cell>
          <table:table-cell/>
          <table:table-cell office:value-type="float" office:value="515.952" calcext:value-type="float">
            <text:p>515,952</text:p>
          </table:table-cell>
          <table:table-cell office:value-type="float" office:value="442.576331" calcext:value-type="float">
            <text:p>442,576331</text:p>
          </table:table-cell>
          <table:table-cell table:number-columns-repeated="7"/>
        </table:table-row>
        <table:table-row table:style-name="ro1">
          <table:table-cell office:value-type="float" office:value="50.125" calcext:value-type="float">
            <text:p>50,125</text:p>
          </table:table-cell>
          <table:table-cell office:value-type="float" office:value="0.022087" calcext:value-type="float">
            <text:p>0,022087</text:p>
          </table:table-cell>
          <table:table-cell/>
          <table:table-cell office:value-type="float" office:value="54.962" calcext:value-type="float">
            <text:p>54,962</text:p>
          </table:table-cell>
          <table:table-cell office:value-type="float" office:value="1.800232" calcext:value-type="float">
            <text:p>1,800232</text:p>
          </table:table-cell>
          <table:table-cell/>
          <table:table-cell office:value-type="float" office:value="519.636" calcext:value-type="float">
            <text:p>519,636</text:p>
          </table:table-cell>
          <table:table-cell office:value-type="float" office:value="442.475639" calcext:value-type="float">
            <text:p>442,475639</text:p>
          </table:table-cell>
          <table:table-cell table:number-columns-repeated="7"/>
        </table:table-row>
        <table:table-row table:style-name="ro1">
          <table:table-cell office:value-type="float" office:value="55.642" calcext:value-type="float">
            <text:p>55,642</text:p>
          </table:table-cell>
          <table:table-cell office:value-type="float" office:value="0.022041" calcext:value-type="float">
            <text:p>0,022041</text:p>
          </table:table-cell>
          <table:table-cell/>
          <table:table-cell office:value-type="float" office:value="54.427" calcext:value-type="float">
            <text:p>54,427</text:p>
          </table:table-cell>
          <table:table-cell office:value-type="float" office:value="1.80016" calcext:value-type="float">
            <text:p>1,80016</text:p>
          </table:table-cell>
          <table:table-cell/>
          <table:table-cell office:value-type="float" office:value="836.518" calcext:value-type="float">
            <text:p>836,518</text:p>
          </table:table-cell>
          <table:table-cell office:value-type="float" office:value="442.465183" calcext:value-type="float">
            <text:p>442,465183</text:p>
          </table:table-cell>
          <table:table-cell table:number-columns-repeated="7"/>
        </table:table-row>
        <table:table-row table:style-name="ro1">
          <table:table-cell office:value-type="float" office:value="55.897" calcext:value-type="float">
            <text:p>55,897</text:p>
          </table:table-cell>
          <table:table-cell office:value-type="float" office:value="0.022032" calcext:value-type="float">
            <text:p>0,022032</text:p>
          </table:table-cell>
          <table:table-cell/>
          <table:table-cell office:value-type="float" office:value="52.968" calcext:value-type="float">
            <text:p>52,968</text:p>
          </table:table-cell>
          <table:table-cell office:value-type="float" office:value="1.797061" calcext:value-type="float">
            <text:p>1,797061</text:p>
          </table:table-cell>
          <table:table-cell/>
          <table:table-cell office:value-type="float" office:value="516.78" calcext:value-type="float">
            <text:p>516,78</text:p>
          </table:table-cell>
          <table:table-cell office:value-type="float" office:value="441.955382" calcext:value-type="float">
            <text:p>441,955382</text:p>
          </table:table-cell>
          <table:table-cell table:number-columns-repeated="7"/>
        </table:table-row>
        <table:table-row table:style-name="ro1">
          <table:table-cell office:value-type="float" office:value="53.637" calcext:value-type="float">
            <text:p>53,637</text:p>
          </table:table-cell>
          <table:table-cell office:value-type="float" office:value="0.022026" calcext:value-type="float">
            <text:p>0,022026</text:p>
          </table:table-cell>
          <table:table-cell/>
          <table:table-cell office:value-type="float" office:value="53.6" calcext:value-type="float">
            <text:p>53,6</text:p>
          </table:table-cell>
          <table:table-cell office:value-type="float" office:value="1.792985" calcext:value-type="float">
            <text:p>1,792985</text:p>
          </table:table-cell>
          <table:table-cell/>
          <table:table-cell office:value-type="float" office:value="667.695" calcext:value-type="float">
            <text:p>667,695</text:p>
          </table:table-cell>
          <table:table-cell office:value-type="float" office:value="441.6491" calcext:value-type="float">
            <text:p>441,6491</text:p>
          </table:table-cell>
          <table:table-cell table:number-columns-repeated="7"/>
        </table:table-row>
        <table:table-row table:style-name="ro1">
          <table:table-cell office:value-type="float" office:value="52.17" calcext:value-type="float">
            <text:p>52,17</text:p>
          </table:table-cell>
          <table:table-cell office:value-type="float" office:value="0.021995" calcext:value-type="float">
            <text:p>0,021995</text:p>
          </table:table-cell>
          <table:table-cell/>
          <table:table-cell office:value-type="float" office:value="74.375" calcext:value-type="float">
            <text:p>74,375</text:p>
          </table:table-cell>
          <table:table-cell office:value-type="float" office:value="1.789918" calcext:value-type="float">
            <text:p>1,789918</text:p>
          </table:table-cell>
          <table:table-cell/>
          <table:table-cell office:value-type="float" office:value="540.693" calcext:value-type="float">
            <text:p>540,693</text:p>
          </table:table-cell>
          <table:table-cell office:value-type="float" office:value="441.601491" calcext:value-type="float">
            <text:p>441,601491</text:p>
          </table:table-cell>
          <table:table-cell table:number-columns-repeated="7"/>
        </table:table-row>
        <table:table-row table:style-name="ro1">
          <table:table-cell office:value-type="float" office:value="53.103" calcext:value-type="float">
            <text:p>53,103</text:p>
          </table:table-cell>
          <table:table-cell office:value-type="float" office:value="0.021967" calcext:value-type="float">
            <text:p>0,021967</text:p>
          </table:table-cell>
          <table:table-cell/>
          <table:table-cell office:value-type="float" office:value="54.084" calcext:value-type="float">
            <text:p>54,084</text:p>
          </table:table-cell>
          <table:table-cell office:value-type="float" office:value="1.788541" calcext:value-type="float">
            <text:p>1,788541</text:p>
          </table:table-cell>
          <table:table-cell/>
          <table:table-cell office:value-type="float" office:value="517.914" calcext:value-type="float">
            <text:p>517,914</text:p>
          </table:table-cell>
          <table:table-cell office:value-type="float" office:value="441.588641" calcext:value-type="float">
            <text:p>441,588641</text:p>
          </table:table-cell>
          <table:table-cell table:number-columns-repeated="7"/>
        </table:table-row>
        <table:table-row table:style-name="ro1">
          <table:table-cell office:value-type="float" office:value="55.225" calcext:value-type="float">
            <text:p>55,225</text:p>
          </table:table-cell>
          <table:table-cell office:value-type="float" office:value="0.021947" calcext:value-type="float">
            <text:p>0,021947</text:p>
          </table:table-cell>
          <table:table-cell/>
          <table:table-cell office:value-type="float" office:value="91.97" calcext:value-type="float">
            <text:p>91,97</text:p>
          </table:table-cell>
          <table:table-cell office:value-type="float" office:value="1.78539" calcext:value-type="float">
            <text:p>1,78539</text:p>
          </table:table-cell>
          <table:table-cell/>
          <table:table-cell office:value-type="float" office:value="514.715" calcext:value-type="float">
            <text:p>514,715</text:p>
          </table:table-cell>
          <table:table-cell office:value-type="float" office:value="441.390745" calcext:value-type="float">
            <text:p>441,390745</text:p>
          </table:table-cell>
          <table:table-cell table:number-columns-repeated="7"/>
        </table:table-row>
        <table:table-row table:style-name="ro1">
          <table:table-cell office:value-type="float" office:value="57.81" calcext:value-type="float">
            <text:p>57,81</text:p>
          </table:table-cell>
          <table:table-cell office:value-type="float" office:value="0.021947" calcext:value-type="float">
            <text:p>0,021947</text:p>
          </table:table-cell>
          <table:table-cell/>
          <table:table-cell office:value-type="float" office:value="154.628" calcext:value-type="float">
            <text:p>154,628</text:p>
          </table:table-cell>
          <table:table-cell office:value-type="float" office:value="1.78419" calcext:value-type="float">
            <text:p>1,78419</text:p>
          </table:table-cell>
          <table:table-cell/>
          <table:table-cell office:value-type="float" office:value="534.005" calcext:value-type="float">
            <text:p>534,005</text:p>
          </table:table-cell>
          <table:table-cell office:value-type="float" office:value="441.378582" calcext:value-type="float">
            <text:p>441,378582</text:p>
          </table:table-cell>
          <table:table-cell table:number-columns-repeated="7"/>
        </table:table-row>
        <table:table-row table:style-name="ro1">
          <table:table-cell office:value-type="float" office:value="54.698" calcext:value-type="float">
            <text:p>54,698</text:p>
          </table:table-cell>
          <table:table-cell office:value-type="float" office:value="0.021926" calcext:value-type="float">
            <text:p>0,021926</text:p>
          </table:table-cell>
          <table:table-cell/>
          <table:table-cell office:value-type="float" office:value="52.178" calcext:value-type="float">
            <text:p>52,178</text:p>
          </table:table-cell>
          <table:table-cell office:value-type="float" office:value="1.783228" calcext:value-type="float">
            <text:p>1,783228</text:p>
          </table:table-cell>
          <table:table-cell/>
          <table:table-cell office:value-type="float" office:value="780.36" calcext:value-type="float">
            <text:p>780,36</text:p>
          </table:table-cell>
          <table:table-cell office:value-type="float" office:value="441.343826" calcext:value-type="float">
            <text:p>441,343826</text:p>
          </table:table-cell>
          <table:table-cell table:number-columns-repeated="7"/>
        </table:table-row>
        <table:table-row table:style-name="ro1">
          <table:table-cell office:value-type="float" office:value="55.154" calcext:value-type="float">
            <text:p>55,154</text:p>
          </table:table-cell>
          <table:table-cell office:value-type="float" office:value="0.021789" calcext:value-type="float">
            <text:p>0,021789</text:p>
          </table:table-cell>
          <table:table-cell/>
          <table:table-cell office:value-type="float" office:value="366.977" calcext:value-type="float">
            <text:p>366,977</text:p>
          </table:table-cell>
          <table:table-cell office:value-type="float" office:value="1.77607" calcext:value-type="float">
            <text:p>1,77607</text:p>
          </table:table-cell>
          <table:table-cell/>
          <table:table-cell office:value-type="float" office:value="505.5" calcext:value-type="float">
            <text:p>505,5</text:p>
          </table:table-cell>
          <table:table-cell office:value-type="float" office:value="441.32755" calcext:value-type="float">
            <text:p>441,32755</text:p>
          </table:table-cell>
          <table:table-cell table:number-columns-repeated="7"/>
        </table:table-row>
        <table:table-row table:style-name="ro1">
          <table:table-cell office:value-type="float" office:value="305.935" calcext:value-type="float">
            <text:p>305,935</text:p>
          </table:table-cell>
          <table:table-cell office:value-type="float" office:value="0.021768" calcext:value-type="float">
            <text:p>0,021768</text:p>
          </table:table-cell>
          <table:table-cell/>
          <table:table-cell office:value-type="float" office:value="64.084" calcext:value-type="float">
            <text:p>64,084</text:p>
          </table:table-cell>
          <table:table-cell office:value-type="float" office:value="1.774191" calcext:value-type="float">
            <text:p>1,774191</text:p>
          </table:table-cell>
          <table:table-cell/>
          <table:table-cell office:value-type="float" office:value="514.78" calcext:value-type="float">
            <text:p>514,78</text:p>
          </table:table-cell>
          <table:table-cell office:value-type="float" office:value="441.295744" calcext:value-type="float">
            <text:p>441,295744</text:p>
          </table:table-cell>
          <table:table-cell table:number-columns-repeated="7"/>
        </table:table-row>
        <table:table-row table:style-name="ro1">
          <table:table-cell office:value-type="float" office:value="52.474" calcext:value-type="float">
            <text:p>52,474</text:p>
          </table:table-cell>
          <table:table-cell office:value-type="float" office:value="0.021735" calcext:value-type="float">
            <text:p>0,021735</text:p>
          </table:table-cell>
          <table:table-cell/>
          <table:table-cell office:value-type="float" office:value="65.601" calcext:value-type="float">
            <text:p>65,601</text:p>
          </table:table-cell>
          <table:table-cell office:value-type="float" office:value="1.773846" calcext:value-type="float">
            <text:p>1,773846</text:p>
          </table:table-cell>
          <table:table-cell/>
          <table:table-cell office:value-type="float" office:value="502.498" calcext:value-type="float">
            <text:p>502,498</text:p>
          </table:table-cell>
          <table:table-cell office:value-type="float" office:value="441.267223" calcext:value-type="float">
            <text:p>441,267223</text:p>
          </table:table-cell>
          <table:table-cell table:number-columns-repeated="7"/>
        </table:table-row>
        <table:table-row table:style-name="ro1">
          <table:table-cell office:value-type="float" office:value="53.278" calcext:value-type="float">
            <text:p>53,278</text:p>
          </table:table-cell>
          <table:table-cell office:value-type="float" office:value="0.021604" calcext:value-type="float">
            <text:p>0,021604</text:p>
          </table:table-cell>
          <table:table-cell/>
          <table:table-cell office:value-type="float" office:value="75.863" calcext:value-type="float">
            <text:p>75,863</text:p>
          </table:table-cell>
          <table:table-cell office:value-type="float" office:value="1.773795" calcext:value-type="float">
            <text:p>1,773795</text:p>
          </table:table-cell>
          <table:table-cell/>
          <table:table-cell office:value-type="float" office:value="770.973" calcext:value-type="float">
            <text:p>770,973</text:p>
          </table:table-cell>
          <table:table-cell office:value-type="float" office:value="441.134755" calcext:value-type="float">
            <text:p>441,134755</text:p>
          </table:table-cell>
          <table:table-cell table:number-columns-repeated="7"/>
        </table:table-row>
        <table:table-row table:style-name="ro1">
          <table:table-cell office:value-type="float" office:value="97.52" calcext:value-type="float">
            <text:p>97,52</text:p>
          </table:table-cell>
          <table:table-cell office:value-type="float" office:value="0.02155" calcext:value-type="float">
            <text:p>0,02155</text:p>
          </table:table-cell>
          <table:table-cell/>
          <table:table-cell office:value-type="float" office:value="51.848" calcext:value-type="float">
            <text:p>51,848</text:p>
          </table:table-cell>
          <table:table-cell office:value-type="float" office:value="1.773793" calcext:value-type="float">
            <text:p>1,773793</text:p>
          </table:table-cell>
          <table:table-cell/>
          <table:table-cell office:value-type="float" office:value="516.428" calcext:value-type="float">
            <text:p>516,428</text:p>
          </table:table-cell>
          <table:table-cell office:value-type="float" office:value="441.130904" calcext:value-type="float">
            <text:p>441,130904</text:p>
          </table:table-cell>
          <table:table-cell table:number-columns-repeated="7"/>
        </table:table-row>
        <table:table-row table:style-name="ro1">
          <table:table-cell office:value-type="float" office:value="301.843" calcext:value-type="float">
            <text:p>301,843</text:p>
          </table:table-cell>
          <table:table-cell office:value-type="float" office:value="0.021496" calcext:value-type="float">
            <text:p>0,021496</text:p>
          </table:table-cell>
          <table:table-cell/>
          <table:table-cell office:value-type="float" office:value="62.562" calcext:value-type="float">
            <text:p>62,562</text:p>
          </table:table-cell>
          <table:table-cell office:value-type="float" office:value="1.76808" calcext:value-type="float">
            <text:p>1,76808</text:p>
          </table:table-cell>
          <table:table-cell/>
          <table:table-cell office:value-type="float" office:value="574.638" calcext:value-type="float">
            <text:p>574,638</text:p>
          </table:table-cell>
          <table:table-cell office:value-type="float" office:value="440.921364" calcext:value-type="float">
            <text:p>440,921364</text:p>
          </table:table-cell>
          <table:table-cell table:number-columns-repeated="7"/>
        </table:table-row>
        <table:table-row table:style-name="ro1">
          <table:table-cell office:value-type="float" office:value="55.52" calcext:value-type="float">
            <text:p>55,52</text:p>
          </table:table-cell>
          <table:table-cell office:value-type="float" office:value="0.021495" calcext:value-type="float">
            <text:p>0,021495</text:p>
          </table:table-cell>
          <table:table-cell/>
          <table:table-cell office:value-type="float" office:value="290.659" calcext:value-type="float">
            <text:p>290,659</text:p>
          </table:table-cell>
          <table:table-cell office:value-type="float" office:value="1.765753" calcext:value-type="float">
            <text:p>1,765753</text:p>
          </table:table-cell>
          <table:table-cell/>
          <table:table-cell office:value-type="float" office:value="524.672" calcext:value-type="float">
            <text:p>524,672</text:p>
          </table:table-cell>
          <table:table-cell office:value-type="float" office:value="440.583771" calcext:value-type="float">
            <text:p>440,583771</text:p>
          </table:table-cell>
          <table:table-cell table:number-columns-repeated="7"/>
        </table:table-row>
        <table:table-row table:style-name="ro1">
          <table:table-cell office:value-type="float" office:value="53.912" calcext:value-type="float">
            <text:p>53,912</text:p>
          </table:table-cell>
          <table:table-cell office:value-type="float" office:value="0.021459" calcext:value-type="float">
            <text:p>0,021459</text:p>
          </table:table-cell>
          <table:table-cell/>
          <table:table-cell office:value-type="float" office:value="57.034" calcext:value-type="float">
            <text:p>57,034</text:p>
          </table:table-cell>
          <table:table-cell office:value-type="float" office:value="1.759275" calcext:value-type="float">
            <text:p>1,759275</text:p>
          </table:table-cell>
          <table:table-cell/>
          <table:table-cell office:value-type="float" office:value="566.959" calcext:value-type="float">
            <text:p>566,959</text:p>
          </table:table-cell>
          <table:table-cell office:value-type="float" office:value="440.360048" calcext:value-type="float">
            <text:p>440,360048</text:p>
          </table:table-cell>
          <table:table-cell table:number-columns-repeated="7"/>
        </table:table-row>
        <table:table-row table:style-name="ro1">
          <table:table-cell office:value-type="float" office:value="53.417" calcext:value-type="float">
            <text:p>53,417</text:p>
          </table:table-cell>
          <table:table-cell office:value-type="float" office:value="0.021123" calcext:value-type="float">
            <text:p>0,021123</text:p>
          </table:table-cell>
          <table:table-cell/>
          <table:table-cell office:value-type="float" office:value="64.236" calcext:value-type="float">
            <text:p>64,236</text:p>
          </table:table-cell>
          <table:table-cell office:value-type="float" office:value="1.754647" calcext:value-type="float">
            <text:p>1,754647</text:p>
          </table:table-cell>
          <table:table-cell/>
          <table:table-cell office:value-type="float" office:value="565.41" calcext:value-type="float">
            <text:p>565,41</text:p>
          </table:table-cell>
          <table:table-cell office:value-type="float" office:value="439.875297" calcext:value-type="float">
            <text:p>439,875297</text:p>
          </table:table-cell>
          <table:table-cell table:number-columns-repeated="7"/>
        </table:table-row>
        <table:table-row table:style-name="ro1">
          <table:table-cell office:value-type="float" office:value="50.442" calcext:value-type="float">
            <text:p>50,442</text:p>
          </table:table-cell>
          <table:table-cell office:value-type="float" office:value="0.021109" calcext:value-type="float">
            <text:p>0,021109</text:p>
          </table:table-cell>
          <table:table-cell/>
          <table:table-cell office:value-type="float" office:value="52.767" calcext:value-type="float">
            <text:p>52,767</text:p>
          </table:table-cell>
          <table:table-cell office:value-type="float" office:value="1.754131" calcext:value-type="float">
            <text:p>1,754131</text:p>
          </table:table-cell>
          <table:table-cell/>
          <table:table-cell office:value-type="float" office:value="705.022" calcext:value-type="float">
            <text:p>705,022</text:p>
          </table:table-cell>
          <table:table-cell office:value-type="float" office:value="439.795793" calcext:value-type="float">
            <text:p>439,795793</text:p>
          </table:table-cell>
          <table:table-cell table:number-columns-repeated="7"/>
        </table:table-row>
        <table:table-row table:style-name="ro1">
          <table:table-cell office:value-type="float" office:value="55.238" calcext:value-type="float">
            <text:p>55,238</text:p>
          </table:table-cell>
          <table:table-cell office:value-type="float" office:value="0.020907" calcext:value-type="float">
            <text:p>0,020907</text:p>
          </table:table-cell>
          <table:table-cell/>
          <table:table-cell office:value-type="float" office:value="51.404" calcext:value-type="float">
            <text:p>51,404</text:p>
          </table:table-cell>
          <table:table-cell office:value-type="float" office:value="1.752103" calcext:value-type="float">
            <text:p>1,752103</text:p>
          </table:table-cell>
          <table:table-cell/>
          <table:table-cell office:value-type="float" office:value="520.319" calcext:value-type="float">
            <text:p>520,319</text:p>
          </table:table-cell>
          <table:table-cell office:value-type="float" office:value="439.303658" calcext:value-type="float">
            <text:p>439,303658</text:p>
          </table:table-cell>
          <table:table-cell table:number-columns-repeated="7"/>
        </table:table-row>
        <table:table-row table:style-name="ro1">
          <table:table-cell office:value-type="float" office:value="53.65" calcext:value-type="float">
            <text:p>53,65</text:p>
          </table:table-cell>
          <table:table-cell office:value-type="float" office:value="0.020716" calcext:value-type="float">
            <text:p>0,020716</text:p>
          </table:table-cell>
          <table:table-cell/>
          <table:table-cell office:value-type="float" office:value="54.809" calcext:value-type="float">
            <text:p>54,809</text:p>
          </table:table-cell>
          <table:table-cell office:value-type="float" office:value="1.751998" calcext:value-type="float">
            <text:p>1,751998</text:p>
          </table:table-cell>
          <table:table-cell/>
          <table:table-cell office:value-type="float" office:value="508.43" calcext:value-type="float">
            <text:p>508,43</text:p>
          </table:table-cell>
          <table:table-cell office:value-type="float" office:value="439.231028" calcext:value-type="float">
            <text:p>439,231028</text:p>
          </table:table-cell>
          <table:table-cell table:number-columns-repeated="7"/>
        </table:table-row>
        <table:table-row table:style-name="ro1">
          <table:table-cell office:value-type="float" office:value="61.195" calcext:value-type="float">
            <text:p>61,195</text:p>
          </table:table-cell>
          <table:table-cell office:value-type="float" office:value="0.020412" calcext:value-type="float">
            <text:p>0,020412</text:p>
          </table:table-cell>
          <table:table-cell/>
          <table:table-cell office:value-type="float" office:value="54.512" calcext:value-type="float">
            <text:p>54,512</text:p>
          </table:table-cell>
          <table:table-cell office:value-type="float" office:value="1.750922" calcext:value-type="float">
            <text:p>1,750922</text:p>
          </table:table-cell>
          <table:table-cell/>
          <table:table-cell office:value-type="float" office:value="504.986" calcext:value-type="float">
            <text:p>504,986</text:p>
          </table:table-cell>
          <table:table-cell office:value-type="float" office:value="439.155961" calcext:value-type="float">
            <text:p>439,155961</text:p>
          </table:table-cell>
          <table:table-cell table:number-columns-repeated="7"/>
        </table:table-row>
        <table:table-row table:style-name="ro1">
          <table:table-cell office:value-type="float" office:value="61.192" calcext:value-type="float">
            <text:p>61,192</text:p>
          </table:table-cell>
          <table:table-cell office:value-type="float" office:value="0.02019" calcext:value-type="float">
            <text:p>0,02019</text:p>
          </table:table-cell>
          <table:table-cell/>
          <table:table-cell office:value-type="float" office:value="56.155" calcext:value-type="float">
            <text:p>56,155</text:p>
          </table:table-cell>
          <table:table-cell office:value-type="float" office:value="1.749044" calcext:value-type="float">
            <text:p>1,749044</text:p>
          </table:table-cell>
          <table:table-cell/>
          <table:table-cell office:value-type="float" office:value="500.447" calcext:value-type="float">
            <text:p>500,447</text:p>
          </table:table-cell>
          <table:table-cell office:value-type="float" office:value="437.680076" calcext:value-type="float">
            <text:p>437,680076</text:p>
          </table:table-cell>
          <table:table-cell table:number-columns-repeated="7"/>
        </table:table-row>
        <table:table-row table:style-name="ro1">
          <table:table-cell office:value-type="float" office:value="53.359" calcext:value-type="float">
            <text:p>53,359</text:p>
          </table:table-cell>
          <table:table-cell office:value-type="float" office:value="0.020071" calcext:value-type="float">
            <text:p>0,020071</text:p>
          </table:table-cell>
          <table:table-cell/>
          <table:table-cell office:value-type="float" office:value="56.802" calcext:value-type="float">
            <text:p>56,802</text:p>
          </table:table-cell>
          <table:table-cell office:value-type="float" office:value="1.732459" calcext:value-type="float">
            <text:p>1,732459</text:p>
          </table:table-cell>
          <table:table-cell/>
          <table:table-cell office:value-type="float" office:value="496.706" calcext:value-type="float">
            <text:p>496,706</text:p>
          </table:table-cell>
          <table:table-cell office:value-type="float" office:value="437.251704" calcext:value-type="float">
            <text:p>437,251704</text:p>
          </table:table-cell>
          <table:table-cell table:number-columns-repeated="7"/>
        </table:table-row>
        <table:table-row table:style-name="ro1">
          <table:table-cell office:value-type="float" office:value="60.09" calcext:value-type="float">
            <text:p>60,09</text:p>
          </table:table-cell>
          <table:table-cell office:value-type="float" office:value="0.019738" calcext:value-type="float">
            <text:p>0,019738</text:p>
          </table:table-cell>
          <table:table-cell/>
          <table:table-cell office:value-type="float" office:value="58.142" calcext:value-type="float">
            <text:p>58,142</text:p>
          </table:table-cell>
          <table:table-cell office:value-type="float" office:value="1.713489" calcext:value-type="float">
            <text:p>1,713489</text:p>
          </table:table-cell>
          <table:table-cell/>
          <table:table-cell office:value-type="float" office:value="500.691" calcext:value-type="float">
            <text:p>500,691</text:p>
          </table:table-cell>
          <table:table-cell office:value-type="float" office:value="434.206277" calcext:value-type="float">
            <text:p>434,206277</text:p>
          </table:table-cell>
          <table:table-cell table:number-columns-repeated="7"/>
        </table:table-row>
      </table:table>
      <table:table table:name="NODEJS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817.889" calcext:value-type="float">
            <text:p>817,889</text:p>
          </table:table-cell>
          <table:table-cell table:number-columns-repeated="2"/>
          <table:table-cell office:value-type="float" office:value="71.252" calcext:value-type="float">
            <text:p>71,252</text:p>
          </table:table-cell>
          <table:table-cell office:value-type="float" office:value="2.111409" calcext:value-type="float">
            <text:p>2,111409</text:p>
          </table:table-cell>
          <table:table-cell/>
          <table:table-cell office:value-type="float" office:value="331.05" calcext:value-type="float">
            <text:p>331,05</text:p>
          </table:table-cell>
          <table:table-cell table:number-columns-repeated="6"/>
          <table:table-cell table:formula="of:=['NODEJS-2048MB'.N7]-['NODEJS-2048MB'.$L7]" office:value-type="float" office:value="-0.00286845054945053" calcext:value-type="float">
            <text:p>-0,0028684505</text:p>
          </table:table-cell>
          <table:table-cell table:formula="of:=['NODEJS-2048MB'.O7]-['NODEJS-2048MB'.$L7]" office:value-type="float" office:value="0.00283954945054946" calcext:value-type="float">
            <text:p>0,0028395495</text:p>
          </table:table-cell>
        </table:table-row>
        <table:table-row table:style-name="ro1">
          <table:table-cell office:value-type="float" office:value="1733.86" calcext:value-type="float">
            <text:p>1733,86</text:p>
          </table:table-cell>
          <table:table-cell table:number-columns-repeated="2"/>
          <table:table-cell office:value-type="float" office:value="259.892" calcext:value-type="float">
            <text:p>259,892</text:p>
          </table:table-cell>
          <table:table-cell office:value-type="float" office:value="2.100523" calcext:value-type="float">
            <text:p>2,100523</text:p>
          </table:table-cell>
          <table:table-cell/>
          <table:table-cell office:value-type="float" office:value="552.449" calcext:value-type="float">
            <text:p>552,449</text:p>
          </table:table-cell>
          <table:table-cell table:number-columns-repeated="5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29.1" calcext:value-type="float">
            <text:p>629,1</text:p>
          </table:table-cell>
          <table:table-cell table:number-columns-repeated="2"/>
          <table:table-cell office:value-type="float" office:value="76.247" calcext:value-type="float">
            <text:p>76,247</text:p>
          </table:table-cell>
          <table:table-cell office:value-type="float" office:value="2.078087" calcext:value-type="float">
            <text:p>2,078087</text:p>
          </table:table-cell>
          <table:table-cell/>
          <table:table-cell office:value-type="float" office:value="327.891" calcext:value-type="float">
            <text:p>327,891</text:p>
          </table:table-cell>
          <table:table-cell office:value-type="float" office:value="250.41469" calcext:value-type="float">
            <text:p>250,4146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2048MB'.$B$5:.$B$104])" office:value-type="float" office:value="0.0244434505494505" calcext:value-type="float">
            <text:p>0,0244434505</text:p>
          </table:table-cell>
          <table:table-cell table:formula="of:=STDEV(['NODEJS-2048MB'.$B$5:.$B$104])" office:value-type="float" office:value="0.00145049988520231" calcext:value-type="float">
            <text:p>0,0014504999</text:p>
          </table:table-cell>
          <table:table-cell table:formula="of:=MIN(['NODEJS-2048MB'.$B$5:.$B$104])" office:value-type="float" office:value="0.021575" calcext:value-type="float">
            <text:p>0,021575</text:p>
          </table:table-cell>
          <table:table-cell table:formula="of:=MAX(['NODEJS-2048MB'.$B$5:.$B$104])" office:value-type="float" office:value="0.027283" calcext:value-type="float">
            <text:p>0,027283</text:p>
          </table:table-cell>
        </table:table-row>
        <table:table-row table:style-name="ro1">
          <table:table-cell office:value-type="float" office:value="55.071" calcext:value-type="float">
            <text:p>55,071</text:p>
          </table:table-cell>
          <table:table-cell table:number-columns-repeated="2"/>
          <table:table-cell office:value-type="float" office:value="97.081" calcext:value-type="float">
            <text:p>97,081</text:p>
          </table:table-cell>
          <table:table-cell office:value-type="float" office:value="2.068332" calcext:value-type="float">
            <text:p>2,068332</text:p>
          </table:table-cell>
          <table:table-cell/>
          <table:table-cell office:value-type="float" office:value="332.363" calcext:value-type="float">
            <text:p>332,363</text:p>
          </table:table-cell>
          <table:table-cell office:value-type="float" office:value="249.281574" calcext:value-type="float">
            <text:p>249,28157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2048MB'.$E$5:.$E$104])" office:value-type="float" office:value="1.97582159" calcext:value-type="float">
            <text:p>1,97582159</text:p>
          </table:table-cell>
          <table:table-cell table:formula="of:=STDEV(['NODEJS-2048MB'.$E$5:.$E$104])" office:value-type="float" office:value="0.0540437504700646" calcext:value-type="float">
            <text:p>0,0540437505</text:p>
          </table:table-cell>
          <table:table-cell table:formula="of:=MIN(['NODEJS-2048MB'.$E$5:.$E$104])" office:value-type="float" office:value="1.874" calcext:value-type="float">
            <text:p>1,874</text:p>
          </table:table-cell>
          <table:table-cell table:formula="of:=MAX(['NODEJS-2048MB'.$E$5:.$E$104])" office:value-type="float" office:value="2.111409" calcext:value-type="float">
            <text:p>2,111409</text:p>
          </table:table-cell>
        </table:table-row>
        <table:table-row table:style-name="ro1">
          <table:table-cell office:value-type="float" office:value="164.551" calcext:value-type="float">
            <text:p>164,551</text:p>
          </table:table-cell>
          <table:table-cell table:number-columns-repeated="2"/>
          <table:table-cell office:value-type="float" office:value="331.751" calcext:value-type="float">
            <text:p>331,751</text:p>
          </table:table-cell>
          <table:table-cell office:value-type="float" office:value="2.065187" calcext:value-type="float">
            <text:p>2,065187</text:p>
          </table:table-cell>
          <table:table-cell/>
          <table:table-cell office:value-type="float" office:value="407.367" calcext:value-type="float">
            <text:p>407,367</text:p>
          </table:table-cell>
          <table:table-cell office:value-type="float" office:value="248.976481" calcext:value-type="float">
            <text:p>248,97648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048MB'.$H$5:.$H$104])" office:value-type="float" office:value="244.260181295918" calcext:value-type="float">
            <text:p>244,2601812959</text:p>
          </table:table-cell>
          <table:table-cell table:formula="of:=STDEV(['NODEJS-2048MB'.$H$5:.$H$104])" office:value-type="float" office:value="2.14385406333499" calcext:value-type="float">
            <text:p>2,1438540633</text:p>
          </table:table-cell>
          <table:table-cell table:formula="of:=MIN(['NODEJS-2048MB'.$H$5:.$H$104])" office:value-type="float" office:value="239.700276" calcext:value-type="float">
            <text:p>239,700276</text:p>
          </table:table-cell>
          <table:table-cell table:formula="of:=MAX(['NODEJS-2048MB'.$H$5:.$H$104])" office:value-type="float" office:value="250.41469" calcext:value-type="float">
            <text:p>250,41469</text:p>
          </table:table-cell>
        </table:table-row>
        <table:table-row table:style-name="ro1">
          <table:table-cell office:value-type="float" office:value="52.446" calcext:value-type="float">
            <text:p>52,446</text:p>
          </table:table-cell>
          <table:table-cell table:number-columns-repeated="2"/>
          <table:table-cell office:value-type="float" office:value="67.588" calcext:value-type="float">
            <text:p>67,588</text:p>
          </table:table-cell>
          <table:table-cell office:value-type="float" office:value="2.053815" calcext:value-type="float">
            <text:p>2,053815</text:p>
          </table:table-cell>
          <table:table-cell/>
          <table:table-cell office:value-type="float" office:value="322.754" calcext:value-type="float">
            <text:p>322,754</text:p>
          </table:table-cell>
          <table:table-cell office:value-type="float" office:value="248.934934" calcext:value-type="float">
            <text:p>248,934934</text:p>
          </table:table-cell>
          <table:table-cell table:number-columns-repeated="7"/>
        </table:table-row>
        <table:table-row table:style-name="ro1">
          <table:table-cell office:value-type="float" office:value="56.996" calcext:value-type="float">
            <text:p>56,996</text:p>
          </table:table-cell>
          <table:table-cell table:number-columns-repeated="2"/>
          <table:table-cell office:value-type="float" office:value="91.396" calcext:value-type="float">
            <text:p>91,396</text:p>
          </table:table-cell>
          <table:table-cell office:value-type="float" office:value="2.053031" calcext:value-type="float">
            <text:p>2,053031</text:p>
          </table:table-cell>
          <table:table-cell/>
          <table:table-cell office:value-type="float" office:value="327.886" calcext:value-type="float">
            <text:p>327,886</text:p>
          </table:table-cell>
          <table:table-cell office:value-type="float" office:value="248.837959" calcext:value-type="float">
            <text:p>248,837959</text:p>
          </table:table-cell>
          <table:table-cell table:number-columns-repeated="7"/>
        </table:table-row>
        <table:table-row table:style-name="ro1">
          <table:table-cell office:value-type="float" office:value="49.004" calcext:value-type="float">
            <text:p>49,004</text:p>
          </table:table-cell>
          <table:table-cell table:number-columns-repeated="2"/>
          <table:table-cell office:value-type="float" office:value="54.876" calcext:value-type="float">
            <text:p>54,876</text:p>
          </table:table-cell>
          <table:table-cell office:value-type="float" office:value="2.049747" calcext:value-type="float">
            <text:p>2,049747</text:p>
          </table:table-cell>
          <table:table-cell/>
          <table:table-cell office:value-type="float" office:value="347.852" calcext:value-type="float">
            <text:p>347,852</text:p>
          </table:table-cell>
          <table:table-cell office:value-type="float" office:value="247.516964" calcext:value-type="float">
            <text:p>247,516964</text:p>
          </table:table-cell>
          <table:table-cell table:number-columns-repeated="7"/>
        </table:table-row>
        <table:table-row table:style-name="ro1">
          <table:table-cell office:value-type="float" office:value="56.686" calcext:value-type="float">
            <text:p>56,686</text:p>
          </table:table-cell>
          <table:table-cell table:number-columns-repeated="2"/>
          <table:table-cell office:value-type="float" office:value="60.955" calcext:value-type="float">
            <text:p>60,955</text:p>
          </table:table-cell>
          <table:table-cell office:value-type="float" office:value="2.049002" calcext:value-type="float">
            <text:p>2,049002</text:p>
          </table:table-cell>
          <table:table-cell/>
          <table:table-cell office:value-type="float" office:value="378.535" calcext:value-type="float">
            <text:p>378,535</text:p>
          </table:table-cell>
          <table:table-cell office:value-type="float" office:value="247.282197" calcext:value-type="float">
            <text:p>247,282197</text:p>
          </table:table-cell>
          <table:table-cell table:number-columns-repeated="7"/>
        </table:table-row>
        <table:table-row table:style-name="ro1">
          <table:table-cell office:value-type="float" office:value="54.287" calcext:value-type="float">
            <text:p>54,287</text:p>
          </table:table-cell>
          <table:table-cell office:value-type="float" office:value="0.027283" calcext:value-type="float">
            <text:p>0,027283</text:p>
          </table:table-cell>
          <table:table-cell/>
          <table:table-cell office:value-type="float" office:value="63.166" calcext:value-type="float">
            <text:p>63,166</text:p>
          </table:table-cell>
          <table:table-cell office:value-type="float" office:value="2.0485" calcext:value-type="float">
            <text:p>2,0485</text:p>
          </table:table-cell>
          <table:table-cell/>
          <table:table-cell office:value-type="float" office:value="582.341" calcext:value-type="float">
            <text:p>582,341</text:p>
          </table:table-cell>
          <table:table-cell office:value-type="float" office:value="247.219742" calcext:value-type="float">
            <text:p>247,219742</text:p>
          </table:table-cell>
          <table:table-cell table:number-columns-repeated="7"/>
        </table:table-row>
        <table:table-row table:style-name="ro1">
          <table:table-cell office:value-type="float" office:value="52.211" calcext:value-type="float">
            <text:p>52,211</text:p>
          </table:table-cell>
          <table:table-cell office:value-type="float" office:value="0.027239" calcext:value-type="float">
            <text:p>0,027239</text:p>
          </table:table-cell>
          <table:table-cell/>
          <table:table-cell office:value-type="float" office:value="69.454" calcext:value-type="float">
            <text:p>69,454</text:p>
          </table:table-cell>
          <table:table-cell office:value-type="float" office:value="2.041389" calcext:value-type="float">
            <text:p>2,041389</text:p>
          </table:table-cell>
          <table:table-cell/>
          <table:table-cell office:value-type="float" office:value="1120.646" calcext:value-type="float">
            <text:p>1120,646</text:p>
          </table:table-cell>
          <table:table-cell office:value-type="float" office:value="247.015291" calcext:value-type="float">
            <text:p>247,015291</text:p>
          </table:table-cell>
          <table:table-cell table:number-columns-repeated="7"/>
        </table:table-row>
        <table:table-row table:style-name="ro1">
          <table:table-cell office:value-type="float" office:value="51.89" calcext:value-type="float">
            <text:p>51,89</text:p>
          </table:table-cell>
          <table:table-cell office:value-type="float" office:value="0.027228" calcext:value-type="float">
            <text:p>0,027228</text:p>
          </table:table-cell>
          <table:table-cell/>
          <table:table-cell office:value-type="float" office:value="70.218" calcext:value-type="float">
            <text:p>70,218</text:p>
          </table:table-cell>
          <table:table-cell office:value-type="float" office:value="2.041036" calcext:value-type="float">
            <text:p>2,041036</text:p>
          </table:table-cell>
          <table:table-cell/>
          <table:table-cell office:value-type="float" office:value="319.312" calcext:value-type="float">
            <text:p>319,312</text:p>
          </table:table-cell>
          <table:table-cell office:value-type="float" office:value="246.969267" calcext:value-type="float">
            <text:p>246,969267</text:p>
          </table:table-cell>
          <table:table-cell table:number-columns-repeated="7"/>
        </table:table-row>
        <table:table-row table:style-name="ro1">
          <table:table-cell office:value-type="float" office:value="85.565" calcext:value-type="float">
            <text:p>85,565</text:p>
          </table:table-cell>
          <table:table-cell office:value-type="float" office:value="0.027032" calcext:value-type="float">
            <text:p>0,027032</text:p>
          </table:table-cell>
          <table:table-cell/>
          <table:table-cell office:value-type="float" office:value="68.913" calcext:value-type="float">
            <text:p>68,913</text:p>
          </table:table-cell>
          <table:table-cell office:value-type="float" office:value="2.040542" calcext:value-type="float">
            <text:p>2,040542</text:p>
          </table:table-cell>
          <table:table-cell/>
          <table:table-cell office:value-type="float" office:value="573.072" calcext:value-type="float">
            <text:p>573,072</text:p>
          </table:table-cell>
          <table:table-cell office:value-type="float" office:value="246.918039" calcext:value-type="float">
            <text:p>246,918039</text:p>
          </table:table-cell>
          <table:table-cell table:number-columns-repeated="7"/>
        </table:table-row>
        <table:table-row table:style-name="ro1">
          <table:table-cell office:value-type="float" office:value="51.319" calcext:value-type="float">
            <text:p>51,319</text:p>
          </table:table-cell>
          <table:table-cell office:value-type="float" office:value="0.026948" calcext:value-type="float">
            <text:p>0,026948</text:p>
          </table:table-cell>
          <table:table-cell/>
          <table:table-cell office:value-type="float" office:value="63.568" calcext:value-type="float">
            <text:p>63,568</text:p>
          </table:table-cell>
          <table:table-cell office:value-type="float" office:value="2.035238" calcext:value-type="float">
            <text:p>2,035238</text:p>
          </table:table-cell>
          <table:table-cell/>
          <table:table-cell office:value-type="float" office:value="315.572" calcext:value-type="float">
            <text:p>315,572</text:p>
          </table:table-cell>
          <table:table-cell office:value-type="float" office:value="246.891424" calcext:value-type="float">
            <text:p>246,891424</text:p>
          </table:table-cell>
          <table:table-cell table:number-columns-repeated="7"/>
        </table:table-row>
        <table:table-row table:style-name="ro1">
          <table:table-cell office:value-type="float" office:value="49.955" calcext:value-type="float">
            <text:p>49,955</text:p>
          </table:table-cell>
          <table:table-cell office:value-type="float" office:value="0.026607" calcext:value-type="float">
            <text:p>0,026607</text:p>
          </table:table-cell>
          <table:table-cell/>
          <table:table-cell office:value-type="float" office:value="63.713" calcext:value-type="float">
            <text:p>63,713</text:p>
          </table:table-cell>
          <table:table-cell office:value-type="float" office:value="2.034334" calcext:value-type="float">
            <text:p>2,034334</text:p>
          </table:table-cell>
          <table:table-cell/>
          <table:table-cell office:value-type="float" office:value="333.243" calcext:value-type="float">
            <text:p>333,243</text:p>
          </table:table-cell>
          <table:table-cell office:value-type="float" office:value="246.356556" calcext:value-type="float">
            <text:p>246,356556</text:p>
          </table:table-cell>
          <table:table-cell table:number-columns-repeated="7"/>
        </table:table-row>
        <table:table-row table:style-name="ro1">
          <table:table-cell office:value-type="float" office:value="474.072" calcext:value-type="float">
            <text:p>474,072</text:p>
          </table:table-cell>
          <table:table-cell office:value-type="float" office:value="0.026583" calcext:value-type="float">
            <text:p>0,026583</text:p>
          </table:table-cell>
          <table:table-cell/>
          <table:table-cell office:value-type="float" office:value="63.519" calcext:value-type="float">
            <text:p>63,519</text:p>
          </table:table-cell>
          <table:table-cell office:value-type="float" office:value="2.034015" calcext:value-type="float">
            <text:p>2,034015</text:p>
          </table:table-cell>
          <table:table-cell/>
          <table:table-cell office:value-type="float" office:value="316.393" calcext:value-type="float">
            <text:p>316,393</text:p>
          </table:table-cell>
          <table:table-cell office:value-type="float" office:value="246.306782" calcext:value-type="float">
            <text:p>246,306782</text:p>
          </table:table-cell>
          <table:table-cell table:number-columns-repeated="7"/>
        </table:table-row>
        <table:table-row table:style-name="ro1">
          <table:table-cell office:value-type="float" office:value="62.953" calcext:value-type="float">
            <text:p>62,953</text:p>
          </table:table-cell>
          <table:table-cell office:value-type="float" office:value="0.026555" calcext:value-type="float">
            <text:p>0,026555</text:p>
          </table:table-cell>
          <table:table-cell/>
          <table:table-cell office:value-type="float" office:value="60.066" calcext:value-type="float">
            <text:p>60,066</text:p>
          </table:table-cell>
          <table:table-cell office:value-type="float" office:value="2.032271" calcext:value-type="float">
            <text:p>2,032271</text:p>
          </table:table-cell>
          <table:table-cell/>
          <table:table-cell office:value-type="float" office:value="311.736" calcext:value-type="float">
            <text:p>311,736</text:p>
          </table:table-cell>
          <table:table-cell office:value-type="float" office:value="246.294988" calcext:value-type="float">
            <text:p>246,294988</text:p>
          </table:table-cell>
          <table:table-cell table:number-columns-repeated="7"/>
        </table:table-row>
        <table:table-row table:style-name="ro1">
          <table:table-cell office:value-type="float" office:value="54.204" calcext:value-type="float">
            <text:p>54,204</text:p>
          </table:table-cell>
          <table:table-cell office:value-type="float" office:value="0.026442" calcext:value-type="float">
            <text:p>0,026442</text:p>
          </table:table-cell>
          <table:table-cell/>
          <table:table-cell office:value-type="float" office:value="91.24" calcext:value-type="float">
            <text:p>91,24</text:p>
          </table:table-cell>
          <table:table-cell office:value-type="float" office:value="2.029156" calcext:value-type="float">
            <text:p>2,029156</text:p>
          </table:table-cell>
          <table:table-cell/>
          <table:table-cell office:value-type="float" office:value="397.117" calcext:value-type="float">
            <text:p>397,117</text:p>
          </table:table-cell>
          <table:table-cell office:value-type="float" office:value="246.285206" calcext:value-type="float">
            <text:p>246,285206</text:p>
          </table:table-cell>
          <table:table-cell table:number-columns-repeated="7"/>
        </table:table-row>
        <table:table-row table:style-name="ro1">
          <table:table-cell office:value-type="float" office:value="202.927" calcext:value-type="float">
            <text:p>202,927</text:p>
          </table:table-cell>
          <table:table-cell office:value-type="float" office:value="0.026421" calcext:value-type="float">
            <text:p>0,026421</text:p>
          </table:table-cell>
          <table:table-cell/>
          <table:table-cell office:value-type="float" office:value="64.636" calcext:value-type="float">
            <text:p>64,636</text:p>
          </table:table-cell>
          <table:table-cell office:value-type="float" office:value="2.02726" calcext:value-type="float">
            <text:p>2,02726</text:p>
          </table:table-cell>
          <table:table-cell/>
          <table:table-cell office:value-type="float" office:value="315.442" calcext:value-type="float">
            <text:p>315,442</text:p>
          </table:table-cell>
          <table:table-cell office:value-type="float" office:value="246.268686" calcext:value-type="float">
            <text:p>246,268686</text:p>
          </table:table-cell>
          <table:table-cell table:number-columns-repeated="7"/>
        </table:table-row>
        <table:table-row table:style-name="ro1">
          <table:table-cell office:value-type="float" office:value="57.627" calcext:value-type="float">
            <text:p>57,627</text:p>
          </table:table-cell>
          <table:table-cell office:value-type="float" office:value="0.026328" calcext:value-type="float">
            <text:p>0,026328</text:p>
          </table:table-cell>
          <table:table-cell/>
          <table:table-cell office:value-type="float" office:value="960.332" calcext:value-type="float">
            <text:p>960,332</text:p>
          </table:table-cell>
          <table:table-cell office:value-type="float" office:value="2.025202" calcext:value-type="float">
            <text:p>2,025202</text:p>
          </table:table-cell>
          <table:table-cell/>
          <table:table-cell office:value-type="float" office:value="316.244" calcext:value-type="float">
            <text:p>316,244</text:p>
          </table:table-cell>
          <table:table-cell office:value-type="float" office:value="246.071384" calcext:value-type="float">
            <text:p>246,071384</text:p>
          </table:table-cell>
          <table:table-cell table:number-columns-repeated="7"/>
        </table:table-row>
        <table:table-row table:style-name="ro1">
          <table:table-cell office:value-type="float" office:value="52.983" calcext:value-type="float">
            <text:p>52,983</text:p>
          </table:table-cell>
          <table:table-cell office:value-type="float" office:value="0.026211" calcext:value-type="float">
            <text:p>0,026211</text:p>
          </table:table-cell>
          <table:table-cell/>
          <table:table-cell office:value-type="float" office:value="62.787" calcext:value-type="float">
            <text:p>62,787</text:p>
          </table:table-cell>
          <table:table-cell office:value-type="float" office:value="2.025039" calcext:value-type="float">
            <text:p>2,025039</text:p>
          </table:table-cell>
          <table:table-cell/>
          <table:table-cell office:value-type="float" office:value="339.499" calcext:value-type="float">
            <text:p>339,499</text:p>
          </table:table-cell>
          <table:table-cell office:value-type="float" office:value="246.040144" calcext:value-type="float">
            <text:p>246,040144</text:p>
          </table:table-cell>
          <table:table-cell table:number-columns-repeated="7"/>
        </table:table-row>
        <table:table-row table:style-name="ro1">
          <table:table-cell office:value-type="float" office:value="57.003" calcext:value-type="float">
            <text:p>57,003</text:p>
          </table:table-cell>
          <table:table-cell office:value-type="float" office:value="0.026113" calcext:value-type="float">
            <text:p>0,026113</text:p>
          </table:table-cell>
          <table:table-cell/>
          <table:table-cell office:value-type="float" office:value="63.01" calcext:value-type="float">
            <text:p>63,01</text:p>
          </table:table-cell>
          <table:table-cell office:value-type="float" office:value="2.023222" calcext:value-type="float">
            <text:p>2,023222</text:p>
          </table:table-cell>
          <table:table-cell/>
          <table:table-cell office:value-type="float" office:value="320.163" calcext:value-type="float">
            <text:p>320,163</text:p>
          </table:table-cell>
          <table:table-cell office:value-type="float" office:value="246.025703" calcext:value-type="float">
            <text:p>246,025703</text:p>
          </table:table-cell>
          <table:table-cell table:number-columns-repeated="7"/>
        </table:table-row>
        <table:table-row table:style-name="ro1">
          <table:table-cell office:value-type="float" office:value="71.609" calcext:value-type="float">
            <text:p>71,609</text:p>
          </table:table-cell>
          <table:table-cell office:value-type="float" office:value="0.025971" calcext:value-type="float">
            <text:p>0,025971</text:p>
          </table:table-cell>
          <table:table-cell/>
          <table:table-cell office:value-type="float" office:value="60.8" calcext:value-type="float">
            <text:p>60,8</text:p>
          </table:table-cell>
          <table:table-cell office:value-type="float" office:value="2.020488" calcext:value-type="float">
            <text:p>2,020488</text:p>
          </table:table-cell>
          <table:table-cell/>
          <table:table-cell office:value-type="float" office:value="643.354" calcext:value-type="float">
            <text:p>643,354</text:p>
          </table:table-cell>
          <table:table-cell office:value-type="float" office:value="245.974956" calcext:value-type="float">
            <text:p>245,974956</text:p>
          </table:table-cell>
          <table:table-cell table:number-columns-repeated="7"/>
        </table:table-row>
        <table:table-row table:style-name="ro1">
          <table:table-cell office:value-type="float" office:value="53.726" calcext:value-type="float">
            <text:p>53,726</text:p>
          </table:table-cell>
          <table:table-cell office:value-type="float" office:value="0.025969" calcext:value-type="float">
            <text:p>0,025969</text:p>
          </table:table-cell>
          <table:table-cell/>
          <table:table-cell office:value-type="float" office:value="110.669" calcext:value-type="float">
            <text:p>110,669</text:p>
          </table:table-cell>
          <table:table-cell office:value-type="float" office:value="2.01904" calcext:value-type="float">
            <text:p>2,01904</text:p>
          </table:table-cell>
          <table:table-cell/>
          <table:table-cell office:value-type="float" office:value="596.714" calcext:value-type="float">
            <text:p>596,714</text:p>
          </table:table-cell>
          <table:table-cell office:value-type="float" office:value="245.903325" calcext:value-type="float">
            <text:p>245,903325</text:p>
          </table:table-cell>
          <table:table-cell table:number-columns-repeated="7"/>
        </table:table-row>
        <table:table-row table:style-name="ro1">
          <table:table-cell office:value-type="float" office:value="57.196" calcext:value-type="float">
            <text:p>57,196</text:p>
          </table:table-cell>
          <table:table-cell office:value-type="float" office:value="0.025964" calcext:value-type="float">
            <text:p>0,025964</text:p>
          </table:table-cell>
          <table:table-cell/>
          <table:table-cell office:value-type="float" office:value="64.558" calcext:value-type="float">
            <text:p>64,558</text:p>
          </table:table-cell>
          <table:table-cell office:value-type="float" office:value="2.018874" calcext:value-type="float">
            <text:p>2,018874</text:p>
          </table:table-cell>
          <table:table-cell/>
          <table:table-cell office:value-type="float" office:value="322.052" calcext:value-type="float">
            <text:p>322,052</text:p>
          </table:table-cell>
          <table:table-cell office:value-type="float" office:value="245.826873" calcext:value-type="float">
            <text:p>245,826873</text:p>
          </table:table-cell>
          <table:table-cell table:number-columns-repeated="7"/>
        </table:table-row>
        <table:table-row table:style-name="ro1">
          <table:table-cell office:value-type="float" office:value="70.455" calcext:value-type="float">
            <text:p>70,455</text:p>
          </table:table-cell>
          <table:table-cell office:value-type="float" office:value="0.025948" calcext:value-type="float">
            <text:p>0,025948</text:p>
          </table:table-cell>
          <table:table-cell/>
          <table:table-cell office:value-type="float" office:value="363.478" calcext:value-type="float">
            <text:p>363,478</text:p>
          </table:table-cell>
          <table:table-cell office:value-type="float" office:value="2.015088" calcext:value-type="float">
            <text:p>2,015088</text:p>
          </table:table-cell>
          <table:table-cell/>
          <table:table-cell office:value-type="float" office:value="691.376" calcext:value-type="float">
            <text:p>691,376</text:p>
          </table:table-cell>
          <table:table-cell office:value-type="float" office:value="245.786127" calcext:value-type="float">
            <text:p>245,786127</text:p>
          </table:table-cell>
          <table:table-cell table:number-columns-repeated="7"/>
        </table:table-row>
        <table:table-row table:style-name="ro1">
          <table:table-cell office:value-type="float" office:value="54.307" calcext:value-type="float">
            <text:p>54,307</text:p>
          </table:table-cell>
          <table:table-cell office:value-type="float" office:value="0.025812" calcext:value-type="float">
            <text:p>0,025812</text:p>
          </table:table-cell>
          <table:table-cell/>
          <table:table-cell office:value-type="float" office:value="67.081" calcext:value-type="float">
            <text:p>67,081</text:p>
          </table:table-cell>
          <table:table-cell office:value-type="float" office:value="2.010912" calcext:value-type="float">
            <text:p>2,010912</text:p>
          </table:table-cell>
          <table:table-cell/>
          <table:table-cell office:value-type="float" office:value="322.602" calcext:value-type="float">
            <text:p>322,602</text:p>
          </table:table-cell>
          <table:table-cell office:value-type="float" office:value="245.74098" calcext:value-type="float">
            <text:p>245,74098</text:p>
          </table:table-cell>
          <table:table-cell table:number-columns-repeated="7"/>
        </table:table-row>
        <table:table-row table:style-name="ro1">
          <table:table-cell office:value-type="float" office:value="51.106" calcext:value-type="float">
            <text:p>51,106</text:p>
          </table:table-cell>
          <table:table-cell office:value-type="float" office:value="0.025777" calcext:value-type="float">
            <text:p>0,025777</text:p>
          </table:table-cell>
          <table:table-cell/>
          <table:table-cell office:value-type="float" office:value="58.147" calcext:value-type="float">
            <text:p>58,147</text:p>
          </table:table-cell>
          <table:table-cell office:value-type="float" office:value="2.005842" calcext:value-type="float">
            <text:p>2,005842</text:p>
          </table:table-cell>
          <table:table-cell/>
          <table:table-cell office:value-type="float" office:value="315.548" calcext:value-type="float">
            <text:p>315,548</text:p>
          </table:table-cell>
          <table:table-cell office:value-type="float" office:value="245.622682" calcext:value-type="float">
            <text:p>245,622682</text:p>
          </table:table-cell>
          <table:table-cell table:number-columns-repeated="7"/>
        </table:table-row>
        <table:table-row table:style-name="ro1">
          <table:table-cell office:value-type="float" office:value="89.279" calcext:value-type="float">
            <text:p>89,279</text:p>
          </table:table-cell>
          <table:table-cell office:value-type="float" office:value="0.025747" calcext:value-type="float">
            <text:p>0,025747</text:p>
          </table:table-cell>
          <table:table-cell/>
          <table:table-cell office:value-type="float" office:value="87.902" calcext:value-type="float">
            <text:p>87,902</text:p>
          </table:table-cell>
          <table:table-cell office:value-type="float" office:value="2.004315" calcext:value-type="float">
            <text:p>2,004315</text:p>
          </table:table-cell>
          <table:table-cell/>
          <table:table-cell office:value-type="float" office:value="314.128" calcext:value-type="float">
            <text:p>314,128</text:p>
          </table:table-cell>
          <table:table-cell office:value-type="float" office:value="245.520653" calcext:value-type="float">
            <text:p>245,520653</text:p>
          </table:table-cell>
          <table:table-cell table:number-columns-repeated="7"/>
        </table:table-row>
        <table:table-row table:style-name="ro1">
          <table:table-cell office:value-type="float" office:value="77.683" calcext:value-type="float">
            <text:p>77,683</text:p>
          </table:table-cell>
          <table:table-cell office:value-type="float" office:value="0.025623" calcext:value-type="float">
            <text:p>0,025623</text:p>
          </table:table-cell>
          <table:table-cell/>
          <table:table-cell office:value-type="float" office:value="65.124" calcext:value-type="float">
            <text:p>65,124</text:p>
          </table:table-cell>
          <table:table-cell office:value-type="float" office:value="2.002369" calcext:value-type="float">
            <text:p>2,002369</text:p>
          </table:table-cell>
          <table:table-cell/>
          <table:table-cell office:value-type="float" office:value="325.689" calcext:value-type="float">
            <text:p>325,689</text:p>
          </table:table-cell>
          <table:table-cell office:value-type="float" office:value="245.51575" calcext:value-type="float">
            <text:p>245,51575</text:p>
          </table:table-cell>
          <table:table-cell table:number-columns-repeated="7"/>
        </table:table-row>
        <table:table-row table:style-name="ro1">
          <table:table-cell office:value-type="float" office:value="52.575" calcext:value-type="float">
            <text:p>52,575</text:p>
          </table:table-cell>
          <table:table-cell office:value-type="float" office:value="0.025488" calcext:value-type="float">
            <text:p>0,025488</text:p>
          </table:table-cell>
          <table:table-cell/>
          <table:table-cell office:value-type="float" office:value="62.153" calcext:value-type="float">
            <text:p>62,153</text:p>
          </table:table-cell>
          <table:table-cell office:value-type="float" office:value="1.999626" calcext:value-type="float">
            <text:p>1,999626</text:p>
          </table:table-cell>
          <table:table-cell/>
          <table:table-cell office:value-type="float" office:value="312.87" calcext:value-type="float">
            <text:p>312,87</text:p>
          </table:table-cell>
          <table:table-cell office:value-type="float" office:value="245.481693" calcext:value-type="float">
            <text:p>245,481693</text:p>
          </table:table-cell>
          <table:table-cell table:number-columns-repeated="7"/>
        </table:table-row>
        <table:table-row table:style-name="ro1">
          <table:table-cell office:value-type="float" office:value="47.974" calcext:value-type="float">
            <text:p>47,974</text:p>
          </table:table-cell>
          <table:table-cell office:value-type="float" office:value="0.025464" calcext:value-type="float">
            <text:p>0,025464</text:p>
          </table:table-cell>
          <table:table-cell/>
          <table:table-cell office:value-type="float" office:value="58.689" calcext:value-type="float">
            <text:p>58,689</text:p>
          </table:table-cell>
          <table:table-cell office:value-type="float" office:value="1.999496" calcext:value-type="float">
            <text:p>1,999496</text:p>
          </table:table-cell>
          <table:table-cell/>
          <table:table-cell office:value-type="float" office:value="896.171" calcext:value-type="float">
            <text:p>896,171</text:p>
          </table:table-cell>
          <table:table-cell office:value-type="float" office:value="245.474193" calcext:value-type="float">
            <text:p>245,474193</text:p>
          </table:table-cell>
          <table:table-cell table:number-columns-repeated="7"/>
        </table:table-row>
        <table:table-row table:style-name="ro1">
          <table:table-cell office:value-type="float" office:value="52.18" calcext:value-type="float">
            <text:p>52,18</text:p>
          </table:table-cell>
          <table:table-cell office:value-type="float" office:value="0.025459" calcext:value-type="float">
            <text:p>0,025459</text:p>
          </table:table-cell>
          <table:table-cell/>
          <table:table-cell office:value-type="float" office:value="122.971" calcext:value-type="float">
            <text:p>122,971</text:p>
          </table:table-cell>
          <table:table-cell office:value-type="float" office:value="1.997412" calcext:value-type="float">
            <text:p>1,997412</text:p>
          </table:table-cell>
          <table:table-cell/>
          <table:table-cell office:value-type="float" office:value="581.758" calcext:value-type="float">
            <text:p>581,758</text:p>
          </table:table-cell>
          <table:table-cell office:value-type="float" office:value="245.388989" calcext:value-type="float">
            <text:p>245,388989</text:p>
          </table:table-cell>
          <table:table-cell table:number-columns-repeated="7"/>
        </table:table-row>
        <table:table-row table:style-name="ro1">
          <table:table-cell office:value-type="float" office:value="52.376" calcext:value-type="float">
            <text:p>52,376</text:p>
          </table:table-cell>
          <table:table-cell office:value-type="float" office:value="0.025444" calcext:value-type="float">
            <text:p>0,025444</text:p>
          </table:table-cell>
          <table:table-cell/>
          <table:table-cell office:value-type="float" office:value="62.593" calcext:value-type="float">
            <text:p>62,593</text:p>
          </table:table-cell>
          <table:table-cell office:value-type="float" office:value="1.997323" calcext:value-type="float">
            <text:p>1,997323</text:p>
          </table:table-cell>
          <table:table-cell/>
          <table:table-cell office:value-type="float" office:value="315.166" calcext:value-type="float">
            <text:p>315,166</text:p>
          </table:table-cell>
          <table:table-cell office:value-type="float" office:value="245.29924" calcext:value-type="float">
            <text:p>245,29924</text:p>
          </table:table-cell>
          <table:table-cell table:number-columns-repeated="7"/>
        </table:table-row>
        <table:table-row table:style-name="ro1">
          <table:table-cell office:value-type="float" office:value="48.963" calcext:value-type="float">
            <text:p>48,963</text:p>
          </table:table-cell>
          <table:table-cell office:value-type="float" office:value="0.025377" calcext:value-type="float">
            <text:p>0,025377</text:p>
          </table:table-cell>
          <table:table-cell/>
          <table:table-cell office:value-type="float" office:value="99.358" calcext:value-type="float">
            <text:p>99,358</text:p>
          </table:table-cell>
          <table:table-cell office:value-type="float" office:value="1.996305" calcext:value-type="float">
            <text:p>1,996305</text:p>
          </table:table-cell>
          <table:table-cell/>
          <table:table-cell office:value-type="float" office:value="319.646" calcext:value-type="float">
            <text:p>319,646</text:p>
          </table:table-cell>
          <table:table-cell office:value-type="float" office:value="245.292241" calcext:value-type="float">
            <text:p>245,292241</text:p>
          </table:table-cell>
          <table:table-cell table:number-columns-repeated="7"/>
        </table:table-row>
        <table:table-row table:style-name="ro1">
          <table:table-cell office:value-type="float" office:value="50.711" calcext:value-type="float">
            <text:p>50,711</text:p>
          </table:table-cell>
          <table:table-cell office:value-type="float" office:value="0.02537" calcext:value-type="float">
            <text:p>0,02537</text:p>
          </table:table-cell>
          <table:table-cell/>
          <table:table-cell office:value-type="float" office:value="64.806" calcext:value-type="float">
            <text:p>64,806</text:p>
          </table:table-cell>
          <table:table-cell office:value-type="float" office:value="1.995855" calcext:value-type="float">
            <text:p>1,995855</text:p>
          </table:table-cell>
          <table:table-cell/>
          <table:table-cell office:value-type="float" office:value="342.239" calcext:value-type="float">
            <text:p>342,239</text:p>
          </table:table-cell>
          <table:table-cell office:value-type="float" office:value="245.227903" calcext:value-type="float">
            <text:p>245,227903</text:p>
          </table:table-cell>
          <table:table-cell table:number-columns-repeated="7"/>
        </table:table-row>
        <table:table-row table:style-name="ro1">
          <table:table-cell office:value-type="float" office:value="53.103" calcext:value-type="float">
            <text:p>53,103</text:p>
          </table:table-cell>
          <table:table-cell office:value-type="float" office:value="0.025343" calcext:value-type="float">
            <text:p>0,025343</text:p>
          </table:table-cell>
          <table:table-cell/>
          <table:table-cell office:value-type="float" office:value="77.738" calcext:value-type="float">
            <text:p>77,738</text:p>
          </table:table-cell>
          <table:table-cell office:value-type="float" office:value="1.994738" calcext:value-type="float">
            <text:p>1,994738</text:p>
          </table:table-cell>
          <table:table-cell/>
          <table:table-cell office:value-type="float" office:value="333.523" calcext:value-type="float">
            <text:p>333,523</text:p>
          </table:table-cell>
          <table:table-cell office:value-type="float" office:value="245.166392" calcext:value-type="float">
            <text:p>245,166392</text:p>
          </table:table-cell>
          <table:table-cell table:number-columns-repeated="7"/>
        </table:table-row>
        <table:table-row table:style-name="ro1">
          <table:table-cell office:value-type="float" office:value="65.453" calcext:value-type="float">
            <text:p>65,453</text:p>
          </table:table-cell>
          <table:table-cell office:value-type="float" office:value="0.025316" calcext:value-type="float">
            <text:p>0,025316</text:p>
          </table:table-cell>
          <table:table-cell/>
          <table:table-cell office:value-type="float" office:value="52.552" calcext:value-type="float">
            <text:p>52,552</text:p>
          </table:table-cell>
          <table:table-cell office:value-type="float" office:value="1.994443" calcext:value-type="float">
            <text:p>1,994443</text:p>
          </table:table-cell>
          <table:table-cell/>
          <table:table-cell office:value-type="float" office:value="309.975" calcext:value-type="float">
            <text:p>309,975</text:p>
          </table:table-cell>
          <table:table-cell office:value-type="float" office:value="245.151626" calcext:value-type="float">
            <text:p>245,151626</text:p>
          </table:table-cell>
          <table:table-cell table:number-columns-repeated="7"/>
        </table:table-row>
        <table:table-row table:style-name="ro1">
          <table:table-cell office:value-type="float" office:value="48.161" calcext:value-type="float">
            <text:p>48,161</text:p>
          </table:table-cell>
          <table:table-cell office:value-type="float" office:value="0.025305" calcext:value-type="float">
            <text:p>0,025305</text:p>
          </table:table-cell>
          <table:table-cell/>
          <table:table-cell office:value-type="float" office:value="92.513" calcext:value-type="float">
            <text:p>92,513</text:p>
          </table:table-cell>
          <table:table-cell office:value-type="float" office:value="1.994297" calcext:value-type="float">
            <text:p>1,994297</text:p>
          </table:table-cell>
          <table:table-cell/>
          <table:table-cell office:value-type="float" office:value="314.392" calcext:value-type="float">
            <text:p>314,392</text:p>
          </table:table-cell>
          <table:table-cell office:value-type="float" office:value="245.136996" calcext:value-type="float">
            <text:p>245,136996</text:p>
          </table:table-cell>
          <table:table-cell table:number-columns-repeated="7"/>
        </table:table-row>
        <table:table-row table:style-name="ro1">
          <table:table-cell office:value-type="float" office:value="99.654" calcext:value-type="float">
            <text:p>99,654</text:p>
          </table:table-cell>
          <table:table-cell office:value-type="float" office:value="0.025286" calcext:value-type="float">
            <text:p>0,025286</text:p>
          </table:table-cell>
          <table:table-cell/>
          <table:table-cell office:value-type="float" office:value="65.959" calcext:value-type="float">
            <text:p>65,959</text:p>
          </table:table-cell>
          <table:table-cell office:value-type="float" office:value="1.993655" calcext:value-type="float">
            <text:p>1,993655</text:p>
          </table:table-cell>
          <table:table-cell/>
          <table:table-cell office:value-type="float" office:value="347.465" calcext:value-type="float">
            <text:p>347,465</text:p>
          </table:table-cell>
          <table:table-cell office:value-type="float" office:value="245.033132" calcext:value-type="float">
            <text:p>245,033132</text:p>
          </table:table-cell>
          <table:table-cell table:number-columns-repeated="7"/>
        </table:table-row>
        <table:table-row table:style-name="ro1">
          <table:table-cell office:value-type="float" office:value="63.948" calcext:value-type="float">
            <text:p>63,948</text:p>
          </table:table-cell>
          <table:table-cell office:value-type="float" office:value="0.025146" calcext:value-type="float">
            <text:p>0,025146</text:p>
          </table:table-cell>
          <table:table-cell/>
          <table:table-cell office:value-type="float" office:value="157.497" calcext:value-type="float">
            <text:p>157,497</text:p>
          </table:table-cell>
          <table:table-cell office:value-type="float" office:value="1.992008" calcext:value-type="float">
            <text:p>1,992008</text:p>
          </table:table-cell>
          <table:table-cell/>
          <table:table-cell office:value-type="float" office:value="337.27" calcext:value-type="float">
            <text:p>337,27</text:p>
          </table:table-cell>
          <table:table-cell office:value-type="float" office:value="244.794659" calcext:value-type="float">
            <text:p>244,794659</text:p>
          </table:table-cell>
          <table:table-cell table:number-columns-repeated="7"/>
        </table:table-row>
        <table:table-row table:style-name="ro1">
          <table:table-cell office:value-type="float" office:value="47.13" calcext:value-type="float">
            <text:p>47,13</text:p>
          </table:table-cell>
          <table:table-cell office:value-type="float" office:value="0.025114" calcext:value-type="float">
            <text:p>0,025114</text:p>
          </table:table-cell>
          <table:table-cell/>
          <table:table-cell office:value-type="float" office:value="75.798" calcext:value-type="float">
            <text:p>75,798</text:p>
          </table:table-cell>
          <table:table-cell office:value-type="float" office:value="1.989973" calcext:value-type="float">
            <text:p>1,989973</text:p>
          </table:table-cell>
          <table:table-cell/>
          <table:table-cell office:value-type="float" office:value="324.03" calcext:value-type="float">
            <text:p>324,03</text:p>
          </table:table-cell>
          <table:table-cell office:value-type="float" office:value="244.789844" calcext:value-type="float">
            <text:p>244,789844</text:p>
          </table:table-cell>
          <table:table-cell table:number-columns-repeated="7"/>
        </table:table-row>
        <table:table-row table:style-name="ro1">
          <table:table-cell office:value-type="float" office:value="49.435" calcext:value-type="float">
            <text:p>49,435</text:p>
          </table:table-cell>
          <table:table-cell office:value-type="float" office:value="0.0251" calcext:value-type="float">
            <text:p>0,0251</text:p>
          </table:table-cell>
          <table:table-cell/>
          <table:table-cell office:value-type="float" office:value="318.667" calcext:value-type="float">
            <text:p>318,667</text:p>
          </table:table-cell>
          <table:table-cell office:value-type="float" office:value="1.989348" calcext:value-type="float">
            <text:p>1,989348</text:p>
          </table:table-cell>
          <table:table-cell/>
          <table:table-cell office:value-type="float" office:value="429.389" calcext:value-type="float">
            <text:p>429,389</text:p>
          </table:table-cell>
          <table:table-cell office:value-type="float" office:value="244.74921" calcext:value-type="float">
            <text:p>244,74921</text:p>
          </table:table-cell>
          <table:table-cell table:number-columns-repeated="7"/>
        </table:table-row>
        <table:table-row table:style-name="ro1">
          <table:table-cell office:value-type="float" office:value="51.506" calcext:value-type="float">
            <text:p>51,506</text:p>
          </table:table-cell>
          <table:table-cell office:value-type="float" office:value="0.025063" calcext:value-type="float">
            <text:p>0,025063</text:p>
          </table:table-cell>
          <table:table-cell/>
          <table:table-cell office:value-type="float" office:value="65.375" calcext:value-type="float">
            <text:p>65,375</text:p>
          </table:table-cell>
          <table:table-cell office:value-type="float" office:value="1.988886" calcext:value-type="float">
            <text:p>1,988886</text:p>
          </table:table-cell>
          <table:table-cell/>
          <table:table-cell office:value-type="float" office:value="314.767" calcext:value-type="float">
            <text:p>314,767</text:p>
          </table:table-cell>
          <table:table-cell office:value-type="float" office:value="244.733831" calcext:value-type="float">
            <text:p>244,733831</text:p>
          </table:table-cell>
          <table:table-cell table:number-columns-repeated="7"/>
        </table:table-row>
        <table:table-row table:style-name="ro1">
          <table:table-cell office:value-type="float" office:value="51.417" calcext:value-type="float">
            <text:p>51,417</text:p>
          </table:table-cell>
          <table:table-cell office:value-type="float" office:value="0.024967" calcext:value-type="float">
            <text:p>0,024967</text:p>
          </table:table-cell>
          <table:table-cell/>
          <table:table-cell office:value-type="float" office:value="339.439" calcext:value-type="float">
            <text:p>339,439</text:p>
          </table:table-cell>
          <table:table-cell office:value-type="float" office:value="1.988424" calcext:value-type="float">
            <text:p>1,988424</text:p>
          </table:table-cell>
          <table:table-cell/>
          <table:table-cell office:value-type="float" office:value="338.501" calcext:value-type="float">
            <text:p>338,501</text:p>
          </table:table-cell>
          <table:table-cell office:value-type="float" office:value="244.692934" calcext:value-type="float">
            <text:p>244,692934</text:p>
          </table:table-cell>
          <table:table-cell table:number-columns-repeated="7"/>
        </table:table-row>
        <table:table-row table:style-name="ro1">
          <table:table-cell office:value-type="float" office:value="58.277" calcext:value-type="float">
            <text:p>58,277</text:p>
          </table:table-cell>
          <table:table-cell office:value-type="float" office:value="0.024959" calcext:value-type="float">
            <text:p>0,024959</text:p>
          </table:table-cell>
          <table:table-cell/>
          <table:table-cell office:value-type="float" office:value="59.021" calcext:value-type="float">
            <text:p>59,021</text:p>
          </table:table-cell>
          <table:table-cell office:value-type="float" office:value="1.98281" calcext:value-type="float">
            <text:p>1,98281</text:p>
          </table:table-cell>
          <table:table-cell/>
          <table:table-cell office:value-type="float" office:value="342.152" calcext:value-type="float">
            <text:p>342,152</text:p>
          </table:table-cell>
          <table:table-cell office:value-type="float" office:value="244.632206" calcext:value-type="float">
            <text:p>244,632206</text:p>
          </table:table-cell>
          <table:table-cell table:number-columns-repeated="7"/>
        </table:table-row>
        <table:table-row table:style-name="ro1">
          <table:table-cell office:value-type="float" office:value="56.024" calcext:value-type="float">
            <text:p>56,024</text:p>
          </table:table-cell>
          <table:table-cell office:value-type="float" office:value="0.024945" calcext:value-type="float">
            <text:p>0,024945</text:p>
          </table:table-cell>
          <table:table-cell/>
          <table:table-cell office:value-type="float" office:value="88.709" calcext:value-type="float">
            <text:p>88,709</text:p>
          </table:table-cell>
          <table:table-cell office:value-type="float" office:value="1.982215" calcext:value-type="float">
            <text:p>1,982215</text:p>
          </table:table-cell>
          <table:table-cell/>
          <table:table-cell office:value-type="float" office:value="305.139" calcext:value-type="float">
            <text:p>305,139</text:p>
          </table:table-cell>
          <table:table-cell office:value-type="float" office:value="244.527985" calcext:value-type="float">
            <text:p>244,527985</text:p>
          </table:table-cell>
          <table:table-cell table:number-columns-repeated="7"/>
        </table:table-row>
        <table:table-row table:style-name="ro1">
          <table:table-cell office:value-type="float" office:value="268.008" calcext:value-type="float">
            <text:p>268,008</text:p>
          </table:table-cell>
          <table:table-cell office:value-type="float" office:value="0.024889" calcext:value-type="float">
            <text:p>0,024889</text:p>
          </table:table-cell>
          <table:table-cell/>
          <table:table-cell office:value-type="float" office:value="59.886" calcext:value-type="float">
            <text:p>59,886</text:p>
          </table:table-cell>
          <table:table-cell office:value-type="float" office:value="1.980223" calcext:value-type="float">
            <text:p>1,980223</text:p>
          </table:table-cell>
          <table:table-cell/>
          <table:table-cell office:value-type="float" office:value="463.231" calcext:value-type="float">
            <text:p>463,231</text:p>
          </table:table-cell>
          <table:table-cell office:value-type="float" office:value="244.505159" calcext:value-type="float">
            <text:p>244,505159</text:p>
          </table:table-cell>
          <table:table-cell table:number-columns-repeated="7"/>
        </table:table-row>
        <table:table-row table:style-name="ro1">
          <table:table-cell office:value-type="float" office:value="87.145" calcext:value-type="float">
            <text:p>87,145</text:p>
          </table:table-cell>
          <table:table-cell office:value-type="float" office:value="0.024645" calcext:value-type="float">
            <text:p>0,024645</text:p>
          </table:table-cell>
          <table:table-cell/>
          <table:table-cell office:value-type="float" office:value="370.263" calcext:value-type="float">
            <text:p>370,263</text:p>
          </table:table-cell>
          <table:table-cell office:value-type="float" office:value="1.980207" calcext:value-type="float">
            <text:p>1,980207</text:p>
          </table:table-cell>
          <table:table-cell/>
          <table:table-cell office:value-type="float" office:value="312.079" calcext:value-type="float">
            <text:p>312,079</text:p>
          </table:table-cell>
          <table:table-cell office:value-type="float" office:value="244.387041" calcext:value-type="float">
            <text:p>244,387041</text:p>
          </table:table-cell>
          <table:table-cell table:number-columns-repeated="7"/>
        </table:table-row>
        <table:table-row table:style-name="ro1">
          <table:table-cell office:value-type="float" office:value="59.214" calcext:value-type="float">
            <text:p>59,214</text:p>
          </table:table-cell>
          <table:table-cell office:value-type="float" office:value="0.024605" calcext:value-type="float">
            <text:p>0,024605</text:p>
          </table:table-cell>
          <table:table-cell/>
          <table:table-cell office:value-type="float" office:value="53.07" calcext:value-type="float">
            <text:p>53,07</text:p>
          </table:table-cell>
          <table:table-cell office:value-type="float" office:value="1.979658" calcext:value-type="float">
            <text:p>1,979658</text:p>
          </table:table-cell>
          <table:table-cell/>
          <table:table-cell office:value-type="float" office:value="737.741" calcext:value-type="float">
            <text:p>737,741</text:p>
          </table:table-cell>
          <table:table-cell office:value-type="float" office:value="244.275622" calcext:value-type="float">
            <text:p>244,275622</text:p>
          </table:table-cell>
          <table:table-cell table:number-columns-repeated="7"/>
        </table:table-row>
        <table:table-row table:style-name="ro1">
          <table:table-cell office:value-type="float" office:value="53.894" calcext:value-type="float">
            <text:p>53,894</text:p>
          </table:table-cell>
          <table:table-cell office:value-type="float" office:value="0.024503" calcext:value-type="float">
            <text:p>0,024503</text:p>
          </table:table-cell>
          <table:table-cell/>
          <table:table-cell office:value-type="float" office:value="54.15" calcext:value-type="float">
            <text:p>54,15</text:p>
          </table:table-cell>
          <table:table-cell office:value-type="float" office:value="1.978341" calcext:value-type="float">
            <text:p>1,978341</text:p>
          </table:table-cell>
          <table:table-cell/>
          <table:table-cell office:value-type="float" office:value="308.6" calcext:value-type="float">
            <text:p>308,6</text:p>
          </table:table-cell>
          <table:table-cell office:value-type="float" office:value="244.222733" calcext:value-type="float">
            <text:p>244,222733</text:p>
          </table:table-cell>
          <table:table-cell table:number-columns-repeated="7"/>
        </table:table-row>
        <table:table-row table:style-name="ro1">
          <table:table-cell office:value-type="float" office:value="49.765" calcext:value-type="float">
            <text:p>49,765</text:p>
          </table:table-cell>
          <table:table-cell office:value-type="float" office:value="0.024453" calcext:value-type="float">
            <text:p>0,024453</text:p>
          </table:table-cell>
          <table:table-cell/>
          <table:table-cell office:value-type="float" office:value="77.022" calcext:value-type="float">
            <text:p>77,022</text:p>
          </table:table-cell>
          <table:table-cell office:value-type="float" office:value="1.978276" calcext:value-type="float">
            <text:p>1,978276</text:p>
          </table:table-cell>
          <table:table-cell/>
          <table:table-cell office:value-type="float" office:value="323.44" calcext:value-type="float">
            <text:p>323,44</text:p>
          </table:table-cell>
          <table:table-cell office:value-type="float" office:value="244.137508" calcext:value-type="float">
            <text:p>244,137508</text:p>
          </table:table-cell>
          <table:table-cell table:number-columns-repeated="7"/>
        </table:table-row>
        <table:table-row table:style-name="ro1">
          <table:table-cell office:value-type="float" office:value="59.694" calcext:value-type="float">
            <text:p>59,694</text:p>
          </table:table-cell>
          <table:table-cell office:value-type="float" office:value="0.024411" calcext:value-type="float">
            <text:p>0,024411</text:p>
          </table:table-cell>
          <table:table-cell/>
          <table:table-cell office:value-type="float" office:value="64.947" calcext:value-type="float">
            <text:p>64,947</text:p>
          </table:table-cell>
          <table:table-cell office:value-type="float" office:value="1.978096" calcext:value-type="float">
            <text:p>1,978096</text:p>
          </table:table-cell>
          <table:table-cell/>
          <table:table-cell office:value-type="float" office:value="416.413" calcext:value-type="float">
            <text:p>416,413</text:p>
          </table:table-cell>
          <table:table-cell office:value-type="float" office:value="244.025342" calcext:value-type="float">
            <text:p>244,025342</text:p>
          </table:table-cell>
          <table:table-cell table:number-columns-repeated="7"/>
        </table:table-row>
        <table:table-row table:style-name="ro1">
          <table:table-cell office:value-type="float" office:value="57.336" calcext:value-type="float">
            <text:p>57,336</text:p>
          </table:table-cell>
          <table:table-cell office:value-type="float" office:value="0.024401" calcext:value-type="float">
            <text:p>0,024401</text:p>
          </table:table-cell>
          <table:table-cell/>
          <table:table-cell office:value-type="float" office:value="361.771" calcext:value-type="float">
            <text:p>361,771</text:p>
          </table:table-cell>
          <table:table-cell office:value-type="float" office:value="1.977452" calcext:value-type="float">
            <text:p>1,977452</text:p>
          </table:table-cell>
          <table:table-cell/>
          <table:table-cell office:value-type="float" office:value="341.182" calcext:value-type="float">
            <text:p>341,182</text:p>
          </table:table-cell>
          <table:table-cell office:value-type="float" office:value="244.010312" calcext:value-type="float">
            <text:p>244,010312</text:p>
          </table:table-cell>
          <table:table-cell table:number-columns-repeated="7"/>
        </table:table-row>
        <table:table-row table:style-name="ro1">
          <table:table-cell office:value-type="float" office:value="52.483" calcext:value-type="float">
            <text:p>52,483</text:p>
          </table:table-cell>
          <table:table-cell office:value-type="float" office:value="0.024389" calcext:value-type="float">
            <text:p>0,024389</text:p>
          </table:table-cell>
          <table:table-cell/>
          <table:table-cell office:value-type="float" office:value="102.164" calcext:value-type="float">
            <text:p>102,164</text:p>
          </table:table-cell>
          <table:table-cell office:value-type="float" office:value="1.976357" calcext:value-type="float">
            <text:p>1,976357</text:p>
          </table:table-cell>
          <table:table-cell/>
          <table:table-cell office:value-type="float" office:value="332.207" calcext:value-type="float">
            <text:p>332,207</text:p>
          </table:table-cell>
          <table:table-cell office:value-type="float" office:value="243.849435" calcext:value-type="float">
            <text:p>243,849435</text:p>
          </table:table-cell>
          <table:table-cell table:number-columns-repeated="7"/>
        </table:table-row>
        <table:table-row table:style-name="ro1">
          <table:table-cell office:value-type="float" office:value="64.649" calcext:value-type="float">
            <text:p>64,649</text:p>
          </table:table-cell>
          <table:table-cell office:value-type="float" office:value="0.024328" calcext:value-type="float">
            <text:p>0,024328</text:p>
          </table:table-cell>
          <table:table-cell/>
          <table:table-cell office:value-type="float" office:value="54.274" calcext:value-type="float">
            <text:p>54,274</text:p>
          </table:table-cell>
          <table:table-cell office:value-type="float" office:value="1.972792" calcext:value-type="float">
            <text:p>1,972792</text:p>
          </table:table-cell>
          <table:table-cell/>
          <table:table-cell office:value-type="float" office:value="320.595" calcext:value-type="float">
            <text:p>320,595</text:p>
          </table:table-cell>
          <table:table-cell office:value-type="float" office:value="243.800119" calcext:value-type="float">
            <text:p>243,800119</text:p>
          </table:table-cell>
          <table:table-cell table:number-columns-repeated="7"/>
        </table:table-row>
        <table:table-row table:style-name="ro1">
          <table:table-cell office:value-type="float" office:value="59.238" calcext:value-type="float">
            <text:p>59,238</text:p>
          </table:table-cell>
          <table:table-cell office:value-type="float" office:value="0.024287" calcext:value-type="float">
            <text:p>0,024287</text:p>
          </table:table-cell>
          <table:table-cell/>
          <table:table-cell office:value-type="float" office:value="367.622" calcext:value-type="float">
            <text:p>367,622</text:p>
          </table:table-cell>
          <table:table-cell office:value-type="float" office:value="1.968443" calcext:value-type="float">
            <text:p>1,968443</text:p>
          </table:table-cell>
          <table:table-cell/>
          <table:table-cell office:value-type="float" office:value="321.885" calcext:value-type="float">
            <text:p>321,885</text:p>
          </table:table-cell>
          <table:table-cell office:value-type="float" office:value="243.760426" calcext:value-type="float">
            <text:p>243,760426</text:p>
          </table:table-cell>
          <table:table-cell table:number-columns-repeated="7"/>
        </table:table-row>
        <table:table-row table:style-name="ro1">
          <table:table-cell office:value-type="float" office:value="63.222" calcext:value-type="float">
            <text:p>63,222</text:p>
          </table:table-cell>
          <table:table-cell office:value-type="float" office:value="0.024263" calcext:value-type="float">
            <text:p>0,024263</text:p>
          </table:table-cell>
          <table:table-cell/>
          <table:table-cell office:value-type="float" office:value="377.813" calcext:value-type="float">
            <text:p>377,813</text:p>
          </table:table-cell>
          <table:table-cell office:value-type="float" office:value="1.968262" calcext:value-type="float">
            <text:p>1,968262</text:p>
          </table:table-cell>
          <table:table-cell/>
          <table:table-cell office:value-type="float" office:value="385.382" calcext:value-type="float">
            <text:p>385,382</text:p>
          </table:table-cell>
          <table:table-cell office:value-type="float" office:value="243.68756" calcext:value-type="float">
            <text:p>243,68756</text:p>
          </table:table-cell>
          <table:table-cell table:number-columns-repeated="7"/>
        </table:table-row>
        <table:table-row table:style-name="ro1">
          <table:table-cell office:value-type="float" office:value="50.206" calcext:value-type="float">
            <text:p>50,206</text:p>
          </table:table-cell>
          <table:table-cell office:value-type="float" office:value="0.024165" calcext:value-type="float">
            <text:p>0,024165</text:p>
          </table:table-cell>
          <table:table-cell/>
          <table:table-cell office:value-type="float" office:value="50.918" calcext:value-type="float">
            <text:p>50,918</text:p>
          </table:table-cell>
          <table:table-cell office:value-type="float" office:value="1.967452" calcext:value-type="float">
            <text:p>1,967452</text:p>
          </table:table-cell>
          <table:table-cell/>
          <table:table-cell office:value-type="float" office:value="333.434" calcext:value-type="float">
            <text:p>333,434</text:p>
          </table:table-cell>
          <table:table-cell office:value-type="float" office:value="243.605121" calcext:value-type="float">
            <text:p>243,605121</text:p>
          </table:table-cell>
          <table:table-cell table:number-columns-repeated="7"/>
        </table:table-row>
        <table:table-row table:style-name="ro1">
          <table:table-cell office:value-type="float" office:value="70.682" calcext:value-type="float">
            <text:p>70,682</text:p>
          </table:table-cell>
          <table:table-cell office:value-type="float" office:value="0.024084" calcext:value-type="float">
            <text:p>0,024084</text:p>
          </table:table-cell>
          <table:table-cell/>
          <table:table-cell office:value-type="float" office:value="95.247" calcext:value-type="float">
            <text:p>95,247</text:p>
          </table:table-cell>
          <table:table-cell office:value-type="float" office:value="1.9661" calcext:value-type="float">
            <text:p>1,9661</text:p>
          </table:table-cell>
          <table:table-cell/>
          <table:table-cell office:value-type="float" office:value="317.373" calcext:value-type="float">
            <text:p>317,373</text:p>
          </table:table-cell>
          <table:table-cell office:value-type="float" office:value="243.492615" calcext:value-type="float">
            <text:p>243,492615</text:p>
          </table:table-cell>
          <table:table-cell table:number-columns-repeated="7"/>
        </table:table-row>
        <table:table-row table:style-name="ro1">
          <table:table-cell office:value-type="float" office:value="51.742" calcext:value-type="float">
            <text:p>51,742</text:p>
          </table:table-cell>
          <table:table-cell office:value-type="float" office:value="0.024083" calcext:value-type="float">
            <text:p>0,024083</text:p>
          </table:table-cell>
          <table:table-cell/>
          <table:table-cell office:value-type="float" office:value="355.651" calcext:value-type="float">
            <text:p>355,651</text:p>
          </table:table-cell>
          <table:table-cell office:value-type="float" office:value="1.961223" calcext:value-type="float">
            <text:p>1,961223</text:p>
          </table:table-cell>
          <table:table-cell/>
          <table:table-cell office:value-type="float" office:value="313.368" calcext:value-type="float">
            <text:p>313,368</text:p>
          </table:table-cell>
          <table:table-cell office:value-type="float" office:value="243.459065" calcext:value-type="float">
            <text:p>243,459065</text:p>
          </table:table-cell>
          <table:table-cell table:number-columns-repeated="7"/>
        </table:table-row>
        <table:table-row table:style-name="ro1">
          <table:table-cell office:value-type="float" office:value="55.471" calcext:value-type="float">
            <text:p>55,471</text:p>
          </table:table-cell>
          <table:table-cell office:value-type="float" office:value="0.024062" calcext:value-type="float">
            <text:p>0,024062</text:p>
          </table:table-cell>
          <table:table-cell/>
          <table:table-cell office:value-type="float" office:value="58.186" calcext:value-type="float">
            <text:p>58,186</text:p>
          </table:table-cell>
          <table:table-cell office:value-type="float" office:value="1.960834" calcext:value-type="float">
            <text:p>1,960834</text:p>
          </table:table-cell>
          <table:table-cell/>
          <table:table-cell office:value-type="float" office:value="317.905" calcext:value-type="float">
            <text:p>317,905</text:p>
          </table:table-cell>
          <table:table-cell office:value-type="float" office:value="243.285252" calcext:value-type="float">
            <text:p>243,285252</text:p>
          </table:table-cell>
          <table:table-cell table:number-columns-repeated="7"/>
        </table:table-row>
        <table:table-row table:style-name="ro1">
          <table:table-cell office:value-type="float" office:value="51.932" calcext:value-type="float">
            <text:p>51,932</text:p>
          </table:table-cell>
          <table:table-cell office:value-type="float" office:value="0.024023" calcext:value-type="float">
            <text:p>0,024023</text:p>
          </table:table-cell>
          <table:table-cell/>
          <table:table-cell office:value-type="float" office:value="62.291" calcext:value-type="float">
            <text:p>62,291</text:p>
          </table:table-cell>
          <table:table-cell office:value-type="float" office:value="1.957359" calcext:value-type="float">
            <text:p>1,957359</text:p>
          </table:table-cell>
          <table:table-cell/>
          <table:table-cell office:value-type="float" office:value="428.13" calcext:value-type="float">
            <text:p>428,13</text:p>
          </table:table-cell>
          <table:table-cell office:value-type="float" office:value="243.234291" calcext:value-type="float">
            <text:p>243,234291</text:p>
          </table:table-cell>
          <table:table-cell table:number-columns-repeated="7"/>
        </table:table-row>
        <table:table-row table:style-name="ro1">
          <table:table-cell office:value-type="float" office:value="58.881" calcext:value-type="float">
            <text:p>58,881</text:p>
          </table:table-cell>
          <table:table-cell office:value-type="float" office:value="0.023914" calcext:value-type="float">
            <text:p>0,023914</text:p>
          </table:table-cell>
          <table:table-cell/>
          <table:table-cell office:value-type="float" office:value="329.162" calcext:value-type="float">
            <text:p>329,162</text:p>
          </table:table-cell>
          <table:table-cell office:value-type="float" office:value="1.956535" calcext:value-type="float">
            <text:p>1,956535</text:p>
          </table:table-cell>
          <table:table-cell/>
          <table:table-cell office:value-type="float" office:value="487.445" calcext:value-type="float">
            <text:p>487,445</text:p>
          </table:table-cell>
          <table:table-cell office:value-type="float" office:value="243.21536" calcext:value-type="float">
            <text:p>243,21536</text:p>
          </table:table-cell>
          <table:table-cell table:number-columns-repeated="7"/>
        </table:table-row>
        <table:table-row table:style-name="ro1">
          <table:table-cell office:value-type="float" office:value="55.192" calcext:value-type="float">
            <text:p>55,192</text:p>
          </table:table-cell>
          <table:table-cell office:value-type="float" office:value="0.023878" calcext:value-type="float">
            <text:p>0,023878</text:p>
          </table:table-cell>
          <table:table-cell/>
          <table:table-cell office:value-type="float" office:value="346.821" calcext:value-type="float">
            <text:p>346,821</text:p>
          </table:table-cell>
          <table:table-cell office:value-type="float" office:value="1.956364" calcext:value-type="float">
            <text:p>1,956364</text:p>
          </table:table-cell>
          <table:table-cell/>
          <table:table-cell office:value-type="float" office:value="311.748" calcext:value-type="float">
            <text:p>311,748</text:p>
          </table:table-cell>
          <table:table-cell office:value-type="float" office:value="243.15639" calcext:value-type="float">
            <text:p>243,15639</text:p>
          </table:table-cell>
          <table:table-cell table:number-columns-repeated="7"/>
        </table:table-row>
        <table:table-row table:style-name="ro1">
          <table:table-cell office:value-type="float" office:value="80.164" calcext:value-type="float">
            <text:p>80,164</text:p>
          </table:table-cell>
          <table:table-cell office:value-type="float" office:value="0.023873" calcext:value-type="float">
            <text:p>0,023873</text:p>
          </table:table-cell>
          <table:table-cell/>
          <table:table-cell office:value-type="float" office:value="61.117" calcext:value-type="float">
            <text:p>61,117</text:p>
          </table:table-cell>
          <table:table-cell office:value-type="float" office:value="1.955897" calcext:value-type="float">
            <text:p>1,955897</text:p>
          </table:table-cell>
          <table:table-cell/>
          <table:table-cell office:value-type="float" office:value="319.029" calcext:value-type="float">
            <text:p>319,029</text:p>
          </table:table-cell>
          <table:table-cell office:value-type="float" office:value="243.122065" calcext:value-type="float">
            <text:p>243,122065</text:p>
          </table:table-cell>
          <table:table-cell table:number-columns-repeated="7"/>
        </table:table-row>
        <table:table-row table:style-name="ro1">
          <table:table-cell office:value-type="float" office:value="52.482" calcext:value-type="float">
            <text:p>52,482</text:p>
          </table:table-cell>
          <table:table-cell office:value-type="float" office:value="0.023847" calcext:value-type="float">
            <text:p>0,023847</text:p>
          </table:table-cell>
          <table:table-cell/>
          <table:table-cell office:value-type="float" office:value="77.684" calcext:value-type="float">
            <text:p>77,684</text:p>
          </table:table-cell>
          <table:table-cell office:value-type="float" office:value="1.954929" calcext:value-type="float">
            <text:p>1,954929</text:p>
          </table:table-cell>
          <table:table-cell/>
          <table:table-cell office:value-type="float" office:value="320.311" calcext:value-type="float">
            <text:p>320,311</text:p>
          </table:table-cell>
          <table:table-cell office:value-type="float" office:value="243.068468" calcext:value-type="float">
            <text:p>243,068468</text:p>
          </table:table-cell>
          <table:table-cell table:number-columns-repeated="7"/>
        </table:table-row>
        <table:table-row table:style-name="ro1">
          <table:table-cell office:value-type="float" office:value="49.481" calcext:value-type="float">
            <text:p>49,481</text:p>
          </table:table-cell>
          <table:table-cell office:value-type="float" office:value="0.023769" calcext:value-type="float">
            <text:p>0,023769</text:p>
          </table:table-cell>
          <table:table-cell/>
          <table:table-cell office:value-type="float" office:value="56.922" calcext:value-type="float">
            <text:p>56,922</text:p>
          </table:table-cell>
          <table:table-cell office:value-type="float" office:value="1.950987" calcext:value-type="float">
            <text:p>1,950987</text:p>
          </table:table-cell>
          <table:table-cell/>
          <table:table-cell office:value-type="float" office:value="328.23" calcext:value-type="float">
            <text:p>328,23</text:p>
          </table:table-cell>
          <table:table-cell office:value-type="float" office:value="243.033123" calcext:value-type="float">
            <text:p>243,033123</text:p>
          </table:table-cell>
          <table:table-cell table:number-columns-repeated="7"/>
        </table:table-row>
        <table:table-row table:style-name="ro1">
          <table:table-cell office:value-type="float" office:value="51.383" calcext:value-type="float">
            <text:p>51,383</text:p>
          </table:table-cell>
          <table:table-cell office:value-type="float" office:value="0.023758" calcext:value-type="float">
            <text:p>0,023758</text:p>
          </table:table-cell>
          <table:table-cell/>
          <table:table-cell office:value-type="float" office:value="58.382" calcext:value-type="float">
            <text:p>58,382</text:p>
          </table:table-cell>
          <table:table-cell office:value-type="float" office:value="1.949811" calcext:value-type="float">
            <text:p>1,949811</text:p>
          </table:table-cell>
          <table:table-cell/>
          <table:table-cell office:value-type="float" office:value="631.832" calcext:value-type="float">
            <text:p>631,832</text:p>
          </table:table-cell>
          <table:table-cell office:value-type="float" office:value="243.031421" calcext:value-type="float">
            <text:p>243,031421</text:p>
          </table:table-cell>
          <table:table-cell table:number-columns-repeated="7"/>
        </table:table-row>
        <table:table-row table:style-name="ro1">
          <table:table-cell office:value-type="float" office:value="56.425" calcext:value-type="float">
            <text:p>56,425</text:p>
          </table:table-cell>
          <table:table-cell office:value-type="float" office:value="0.023713" calcext:value-type="float">
            <text:p>0,023713</text:p>
          </table:table-cell>
          <table:table-cell/>
          <table:table-cell office:value-type="float" office:value="68.501" calcext:value-type="float">
            <text:p>68,501</text:p>
          </table:table-cell>
          <table:table-cell office:value-type="float" office:value="1.947191" calcext:value-type="float">
            <text:p>1,947191</text:p>
          </table:table-cell>
          <table:table-cell/>
          <table:table-cell office:value-type="float" office:value="317.226" calcext:value-type="float">
            <text:p>317,226</text:p>
          </table:table-cell>
          <table:table-cell office:value-type="float" office:value="242.978317" calcext:value-type="float">
            <text:p>242,978317</text:p>
          </table:table-cell>
          <table:table-cell table:number-columns-repeated="7"/>
        </table:table-row>
        <table:table-row table:style-name="ro1">
          <table:table-cell office:value-type="float" office:value="52.64" calcext:value-type="float">
            <text:p>52,64</text:p>
          </table:table-cell>
          <table:table-cell office:value-type="float" office:value="0.023712" calcext:value-type="float">
            <text:p>0,023712</text:p>
          </table:table-cell>
          <table:table-cell/>
          <table:table-cell office:value-type="float" office:value="69.587" calcext:value-type="float">
            <text:p>69,587</text:p>
          </table:table-cell>
          <table:table-cell office:value-type="float" office:value="1.942334" calcext:value-type="float">
            <text:p>1,942334</text:p>
          </table:table-cell>
          <table:table-cell/>
          <table:table-cell office:value-type="float" office:value="349.017" calcext:value-type="float">
            <text:p>349,017</text:p>
          </table:table-cell>
          <table:table-cell office:value-type="float" office:value="242.80299" calcext:value-type="float">
            <text:p>242,80299</text:p>
          </table:table-cell>
          <table:table-cell table:number-columns-repeated="7"/>
        </table:table-row>
        <table:table-row table:style-name="ro1">
          <table:table-cell office:value-type="float" office:value="50.234" calcext:value-type="float">
            <text:p>50,234</text:p>
          </table:table-cell>
          <table:table-cell office:value-type="float" office:value="0.023706" calcext:value-type="float">
            <text:p>0,023706</text:p>
          </table:table-cell>
          <table:table-cell/>
          <table:table-cell office:value-type="float" office:value="399.019" calcext:value-type="float">
            <text:p>399,019</text:p>
          </table:table-cell>
          <table:table-cell office:value-type="float" office:value="1.942271" calcext:value-type="float">
            <text:p>1,942271</text:p>
          </table:table-cell>
          <table:table-cell/>
          <table:table-cell office:value-type="float" office:value="336.4" calcext:value-type="float">
            <text:p>336,4</text:p>
          </table:table-cell>
          <table:table-cell office:value-type="float" office:value="242.789976" calcext:value-type="float">
            <text:p>242,789976</text:p>
          </table:table-cell>
          <table:table-cell table:number-columns-repeated="7"/>
        </table:table-row>
        <table:table-row table:style-name="ro1">
          <table:table-cell office:value-type="float" office:value="59.996" calcext:value-type="float">
            <text:p>59,996</text:p>
          </table:table-cell>
          <table:table-cell office:value-type="float" office:value="0.023646" calcext:value-type="float">
            <text:p>0,023646</text:p>
          </table:table-cell>
          <table:table-cell/>
          <table:table-cell office:value-type="float" office:value="1510.846" calcext:value-type="float">
            <text:p>1510,846</text:p>
          </table:table-cell>
          <table:table-cell office:value-type="float" office:value="1.940501" calcext:value-type="float">
            <text:p>1,940501</text:p>
          </table:table-cell>
          <table:table-cell/>
          <table:table-cell office:value-type="float" office:value="311.372" calcext:value-type="float">
            <text:p>311,372</text:p>
          </table:table-cell>
          <table:table-cell office:value-type="float" office:value="242.78071" calcext:value-type="float">
            <text:p>242,78071</text:p>
          </table:table-cell>
          <table:table-cell table:number-columns-repeated="7"/>
        </table:table-row>
        <table:table-row table:style-name="ro1">
          <table:table-cell office:value-type="float" office:value="71.496" calcext:value-type="float">
            <text:p>71,496</text:p>
          </table:table-cell>
          <table:table-cell office:value-type="float" office:value="0.023594" calcext:value-type="float">
            <text:p>0,023594</text:p>
          </table:table-cell>
          <table:table-cell/>
          <table:table-cell office:value-type="float" office:value="80.656" calcext:value-type="float">
            <text:p>80,656</text:p>
          </table:table-cell>
          <table:table-cell office:value-type="float" office:value="1.935349" calcext:value-type="float">
            <text:p>1,935349</text:p>
          </table:table-cell>
          <table:table-cell/>
          <table:table-cell office:value-type="float" office:value="331.759" calcext:value-type="float">
            <text:p>331,759</text:p>
          </table:table-cell>
          <table:table-cell office:value-type="float" office:value="242.756022" calcext:value-type="float">
            <text:p>242,756022</text:p>
          </table:table-cell>
          <table:table-cell table:number-columns-repeated="7"/>
        </table:table-row>
        <table:table-row table:style-name="ro1">
          <table:table-cell office:value-type="float" office:value="57.748" calcext:value-type="float">
            <text:p>57,748</text:p>
          </table:table-cell>
          <table:table-cell office:value-type="float" office:value="0.023578" calcext:value-type="float">
            <text:p>0,023578</text:p>
          </table:table-cell>
          <table:table-cell/>
          <table:table-cell office:value-type="float" office:value="62.852" calcext:value-type="float">
            <text:p>62,852</text:p>
          </table:table-cell>
          <table:table-cell office:value-type="float" office:value="1.935116" calcext:value-type="float">
            <text:p>1,935116</text:p>
          </table:table-cell>
          <table:table-cell/>
          <table:table-cell office:value-type="float" office:value="308.017" calcext:value-type="float">
            <text:p>308,017</text:p>
          </table:table-cell>
          <table:table-cell office:value-type="float" office:value="242.688498" calcext:value-type="float">
            <text:p>242,688498</text:p>
          </table:table-cell>
          <table:table-cell table:number-columns-repeated="7"/>
        </table:table-row>
        <table:table-row table:style-name="ro1">
          <table:table-cell office:value-type="float" office:value="56.183" calcext:value-type="float">
            <text:p>56,183</text:p>
          </table:table-cell>
          <table:table-cell office:value-type="float" office:value="0.023558" calcext:value-type="float">
            <text:p>0,023558</text:p>
          </table:table-cell>
          <table:table-cell/>
          <table:table-cell office:value-type="float" office:value="127.736" calcext:value-type="float">
            <text:p>127,736</text:p>
          </table:table-cell>
          <table:table-cell office:value-type="float" office:value="1.934451" calcext:value-type="float">
            <text:p>1,934451</text:p>
          </table:table-cell>
          <table:table-cell/>
          <table:table-cell office:value-type="float" office:value="345.915" calcext:value-type="float">
            <text:p>345,915</text:p>
          </table:table-cell>
          <table:table-cell office:value-type="float" office:value="242.583312" calcext:value-type="float">
            <text:p>242,583312</text:p>
          </table:table-cell>
          <table:table-cell table:number-columns-repeated="7"/>
        </table:table-row>
        <table:table-row table:style-name="ro1">
          <table:table-cell office:value-type="float" office:value="51.913" calcext:value-type="float">
            <text:p>51,913</text:p>
          </table:table-cell>
          <table:table-cell office:value-type="float" office:value="0.023536" calcext:value-type="float">
            <text:p>0,023536</text:p>
          </table:table-cell>
          <table:table-cell/>
          <table:table-cell office:value-type="float" office:value="69.528" calcext:value-type="float">
            <text:p>69,528</text:p>
          </table:table-cell>
          <table:table-cell office:value-type="float" office:value="1.933724" calcext:value-type="float">
            <text:p>1,933724</text:p>
          </table:table-cell>
          <table:table-cell/>
          <table:table-cell office:value-type="float" office:value="5608.121" calcext:value-type="float">
            <text:p>5608,121</text:p>
          </table:table-cell>
          <table:table-cell office:value-type="float" office:value="242.507123" calcext:value-type="float">
            <text:p>242,507123</text:p>
          </table:table-cell>
          <table:table-cell table:number-columns-repeated="7"/>
        </table:table-row>
        <table:table-row table:style-name="ro1">
          <table:table-cell office:value-type="float" office:value="51.242" calcext:value-type="float">
            <text:p>51,242</text:p>
          </table:table-cell>
          <table:table-cell office:value-type="float" office:value="0.023482" calcext:value-type="float">
            <text:p>0,023482</text:p>
          </table:table-cell>
          <table:table-cell/>
          <table:table-cell office:value-type="float" office:value="65.049" calcext:value-type="float">
            <text:p>65,049</text:p>
          </table:table-cell>
          <table:table-cell office:value-type="float" office:value="1.932982" calcext:value-type="float">
            <text:p>1,932982</text:p>
          </table:table-cell>
          <table:table-cell/>
          <table:table-cell office:value-type="float" office:value="336.692" calcext:value-type="float">
            <text:p>336,692</text:p>
          </table:table-cell>
          <table:table-cell office:value-type="float" office:value="242.493356" calcext:value-type="float">
            <text:p>242,493356</text:p>
          </table:table-cell>
          <table:table-cell table:number-columns-repeated="7"/>
        </table:table-row>
        <table:table-row table:style-name="ro1">
          <table:table-cell office:value-type="float" office:value="56.921" calcext:value-type="float">
            <text:p>56,921</text:p>
          </table:table-cell>
          <table:table-cell office:value-type="float" office:value="0.023453" calcext:value-type="float">
            <text:p>0,023453</text:p>
          </table:table-cell>
          <table:table-cell/>
          <table:table-cell office:value-type="float" office:value="55.213" calcext:value-type="float">
            <text:p>55,213</text:p>
          </table:table-cell>
          <table:table-cell office:value-type="float" office:value="1.931098" calcext:value-type="float">
            <text:p>1,931098</text:p>
          </table:table-cell>
          <table:table-cell/>
          <table:table-cell office:value-type="float" office:value="314.425" calcext:value-type="float">
            <text:p>314,425</text:p>
          </table:table-cell>
          <table:table-cell office:value-type="float" office:value="242.470025" calcext:value-type="float">
            <text:p>242,470025</text:p>
          </table:table-cell>
          <table:table-cell table:number-columns-repeated="7"/>
        </table:table-row>
        <table:table-row table:style-name="ro1">
          <table:table-cell office:value-type="float" office:value="80.346" calcext:value-type="float">
            <text:p>80,346</text:p>
          </table:table-cell>
          <table:table-cell office:value-type="float" office:value="0.023374" calcext:value-type="float">
            <text:p>0,023374</text:p>
          </table:table-cell>
          <table:table-cell/>
          <table:table-cell office:value-type="float" office:value="58.77" calcext:value-type="float">
            <text:p>58,77</text:p>
          </table:table-cell>
          <table:table-cell office:value-type="float" office:value="1.930547" calcext:value-type="float">
            <text:p>1,930547</text:p>
          </table:table-cell>
          <table:table-cell/>
          <table:table-cell office:value-type="float" office:value="355.376" calcext:value-type="float">
            <text:p>355,376</text:p>
          </table:table-cell>
          <table:table-cell office:value-type="float" office:value="242.45255" calcext:value-type="float">
            <text:p>242,45255</text:p>
          </table:table-cell>
          <table:table-cell table:number-columns-repeated="7"/>
        </table:table-row>
        <table:table-row table:style-name="ro1">
          <table:table-cell office:value-type="float" office:value="51.793" calcext:value-type="float">
            <text:p>51,793</text:p>
          </table:table-cell>
          <table:table-cell office:value-type="float" office:value="0.023296" calcext:value-type="float">
            <text:p>0,023296</text:p>
          </table:table-cell>
          <table:table-cell/>
          <table:table-cell office:value-type="float" office:value="59.94" calcext:value-type="float">
            <text:p>59,94</text:p>
          </table:table-cell>
          <table:table-cell office:value-type="float" office:value="1.920959" calcext:value-type="float">
            <text:p>1,920959</text:p>
          </table:table-cell>
          <table:table-cell/>
          <table:table-cell office:value-type="float" office:value="562.724" calcext:value-type="float">
            <text:p>562,724</text:p>
          </table:table-cell>
          <table:table-cell office:value-type="float" office:value="242.411014" calcext:value-type="float">
            <text:p>242,411014</text:p>
          </table:table-cell>
          <table:table-cell table:number-columns-repeated="7"/>
        </table:table-row>
        <table:table-row table:style-name="ro1">
          <table:table-cell office:value-type="float" office:value="50.805" calcext:value-type="float">
            <text:p>50,805</text:p>
          </table:table-cell>
          <table:table-cell office:value-type="float" office:value="0.023121" calcext:value-type="float">
            <text:p>0,023121</text:p>
          </table:table-cell>
          <table:table-cell/>
          <table:table-cell office:value-type="float" office:value="78.206" calcext:value-type="float">
            <text:p>78,206</text:p>
          </table:table-cell>
          <table:table-cell office:value-type="float" office:value="1.917803" calcext:value-type="float">
            <text:p>1,917803</text:p>
          </table:table-cell>
          <table:table-cell/>
          <table:table-cell office:value-type="float" office:value="1324.408" calcext:value-type="float">
            <text:p>1324,408</text:p>
          </table:table-cell>
          <table:table-cell office:value-type="float" office:value="242.365879" calcext:value-type="float">
            <text:p>242,365879</text:p>
          </table:table-cell>
          <table:table-cell table:number-columns-repeated="7"/>
        </table:table-row>
        <table:table-row table:style-name="ro1">
          <table:table-cell office:value-type="float" office:value="57.3" calcext:value-type="float">
            <text:p>57,3</text:p>
          </table:table-cell>
          <table:table-cell office:value-type="float" office:value="0.023039" calcext:value-type="float">
            <text:p>0,023039</text:p>
          </table:table-cell>
          <table:table-cell/>
          <table:table-cell office:value-type="float" office:value="369.882" calcext:value-type="float">
            <text:p>369,882</text:p>
          </table:table-cell>
          <table:table-cell office:value-type="float" office:value="1.916522" calcext:value-type="float">
            <text:p>1,916522</text:p>
          </table:table-cell>
          <table:table-cell/>
          <table:table-cell office:value-type="float" office:value="311.492" calcext:value-type="float">
            <text:p>311,492</text:p>
          </table:table-cell>
          <table:table-cell office:value-type="float" office:value="242.343814" calcext:value-type="float">
            <text:p>242,343814</text:p>
          </table:table-cell>
          <table:table-cell table:number-columns-repeated="7"/>
        </table:table-row>
        <table:table-row table:style-name="ro1">
          <table:table-cell office:value-type="float" office:value="67.27" calcext:value-type="float">
            <text:p>67,27</text:p>
          </table:table-cell>
          <table:table-cell office:value-type="float" office:value="0.022884" calcext:value-type="float">
            <text:p>0,022884</text:p>
          </table:table-cell>
          <table:table-cell/>
          <table:table-cell office:value-type="float" office:value="73.036" calcext:value-type="float">
            <text:p>73,036</text:p>
          </table:table-cell>
          <table:table-cell office:value-type="float" office:value="1.907507" calcext:value-type="float">
            <text:p>1,907507</text:p>
          </table:table-cell>
          <table:table-cell/>
          <table:table-cell office:value-type="float" office:value="321.248" calcext:value-type="float">
            <text:p>321,248</text:p>
          </table:table-cell>
          <table:table-cell office:value-type="float" office:value="242.230372" calcext:value-type="float">
            <text:p>242,230372</text:p>
          </table:table-cell>
          <table:table-cell table:number-columns-repeated="7"/>
        </table:table-row>
        <table:table-row table:style-name="ro1">
          <table:table-cell office:value-type="float" office:value="57.269" calcext:value-type="float">
            <text:p>57,269</text:p>
          </table:table-cell>
          <table:table-cell office:value-type="float" office:value="0.022856" calcext:value-type="float">
            <text:p>0,022856</text:p>
          </table:table-cell>
          <table:table-cell/>
          <table:table-cell office:value-type="float" office:value="104.28" calcext:value-type="float">
            <text:p>104,28</text:p>
          </table:table-cell>
          <table:table-cell office:value-type="float" office:value="1.906634" calcext:value-type="float">
            <text:p>1,906634</text:p>
          </table:table-cell>
          <table:table-cell/>
          <table:table-cell office:value-type="float" office:value="465.273" calcext:value-type="float">
            <text:p>465,273</text:p>
          </table:table-cell>
          <table:table-cell office:value-type="float" office:value="242.067836" calcext:value-type="float">
            <text:p>242,067836</text:p>
          </table:table-cell>
          <table:table-cell table:number-columns-repeated="7"/>
        </table:table-row>
        <table:table-row table:style-name="ro1">
          <table:table-cell office:value-type="float" office:value="48.658" calcext:value-type="float">
            <text:p>48,658</text:p>
          </table:table-cell>
          <table:table-cell office:value-type="float" office:value="0.022851" calcext:value-type="float">
            <text:p>0,022851</text:p>
          </table:table-cell>
          <table:table-cell/>
          <table:table-cell office:value-type="float" office:value="66.454" calcext:value-type="float">
            <text:p>66,454</text:p>
          </table:table-cell>
          <table:table-cell office:value-type="float" office:value="1.904763" calcext:value-type="float">
            <text:p>1,904763</text:p>
          </table:table-cell>
          <table:table-cell/>
          <table:table-cell office:value-type="float" office:value="313.514" calcext:value-type="float">
            <text:p>313,514</text:p>
          </table:table-cell>
          <table:table-cell office:value-type="float" office:value="242.005432" calcext:value-type="float">
            <text:p>242,005432</text:p>
          </table:table-cell>
          <table:table-cell table:number-columns-repeated="7"/>
        </table:table-row>
        <table:table-row table:style-name="ro1">
          <table:table-cell office:value-type="float" office:value="50.987" calcext:value-type="float">
            <text:p>50,987</text:p>
          </table:table-cell>
          <table:table-cell office:value-type="float" office:value="0.022849" calcext:value-type="float">
            <text:p>0,022849</text:p>
          </table:table-cell>
          <table:table-cell/>
          <table:table-cell office:value-type="float" office:value="62.197" calcext:value-type="float">
            <text:p>62,197</text:p>
          </table:table-cell>
          <table:table-cell office:value-type="float" office:value="1.904545" calcext:value-type="float">
            <text:p>1,904545</text:p>
          </table:table-cell>
          <table:table-cell/>
          <table:table-cell office:value-type="float" office:value="322.077" calcext:value-type="float">
            <text:p>322,077</text:p>
          </table:table-cell>
          <table:table-cell office:value-type="float" office:value="241.91983" calcext:value-type="float">
            <text:p>241,91983</text:p>
          </table:table-cell>
          <table:table-cell table:number-columns-repeated="7"/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0.022787" calcext:value-type="float">
            <text:p>0,022787</text:p>
          </table:table-cell>
          <table:table-cell/>
          <table:table-cell office:value-type="float" office:value="863.899" calcext:value-type="float">
            <text:p>863,899</text:p>
          </table:table-cell>
          <table:table-cell office:value-type="float" office:value="1.901932" calcext:value-type="float">
            <text:p>1,901932</text:p>
          </table:table-cell>
          <table:table-cell/>
          <table:table-cell office:value-type="float" office:value="1313.303" calcext:value-type="float">
            <text:p>1313,303</text:p>
          </table:table-cell>
          <table:table-cell office:value-type="float" office:value="241.809458" calcext:value-type="float">
            <text:p>241,809458</text:p>
          </table:table-cell>
          <table:table-cell table:number-columns-repeated="7"/>
        </table:table-row>
        <table:table-row table:style-name="ro1">
          <table:table-cell office:value-type="float" office:value="51.162" calcext:value-type="float">
            <text:p>51,162</text:p>
          </table:table-cell>
          <table:table-cell office:value-type="float" office:value="0.022632" calcext:value-type="float">
            <text:p>0,022632</text:p>
          </table:table-cell>
          <table:table-cell/>
          <table:table-cell office:value-type="float" office:value="61.125" calcext:value-type="float">
            <text:p>61,125</text:p>
          </table:table-cell>
          <table:table-cell office:value-type="float" office:value="1.898197" calcext:value-type="float">
            <text:p>1,898197</text:p>
          </table:table-cell>
          <table:table-cell/>
          <table:table-cell office:value-type="float" office:value="589.055" calcext:value-type="float">
            <text:p>589,055</text:p>
          </table:table-cell>
          <table:table-cell office:value-type="float" office:value="241.784232" calcext:value-type="float">
            <text:p>241,784232</text:p>
          </table:table-cell>
          <table:table-cell table:number-columns-repeated="7"/>
        </table:table-row>
        <table:table-row table:style-name="ro1">
          <table:table-cell office:value-type="float" office:value="53.759" calcext:value-type="float">
            <text:p>53,759</text:p>
          </table:table-cell>
          <table:table-cell office:value-type="float" office:value="0.022537" calcext:value-type="float">
            <text:p>0,022537</text:p>
          </table:table-cell>
          <table:table-cell/>
          <table:table-cell office:value-type="float" office:value="367.205" calcext:value-type="float">
            <text:p>367,205</text:p>
          </table:table-cell>
          <table:table-cell office:value-type="float" office:value="1.897836" calcext:value-type="float">
            <text:p>1,897836</text:p>
          </table:table-cell>
          <table:table-cell/>
          <table:table-cell office:value-type="float" office:value="364.237" calcext:value-type="float">
            <text:p>364,237</text:p>
          </table:table-cell>
          <table:table-cell office:value-type="float" office:value="241.737941" calcext:value-type="float">
            <text:p>241,737941</text:p>
          </table:table-cell>
          <table:table-cell table:number-columns-repeated="7"/>
        </table:table-row>
        <table:table-row table:style-name="ro1">
          <table:table-cell office:value-type="float" office:value="47.541" calcext:value-type="float">
            <text:p>47,541</text:p>
          </table:table-cell>
          <table:table-cell office:value-type="float" office:value="0.022506" calcext:value-type="float">
            <text:p>0,022506</text:p>
          </table:table-cell>
          <table:table-cell/>
          <table:table-cell office:value-type="float" office:value="62.687" calcext:value-type="float">
            <text:p>62,687</text:p>
          </table:table-cell>
          <table:table-cell office:value-type="float" office:value="1.897741" calcext:value-type="float">
            <text:p>1,897741</text:p>
          </table:table-cell>
          <table:table-cell/>
          <table:table-cell office:value-type="float" office:value="330.031" calcext:value-type="float">
            <text:p>330,031</text:p>
          </table:table-cell>
          <table:table-cell office:value-type="float" office:value="241.736724" calcext:value-type="float">
            <text:p>241,736724</text:p>
          </table:table-cell>
          <table:table-cell table:number-columns-repeated="7"/>
        </table:table-row>
        <table:table-row table:style-name="ro1">
          <table:table-cell office:value-type="float" office:value="54.808" calcext:value-type="float">
            <text:p>54,808</text:p>
          </table:table-cell>
          <table:table-cell office:value-type="float" office:value="0.022486" calcext:value-type="float">
            <text:p>0,022486</text:p>
          </table:table-cell>
          <table:table-cell/>
          <table:table-cell office:value-type="float" office:value="150.129" calcext:value-type="float">
            <text:p>150,129</text:p>
          </table:table-cell>
          <table:table-cell office:value-type="float" office:value="1.897171" calcext:value-type="float">
            <text:p>1,897171</text:p>
          </table:table-cell>
          <table:table-cell/>
          <table:table-cell office:value-type="float" office:value="314.565" calcext:value-type="float">
            <text:p>314,565</text:p>
          </table:table-cell>
          <table:table-cell office:value-type="float" office:value="241.666091" calcext:value-type="float">
            <text:p>241,666091</text:p>
          </table:table-cell>
          <table:table-cell table:number-columns-repeated="7"/>
        </table:table-row>
        <table:table-row table:style-name="ro1">
          <table:table-cell office:value-type="float" office:value="52.816" calcext:value-type="float">
            <text:p>52,816</text:p>
          </table:table-cell>
          <table:table-cell office:value-type="float" office:value="0.022354" calcext:value-type="float">
            <text:p>0,022354</text:p>
          </table:table-cell>
          <table:table-cell/>
          <table:table-cell office:value-type="float" office:value="91.07" calcext:value-type="float">
            <text:p>91,07</text:p>
          </table:table-cell>
          <table:table-cell office:value-type="float" office:value="1.896116" calcext:value-type="float">
            <text:p>1,896116</text:p>
          </table:table-cell>
          <table:table-cell/>
          <table:table-cell office:value-type="float" office:value="312.947" calcext:value-type="float">
            <text:p>312,947</text:p>
          </table:table-cell>
          <table:table-cell office:value-type="float" office:value="241.256808" calcext:value-type="float">
            <text:p>241,256808</text:p>
          </table:table-cell>
          <table:table-cell table:number-columns-repeated="7"/>
        </table:table-row>
        <table:table-row table:style-name="ro1">
          <table:table-cell office:value-type="float" office:value="76.114" calcext:value-type="float">
            <text:p>76,114</text:p>
          </table:table-cell>
          <table:table-cell office:value-type="float" office:value="0.022167" calcext:value-type="float">
            <text:p>0,022167</text:p>
          </table:table-cell>
          <table:table-cell/>
          <table:table-cell office:value-type="float" office:value="350.351" calcext:value-type="float">
            <text:p>350,351</text:p>
          </table:table-cell>
          <table:table-cell office:value-type="float" office:value="1.893238" calcext:value-type="float">
            <text:p>1,893238</text:p>
          </table:table-cell>
          <table:table-cell/>
          <table:table-cell office:value-type="float" office:value="308.746" calcext:value-type="float">
            <text:p>308,746</text:p>
          </table:table-cell>
          <table:table-cell office:value-type="float" office:value="241.070872" calcext:value-type="float">
            <text:p>241,070872</text:p>
          </table:table-cell>
          <table:table-cell table:number-columns-repeated="7"/>
        </table:table-row>
        <table:table-row table:style-name="ro1">
          <table:table-cell office:value-type="float" office:value="51.347" calcext:value-type="float">
            <text:p>51,347</text:p>
          </table:table-cell>
          <table:table-cell office:value-type="float" office:value="0.022156" calcext:value-type="float">
            <text:p>0,022156</text:p>
          </table:table-cell>
          <table:table-cell/>
          <table:table-cell office:value-type="float" office:value="63.347" calcext:value-type="float">
            <text:p>63,347</text:p>
          </table:table-cell>
          <table:table-cell office:value-type="float" office:value="1.890176" calcext:value-type="float">
            <text:p>1,890176</text:p>
          </table:table-cell>
          <table:table-cell/>
          <table:table-cell office:value-type="float" office:value="310.593" calcext:value-type="float">
            <text:p>310,593</text:p>
          </table:table-cell>
          <table:table-cell office:value-type="float" office:value="241.028611" calcext:value-type="float">
            <text:p>241,028611</text:p>
          </table:table-cell>
          <table:table-cell table:number-columns-repeated="7"/>
        </table:table-row>
        <table:table-row table:style-name="ro1">
          <table:table-cell office:value-type="float" office:value="64.831" calcext:value-type="float">
            <text:p>64,831</text:p>
          </table:table-cell>
          <table:table-cell office:value-type="float" office:value="0.021914" calcext:value-type="float">
            <text:p>0,021914</text:p>
          </table:table-cell>
          <table:table-cell/>
          <table:table-cell office:value-type="float" office:value="122.282" calcext:value-type="float">
            <text:p>122,282</text:p>
          </table:table-cell>
          <table:table-cell office:value-type="float" office:value="1.886482" calcext:value-type="float">
            <text:p>1,886482</text:p>
          </table:table-cell>
          <table:table-cell/>
          <table:table-cell office:value-type="float" office:value="466.186" calcext:value-type="float">
            <text:p>466,186</text:p>
          </table:table-cell>
          <table:table-cell office:value-type="float" office:value="240.911591" calcext:value-type="float">
            <text:p>240,911591</text:p>
          </table:table-cell>
          <table:table-cell table:number-columns-repeated="7"/>
        </table:table-row>
        <table:table-row table:style-name="ro1">
          <table:table-cell office:value-type="float" office:value="53.444" calcext:value-type="float">
            <text:p>53,444</text:p>
          </table:table-cell>
          <table:table-cell office:value-type="float" office:value="0.021883" calcext:value-type="float">
            <text:p>0,021883</text:p>
          </table:table-cell>
          <table:table-cell/>
          <table:table-cell office:value-type="float" office:value="872.493" calcext:value-type="float">
            <text:p>872,493</text:p>
          </table:table-cell>
          <table:table-cell office:value-type="float" office:value="1.88571" calcext:value-type="float">
            <text:p>1,88571</text:p>
          </table:table-cell>
          <table:table-cell/>
          <table:table-cell office:value-type="float" office:value="329.989" calcext:value-type="float">
            <text:p>329,989</text:p>
          </table:table-cell>
          <table:table-cell office:value-type="float" office:value="240.892985" calcext:value-type="float">
            <text:p>240,892985</text:p>
          </table:table-cell>
          <table:table-cell table:number-columns-repeated="7"/>
        </table:table-row>
        <table:table-row table:style-name="ro1">
          <table:table-cell office:value-type="float" office:value="69.796" calcext:value-type="float">
            <text:p>69,796</text:p>
          </table:table-cell>
          <table:table-cell office:value-type="float" office:value="0.021868" calcext:value-type="float">
            <text:p>0,021868</text:p>
          </table:table-cell>
          <table:table-cell/>
          <table:table-cell office:value-type="float" office:value="113.952" calcext:value-type="float">
            <text:p>113,952</text:p>
          </table:table-cell>
          <table:table-cell office:value-type="float" office:value="1.884138" calcext:value-type="float">
            <text:p>1,884138</text:p>
          </table:table-cell>
          <table:table-cell/>
          <table:table-cell office:value-type="float" office:value="337.176" calcext:value-type="float">
            <text:p>337,176</text:p>
          </table:table-cell>
          <table:table-cell office:value-type="float" office:value="240.834614" calcext:value-type="float">
            <text:p>240,834614</text:p>
          </table:table-cell>
          <table:table-cell table:number-columns-repeated="7"/>
        </table:table-row>
        <table:table-row table:style-name="ro1">
          <table:table-cell office:value-type="float" office:value="51.106" calcext:value-type="float">
            <text:p>51,106</text:p>
          </table:table-cell>
          <table:table-cell office:value-type="float" office:value="0.021664" calcext:value-type="float">
            <text:p>0,021664</text:p>
          </table:table-cell>
          <table:table-cell/>
          <table:table-cell office:value-type="float" office:value="69.711" calcext:value-type="float">
            <text:p>69,711</text:p>
          </table:table-cell>
          <table:table-cell office:value-type="float" office:value="1.879448" calcext:value-type="float">
            <text:p>1,879448</text:p>
          </table:table-cell>
          <table:table-cell/>
          <table:table-cell office:value-type="float" office:value="319.982" calcext:value-type="float">
            <text:p>319,982</text:p>
          </table:table-cell>
          <table:table-cell office:value-type="float" office:value="240.683649" calcext:value-type="float">
            <text:p>240,683649</text:p>
          </table:table-cell>
          <table:table-cell table:number-columns-repeated="7"/>
        </table:table-row>
        <table:table-row table:style-name="ro1">
          <table:table-cell office:value-type="float" office:value="49.636" calcext:value-type="float">
            <text:p>49,636</text:p>
          </table:table-cell>
          <table:table-cell office:value-type="float" office:value="0.021575" calcext:value-type="float">
            <text:p>0,021575</text:p>
          </table:table-cell>
          <table:table-cell/>
          <table:table-cell office:value-type="float" office:value="92.649" calcext:value-type="float">
            <text:p>92,649</text:p>
          </table:table-cell>
          <table:table-cell office:value-type="float" office:value="1.874" calcext:value-type="float">
            <text:p>1,874</text:p>
          </table:table-cell>
          <table:table-cell/>
          <table:table-cell office:value-type="float" office:value="332.7" calcext:value-type="float">
            <text:p>332,7</text:p>
          </table:table-cell>
          <table:table-cell office:value-type="float" office:value="239.700276" calcext:value-type="float">
            <text:p>239,700276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NODEJS-128MB'.G5:'NODEJS-128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NODEJS-256MB'.G5:'NODEJS-256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ODEJS-512MB'.G5:'NODEJS-512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NODEJS-1024MB'.G5:'NODEJS-1024MB'.H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ODEJS-2048MB'.G5:'NODEJS-2048MB'.H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15:50:08.80865355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9T18:26:19.424787216</dc:date>
    <meta:editing-duration>PT5H56M32S</meta:editing-duration>
    <meta:editing-cycles>19</meta:editing-cycles>
    <meta:generator>LibreOffice/5.1.6.2$Linux_X86_64 LibreOffice_project/10m0$Build-2</meta:generator>
    <meta:document-statistic meta:table-count="6" meta:cell-count="3314" meta:object-count="0"/>
  </office:meta>
</office:document-meta>
</file>